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01.71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emical Name</text:p>
          </table:table-cell>
          <table:table-cell office:value-type="string" calcext:value-type="string">
            <text:p>Ordered Freq (GHz) (rest frame, redshifted)</text:p>
          </table:table-cell>
          <table:table-cell office:value-type="string" calcext:value-type="string">
            <text:p>Resolved QNs</text:p>
          </table:table-cell>
          <table:table-cell office:value-type="string" calcext:value-type="string">
            <text:p>CDMS/JPL Intensity</text:p>
          </table:table-cell>
          <table:table-cell office:value-type="string" calcext:value-type="string">
            <text:p>Lovas/AST Intensity</text:p>
          </table:table-cell>
          <table:table-cell office:value-type="string" calcext:value-type="string">
            <text:p>E_L (cm^-1)</text:p>
          </table:table-cell>
          <table:table-cell office:value-type="string" calcext:value-type="string">
            <text:p>E_L (K)</text:p>
          </table:table-cell>
          <table:table-cell office:value-type="string" calcext:value-type="string">
            <text:p>Line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10.20135430, 110.20135430</text:p>
          </table:table-cell>
          <table:table-cell office:value-type="string" calcext:value-type="string">
            <text:p>1-0</text:p>
          </table:table-cell>
          <table:table-cell office:value-type="float" office:value="-5.0662" calcext:value-type="float">
            <text:p>-5.066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20.39868420, 220.39868420</text:p>
          </table:table-cell>
          <table:table-cell office:value-type="string" calcext:value-type="string">
            <text:p>2-1</text:p>
          </table:table-cell>
          <table:table-cell office:value-type="float" office:value="-4.1749" calcext:value-type="float">
            <text:p>-4.1749</text:p>
          </table:table-cell>
          <table:table-cell office:value-type="float" office:value="17" calcext:value-type="float">
            <text:p>17</text:p>
          </table:table-cell>
          <table:table-cell office:value-type="float" office:value="3.6759" calcext:value-type="float">
            <text:p>3.6759</text:p>
          </table:table-cell>
          <table:table-cell office:value-type="float" office:value="5.2888" calcext:value-type="float">
            <text:p>5.2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30.58796530, 330.58796530</text:p>
          </table:table-cell>
          <table:table-cell office:value-type="string" calcext:value-type="string">
            <text:p>3-2</text:p>
          </table:table-cell>
          <table:table-cell office:value-type="float" office:value="-3.6662" calcext:value-type="float">
            <text:p>-3.6662</text:p>
          </table:table-cell>
          <table:table-cell office:value-type="float" office:value="16.03" calcext:value-type="float">
            <text:p>16.03</text:p>
          </table:table-cell>
          <table:table-cell office:value-type="float" office:value="11.0276" calcext:value-type="float">
            <text:p>11.0276</text:p>
          </table:table-cell>
          <table:table-cell office:value-type="float" office:value="15.8662" calcext:value-type="float">
            <text:p>15.86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40.76517350, 440.76517350</text:p>
          </table:table-cell>
          <table:table-cell office:value-type="string" calcext:value-type="string">
            <text:p>4-3</text:p>
          </table:table-cell>
          <table:table-cell office:value-type="float" office:value="-3.3187" calcext:value-type="float">
            <text:p>-3.3187</text:p>
          </table:table-cell>
          <table:table-cell/>
          <table:table-cell office:value-type="float" office:value="22.0549" calcext:value-type="float">
            <text:p>22.0549</text:p>
          </table:table-cell>
          <table:table-cell office:value-type="float" office:value="31.7319" calcext:value-type="float">
            <text:p>31.73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50.92628510, 550.92628510</text:p>
          </table:table-cell>
          <table:table-cell office:value-type="string" calcext:value-type="string">
            <text:p>5-4</text:p>
          </table:table-cell>
          <table:table-cell office:value-type="float" office:value="-3.0632" calcext:value-type="float">
            <text:p>-3.0632</text:p>
          </table:table-cell>
          <table:table-cell/>
          <table:table-cell office:value-type="float" office:value="36.7572" calcext:value-type="float">
            <text:p>36.7572</text:p>
          </table:table-cell>
          <table:table-cell office:value-type="float" office:value="52.8851" calcext:value-type="float">
            <text:p>52.88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61.06727660, 661.06727660</text:p>
          </table:table-cell>
          <table:table-cell office:value-type="string" calcext:value-type="string">
            <text:p>6-5</text:p>
          </table:table-cell>
          <table:table-cell office:value-type="float" office:value="-2.8687" calcext:value-type="float">
            <text:p>-2.8687</text:p>
          </table:table-cell>
          <table:table-cell office:value-type="float" office:value="64" calcext:value-type="float">
            <text:p>64</text:p>
          </table:table-cell>
          <table:table-cell office:value-type="float" office:value="55.1341" calcext:value-type="float">
            <text:p>55.1341</text:p>
          </table:table-cell>
          <table:table-cell office:value-type="float" office:value="79.3252" calcext:value-type="float">
            <text:p>79.32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771.18412500, 771.18412500</text:p>
          </table:table-cell>
          <table:table-cell office:value-type="string" calcext:value-type="string">
            <text:p>7-6</text:p>
          </table:table-cell>
          <table:table-cell office:value-type="float" office:value="-2.7187" calcext:value-type="float">
            <text:p>-2.7187</text:p>
          </table:table-cell>
          <table:table-cell/>
          <table:table-cell office:value-type="float" office:value="77.185" calcext:value-type="float">
            <text:p>77.185</text:p>
          </table:table-cell>
          <table:table-cell office:value-type="float" office:value="111.0514" calcext:value-type="float">
            <text:p>111.05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81.27280800, 881.27280800</text:p>
          </table:table-cell>
          <table:table-cell office:value-type="string" calcext:value-type="string">
            <text:p>8-7</text:p>
          </table:table-cell>
          <table:table-cell office:value-type="float" office:value="-2.6034" calcext:value-type="float">
            <text:p>-2.6034</text:p>
          </table:table-cell>
          <table:table-cell office:value-type="float" office:value="148.6" calcext:value-type="float">
            <text:p>148.6</text:p>
          </table:table-cell>
          <table:table-cell office:value-type="float" office:value="102.9089" calcext:value-type="float">
            <text:p>102.9089</text:p>
          </table:table-cell>
          <table:table-cell office:value-type="float" office:value="148.0621" calcext:value-type="float">
            <text:p>148.0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38.73933500, 138.73933500</text:p>
          </table:table-cell>
          <table:table-cell office:value-type="string" calcext:value-type="string">
            <text:p>3-2</text:p>
          </table:table-cell>
          <table:table-cell office:value-type="float" office:value="-2.2799" calcext:value-type="float">
            <text:p>-2.2799</text:p>
          </table:table-cell>
          <table:table-cell office:value-type="float" office:value="0.5" calcext:value-type="float">
            <text:p>0.5</text:p>
          </table:table-cell>
          <table:table-cell office:value-type="float" office:value="4.6279" calcext:value-type="float">
            <text:p>4.6279</text:p>
          </table:table-cell>
          <table:table-cell office:value-type="float" office:value="6.6585" calcext:value-type="float">
            <text:p>6.65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84.98177200, 184.98177200</text:p>
          </table:table-cell>
          <table:table-cell office:value-type="string" calcext:value-type="string">
            <text:p>4-3</text:p>
          </table:table-cell>
          <table:table-cell office:value-type="float" office:value="-1.9163" calcext:value-type="float">
            <text:p>-1.9163</text:p>
          </table:table-cell>
          <table:table-cell/>
          <table:table-cell office:value-type="float" office:value="9.2558" calcext:value-type="float">
            <text:p>9.2558</text:p>
          </table:table-cell>
          <table:table-cell office:value-type="float" office:value="13.317" calcext:value-type="float">
            <text:p>13.3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31.22068520, 231.22068520</text:p>
          </table:table-cell>
          <table:table-cell office:value-type="string" calcext:value-type="string">
            <text:p>5-4</text:p>
          </table:table-cell>
          <table:table-cell office:value-type="float" office:value="-1.6401" calcext:value-type="float">
            <text:p>-1.6401</text:p>
          </table:table-cell>
          <table:table-cell office:value-type="float" office:value="0.7" calcext:value-type="float">
            <text:p>0.7</text:p>
          </table:table-cell>
          <table:table-cell office:value-type="float" office:value="15.4261" calcext:value-type="float">
            <text:p>15.4261</text:p>
          </table:table-cell>
          <table:table-cell office:value-type="float" office:value="22.1946" calcext:value-type="float">
            <text:p>22.1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77.45540500, 277.45540500</text:p>
          </table:table-cell>
          <table:table-cell office:value-type="string" calcext:value-type="string">
            <text:p>6-5</text:p>
          </table:table-cell>
          <table:table-cell office:value-type="float" office:value="-1.4202" calcext:value-type="float">
            <text:p>-1.4202</text:p>
          </table:table-cell>
          <table:table-cell/>
          <table:table-cell office:value-type="float" office:value="23.1388" calcext:value-type="float">
            <text:p>23.1388</text:p>
          </table:table-cell>
          <table:table-cell office:value-type="float" office:value="33.2914" calcext:value-type="float">
            <text:p>33.29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23.68497300, 323.68497300</text:p>
          </table:table-cell>
          <table:table-cell office:value-type="string" calcext:value-type="string">
            <text:p>7-6</text:p>
          </table:table-cell>
          <table:table-cell office:value-type="float" office:value="-1.2403" calcext:value-type="float">
            <text:p>-1.2403</text:p>
          </table:table-cell>
          <table:table-cell/>
          <table:table-cell office:value-type="float" office:value="32.3937" calcext:value-type="float">
            <text:p>32.3937</text:p>
          </table:table-cell>
          <table:table-cell office:value-type="float" office:value="46.607" calcext:value-type="float">
            <text:p>46.6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69.90855050, 369.90855050</text:p>
          </table:table-cell>
          <table:table-cell office:value-type="string" calcext:value-type="string">
            <text:p>8-7</text:p>
          </table:table-cell>
          <table:table-cell office:value-type="float" office:value="-1.0904" calcext:value-type="float">
            <text:p>-1.0904</text:p>
          </table:table-cell>
          <table:table-cell/>
          <table:table-cell office:value-type="float" office:value="43.1907" calcext:value-type="float">
            <text:p>43.1907</text:p>
          </table:table-cell>
          <table:table-cell office:value-type="float" office:value="62.1414" calcext:value-type="float">
            <text:p>62.14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16.12527510, 416.12527510</text:p>
          </table:table-cell>
          <table:table-cell office:value-type="string" calcext:value-type="string">
            <text:p>9-8</text:p>
          </table:table-cell>
          <table:table-cell office:value-type="float" office:value="-0.9643" calcext:value-type="float">
            <text:p>-0.9643</text:p>
          </table:table-cell>
          <table:table-cell/>
          <table:table-cell office:value-type="float" office:value="55.5295" calcext:value-type="float">
            <text:p>55.5295</text:p>
          </table:table-cell>
          <table:table-cell office:value-type="float" office:value="79.8941" calcext:value-type="float">
            <text:p>79.8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62.33429010, 462.33429010</text:p>
          </table:table-cell>
          <table:table-cell office:value-type="string" calcext:value-type="string">
            <text:p>10-9</text:p>
          </table:table-cell>
          <table:table-cell office:value-type="float" office:value="-0.8576" calcext:value-type="float">
            <text:p>-0.8576</text:p>
          </table:table-cell>
          <table:table-cell office:value-type="float" office:value="14.6" calcext:value-type="float">
            <text:p>14.6</text:p>
          </table:table-cell>
          <table:table-cell office:value-type="float" office:value="69.4099" calcext:value-type="float">
            <text:p>69.4099</text:p>
          </table:table-cell>
          <table:table-cell office:value-type="float" office:value="99.8648" calcext:value-type="float">
            <text:p>99.8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08.53473910, 508.53473910</text:p>
          </table:table-cell>
          <table:table-cell office:value-type="string" calcext:value-type="string">
            <text:p>11-10</text:p>
          </table:table-cell>
          <table:table-cell office:value-type="float" office:value="-0.7671" calcext:value-type="float">
            <text:p>-0.7671</text:p>
          </table:table-cell>
          <table:table-cell/>
          <table:table-cell office:value-type="float" office:value="84.8318" calcext:value-type="float">
            <text:p>84.8318</text:p>
          </table:table-cell>
          <table:table-cell office:value-type="float" office:value="122.0533" calcext:value-type="float">
            <text:p>122.05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54.72576570, 554.72576570</text:p>
          </table:table-cell>
          <table:table-cell office:value-type="string" calcext:value-type="string">
            <text:p>12-11</text:p>
          </table:table-cell>
          <table:table-cell office:value-type="float" office:value="-0.6908" calcext:value-type="float">
            <text:p>-0.6908</text:p>
          </table:table-cell>
          <table:table-cell/>
          <table:table-cell office:value-type="float" office:value="101.7946" calcext:value-type="float">
            <text:p>101.7946</text:p>
          </table:table-cell>
          <table:table-cell office:value-type="float" office:value="146.4589" calcext:value-type="float">
            <text:p>146.45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00.90648000, 600.90648000</text:p>
          </table:table-cell>
          <table:table-cell office:value-type="string" calcext:value-type="string">
            <text:p>13-12</text:p>
          </table:table-cell>
          <table:table-cell office:value-type="float" office:value="-0.6267" calcext:value-type="float">
            <text:p>-0.6267</text:p>
          </table:table-cell>
          <table:table-cell/>
          <table:table-cell office:value-type="float" office:value="120.2983" calcext:value-type="float">
            <text:p>120.2983</text:p>
          </table:table-cell>
          <table:table-cell office:value-type="float" office:value="173.0814" calcext:value-type="float">
            <text:p>173.08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47.07615000, 647.07615000</text:p>
          </table:table-cell>
          <table:table-cell office:value-type="string" calcext:value-type="string">
            <text:p>14-13</text:p>
          </table:table-cell>
          <table:table-cell office:value-type="float" office:value="-0.5735" calcext:value-type="float">
            <text:p>-0.5735</text:p>
          </table:table-cell>
          <table:table-cell/>
          <table:table-cell office:value-type="float" office:value="140.3424" calcext:value-type="float">
            <text:p>140.3424</text:p>
          </table:table-cell>
          <table:table-cell office:value-type="float" office:value="201.9202" calcext:value-type="float">
            <text:p>201.92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93.23374680, 693.23374680</text:p>
          </table:table-cell>
          <table:table-cell office:value-type="string" calcext:value-type="string">
            <text:p>15-14</text:p>
          </table:table-cell>
          <table:table-cell office:value-type="float" office:value="-0.5302" calcext:value-type="float">
            <text:p>-0.5302</text:p>
          </table:table-cell>
          <table:table-cell/>
          <table:table-cell office:value-type="float" office:value="161.9265" calcext:value-type="float">
            <text:p>161.9265</text:p>
          </table:table-cell>
          <table:table-cell office:value-type="float" office:value="232.9748" calcext:value-type="float">
            <text:p>232.97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39.37852000, 739.37852000</text:p>
          </table:table-cell>
          <table:table-cell office:value-type="string" calcext:value-type="string">
            <text:p>16-15</text:p>
          </table:table-cell>
          <table:table-cell office:value-type="float" office:value="-0.4959" calcext:value-type="float">
            <text:p>-0.4959</text:p>
          </table:table-cell>
          <table:table-cell/>
          <table:table-cell office:value-type="float" office:value="185.0503" calcext:value-type="float">
            <text:p>185.0503</text:p>
          </table:table-cell>
          <table:table-cell office:value-type="float" office:value="266.2446" calcext:value-type="float">
            <text:p>266.24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85.50958930, 785.50958930</text:p>
          </table:table-cell>
          <table:table-cell office:value-type="string" calcext:value-type="string">
            <text:p>17-16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209.7133" calcext:value-type="float">
            <text:p>209.7133</text:p>
          </table:table-cell>
          <table:table-cell office:value-type="float" office:value="301.7289" calcext:value-type="float">
            <text:p>301.72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31.62609840, 831.62609840</text:p>
          </table:table-cell>
          <table:table-cell office:value-type="string" calcext:value-type="string">
            <text:p>18-17</text:p>
          </table:table-cell>
          <table:table-cell office:value-type="float" office:value="-0.4518" calcext:value-type="float">
            <text:p>-0.4518</text:p>
          </table:table-cell>
          <table:table-cell office:value-type="float" office:value="6.9" calcext:value-type="float">
            <text:p>6.9</text:p>
          </table:table-cell>
          <table:table-cell office:value-type="float" office:value="235.9151" calcext:value-type="float">
            <text:p>235.9151</text:p>
          </table:table-cell>
          <table:table-cell office:value-type="float" office:value="339.4273" calcext:value-type="float">
            <text:p>339.4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77.72719140, 877.72719140</text:p>
          </table:table-cell>
          <table:table-cell office:value-type="string" calcext:value-type="string">
            <text:p>19-18</text:p>
          </table:table-cell>
          <table:table-cell office:value-type="float" office:value="-0.4408" calcext:value-type="float">
            <text:p>-0.4408</text:p>
          </table:table-cell>
          <table:table-cell/>
          <table:table-cell office:value-type="float" office:value="263.6552" calcext:value-type="float">
            <text:p>263.6552</text:p>
          </table:table-cell>
          <table:table-cell office:value-type="float" office:value="379.3388" calcext:value-type="float">
            <text:p>379.33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23.81201230, 923.81201230</text:p>
          </table:table-cell>
          <table:table-cell office:value-type="string" calcext:value-type="string">
            <text:p>20-19</text:p>
          </table:table-cell>
          <table:table-cell office:value-type="float" office:value="-0.4366" calcext:value-type="float">
            <text:p>-0.4366</text:p>
          </table:table-cell>
          <table:table-cell/>
          <table:table-cell office:value-type="float" office:value="292.933" calcext:value-type="float">
            <text:p>292.933</text:p>
          </table:table-cell>
          <table:table-cell office:value-type="float" office:value="421.4628" calcext:value-type="float">
            <text:p>421.46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110.02459000, 110.02459000</text:p>
          </table:table-cell>
          <table:table-cell table:style-name="ce1" office:value-type="string" calcext:value-type="string">
            <text:p>N=1-0,J=3/2-1/2,F=2-1</text:p>
          </table:table-cell>
          <table:table-cell table:style-name="ce1" office:value-type="float" office:value="-3.2125" calcext:value-type="float">
            <text:p>-3.2125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string" calcext:value-type="string">
            <text:p>CDM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219.93482000, 219.93482000</text:p>
          </table:table-cell>
          <table:table-cell table:style-name="ce1" office:value-type="string" calcext:value-type="string">
            <text:p>N=2-1,J=5/2-3/2,F=3-2</text:p>
          </table:table-cell>
          <table:table-cell table:style-name="ce1" office:value-type="float" office:value="-2.397" calcext:value-type="float">
            <text:p>-2.39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6707" calcext:value-type="float">
            <text:p>3.6707</text:p>
          </table:table-cell>
          <table:table-cell table:style-name="ce1" office:value-type="float" office:value="5.2813" calcext:value-type="float">
            <text:p>5.2813</text:p>
          </table:table-cell>
          <table:table-cell table:style-name="ce1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329.83764980, 329.83764980</text:p>
          </table:table-cell>
          <table:table-cell table:style-name="ce1" office:value-type="string" calcext:value-type="string">
            <text:p>N=3-2,J=7/2-5/2,F=4-3</text:p>
          </table:table-cell>
          <table:table-cell table:style-name="ce1" office:value-type="float" office:value="-1.9249" calcext:value-type="float">
            <text:p>-1.9249</text:p>
          </table:table-cell>
          <table:table-cell table:style-name="ce1"/>
          <table:table-cell table:style-name="ce1" office:value-type="float" office:value="11.0069" calcext:value-type="float">
            <text:p>11.0069</text:p>
          </table:table-cell>
          <table:table-cell table:style-name="ce1" office:value-type="float" office:value="15.8364" calcext:value-type="float">
            <text:p>15.8364</text:p>
          </table:table-cell>
          <table:table-cell table:style-name="ce1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439.72769230, 439.72769230</text:p>
          </table:table-cell>
          <table:table-cell table:style-name="ce1" office:value-type="string" calcext:value-type="string">
            <text:p>N=4-3,J=9/2-7/2,F=5-4</text:p>
          </table:table-cell>
          <table:table-cell table:style-name="ce1" office:value-type="float" office:value="-1.5989" calcext:value-type="float">
            <text:p>-1.5989</text:p>
          </table:table-cell>
          <table:table-cell table:style-name="ce1"/>
          <table:table-cell table:style-name="ce1" office:value-type="float" office:value="22.0091" calcext:value-type="float">
            <text:p>22.0091</text:p>
          </table:table-cell>
          <table:table-cell table:style-name="ce1" office:value-type="float" office:value="31.666" calcext:value-type="float">
            <text:p>31.666</text:p>
          </table:table-cell>
          <table:table-cell table:style-name="ce1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549.60050860, 549.60050860</text:p>
          </table:table-cell>
          <table:table-cell table:style-name="ce1" office:value-type="string" calcext:value-type="string">
            <text:p>N=5-4,J=11/2-9/2,F=6-5</text:p>
          </table:table-cell>
          <table:table-cell table:style-name="ce1" office:value-type="float" office:value="-1.3572" calcext:value-type="float">
            <text:p>-1.3572</text:p>
          </table:table-cell>
          <table:table-cell table:style-name="ce1"/>
          <table:table-cell table:style-name="ce1" office:value-type="float" office:value="36.6768" calcext:value-type="float">
            <text:p>36.6768</text:p>
          </table:table-cell>
          <table:table-cell table:style-name="ce1" office:value-type="float" office:value="52.7694" calcext:value-type="float">
            <text:p>52.7694</text:p>
          </table:table-cell>
          <table:table-cell table:style-name="ce1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659.45170630, 659.45170630</text:p>
          </table:table-cell>
          <table:table-cell table:style-name="ce1" office:value-type="string" calcext:value-type="string">
            <text:p>N=6-5,J=13/2-11/2,F=7-6</text:p>
          </table:table-cell>
          <table:table-cell table:style-name="ce1" office:value-type="float" office:value="-1.1721" calcext:value-type="float">
            <text:p>-1.1721</text:p>
          </table:table-cell>
          <table:table-cell table:style-name="ce1"/>
          <table:table-cell table:style-name="ce1" office:value-type="float" office:value="55.0095" calcext:value-type="float">
            <text:p>55.0095</text:p>
          </table:table-cell>
          <table:table-cell table:style-name="ce1" office:value-type="float" office:value="79.1459" calcext:value-type="float">
            <text:p>79.1459</text:p>
          </table:table-cell>
          <table:table-cell table:style-name="ce1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769.27693020, 769.27693020</text:p>
          </table:table-cell>
          <table:table-cell table:style-name="ce1" office:value-type="string" calcext:value-type="string">
            <text:p>N=7-6,J=15/2-13/2,F=8-7</text:p>
          </table:table-cell>
          <table:table-cell table:style-name="ce1" office:value-type="float" office:value="-1.0287" calcext:value-type="float">
            <text:p>-1.0287</text:p>
          </table:table-cell>
          <table:table-cell table:style-name="ce1"/>
          <table:table-cell table:style-name="ce1" office:value-type="float" office:value="77.0065" calcext:value-type="float">
            <text:p>77.0065</text:p>
          </table:table-cell>
          <table:table-cell table:style-name="ce1" office:value-type="float" office:value="110.7945" calcext:value-type="float">
            <text:p>110.7945</text:p>
          </table:table-cell>
          <table:table-cell table:style-name="ce1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879.07184030, 879.07184030</text:p>
          </table:table-cell>
          <table:table-cell table:style-name="ce1" office:value-type="string" calcext:value-type="string">
            <text:p>N=8-7,J=17/2-15/2,F=9-8</text:p>
          </table:table-cell>
          <table:table-cell table:style-name="ce1" office:value-type="float" office:value="-0.918" calcext:value-type="float">
            <text:p>-0.918</text:p>
          </table:table-cell>
          <table:table-cell table:style-name="ce1"/>
          <table:table-cell table:style-name="ce1" office:value-type="float" office:value="102.6668" calcext:value-type="float">
            <text:p>102.6668</text:p>
          </table:table-cell>
          <table:table-cell table:style-name="ce1" office:value-type="float" office:value="147.7138" calcext:value-type="float">
            <text:p>147.7138</text:p>
          </table:table-cell>
          <table:table-cell table:style-name="ce1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12.35898200, 112.35898200</text:p>
          </table:table-cell>
          <table:table-cell office:value-type="string" calcext:value-type="string">
            <text:p>J=1-0,F=7/2-5/2</text:p>
          </table:table-cell>
          <table:table-cell office:value-type="float" office:value="-5.3942" calcext:value-type="float">
            <text:p>-5.3942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24.71418700, 224.71418700</text:p>
          </table:table-cell>
          <table:table-cell office:value-type="string" calcext:value-type="string">
            <text:p>J=2-1,F=5/2-5/2</text:p>
          </table:table-cell>
          <table:table-cell office:value-type="float" office:value="-4.628" calcext:value-type="float">
            <text:p>-4.628</text:p>
          </table:table-cell>
          <table:table-cell office:value-type="float" office:value="1.5" calcext:value-type="float">
            <text:p>1.5</text:p>
          </table:table-cell>
          <table:table-cell office:value-type="float" office:value="3.7479" calcext:value-type="float">
            <text:p>3.7479</text:p>
          </table:table-cell>
          <table:table-cell office:value-type="float" office:value="5.3924" calcext:value-type="float">
            <text:p>5.3924</text:p>
          </table:table-cell>
          <table:table-cell office:value-type="string" calcext:value-type="string">
            <text:p>CDM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37.06098800, 337.06098800</text:p>
          </table:table-cell>
          <table:table-cell office:value-type="string" calcext:value-type="string">
            <text:p>J=3-2,F=9/2-7/2</text:p>
          </table:table-cell>
          <table:table-cell office:value-type="float" office:value="-4.1866" calcext:value-type="float">
            <text:p>-4.1866</text:p>
          </table:table-cell>
          <table:table-cell office:value-type="float" office:value="1.47" calcext:value-type="float">
            <text:p>1.47</text:p>
          </table:table-cell>
          <table:table-cell office:value-type="float" office:value="11.2436" calcext:value-type="float">
            <text:p>11.2436</text:p>
          </table:table-cell>
          <table:table-cell office:value-type="float" office:value="16.1769" calcext:value-type="float">
            <text:p>16.1769</text:p>
          </table:table-cell>
          <table:table-cell office:value-type="string" calcext:value-type="string">
            <text:p>CDM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49.39519100, 449.39519100</text:p>
          </table:table-cell>
          <table:table-cell office:value-type="string" calcext:value-type="string">
            <text:p>J=4-3,F=13/2-11/2</text:p>
          </table:table-cell>
          <table:table-cell office:value-type="float" office:value="-3.8819" calcext:value-type="float">
            <text:p>-3.8819</text:p>
          </table:table-cell>
          <table:table-cell/>
          <table:table-cell office:value-type="float" office:value="22.4867" calcext:value-type="float">
            <text:p>22.4867</text:p>
          </table:table-cell>
          <table:table-cell office:value-type="float" office:value="32.3532" calcext:value-type="float">
            <text:p>32.3532</text:p>
          </table:table-cell>
          <table:table-cell office:value-type="string" calcext:value-type="string">
            <text:p>CDM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61.71273500, 561.71273500</text:p>
          </table:table-cell>
          <table:table-cell office:value-type="string" calcext:value-type="string">
            <text:p>J=5-4,F=15/2-13/2</text:p>
          </table:table-cell>
          <table:table-cell office:value-type="float" office:value="-3.6563" calcext:value-type="float">
            <text:p>-3.6563</text:p>
          </table:table-cell>
          <table:table-cell/>
          <table:table-cell office:value-type="float" office:value="37.4769" calcext:value-type="float">
            <text:p>37.4769</text:p>
          </table:table-cell>
          <table:table-cell office:value-type="float" office:value="53.9206" calcext:value-type="float">
            <text:p>53.9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74.00918400, 674.00918400</text:p>
          </table:table-cell>
          <table:table-cell office:value-type="string" calcext:value-type="string">
            <text:p>J=6-5,F=17/2-15/2</text:p>
          </table:table-cell>
          <table:table-cell office:value-type="float" office:value="-3.484" calcext:value-type="float">
            <text:p>-3.484</text:p>
          </table:table-cell>
          <table:table-cell office:value-type="float" office:value="6.6" calcext:value-type="float">
            <text:p>6.6</text:p>
          </table:table-cell>
          <table:table-cell office:value-type="float" office:value="56.2136" calcext:value-type="float">
            <text:p>56.2136</text:p>
          </table:table-cell>
          <table:table-cell office:value-type="float" office:value="80.8784" calcext:value-type="float">
            <text:p>80.87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786.28071000, 786.28071000</text:p>
          </table:table-cell>
          <table:table-cell office:value-type="string" calcext:value-type="string">
            <text:p>J=7-6,F=19/2-17/2</text:p>
          </table:table-cell>
          <table:table-cell office:value-type="float" office:value="-3.3514" calcext:value-type="float">
            <text:p>-3.3514</text:p>
          </table:table-cell>
          <table:table-cell/>
          <table:table-cell office:value-type="float" office:value="78.6961" calcext:value-type="float">
            <text:p>78.6961</text:p>
          </table:table-cell>
          <table:table-cell office:value-type="float" office:value="113.2255" calcext:value-type="float">
            <text:p>113.22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98.52285200, 898.52285200</text:p>
          </table:table-cell>
          <table:table-cell office:value-type="string" calcext:value-type="string">
            <text:p>J=8-7,F=21/2-19/2</text:p>
          </table:table-cell>
          <table:table-cell office:value-type="float" office:value="-3.2502" calcext:value-type="float">
            <text:p>-3.2502</text:p>
          </table:table-cell>
          <table:table-cell office:value-type="float" office:value="10.3" calcext:value-type="float">
            <text:p>10.3</text:p>
          </table:table-cell>
          <table:table-cell office:value-type="float" office:value="104.9236" calcext:value-type="float">
            <text:p>104.9236</text:p>
          </table:table-cell>
          <table:table-cell office:value-type="float" office:value="150.9608" calcext:value-type="float">
            <text:p>150.96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09.78217340, 109.78217340</text:p>
          </table:table-cell>
          <table:table-cell office:value-type="string" calcext:value-type="string">
            <text:p>1-0</text:p>
          </table:table-cell>
          <table:table-cell office:value-type="float" office:value="-5.0708" calcext:value-type="float">
            <text:p>-5.0708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19.56035410, 219.56035410</text:p>
          </table:table-cell>
          <table:table-cell office:value-type="string" calcext:value-type="string">
            <text:p>2-1</text:p>
          </table:table-cell>
          <table:table-cell office:value-type="float" office:value="-4.1794" calcext:value-type="float">
            <text:p>-4.1794</text:p>
          </table:table-cell>
          <table:table-cell office:value-type="float" office:value="3.5" calcext:value-type="float">
            <text:p>3.5</text:p>
          </table:table-cell>
          <table:table-cell office:value-type="float" office:value="3.6619" calcext:value-type="float">
            <text:p>3.6619</text:p>
          </table:table-cell>
          <table:table-cell office:value-type="float" office:value="5.2686" calcext:value-type="float">
            <text:p>5.26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29.33055250, 329.33055250</text:p>
          </table:table-cell>
          <table:table-cell office:value-type="string" calcext:value-type="string">
            <text:p>3-2</text:p>
          </table:table-cell>
          <table:table-cell office:value-type="float" office:value="-3.6706" calcext:value-type="float">
            <text:p>-3.6706</text:p>
          </table:table-cell>
          <table:table-cell office:value-type="float" office:value="15.3" calcext:value-type="float">
            <text:p>15.3</text:p>
          </table:table-cell>
          <table:table-cell office:value-type="float" office:value="10.9857" calcext:value-type="float">
            <text:p>10.9857</text:p>
          </table:table-cell>
          <table:table-cell office:value-type="float" office:value="15.8059" calcext:value-type="float">
            <text:p>15.80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39.08876580, 439.08876580</text:p>
          </table:table-cell>
          <table:table-cell office:value-type="string" calcext:value-type="string">
            <text:p>4-3</text:p>
          </table:table-cell>
          <table:table-cell office:value-type="float" office:value="-3.3231" calcext:value-type="float">
            <text:p>-3.3231</text:p>
          </table:table-cell>
          <table:table-cell/>
          <table:table-cell office:value-type="float" office:value="21.971" calcext:value-type="float">
            <text:p>21.971</text:p>
          </table:table-cell>
          <table:table-cell office:value-type="float" office:value="31.6112" calcext:value-type="float">
            <text:p>31.61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48.83100550, 548.83100550</text:p>
          </table:table-cell>
          <table:table-cell office:value-type="string" calcext:value-type="string">
            <text:p>5-4</text:p>
          </table:table-cell>
          <table:table-cell office:value-type="float" office:value="-3.0675" calcext:value-type="float">
            <text:p>-3.0675</text:p>
          </table:table-cell>
          <table:table-cell/>
          <table:table-cell office:value-type="float" office:value="36.6174" calcext:value-type="float">
            <text:p>36.6174</text:p>
          </table:table-cell>
          <table:table-cell office:value-type="float" office:value="52.684" calcext:value-type="float">
            <text:p>52.6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58.55327820, 658.55327820</text:p>
          </table:table-cell>
          <table:table-cell office:value-type="string" calcext:value-type="string">
            <text:p>6-5</text:p>
          </table:table-cell>
          <table:table-cell office:value-type="float" office:value="-2.8728" calcext:value-type="float">
            <text:p>-2.8728</text:p>
          </table:table-cell>
          <table:table-cell office:value-type="float" office:value="25" calcext:value-type="float">
            <text:p>25</text:p>
          </table:table-cell>
          <table:table-cell office:value-type="float" office:value="54.9244" calcext:value-type="float">
            <text:p>54.9244</text:p>
          </table:table-cell>
          <table:table-cell office:value-type="float" office:value="79.0235" calcext:value-type="float">
            <text:p>79.02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768.25159330, 768.25159330</text:p>
          </table:table-cell>
          <table:table-cell office:value-type="string" calcext:value-type="string">
            <text:p>7-6</text:p>
          </table:table-cell>
          <table:table-cell office:value-type="float" office:value="-2.7226" calcext:value-type="float">
            <text:p>-2.7226</text:p>
          </table:table-cell>
          <table:table-cell/>
          <table:table-cell office:value-type="float" office:value="76.8914" calcext:value-type="float">
            <text:p>76.8914</text:p>
          </table:table-cell>
          <table:table-cell office:value-type="float" office:value="110.6289" calcext:value-type="float">
            <text:p>110.62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77.92195530, 877.92195530</text:p>
          </table:table-cell>
          <table:table-cell office:value-type="string" calcext:value-type="string">
            <text:p>8-7</text:p>
          </table:table-cell>
          <table:table-cell office:value-type="float" office:value="-2.6071" calcext:value-type="float">
            <text:p>-2.6071</text:p>
          </table:table-cell>
          <table:table-cell office:value-type="float" office:value="18.1" calcext:value-type="float">
            <text:p>18.1</text:p>
          </table:table-cell>
          <table:table-cell office:value-type="float" office:value="102.5175" calcext:value-type="float">
            <text:p>102.5175</text:p>
          </table:table-cell>
          <table:table-cell office:value-type="float" office:value="147.499" calcext:value-type="float">
            <text:p>147.4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6.41294950, 96.41294950</text:p>
          </table:table-cell>
          <table:table-cell office:value-type="string" calcext:value-type="string">
            <text:p>2-1</text:p>
          </table:table-cell>
          <table:table-cell office:value-type="float" office:value="-2.7462" calcext:value-type="float">
            <text:p>-2.7462</text:p>
          </table:table-cell>
          <table:table-cell office:value-type="float" office:value="0.62" calcext:value-type="float">
            <text:p>0.62</text:p>
          </table:table-cell>
          <table:table-cell office:value-type="float" office:value="1.608" calcext:value-type="float">
            <text:p>1.608</text:p>
          </table:table-cell>
          <table:table-cell office:value-type="float" office:value="1.621" calcext:value-type="float">
            <text:p>1.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44.61710070, 144.61710070</text:p>
          </table:table-cell>
          <table:table-cell office:value-type="string" calcext:value-type="string">
            <text:p>3-2</text:p>
          </table:table-cell>
          <table:table-cell office:value-type="float" office:value="-2.2263" calcext:value-type="float">
            <text:p>-2.2263</text:p>
          </table:table-cell>
          <table:table-cell office:value-type="float" office:value="1.2" calcext:value-type="float">
            <text:p>1.2</text:p>
          </table:table-cell>
          <table:table-cell office:value-type="float" office:value="4.824" calcext:value-type="float">
            <text:p>4.824</text:p>
          </table:table-cell>
          <table:table-cell office:value-type="float" office:value="4.8629" calcext:value-type="float">
            <text:p>4.86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92.81845660, 192.81845660</text:p>
          </table:table-cell>
          <table:table-cell office:value-type="string" calcext:value-type="string">
            <text:p>4-3</text:p>
          </table:table-cell>
          <table:table-cell office:value-type="float" office:value="-1.8632" calcext:value-type="float">
            <text:p>-1.8632</text:p>
          </table:table-cell>
          <table:table-cell/>
          <table:table-cell office:value-type="float" office:value="9.6479" calcext:value-type="float">
            <text:p>9.6479</text:p>
          </table:table-cell>
          <table:table-cell office:value-type="float" office:value="9.7258" calcext:value-type="float">
            <text:p>9.72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41.01608920, 241.01608920</text:p>
          </table:table-cell>
          <table:table-cell office:value-type="string" calcext:value-type="string">
            <text:p>5-4</text:p>
          </table:table-cell>
          <table:table-cell office:value-type="float" office:value="-1.5876" calcext:value-type="float">
            <text:p>-1.5876</text:p>
          </table:table-cell>
          <table:table-cell office:value-type="float" office:value="0.83" calcext:value-type="float">
            <text:p>0.83</text:p>
          </table:table-cell>
          <table:table-cell office:value-type="float" office:value="16.0796" calcext:value-type="float">
            <text:p>16.0796</text:p>
          </table:table-cell>
          <table:table-cell office:value-type="float" office:value="16.2094" calcext:value-type="float">
            <text:p>16.20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89.20906840, 289.20906840</text:p>
          </table:table-cell>
          <table:table-cell office:value-type="string" calcext:value-type="string">
            <text:p>6-5</text:p>
          </table:table-cell>
          <table:table-cell office:value-type="float" office:value="-1.3685" calcext:value-type="float">
            <text:p>-1.3685</text:p>
          </table:table-cell>
          <table:table-cell office:value-type="float" office:value="0.8" calcext:value-type="float">
            <text:p>0.8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4.3138" calcext:value-type="float">
            <text:p>24.3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37.39645900, 337.39645900</text:p>
          </table:table-cell>
          <table:table-cell office:value-type="string" calcext:value-type="string">
            <text:p>7-6</text:p>
          </table:table-cell>
          <table:table-cell office:value-type="float" office:value="-1.1894" calcext:value-type="float">
            <text:p>-1.1894</text:p>
          </table:table-cell>
          <table:table-cell office:value-type="float" office:value="1.89" calcext:value-type="float">
            <text:p>1.89</text:p>
          </table:table-cell>
          <table:table-cell office:value-type="float" office:value="33.766" calcext:value-type="float">
            <text:p>33.766</text:p>
          </table:table-cell>
          <table:table-cell office:value-type="float" office:value="34.0385" calcext:value-type="float">
            <text:p>34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85.57733600, 385.57733600</text:p>
          </table:table-cell>
          <table:table-cell office:value-type="string" calcext:value-type="string">
            <text:p>8-7</text:p>
          </table:table-cell>
          <table:table-cell office:value-type="float" office:value="-1.0406" calcext:value-type="float">
            <text:p>-1.0406</text:p>
          </table:table-cell>
          <table:table-cell/>
          <table:table-cell office:value-type="float" office:value="45.0204" calcext:value-type="float">
            <text:p>45.0204</text:p>
          </table:table-cell>
          <table:table-cell office:value-type="float" office:value="45.3838" calcext:value-type="float">
            <text:p>45.38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33.75076300, 433.75076300</text:p>
          </table:table-cell>
          <table:table-cell office:value-type="string" calcext:value-type="string">
            <text:p>9-8</text:p>
          </table:table-cell>
          <table:table-cell office:value-type="float" office:value="-0.9156" calcext:value-type="float">
            <text:p>-0.9156</text:p>
          </table:table-cell>
          <table:table-cell/>
          <table:table-cell office:value-type="float" office:value="57.8819" calcext:value-type="float">
            <text:p>57.8819</text:p>
          </table:table-cell>
          <table:table-cell office:value-type="float" office:value="58.3491" calcext:value-type="float">
            <text:p>58.34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81.91581050, 481.91581050</text:p>
          </table:table-cell>
          <table:table-cell office:value-type="string" calcext:value-type="string">
            <text:p>10-9</text:p>
          </table:table-cell>
          <table:table-cell office:value-type="float" office:value="-0.8102" calcext:value-type="float">
            <text:p>-0.8102</text:p>
          </table:table-cell>
          <table:table-cell office:value-type="float" office:value="3.1" calcext:value-type="float">
            <text:p>3.1</text:p>
          </table:table-cell>
          <table:table-cell office:value-type="float" office:value="72.3502" calcext:value-type="float">
            <text:p>72.3502</text:p>
          </table:table-cell>
          <table:table-cell office:value-type="float" office:value="72.9342" calcext:value-type="float">
            <text:p>72.93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30.07155370, 530.07155370</text:p>
          </table:table-cell>
          <table:table-cell office:value-type="string" calcext:value-type="string">
            <text:p>11-10</text:p>
          </table:table-cell>
          <table:table-cell office:value-type="float" office:value="-0.7212" calcext:value-type="float">
            <text:p>-0.7212</text:p>
          </table:table-cell>
          <table:table-cell/>
          <table:table-cell office:value-type="float" office:value="88.4252" calcext:value-type="float">
            <text:p>88.4252</text:p>
          </table:table-cell>
          <table:table-cell office:value-type="float" office:value="89.1389" calcext:value-type="float">
            <text:p>89.13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78.21706900, 578.21706900</text:p>
          </table:table-cell>
          <table:table-cell office:value-type="string" calcext:value-type="string">
            <text:p>12-11</text:p>
          </table:table-cell>
          <table:table-cell office:value-type="float" office:value="-0.6464" calcext:value-type="float">
            <text:p>-0.6464</text:p>
          </table:table-cell>
          <table:table-cell/>
          <table:table-cell office:value-type="float" office:value="106.1065" calcext:value-type="float">
            <text:p>106.1065</text:p>
          </table:table-cell>
          <table:table-cell office:value-type="float" office:value="106.963" calcext:value-type="float">
            <text:p>106.9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26.35138400, 626.35138400</text:p>
          </table:table-cell>
          <table:table-cell office:value-type="string" calcext:value-type="string">
            <text:p>13-12</text:p>
          </table:table-cell>
          <table:table-cell office:value-type="float" office:value="-0.584" calcext:value-type="float">
            <text:p>-0.584</text:p>
          </table:table-cell>
          <table:table-cell office:value-type="float" office:value="8.8" calcext:value-type="float">
            <text:p>8.8</text:p>
          </table:table-cell>
          <table:table-cell office:value-type="float" office:value="125.3937" calcext:value-type="float">
            <text:p>125.3937</text:p>
          </table:table-cell>
          <table:table-cell office:value-type="float" office:value="126.4058" calcext:value-type="float">
            <text:p>126.40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74.47361770, 674.47361770</text:p>
          </table:table-cell>
          <table:table-cell office:value-type="string" calcext:value-type="string">
            <text:p>14-13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3.9" calcext:value-type="float">
            <text:p>3.9</text:p>
          </table:table-cell>
          <table:table-cell office:value-type="float" office:value="146.2866" calcext:value-type="float">
            <text:p>146.2866</text:p>
          </table:table-cell>
          <table:table-cell office:value-type="float" office:value="147.4674" calcext:value-type="float">
            <text:p>147.46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22.58281720, 722.58281720</text:p>
          </table:table-cell>
          <table:table-cell office:value-type="string" calcext:value-type="string">
            <text:p>15-14</text:p>
          </table:table-cell>
          <table:table-cell office:value-type="float" office:value="-0.4914" calcext:value-type="float">
            <text:p>-0.4914</text:p>
          </table:table-cell>
          <table:table-cell office:value-type="float" office:value="8.1" calcext:value-type="float">
            <text:p>8.1</text:p>
          </table:table-cell>
          <table:table-cell office:value-type="float" office:value="168.7846" calcext:value-type="float">
            <text:p>168.7846</text:p>
          </table:table-cell>
          <table:table-cell office:value-type="float" office:value="170.147" calcext:value-type="float">
            <text:p>170.1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70.67805470, 770.67805470</text:p>
          </table:table-cell>
          <table:table-cell office:value-type="string" calcext:value-type="string">
            <text:p>16-15</text:p>
          </table:table-cell>
          <table:table-cell office:value-type="float" office:value="-0.4592" calcext:value-type="float">
            <text:p>-0.4592</text:p>
          </table:table-cell>
          <table:table-cell/>
          <table:table-cell office:value-type="float" office:value="192.8874" calcext:value-type="float">
            <text:p>192.8874</text:p>
          </table:table-cell>
          <table:table-cell office:value-type="float" office:value="194.4443" calcext:value-type="float">
            <text:p>194.44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18.75840000, 818.75840000</text:p>
          </table:table-cell>
          <table:table-cell office:value-type="string" calcext:value-type="string">
            <text:p>17-16</text:p>
          </table:table-cell>
          <table:table-cell office:value-type="float" office:value="-0.4355" calcext:value-type="float">
            <text:p>-0.4355</text:p>
          </table:table-cell>
          <table:table-cell office:value-type="float" office:value="13.2" calcext:value-type="float">
            <text:p>13.2</text:p>
          </table:table-cell>
          <table:table-cell office:value-type="float" office:value="218.5944" calcext:value-type="float">
            <text:p>218.5944</text:p>
          </table:table-cell>
          <table:table-cell office:value-type="float" office:value="220.3588" calcext:value-type="float">
            <text:p>220.35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66.82292280, 866.82292280</text:p>
          </table:table-cell>
          <table:table-cell office:value-type="string" calcext:value-type="string">
            <text:p>18-17</text:p>
          </table:table-cell>
          <table:table-cell office:value-type="float" office:value="-0.4196" calcext:value-type="float">
            <text:p>-0.4196</text:p>
          </table:table-cell>
          <table:table-cell/>
          <table:table-cell office:value-type="float" office:value="245.9052" calcext:value-type="float">
            <text:p>245.9052</text:p>
          </table:table-cell>
          <table:table-cell office:value-type="float" office:value="247.8901" calcext:value-type="float">
            <text:p>247.8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14.87070500, 914.87070500</text:p>
          </table:table-cell>
          <table:table-cell office:value-type="string" calcext:value-type="string">
            <text:p>19-18</text:p>
          </table:table-cell>
          <table:table-cell office:value-type="float" office:value="-0.4111" calcext:value-type="float">
            <text:p>-0.4111</text:p>
          </table:table-cell>
          <table:table-cell/>
          <table:table-cell office:value-type="float" office:value="274.8193" calcext:value-type="float">
            <text:p>274.8193</text:p>
          </table:table-cell>
          <table:table-cell office:value-type="float" office:value="277.0375" calcext:value-type="float">
            <text:p>277.03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314367, 251.314367</text:p>
          </table:table-cell>
          <table:table-cell table:style-name="ce2" office:value-type="string" calcext:value-type="string">
            <text:p><text:s/>7 1 7 <text:s text:c="6"/>6 0 6</text:p>
          </table:table-cell>
          <table:table-cell table:style-name="ce2" office:value-type="float" office:value="-2.7077" calcext:value-type="float">
            <text:p>-2.7077</text:p>
          </table:table-cell>
          <table:table-cell table:style-name="ce2" table:number-columns-repeated="2"/>
          <table:table-cell table:style-name="ce2" office:value-type="float" office:value="26.8337" calcext:value-type="float">
            <text:p>26.8337</text:p>
          </table:table-cell>
          <table:table-cell table:style-name="ce2"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314367, 251.314367</text:p>
          </table:table-cell>
          <table:table-cell table:style-name="ce2" office:value-type="string" calcext:value-type="string">
            <text:p><text:s/>7 0 7 <text:s text:c="6"/>6 1 6</text:p>
          </table:table-cell>
          <table:table-cell table:style-name="ce2" office:value-type="float" office:value="-2.2306" calcext:value-type="float">
            <text:p>-2.2306</text:p>
          </table:table-cell>
          <table:table-cell table:style-name="ce2" table:number-columns-repeated="2"/>
          <table:table-cell table:style-name="ce2" office:value-type="float" office:value="26.8337" calcext:value-type="float">
            <text:p>26.8337</text:p>
          </table:table-cell>
          <table:table-cell table:style-name="ce2"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5087085, 251.5087085</text:p>
          </table:table-cell>
          <table:table-cell table:style-name="ce2" office:value-type="string" calcext:value-type="string">
            <text:p><text:s/>6 1 5 <text:s text:c="6"/>5 2 4</text:p>
          </table:table-cell>
          <table:table-cell table:style-name="ce2" office:value-type="float" office:value="-2.8659" calcext:value-type="float">
            <text:p>-2.8659</text:p>
          </table:table-cell>
          <table:table-cell table:style-name="ce2" table:number-columns-repeated="2"/>
          <table:table-cell table:style-name="ce2" office:value-type="float" office:value="24.6168" calcext:value-type="float">
            <text:p>24.6168</text:p>
          </table:table-cell>
          <table:table-cell table:style-name="ce2"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527311, 251.527311</text:p>
          </table:table-cell>
          <table:table-cell table:style-name="ce2" office:value-type="string" calcext:value-type="string">
            <text:p><text:s/>6 2 5 <text:s text:c="6"/>5 1 4</text:p>
          </table:table-cell>
          <table:table-cell table:style-name="ce2" office:value-type="float" office:value="-2.3887" calcext:value-type="float">
            <text:p>-2.3887</text:p>
          </table:table-cell>
          <table:table-cell table:style-name="ce2" table:number-columns-repeated="2"/>
          <table:table-cell table:style-name="ce2" office:value-type="float" office:value="24.6162" calcext:value-type="float">
            <text:p>24.6162</text:p>
          </table:table-cell>
          <table:table-cell table:style-name="ce2"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144.24193540, 144.24193540</text:p>
          </table:table-cell>
          <table:table-cell office:value-type="string" calcext:value-type="string">
            <text:p>N=2-1,J=5/2-3/2,F=7/2-5/2</text:p>
          </table:table-cell>
          <table:table-cell office:value-type="float" office:value="-3.6095" calcext:value-type="float">
            <text:p>-3.6095</text:p>
          </table:table-cell>
          <table:table-cell/>
          <table:table-cell office:value-type="float" office:value="2.4056" calcext:value-type="float">
            <text:p>2.4056</text:p>
          </table:table-cell>
          <table:table-cell office:value-type="float" office:value="3.4611" calcext:value-type="float">
            <text:p>3.46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216.37283710, 216.37283710</text:p>
          </table:table-cell>
          <table:table-cell office:value-type="string" calcext:value-type="string">
            <text:p>N=3-2,J=7/2-5/2,F=9/2-7/2</text:p>
          </table:table-cell>
          <table:table-cell office:value-type="float" office:value="-3.143" calcext:value-type="float">
            <text:p>-3.143</text:p>
          </table:table-cell>
          <table:table-cell/>
          <table:table-cell office:value-type="float" office:value="7.217" calcext:value-type="float">
            <text:p>7.217</text:p>
          </table:table-cell>
          <table:table-cell office:value-type="float" office:value="10.3837" calcext:value-type="float">
            <text:p>10.38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288.49883490, 288.49883490</text:p>
          </table:table-cell>
          <table:table-cell office:value-type="string" calcext:value-type="string">
            <text:p>N=4-3,J=9/2-7/2,F=11/2-9/2</text:p>
          </table:table-cell>
          <table:table-cell office:value-type="float" office:value="-2.8156" calcext:value-type="float">
            <text:p>-2.8156</text:p>
          </table:table-cell>
          <table:table-cell/>
          <table:table-cell office:value-type="float" office:value="14.4344" calcext:value-type="float">
            <text:p>14.4344</text:p>
          </table:table-cell>
          <table:table-cell office:value-type="float" office:value="20.768" calcext:value-type="float">
            <text:p>20.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360.61830940, 360.61830940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2.5676" calcext:value-type="float">
            <text:p>-2.5676</text:p>
          </table:table-cell>
          <table:table-cell/>
          <table:table-cell office:value-type="float" office:value="24.0577" calcext:value-type="float">
            <text:p>24.0577</text:p>
          </table:table-cell>
          <table:table-cell office:value-type="float" office:value="34.6139" calcext:value-type="float">
            <text:p>34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432.72963510, 432.72963510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2.3722" calcext:value-type="float">
            <text:p>-2.3722</text:p>
          </table:table-cell>
          <table:table-cell/>
          <table:table-cell office:value-type="float" office:value="36.0866" calcext:value-type="float">
            <text:p>36.0866</text:p>
          </table:table-cell>
          <table:table-cell office:value-type="float" office:value="51.9209" calcext:value-type="float">
            <text:p>51.9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504.83118490, 504.83118490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2.2149" calcext:value-type="float">
            <text:p>-2.2149</text:p>
          </table:table-cell>
          <table:table-cell/>
          <table:table-cell office:value-type="float" office:value="50.5209" calcext:value-type="float">
            <text:p>50.5209</text:p>
          </table:table-cell>
          <table:table-cell office:value-type="float" office:value="72.6888" calcext:value-type="float">
            <text:p>72.6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576.92133120, 576.92133120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2.0871" calcext:value-type="float">
            <text:p>-2.0871</text:p>
          </table:table-cell>
          <table:table-cell/>
          <table:table-cell office:value-type="float" office:value="67.3603" calcext:value-type="float">
            <text:p>67.3603</text:p>
          </table:table-cell>
          <table:table-cell office:value-type="float" office:value="96.9171" calcext:value-type="float">
            <text:p>96.91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648.99844590, 648.99844590</text:p>
          </table:table-cell>
          <table:table-cell office:value-type="string" calcext:value-type="string">
            <text:p>N=9-8,J=19/2-17/2,F=21/2-19/2</text:p>
          </table:table-cell>
          <table:table-cell office:value-type="float" office:value="-1.9832" calcext:value-type="float">
            <text:p>-1.9832</text:p>
          </table:table-cell>
          <table:table-cell/>
          <table:table-cell office:value-type="float" office:value="86.6043" calcext:value-type="float">
            <text:p>86.6043</text:p>
          </table:table-cell>
          <table:table-cell office:value-type="float" office:value="124.6051" calcext:value-type="float">
            <text:p>124.60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721.06090090, 721.06090090</text:p>
          </table:table-cell>
          <table:table-cell office:value-type="string" calcext:value-type="string">
            <text:p>N=10-9,J=21/2-19/2,F=23/2-21/2</text:p>
          </table:table-cell>
          <table:table-cell office:value-type="float" office:value="-1.8992" calcext:value-type="float">
            <text:p>-1.8992</text:p>
          </table:table-cell>
          <table:table-cell/>
          <table:table-cell office:value-type="float" office:value="108.2526" calcext:value-type="float">
            <text:p>108.2526</text:p>
          </table:table-cell>
          <table:table-cell office:value-type="float" office:value="155.7524" calcext:value-type="float">
            <text:p>155.7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793.10706800, 793.10706800</text:p>
          </table:table-cell>
          <table:table-cell office:value-type="string" calcext:value-type="string">
            <text:p>N=11-10,J=23/2-21/2,F=25/2-23/2</text:p>
          </table:table-cell>
          <table:table-cell office:value-type="float" office:value="-1.8324" calcext:value-type="float">
            <text:p>-1.8324</text:p>
          </table:table-cell>
          <table:table-cell/>
          <table:table-cell office:value-type="float" office:value="132.3046" calcext:value-type="float">
            <text:p>132.3046</text:p>
          </table:table-cell>
          <table:table-cell office:value-type="float" office:value="190.358" calcext:value-type="float">
            <text:p>190.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865.13531900, 865.13531900</text:p>
          </table:table-cell>
          <table:table-cell office:value-type="string" calcext:value-type="string">
            <text:p>N=12-11,J=25/2-23/2,F=27/2-25/2</text:p>
          </table:table-cell>
          <table:table-cell office:value-type="float" office:value="-1.7807" calcext:value-type="float">
            <text:p>-1.7807</text:p>
          </table:table-cell>
          <table:table-cell/>
          <table:table-cell office:value-type="float" office:value="158.7598" calcext:value-type="float">
            <text:p>158.7598</text:p>
          </table:table-cell>
          <table:table-cell office:value-type="float" office:value="228.4214" calcext:value-type="float">
            <text:p>228.4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937.14402570, 937.14402570</text:p>
          </table:table-cell>
          <table:table-cell office:value-type="string" calcext:value-type="string">
            <text:p>N=13-12,J=27/2-25/2,F=29/2-27/2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87.6176" calcext:value-type="float">
            <text:p>187.6176</text:p>
          </table:table-cell>
          <table:table-cell office:value-type="float" office:value="269.9416" calcext:value-type="float">
            <text:p>269.94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87.31692500, 87.31692500</text:p>
          </table:table-cell>
          <table:table-cell office:value-type="string" calcext:value-type="string">
            <text:p>N=1-0,J=3/2-1/2,F=2-1</text:p>
          </table:table-cell>
          <table:table-cell office:value-type="float" office:value="-4.0285" calcext:value-type="float">
            <text:p>-4.0285</text:p>
          </table:table-cell>
          <table:table-cell office:value-type="float" office:value="4" calcext:value-type="float">
            <text:p>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174.66322200, 174.66322200</text:p>
          </table:table-cell>
          <table:table-cell office:value-type="string" calcext:value-type="string">
            <text:p>N=2-1,J=5/2-3/2,F=3-2</text:p>
          </table:table-cell>
          <table:table-cell office:value-type="float" office:value="-3.2101" calcext:value-type="float">
            <text:p>-3.2101</text:p>
          </table:table-cell>
          <table:table-cell/>
          <table:table-cell office:value-type="float" office:value="2.9141" calcext:value-type="float">
            <text:p>2.9141</text:p>
          </table:table-cell>
          <table:table-cell office:value-type="float" office:value="4.1927" calcext:value-type="float">
            <text:p>4.19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262.00422660, 262.00422660</text:p>
          </table:table-cell>
          <table:table-cell office:value-type="string" calcext:value-type="string">
            <text:p>N=3-2,J=7/2-5/2,F=4-3</text:p>
          </table:table-cell>
          <table:table-cell office:value-type="float" office:value="-2.7339" calcext:value-type="float">
            <text:p>-2.7339</text:p>
          </table:table-cell>
          <table:table-cell office:value-type="float" office:value="3.5" calcext:value-type="float">
            <text:p>3.5</text:p>
          </table:table-cell>
          <table:table-cell office:value-type="float" office:value="8.7402" calcext:value-type="float">
            <text:p>8.7402</text:p>
          </table:table-cell>
          <table:table-cell office:value-type="float" office:value="12.5751" calcext:value-type="float">
            <text:p>12.57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349.33745580, 349.33745580</text:p>
          </table:table-cell>
          <table:table-cell office:value-type="string" calcext:value-type="string">
            <text:p>N=4-3,J=9/2-7/2,F=5-4</text:p>
          </table:table-cell>
          <table:table-cell office:value-type="float" office:value="-2.4023" calcext:value-type="float">
            <text:p>-2.4023</text:p>
          </table:table-cell>
          <table:table-cell office:value-type="string" calcext:value-type="string">
            <text:p><text:s/>1.2b</text:p>
          </table:table-cell>
          <table:table-cell office:value-type="float" office:value="17.4797" calcext:value-type="float">
            <text:p>17.4797</text:p>
          </table:table-cell>
          <table:table-cell office:value-type="float" office:value="25.1492" calcext:value-type="float">
            <text:p>25.14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436.66037110, 436.66037110</text:p>
          </table:table-cell>
          <table:table-cell office:value-type="string" calcext:value-type="string">
            <text:p>N=5-4,J=11/2-9/2,F=6-5</text:p>
          </table:table-cell>
          <table:table-cell office:value-type="float" office:value="-2.1535" calcext:value-type="float">
            <text:p>-2.1535</text:p>
          </table:table-cell>
          <table:table-cell/>
          <table:table-cell office:value-type="float" office:value="29.1324" calcext:value-type="float">
            <text:p>29.1324</text:p>
          </table:table-cell>
          <table:table-cell office:value-type="float" office:value="41.9148" calcext:value-type="float">
            <text:p>41.91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523.97040680, 523.97040680</text:p>
          </table:table-cell>
          <table:table-cell office:value-type="string" calcext:value-type="string">
            <text:p>N=6-5,J=13/2-11/2,F=7-6</text:p>
          </table:table-cell>
          <table:table-cell office:value-type="float" office:value="-1.9597" calcext:value-type="float">
            <text:p>-1.9597</text:p>
          </table:table-cell>
          <table:table-cell/>
          <table:table-cell office:value-type="float" office:value="43.6978" calcext:value-type="float">
            <text:p>43.6978</text:p>
          </table:table-cell>
          <table:table-cell office:value-type="float" office:value="62.871" calcext:value-type="float">
            <text:p>62.8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611.26499200, 611.26499200</text:p>
          </table:table-cell>
          <table:table-cell office:value-type="string" calcext:value-type="string">
            <text:p>N=7-6,J=15/2-13/2,F=8-7</text:p>
          </table:table-cell>
          <table:table-cell office:value-type="float" office:value="-1.8061" calcext:value-type="float">
            <text:p>-1.8061</text:p>
          </table:table-cell>
          <table:table-cell/>
          <table:table-cell office:value-type="float" office:value="61.1755" calcext:value-type="float">
            <text:p>61.1755</text:p>
          </table:table-cell>
          <table:table-cell office:value-type="float" office:value="88.0174" calcext:value-type="float">
            <text:p>88.01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698.54155400, 698.54155400</text:p>
          </table:table-cell>
          <table:table-cell office:value-type="string" calcext:value-type="string">
            <text:p>N=8-7,J=17/2-15/2,F=9-8</text:p>
          </table:table-cell>
          <table:table-cell office:value-type="float" office:value="-1.6837" calcext:value-type="float">
            <text:p>-1.6837</text:p>
          </table:table-cell>
          <table:table-cell/>
          <table:table-cell office:value-type="float" office:value="81.5652" calcext:value-type="float">
            <text:p>81.5652</text:p>
          </table:table-cell>
          <table:table-cell office:value-type="float" office:value="117.3535" calcext:value-type="float">
            <text:p>117.35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785.79751930, 785.79751930</text:p>
          </table:table-cell>
          <table:table-cell office:value-type="string" calcext:value-type="string">
            <text:p>N=9-8,J=19/2-17/2,F=10-9</text:p>
          </table:table-cell>
          <table:table-cell office:value-type="float" office:value="-1.5866" calcext:value-type="float">
            <text:p>-1.5866</text:p>
          </table:table-cell>
          <table:table-cell/>
          <table:table-cell office:value-type="float" office:value="104.866" calcext:value-type="float">
            <text:p>104.866</text:p>
          </table:table-cell>
          <table:table-cell office:value-type="float" office:value="150.8779" calcext:value-type="float">
            <text:p>150.87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873.03031410, 873.03031410</text:p>
          </table:table-cell>
          <table:table-cell office:value-type="string" calcext:value-type="string">
            <text:p>N=10-9,J=21/2-19/2,F=11-10</text:p>
          </table:table-cell>
          <table:table-cell office:value-type="float" office:value="-1.5109" calcext:value-type="float">
            <text:p>-1.5109</text:p>
          </table:table-cell>
          <table:table-cell/>
          <table:table-cell office:value-type="float" office:value="131.0774" calcext:value-type="float">
            <text:p>131.0774</text:p>
          </table:table-cell>
          <table:table-cell office:value-type="float" office:value="188.5901" calcext:value-type="float">
            <text:p>188.590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0901650, 220.70901650</text:p>
          </table:table-cell>
          <table:table-cell table:style-name="ce2" office:value-type="string" calcext:value-type="string">
            <text:p>12(3)-11(3)</text:p>
          </table:table-cell>
          <table:table-cell table:style-name="ce2" office:value-type="float" office:value="-2.0007" calcext:value-type="float">
            <text:p>-2.0007</text:p>
          </table:table-cell>
          <table:table-cell table:style-name="ce2"/>
          <table:table-cell table:style-name="ce2" office:value-type="float" office:value="85.1873" calcext:value-type="float">
            <text:p>85.1873</text:p>
          </table:table-cell>
          <table:table-cell table:style-name="ce2" office:value-type="float" office:value="122.5663" calcext:value-type="float">
            <text:p>122.566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3034500, 110.33034500</text:p>
          </table:table-cell>
          <table:table-cell table:style-name="ce2" office:value-type="string" calcext:value-type="string">
            <text:p>6(5)-5(5)</text:p>
          </table:table-cell>
          <table:table-cell table:style-name="ce2" office:value-type="float" office:value="-3.7883" calcext:value-type="float">
            <text:p>-3.7883</text:p>
          </table:table-cell>
          <table:table-cell table:style-name="ce2"/>
          <table:table-cell table:style-name="ce2" office:value-type="float" office:value="133.3111" calcext:value-type="float">
            <text:p>133.3111</text:p>
          </table:table-cell>
          <table:table-cell table:style-name="ce2" office:value-type="float" office:value="191.8062" calcext:value-type="float">
            <text:p>191.806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8349990, 110.38349990</text:p>
          </table:table-cell>
          <table:table-cell table:style-name="ce2" office:value-type="string" calcext:value-type="string">
            <text:p>6(0)-5(0)</text:p>
          </table:table-cell>
          <table:table-cell table:style-name="ce2" office:value-type="float" office:value="-3.5038" calcext:value-type="float">
            <text:p>-3.5038</text:p>
          </table:table-cell>
          <table:table-cell table:style-name="ce2"/>
          <table:table-cell table:style-name="ce2" office:value-type="float" office:value="9.2051" calcext:value-type="float">
            <text:p>9.2051</text:p>
          </table:table-cell>
          <table:table-cell table:style-name="ce2" office:value-type="float" office:value="13.2442" calcext:value-type="float">
            <text:p>13.244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4947030, 110.34947030</text:p>
          </table:table-cell>
          <table:table-cell table:style-name="ce2" office:value-type="string" calcext:value-type="string">
            <text:p>6(4)-5(4)</text:p>
          </table:table-cell>
          <table:table-cell table:style-name="ce2" office:value-type="float" office:value="-3.4355" calcext:value-type="float">
            <text:p>-3.4355</text:p>
          </table:table-cell>
          <table:table-cell table:style-name="ce2"/>
          <table:table-cell table:style-name="ce2" office:value-type="float" office:value="88.6465" calcext:value-type="float">
            <text:p>88.6465</text:p>
          </table:table-cell>
          <table:table-cell table:style-name="ce2" office:value-type="float" office:value="127.5434" calcext:value-type="float">
            <text:p>127.5434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7498900, 110.37498900</text:p>
          </table:table-cell>
          <table:table-cell table:style-name="ce2" office:value-type="string" calcext:value-type="string">
            <text:p>6(2)-5(2)</text:p>
          </table:table-cell>
          <table:table-cell table:style-name="ce2" office:value-type="float" office:value="-3.1071" calcext:value-type="float">
            <text:p>-3.1071</text:p>
          </table:table-cell>
          <table:table-cell table:style-name="ce2"/>
          <table:table-cell table:style-name="ce2" office:value-type="float" office:value="29.07" calcext:value-type="float">
            <text:p>29.07</text:p>
          </table:table-cell>
          <table:table-cell table:style-name="ce2" office:value-type="float" office:value="41.8255" calcext:value-type="float">
            <text:p>41.8255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8137200, 110.38137200</text:p>
          </table:table-cell>
          <table:table-cell table:style-name="ce2" office:value-type="string" calcext:value-type="string">
            <text:p>6(1)-5(1)</text:p>
          </table:table-cell>
          <table:table-cell table:style-name="ce2" office:value-type="float" office:value="-3.0371" calcext:value-type="float">
            <text:p>-3.0371</text:p>
          </table:table-cell>
          <table:table-cell table:style-name="ce2"/>
          <table:table-cell table:style-name="ce2" office:value-type="float" office:value="14.1717" calcext:value-type="float">
            <text:p>14.1717</text:p>
          </table:table-cell>
          <table:table-cell table:style-name="ce2" office:value-type="float" office:value="20.39" calcext:value-type="float">
            <text:p>20.39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8349990, 110.38349990</text:p>
          </table:table-cell>
          <table:table-cell table:style-name="ce2" office:value-type="string" calcext:value-type="string">
            <text:p>6(0)-5(0)</text:p>
          </table:table-cell>
          <table:table-cell table:style-name="ce2" office:value-type="float" office:value="-3.0145" calcext:value-type="float">
            <text:p>-3.0145</text:p>
          </table:table-cell>
          <table:table-cell table:style-name="ce2"/>
          <table:table-cell table:style-name="ce2" office:value-type="float" office:value="9.2052" calcext:value-type="float">
            <text:p>9.2052</text:p>
          </table:table-cell>
          <table:table-cell table:style-name="ce2" office:value-type="float" office:value="13.2443" calcext:value-type="float">
            <text:p>13.244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6435370, 110.36435370</text:p>
          </table:table-cell>
          <table:table-cell table:style-name="ce2" office:value-type="string" calcext:value-type="string">
            <text:p>6(3)-5(3)</text:p>
          </table:table-cell>
          <table:table-cell table:style-name="ce2" office:value-type="float" office:value="-2.9316" calcext:value-type="float">
            <text:p>-2.9316</text:p>
          </table:table-cell>
          <table:table-cell table:style-name="ce2"/>
          <table:table-cell table:style-name="ce2" office:value-type="float" office:value="53.8969" calcext:value-type="float">
            <text:p>53.8969</text:p>
          </table:table-cell>
          <table:table-cell table:style-name="ce2" office:value-type="float" office:value="77.5461" calcext:value-type="float">
            <text:p>77.546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3026070, 220.73026070</text:p>
          </table:table-cell>
          <table:table-cell table:style-name="ce2" office:value-type="string" calcext:value-type="string">
            <text:p>12(2)-11(2)</text:p>
          </table:table-cell>
          <table:table-cell table:style-name="ce2" office:value-type="float" office:value="-2.2341" calcext:value-type="float">
            <text:p>-2.2341</text:p>
          </table:table-cell>
          <table:table-cell table:style-name="ce2"/>
          <table:table-cell table:style-name="ce2" office:value-type="float" office:value="60.3634" calcext:value-type="float">
            <text:p>60.3634</text:p>
          </table:table-cell>
          <table:table-cell table:style-name="ce2" office:value-type="float" office:value="86.85" calcext:value-type="float">
            <text:p>86.85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4301060, 220.74301060</text:p>
          </table:table-cell>
          <table:table-cell table:style-name="ce2" office:value-type="string" calcext:value-type="string">
            <text:p>12(1)-11(1)</text:p>
          </table:table-cell>
          <table:table-cell table:style-name="ce2" office:value-type="float" office:value="-2.1939" calcext:value-type="float">
            <text:p>-2.1939</text:p>
          </table:table-cell>
          <table:table-cell table:style-name="ce2"/>
          <table:table-cell table:style-name="ce2" office:value-type="float" office:value="45.4669" calcext:value-type="float">
            <text:p>45.4669</text:p>
          </table:table-cell>
          <table:table-cell table:style-name="ce2" office:value-type="float" office:value="65.4172" calcext:value-type="float">
            <text:p>65.417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4726120, 220.74726120</text:p>
          </table:table-cell>
          <table:table-cell table:style-name="ce2" office:value-type="string" calcext:value-type="string">
            <text:p>12(0)-11(0)</text:p>
          </table:table-cell>
          <table:table-cell table:style-name="ce2" office:value-type="float" office:value="-2.1804" calcext:value-type="float">
            <text:p>-2.1804</text:p>
          </table:table-cell>
          <table:table-cell table:style-name="ce2"/>
          <table:table-cell table:style-name="ce2" office:value-type="float" office:value="40.501" calcext:value-type="float">
            <text:p>40.501</text:p>
          </table:table-cell>
          <table:table-cell table:style-name="ce2" office:value-type="float" office:value="58.2723" calcext:value-type="float">
            <text:p>58.272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241.70015900, 241.70015900</text:p>
          </table:table-cell>
          <table:table-cell table:style-name="ce2" office:value-type="string" calcext:value-type="string">
            <text:p>5(0)-4(0)E1vt=0</text:p>
          </table:table-cell>
          <table:table-cell table:style-name="ce2" office:value-type="float" office:value="-3.8411" calcext:value-type="float">
            <text:p>-3.8411</text:p>
          </table:table-cell>
          <table:table-cell table:style-name="ce2"/>
          <table:table-cell table:style-name="ce2" office:value-type="float" office:value="25.254" calcext:value-type="float">
            <text:p>25.254</text:p>
          </table:table-cell>
          <table:table-cell table:style-name="ce2" office:value-type="float" office:value="36.3347" calcext:value-type="float">
            <text:p>36.3347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241.76723400, 241.76723400</text:p>
          </table:table-cell>
          <table:table-cell table:style-name="ce2" office:value-type="string" calcext:value-type="string">
            <text:p>5(-1)-4(-1)E2vt=0</text:p>
          </table:table-cell>
          <table:table-cell table:style-name="ce2" office:value-type="float" office:value="-3.8472" calcext:value-type="float">
            <text:p>-3.8472</text:p>
          </table:table-cell>
          <table:table-cell table:style-name="ce2"/>
          <table:table-cell table:style-name="ce2" office:value-type="float" office:value="20.009" calcext:value-type="float">
            <text:p>20.009</text:p>
          </table:table-cell>
          <table:table-cell table:style-name="ce2" office:value-type="float" office:value="28.7883" calcext:value-type="float">
            <text:p>28.788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241.79135200, 241.79135200</text:p>
          </table:table-cell>
          <table:table-cell table:style-name="ce2" office:value-type="string" calcext:value-type="string">
            <text:p>5(0)+-4(0)+vt=0</text:p>
          </table:table-cell>
          <table:table-cell table:style-name="ce2" office:value-type="float" office:value="-3.8215" calcext:value-type="float">
            <text:p>-3.8215</text:p>
          </table:table-cell>
          <table:table-cell table:style-name="ce2"/>
          <table:table-cell table:style-name="ce2" office:value-type="float" office:value="16.134" calcext:value-type="float">
            <text:p>16.134</text:p>
          </table:table-cell>
          <table:table-cell table:style-name="ce2" office:value-type="float" office:value="23.2131" calcext:value-type="float">
            <text:p>23.213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04.20834800, 304.20834800</text:p>
          </table:table-cell>
          <table:table-cell table:style-name="ce2" office:value-type="string" calcext:value-type="string">
            <text:p>2(1)--2(0)+vt=0</text:p>
          </table:table-cell>
          <table:table-cell table:style-name="ce2" office:value-type="float" office:value="-3.6984" calcext:value-type="float">
            <text:p>-3.6984</text:p>
          </table:table-cell>
          <table:table-cell table:style-name="ce2"/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6.9636" calcext:value-type="float">
            <text:p>6.9636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05.47349100, 305.47349100</text:p>
          </table:table-cell>
          <table:table-cell table:style-name="ce2" office:value-type="string" calcext:value-type="string">
            <text:p>3(1)--3(0)+vt=0</text:p>
          </table:table-cell>
          <table:table-cell table:style-name="ce2" office:value-type="float" office:value="-3.6768" calcext:value-type="float">
            <text:p>-3.6768</text:p>
          </table:table-cell>
          <table:table-cell table:style-name="ce2"/>
          <table:table-cell table:style-name="ce2" office:value-type="float" office:value="9.681" calcext:value-type="float">
            <text:p>9.681</text:p>
          </table:table-cell>
          <table:table-cell table:style-name="ce2" office:value-type="float" office:value="13.9287" calcext:value-type="float">
            <text:p>13.9287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07.16592400, 307.16592400</text:p>
          </table:table-cell>
          <table:table-cell table:style-name="ce2" office:value-type="string" calcext:value-type="string">
            <text:p>4(1)--4(0)+vt=0</text:p>
          </table:table-cell>
          <table:table-cell table:style-name="ce2" office:value-type="float" office:value="-3.5781" calcext:value-type="float">
            <text:p>-3.5781</text:p>
          </table:table-cell>
          <table:table-cell table:style-name="ce2"/>
          <table:table-cell table:style-name="ce2" office:value-type="float" office:value="16.134" calcext:value-type="float">
            <text:p>16.134</text:p>
          </table:table-cell>
          <table:table-cell table:style-name="ce2" office:value-type="float" office:value="23.2131" calcext:value-type="float">
            <text:p>23.213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18.31891900, 318.31891900</text:p>
          </table:table-cell>
          <table:table-cell table:style-name="ce2" office:value-type="string" calcext:value-type="string">
            <text:p>8(1)--8(0)+vt=0</text:p>
          </table:table-cell>
          <table:table-cell table:style-name="ce2" office:value-type="float" office:value="-3.3698" calcext:value-type="float">
            <text:p>-3.3698</text:p>
          </table:table-cell>
          <table:table-cell table:style-name="ce2"/>
          <table:table-cell table:style-name="ce2" office:value-type="float" office:value="58.062" calcext:value-type="float">
            <text:p>58.062</text:p>
          </table:table-cell>
          <table:table-cell table:style-name="ce2" office:value-type="float" office:value="83.5378" calcext:value-type="float">
            <text:p>83.5378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Methylidynium</text:p>
          </table:table-cell>
          <table:table-cell office:value-type="string" calcext:value-type="string">
            <text:p>835.13750400, 835.13750400</text:p>
          </table:table-cell>
          <table:table-cell office:value-type="string" calcext:value-type="string">
            <text:p>1-0</text:p>
          </table:table-cell>
          <table:table-cell office:value-type="float" office:value="-0.0983" calcext:value-type="float">
            <text:p>-0.09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113.49097020, 113.49097020</text:p>
          </table:table-cell>
          <table:table-cell office:value-type="string" calcext:value-type="string">
            <text:p>N=1-0,J=3/2-1/2,F=5/2-3/2</text:p>
          </table:table-cell>
          <table:table-cell office:value-type="float" office:value="-3.2691" calcext:value-type="float">
            <text:p>-3.2691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226.87478130, 226.87478130</text:p>
          </table:table-cell>
          <table:table-cell office:value-type="string" calcext:value-type="string">
            <text:p>N=2-1,J=5/2-3/2,F=7/2-5/2</text:p>
          </table:table-cell>
          <table:table-cell office:value-type="float" office:value="-2.4751" calcext:value-type="float">
            <text:p>-2.4751</text:p>
          </table:table-cell>
          <table:table-cell office:value-type="string" calcext:value-type="string">
            <text:p><text:s/>8.0b</text:p>
          </table:table-cell>
          <table:table-cell office:value-type="float" office:value="3.7857" calcext:value-type="float">
            <text:p>3.7857</text:p>
          </table:table-cell>
          <table:table-cell office:value-type="float" office:value="5.4467" calcext:value-type="float">
            <text:p>5.44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340.24777000, 340.24777000</text:p>
          </table:table-cell>
          <table:table-cell office:value-type="string" calcext:value-type="string">
            <text:p>N=3-2,J=7/2-5/2,F=7/2-5/2</text:p>
          </table:table-cell>
          <table:table-cell office:value-type="float" office:value="-2.0159" calcext:value-type="float">
            <text:p>-2.0159</text:p>
          </table:table-cell>
          <table:table-cell office:value-type="string" calcext:value-type="string">
            <text:p><text:s text:c="2"/>b</text:p>
          </table:table-cell>
          <table:table-cell office:value-type="float" office:value="11.3534" calcext:value-type="float">
            <text:p>11.3534</text:p>
          </table:table-cell>
          <table:table-cell office:value-type="float" office:value="16.3349" calcext:value-type="float">
            <text:p>16.33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453.60668140, 453.60668140</text:p>
          </table:table-cell>
          <table:table-cell office:value-type="string" calcext:value-type="string">
            <text:p>N=4-3,J=9/2-7/2,F=11/2-9/2</text:p>
          </table:table-cell>
          <table:table-cell office:value-type="float" office:value="-1.6987" calcext:value-type="float">
            <text:p>-1.6987</text:p>
          </table:table-cell>
          <table:table-cell/>
          <table:table-cell office:value-type="float" office:value="22.7028" calcext:value-type="float">
            <text:p>22.7028</text:p>
          </table:table-cell>
          <table:table-cell office:value-type="float" office:value="32.6641" calcext:value-type="float">
            <text:p>32.6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566.94689330, 566.94689330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1.4637" calcext:value-type="float">
            <text:p>-1.4637</text:p>
          </table:table-cell>
          <table:table-cell/>
          <table:table-cell office:value-type="float" office:value="37.8335" calcext:value-type="float">
            <text:p>37.8335</text:p>
          </table:table-cell>
          <table:table-cell office:value-type="float" office:value="54.4337" calcext:value-type="float">
            <text:p>54.43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680.26396710, 680.26396710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1.284" calcext:value-type="float">
            <text:p>-1.284</text:p>
          </table:table-cell>
          <table:table-cell office:value-type="string" calcext:value-type="string">
            <text:p><text:s text:c="2"/>b</text:p>
          </table:table-cell>
          <table:table-cell office:value-type="float" office:value="56.7448" calcext:value-type="float">
            <text:p>56.7448</text:p>
          </table:table-cell>
          <table:table-cell office:value-type="float" office:value="81.6426" calcext:value-type="float">
            <text:p>81.64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793.55332870, 793.55332870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1.1454" calcext:value-type="float">
            <text:p>-1.1454</text:p>
          </table:table-cell>
          <table:table-cell/>
          <table:table-cell office:value-type="float" office:value="79.436" calcext:value-type="float">
            <text:p>79.436</text:p>
          </table:table-cell>
          <table:table-cell office:value-type="float" office:value="114.29" calcext:value-type="float">
            <text:p>114.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906.81038810, 906.81038810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1.0391" calcext:value-type="float">
            <text:p>-1.0391</text:p>
          </table:table-cell>
          <table:table-cell/>
          <table:table-cell office:value-type="float" office:value="105.9061" calcext:value-type="float">
            <text:p>105.9061</text:p>
          </table:table-cell>
          <table:table-cell office:value-type="float" office:value="152.3744" calcext:value-type="float">
            <text:p>152.37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15.27120180, 115.27120180</text:p>
          </table:table-cell>
          <table:table-cell office:value-type="string" calcext:value-type="string">
            <text:p>1-0</text:p>
          </table:table-cell>
          <table:table-cell office:value-type="float" office:value="-5.0105" calcext:value-type="float">
            <text:p>-5.0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30.53800000, 230.53800000</text:p>
          </table:table-cell>
          <table:table-cell office:value-type="string" calcext:value-type="string">
            <text:p>2-1</text:p>
          </table:table-cell>
          <table:table-cell office:value-type="float" office:value="-4.1197" calcext:value-type="float">
            <text:p>-4.1197</text:p>
          </table:table-cell>
          <table:table-cell office:value-type="float" office:value="70" calcext:value-type="float">
            <text:p>70</text:p>
          </table:table-cell>
          <table:table-cell office:value-type="float" office:value="3.845" calcext:value-type="float">
            <text:p>3.845</text:p>
          </table:table-cell>
          <table:table-cell office:value-type="float" office:value="5.5321" calcext:value-type="float">
            <text:p>5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45.79598990, 345.79598990</text:p>
          </table:table-cell>
          <table:table-cell office:value-type="string" calcext:value-type="string">
            <text:p>3-2</text:p>
          </table:table-cell>
          <table:table-cell office:value-type="float" office:value="-3.6118" calcext:value-type="float">
            <text:p>-3.6118</text:p>
          </table:table-cell>
          <table:table-cell office:value-type="float" office:value="70" calcext:value-type="float">
            <text:p>70</text:p>
          </table:table-cell>
          <table:table-cell office:value-type="float" office:value="11.535" calcext:value-type="float">
            <text:p>11.535</text:p>
          </table:table-cell>
          <table:table-cell office:value-type="float" office:value="16.5962" calcext:value-type="float">
            <text:p>16.59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61.04076820, 461.04076820</text:p>
          </table:table-cell>
          <table:table-cell office:value-type="string" calcext:value-type="string">
            <text:p>4-3</text:p>
          </table:table-cell>
          <table:table-cell office:value-type="float" office:value="-3.2657" calcext:value-type="float">
            <text:p>-3.2657</text:p>
          </table:table-cell>
          <table:table-cell office:value-type="float" office:value="60" calcext:value-type="float">
            <text:p>60</text:p>
          </table:table-cell>
          <table:table-cell office:value-type="float" office:value="23.0695" calcext:value-type="float">
            <text:p>23.0695</text:p>
          </table:table-cell>
          <table:table-cell office:value-type="float" office:value="33.1917" calcext:value-type="float">
            <text:p>33.19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76.26793050, 576.26793050</text:p>
          </table:table-cell>
          <table:table-cell office:value-type="string" calcext:value-type="string">
            <text:p>5-4</text:p>
          </table:table-cell>
          <table:table-cell office:value-type="float" office:value="-3.0118" calcext:value-type="float">
            <text:p>-3.0118</text:p>
          </table:table-cell>
          <table:table-cell/>
          <table:table-cell office:value-type="float" office:value="38.4481" calcext:value-type="float">
            <text:p>38.4481</text:p>
          </table:table-cell>
          <table:table-cell office:value-type="float" office:value="55.3179" calcext:value-type="float">
            <text:p>55.3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91.47307630, 691.47307630</text:p>
          </table:table-cell>
          <table:table-cell office:value-type="string" calcext:value-type="string">
            <text:p>6-5</text:p>
          </table:table-cell>
          <table:table-cell office:value-type="float" office:value="-2.8193" calcext:value-type="float">
            <text:p>-2.8193</text:p>
          </table:table-cell>
          <table:table-cell office:value-type="float" office:value="100" calcext:value-type="float">
            <text:p>100</text:p>
          </table:table-cell>
          <table:table-cell office:value-type="float" office:value="57.6704" calcext:value-type="float">
            <text:p>57.6704</text:p>
          </table:table-cell>
          <table:table-cell office:value-type="float" office:value="82.9744" calcext:value-type="float">
            <text:p>82.97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06.65180600, 806.65180600</text:p>
          </table:table-cell>
          <table:table-cell office:value-type="string" calcext:value-type="string">
            <text:p>7-6</text:p>
          </table:table-cell>
          <table:table-cell office:value-type="float" office:value="-2.6716" calcext:value-type="float">
            <text:p>-2.6716</text:p>
          </table:table-cell>
          <table:table-cell office:value-type="float" office:value="110" calcext:value-type="float">
            <text:p>110</text:p>
          </table:table-cell>
          <table:table-cell office:value-type="float" office:value="80.7354" calcext:value-type="float">
            <text:p>80.7354</text:p>
          </table:table-cell>
          <table:table-cell office:value-type="float" office:value="116.1596" calcext:value-type="float">
            <text:p>116.15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921.79970000, 921.79970000</text:p>
          </table:table-cell>
          <table:table-cell office:value-type="string" calcext:value-type="string">
            <text:p>8-7</text:p>
          </table:table-cell>
          <table:table-cell office:value-type="float" office:value="-2.559" calcext:value-type="float">
            <text:p>-2.559</text:p>
          </table:table-cell>
          <table:table-cell/>
          <table:table-cell office:value-type="float" office:value="107.6424" calcext:value-type="float">
            <text:p>107.6424</text:p>
          </table:table-cell>
          <table:table-cell office:value-type="float" office:value="154.8725" calcext:value-type="float">
            <text:p>154.8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7.98095330, 97.98095330</text:p>
          </table:table-cell>
          <table:table-cell office:value-type="string" calcext:value-type="string">
            <text:p>2-1</text:p>
          </table:table-cell>
          <table:table-cell office:value-type="float" office:value="-2.7252" calcext:value-type="float">
            <text:p>-2.7252</text:p>
          </table:table-cell>
          <table:table-cell office:value-type="float" office:value="6.94" calcext:value-type="float">
            <text:p>6.94</text:p>
          </table:table-cell>
          <table:table-cell office:value-type="float" office:value="1.6342" calcext:value-type="float">
            <text:p>1.6342</text:p>
          </table:table-cell>
          <table:table-cell office:value-type="float" office:value="2.3512" calcext:value-type="float">
            <text:p>2.35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46.96902870, 146.96902870</text:p>
          </table:table-cell>
          <table:table-cell office:value-type="string" calcext:value-type="string">
            <text:p>3-2</text:p>
          </table:table-cell>
          <table:table-cell office:value-type="float" office:value="-2.2055" calcext:value-type="float">
            <text:p>-2.2055</text:p>
          </table:table-cell>
          <table:table-cell office:value-type="float" office:value="8.1" calcext:value-type="float">
            <text:p>8.1</text:p>
          </table:table-cell>
          <table:table-cell office:value-type="float" office:value="4.9025" calcext:value-type="float">
            <text:p>4.9025</text:p>
          </table:table-cell>
          <table:table-cell office:value-type="float" office:value="7.0536" calcext:value-type="float">
            <text:p>7.05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95.95421090, 195.95421090</text:p>
          </table:table-cell>
          <table:table-cell office:value-type="string" calcext:value-type="string">
            <text:p>4-3</text:p>
          </table:table-cell>
          <table:table-cell office:value-type="float" office:value="-1.8426" calcext:value-type="float">
            <text:p>-1.8426</text:p>
          </table:table-cell>
          <table:table-cell office:value-type="float" office:value="3.3" calcext:value-type="float">
            <text:p>3.3</text:p>
          </table:table-cell>
          <table:table-cell office:value-type="float" office:value="9.8048" calcext:value-type="float">
            <text:p>9.8048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44.93555650, 244.93555650</text:p>
          </table:table-cell>
          <table:table-cell office:value-type="string" calcext:value-type="string">
            <text:p>5-4</text:p>
          </table:table-cell>
          <table:table-cell office:value-type="float" office:value="-1.5672" calcext:value-type="float">
            <text:p>-1.5672</text:p>
          </table:table-cell>
          <table:table-cell office:value-type="float" office:value="5.5" calcext:value-type="float">
            <text:p>5.5</text:p>
          </table:table-cell>
          <table:table-cell office:value-type="float" office:value="16.3411" calcext:value-type="float">
            <text:p>16.3411</text:p>
          </table:table-cell>
          <table:table-cell office:value-type="float" office:value="23.5111" calcext:value-type="float">
            <text:p>23.51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93.91208650, 293.91208650</text:p>
          </table:table-cell>
          <table:table-cell office:value-type="string" calcext:value-type="string">
            <text:p>6-5</text:p>
          </table:table-cell>
          <table:table-cell office:value-type="float" office:value="-1.3484" calcext:value-type="float">
            <text:p>-1.3484</text:p>
          </table:table-cell>
          <table:table-cell office:value-type="float" office:value="3.3" calcext:value-type="float">
            <text:p>3.3</text:p>
          </table:table-cell>
          <table:table-cell office:value-type="float" office:value="24.5113" calcext:value-type="float">
            <text:p>24.5113</text:p>
          </table:table-cell>
          <table:table-cell office:value-type="float" office:value="35.2661" calcext:value-type="float">
            <text:p>35.26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42.88285030, 342.88285030</text:p>
          </table:table-cell>
          <table:table-cell office:value-type="string" calcext:value-type="string">
            <text:p>7-6</text:p>
          </table:table-cell>
          <table:table-cell office:value-type="float" office:value="-1.1697" calcext:value-type="float">
            <text:p>-1.1697</text:p>
          </table:table-cell>
          <table:table-cell office:value-type="float" office:value="9.65" calcext:value-type="float">
            <text:p>9.65</text:p>
          </table:table-cell>
          <table:table-cell office:value-type="float" office:value="34.3152" calcext:value-type="float">
            <text:p>34.3152</text:p>
          </table:table-cell>
          <table:table-cell office:value-type="float" office:value="49.3716" calcext:value-type="float">
            <text:p>49.37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91.84688980, 391.84688980</text:p>
          </table:table-cell>
          <table:table-cell office:value-type="string" calcext:value-type="string">
            <text:p>8-7</text:p>
          </table:table-cell>
          <table:table-cell office:value-type="float" office:value="-1.0213" calcext:value-type="float">
            <text:p>-1.0213</text:p>
          </table:table-cell>
          <table:table-cell/>
          <table:table-cell office:value-type="float" office:value="45.7525" calcext:value-type="float">
            <text:p>45.7525</text:p>
          </table:table-cell>
          <table:table-cell office:value-type="float" office:value="65.8273" calcext:value-type="float">
            <text:p>65.8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40.80323200, 440.80323200</text:p>
          </table:table-cell>
          <table:table-cell office:value-type="string" calcext:value-type="string">
            <text:p>9-8</text:p>
          </table:table-cell>
          <table:table-cell office:value-type="float" office:value="-0.8968" calcext:value-type="float">
            <text:p>-0.8968</text:p>
          </table:table-cell>
          <table:table-cell/>
          <table:table-cell office:value-type="float" office:value="58.8231" calcext:value-type="float">
            <text:p>58.8231</text:p>
          </table:table-cell>
          <table:table-cell office:value-type="float" office:value="84.6328" calcext:value-type="float">
            <text:p>84.63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89.75092100, 489.75092100</text:p>
          </table:table-cell>
          <table:table-cell office:value-type="string" calcext:value-type="string">
            <text:p>10-9</text:p>
          </table:table-cell>
          <table:table-cell office:value-type="float" office:value="-0.7919" calcext:value-type="float">
            <text:p>-0.7919</text:p>
          </table:table-cell>
          <table:table-cell office:value-type="float" office:value="11.7" calcext:value-type="float">
            <text:p>11.7</text:p>
          </table:table-cell>
          <table:table-cell office:value-type="float" office:value="73.5267" calcext:value-type="float">
            <text:p>73.5267</text:p>
          </table:table-cell>
          <table:table-cell office:value-type="float" office:value="105.7879" calcext:value-type="float">
            <text:p>105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38.68899720, 538.68899720</text:p>
          </table:table-cell>
          <table:table-cell office:value-type="string" calcext:value-type="string">
            <text:p>11-10</text:p>
          </table:table-cell>
          <table:table-cell office:value-type="float" office:value="-0.7034" calcext:value-type="float">
            <text:p>-0.7034</text:p>
          </table:table-cell>
          <table:table-cell/>
          <table:table-cell office:value-type="float" office:value="89.8631" calcext:value-type="float">
            <text:p>89.8631</text:p>
          </table:table-cell>
          <table:table-cell office:value-type="float" office:value="129.2922" calcext:value-type="float">
            <text:p>129.2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87.61648500, 587.61648500</text:p>
          </table:table-cell>
          <table:table-cell office:value-type="string" calcext:value-type="string">
            <text:p>12-11</text:p>
          </table:table-cell>
          <table:table-cell office:value-type="float" office:value="-0.6292" calcext:value-type="float">
            <text:p>-0.6292</text:p>
          </table:table-cell>
          <table:table-cell/>
          <table:table-cell office:value-type="float" office:value="107.8318" calcext:value-type="float">
            <text:p>107.8318</text:p>
          </table:table-cell>
          <table:table-cell office:value-type="float" office:value="155.145" calcext:value-type="float">
            <text:p>155.1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36.53246000, 636.53246000</text:p>
          </table:table-cell>
          <table:table-cell office:value-type="string" calcext:value-type="string">
            <text:p>13-12</text:p>
          </table:table-cell>
          <table:table-cell office:value-type="float" office:value="-0.5675" calcext:value-type="float">
            <text:p>-0.5675</text:p>
          </table:table-cell>
          <table:table-cell office:value-type="float" office:value="29.9" calcext:value-type="float">
            <text:p>29.9</text:p>
          </table:table-cell>
          <table:table-cell office:value-type="float" office:value="127.4326" calcext:value-type="float">
            <text:p>127.4326</text:p>
          </table:table-cell>
          <table:table-cell office:value-type="float" office:value="183.346" calcext:value-type="float">
            <text:p>183.3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85.43592380, 685.43592380</text:p>
          </table:table-cell>
          <table:table-cell office:value-type="string" calcext:value-type="string">
            <text:p>14-13</text:p>
          </table:table-cell>
          <table:table-cell office:value-type="float" office:value="-0.5169" calcext:value-type="float">
            <text:p>-0.5169</text:p>
          </table:table-cell>
          <table:table-cell office:value-type="float" office:value="25" calcext:value-type="float">
            <text:p>25</text:p>
          </table:table-cell>
          <table:table-cell office:value-type="float" office:value="148.665" calcext:value-type="float">
            <text:p>148.665</text:p>
          </table:table-cell>
          <table:table-cell office:value-type="float" office:value="213.8945" calcext:value-type="float">
            <text:p>213.89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34.32592900, 734.32592900</text:p>
          </table:table-cell>
          <table:table-cell office:value-type="string" calcext:value-type="string">
            <text:p>15-14</text:p>
          </table:table-cell>
          <table:table-cell office:value-type="float" office:value="-0.4764" calcext:value-type="float">
            <text:p>-0.4764</text:p>
          </table:table-cell>
          <table:table-cell/>
          <table:table-cell office:value-type="float" office:value="171.5287" calcext:value-type="float">
            <text:p>171.5287</text:p>
          </table:table-cell>
          <table:table-cell office:value-type="float" office:value="246.7901" calcext:value-type="float">
            <text:p>246.7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83.20151400, 783.20151400</text:p>
          </table:table-cell>
          <table:table-cell office:value-type="string" calcext:value-type="string">
            <text:p>16-15</text:p>
          </table:table-cell>
          <table:table-cell office:value-type="float" office:value="-0.4451" calcext:value-type="float">
            <text:p>-0.4451</text:p>
          </table:table-cell>
          <table:table-cell/>
          <table:table-cell office:value-type="float" office:value="196.0232" calcext:value-type="float">
            <text:p>196.0232</text:p>
          </table:table-cell>
          <table:table-cell office:value-type="float" office:value="282.032" calcext:value-type="float">
            <text:p>282.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32.06171770, 832.06171770</text:p>
          </table:table-cell>
          <table:table-cell office:value-type="string" calcext:value-type="string">
            <text:p>17-16</text:p>
          </table:table-cell>
          <table:table-cell office:value-type="float" office:value="-0.4223" calcext:value-type="float">
            <text:p>-0.4223</text:p>
          </table:table-cell>
          <table:table-cell office:value-type="float" office:value="57.2" calcext:value-type="float">
            <text:p>57.2</text:p>
          </table:table-cell>
          <table:table-cell office:value-type="float" office:value="222.148" calcext:value-type="float">
            <text:p>222.148</text:p>
          </table:table-cell>
          <table:table-cell office:value-type="float" office:value="319.6196" calcext:value-type="float">
            <text:p>319.61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80.90557920, 880.90557920</text:p>
          </table:table-cell>
          <table:table-cell office:value-type="string" calcext:value-type="string">
            <text:p>18-17</text:p>
          </table:table-cell>
          <table:table-cell office:value-type="float" office:value="-0.4074" calcext:value-type="float">
            <text:p>-0.4074</text:p>
          </table:table-cell>
          <table:table-cell office:value-type="float" office:value="15.3" calcext:value-type="float">
            <text:p>15.3</text:p>
          </table:table-cell>
          <table:table-cell office:value-type="float" office:value="249.9025" calcext:value-type="float">
            <text:p>249.9025</text:p>
          </table:table-cell>
          <table:table-cell office:value-type="float" office:value="359.5519" calcext:value-type="float">
            <text:p>359.55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29.73212500, 929.73212500</text:p>
          </table:table-cell>
          <table:table-cell office:value-type="string" calcext:value-type="string">
            <text:p>19-18</text:p>
          </table:table-cell>
          <table:table-cell office:value-type="float" office:value="-0.3999" calcext:value-type="float">
            <text:p>-0.3999</text:p>
          </table:table-cell>
          <table:table-cell/>
          <table:table-cell office:value-type="float" office:value="279.2864" calcext:value-type="float">
            <text:p>279.2864</text:p>
          </table:table-cell>
          <table:table-cell office:value-type="float" office:value="401.8285" calcext:value-type="float">
            <text:p>401.82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01.33299100, 101.33299100</text:p>
          </table:table-cell>
          <table:table-cell office:value-type="string" calcext:value-type="string">
            <text:p>6(1,5)-6(1,6)</text:p>
          </table:table-cell>
          <table:table-cell office:value-type="float" office:value="-4.0441" calcext:value-type="float">
            <text:p>-4.0441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16.71876810, 116.71876810</text:p>
          </table:table-cell>
          <table:table-cell office:value-type="string" calcext:value-type="string">
            <text:p>14(2,12)-14(2,13)</text:p>
          </table:table-cell>
          <table:table-cell office:value-type="float" office:value="-4.6652" calcext:value-type="float">
            <text:p>-4.6652</text:p>
          </table:table-cell>
          <table:table-cell/>
          <table:table-cell office:value-type="float" office:value="287.063" calcext:value-type="float">
            <text:p>287.063</text:p>
          </table:table-cell>
          <table:table-cell office:value-type="float" office:value="413.0172" calcext:value-type="float">
            <text:p>413.01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25.57093810, 125.57093810</text:p>
          </table:table-cell>
          <table:table-cell office:value-type="string" calcext:value-type="string">
            <text:p>15(2,13)-16(0,16)</text:p>
          </table:table-cell>
          <table:table-cell office:value-type="float" office:value="-6.2201" calcext:value-type="float">
            <text:p>-6.2201</text:p>
          </table:table-cell>
          <table:table-cell/>
          <table:table-cell office:value-type="float" office:value="324.0311" calcext:value-type="float">
            <text:p>324.0311</text:p>
          </table:table-cell>
          <table:table-cell office:value-type="float" office:value="466.2058" calcext:value-type="float">
            <text:p>466.20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35.03043990, 135.03043990</text:p>
          </table:table-cell>
          <table:table-cell office:value-type="string" calcext:value-type="string">
            <text:p>7(1,6)-7(1,7)</text:p>
          </table:table-cell>
          <table:table-cell office:value-type="float" office:value="-3.892" calcext:value-type="float">
            <text:p>-3.892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35.44874020, 135.44874020</text:p>
          </table:table-cell>
          <table:table-cell office:value-type="string" calcext:value-type="string">
            <text:p>14(2,12)-15(0,15)</text:p>
          </table:table-cell>
          <table:table-cell office:value-type="float" office:value="-6.0795" calcext:value-type="float">
            <text:p>-6.0795</text:p>
          </table:table-cell>
          <table:table-cell/>
          <table:table-cell office:value-type="float" office:value="286.4383" calcext:value-type="float">
            <text:p>286.4383</text:p>
          </table:table-cell>
          <table:table-cell office:value-type="float" office:value="412.1184" calcext:value-type="float">
            <text:p>412.11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40.83950200, 140.83950200</text:p>
          </table:table-cell>
          <table:table-cell office:value-type="string" calcext:value-type="string">
            <text:p>2(1,2)-1(1,1)</text:p>
          </table:table-cell>
          <table:table-cell office:value-type="float" office:value="-2.9773" calcext:value-type="float">
            <text:p>-2.9773</text:p>
          </table:table-cell>
          <table:table-cell/>
          <table:table-cell office:value-type="float" office:value="10.539" calcext:value-type="float">
            <text:p>10.539</text:p>
          </table:table-cell>
          <table:table-cell office:value-type="float" office:value="15.1632" calcext:value-type="float">
            <text:p>15.1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45.60294900, 145.60294900</text:p>
          </table:table-cell>
          <table:table-cell office:value-type="string" calcext:value-type="string">
            <text:p>2(0,2)-1(0,1)</text:p>
          </table:table-cell>
          <table:table-cell office:value-type="float" office:value="-3.2839" calcext:value-type="float">
            <text:p>-3.2839</text:p>
          </table:table-cell>
          <table:table-cell/>
          <table:table-cell office:value-type="float" office:value="2.4296" calcext:value-type="float">
            <text:p>2.4296</text:p>
          </table:table-cell>
          <table:table-cell office:value-type="float" office:value="3.4956" calcext:value-type="float">
            <text:p>3.49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48.67919800, 148.67919800</text:p>
          </table:table-cell>
          <table:table-cell office:value-type="string" calcext:value-type="string">
            <text:p>15(2,13)-15(2,14)</text:p>
          </table:table-cell>
          <table:table-cell office:value-type="float" office:value="-4.5688" calcext:value-type="float">
            <text:p>-4.5688</text:p>
          </table:table-cell>
          <table:table-cell/>
          <table:table-cell office:value-type="float" office:value="323.2603" calcext:value-type="float">
            <text:p>323.2603</text:p>
          </table:table-cell>
          <table:table-cell office:value-type="float" office:value="465.0968" calcext:value-type="float">
            <text:p>465.0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50.49833400, 150.49833400</text:p>
          </table:table-cell>
          <table:table-cell office:value-type="string" calcext:value-type="string">
            <text:p>2(1,1)-1(1,0)</text:p>
          </table:table-cell>
          <table:table-cell office:value-type="float" office:value="-2.9203" calcext:value-type="float">
            <text:p>-2.9203</text:p>
          </table:table-cell>
          <table:table-cell/>
          <table:table-cell office:value-type="float" office:value="10.7001" calcext:value-type="float">
            <text:p>10.7001</text:p>
          </table:table-cell>
          <table:table-cell office:value-type="float" office:value="15.395" calcext:value-type="float">
            <text:p>15.3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54.02527000, 154.02527000</text:p>
          </table:table-cell>
          <table:table-cell office:value-type="string" calcext:value-type="string">
            <text:p>13(2,11)-14(0,14)</text:p>
          </table:table-cell>
          <table:table-cell office:value-type="float" office:value="-5.9125" calcext:value-type="float">
            <text:p>-5.9125</text:p>
          </table:table-cell>
          <table:table-cell/>
          <table:table-cell office:value-type="float" office:value="251.0991" calcext:value-type="float">
            <text:p>251.0991</text:p>
          </table:table-cell>
          <table:table-cell office:value-type="float" office:value="361.2735" calcext:value-type="float">
            <text:p>361.27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73.46170500, 173.46170500</text:p>
          </table:table-cell>
          <table:table-cell office:value-type="string" calcext:value-type="string">
            <text:p>8(1,7)-8(1,8)</text:p>
          </table:table-cell>
          <table:table-cell office:value-type="float" office:value="-3.7684" calcext:value-type="float">
            <text:p>-3.7684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81.01738400, 181.01738400</text:p>
          </table:table-cell>
          <table:table-cell office:value-type="string" calcext:value-type="string">
            <text:p>12(2,10)-13(0,13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18.0209" calcext:value-type="float">
            <text:p>218.0209</text:p>
          </table:table-cell>
          <table:table-cell office:value-type="float" office:value="313.6816" calcext:value-type="float">
            <text:p>313.68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1.21146800, 211.21146800</text:p>
          </table:table-cell>
          <table:table-cell office:value-type="string" calcext:value-type="string">
            <text:p>3(1,3)-2(1,2)</text:p>
          </table:table-cell>
          <table:table-cell office:value-type="float" office:value="-2.3877" calcext:value-type="float">
            <text:p>-2.3877</text:p>
          </table:table-cell>
          <table:table-cell/>
          <table:table-cell office:value-type="float" office:value="15.2369" calcext:value-type="float">
            <text:p>15.2369</text:p>
          </table:table-cell>
          <table:table-cell office:value-type="float" office:value="21.9224" calcext:value-type="float">
            <text:p>21.9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5.97616360, 215.97616360</text:p>
          </table:table-cell>
          <table:table-cell office:value-type="string" calcext:value-type="string">
            <text:p>11(2,9)-12(0,12)</text:p>
          </table:table-cell>
          <table:table-cell office:value-type="float" office:value="-5.5745" calcext:value-type="float">
            <text:p>-5.5745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6.56865100, 216.56865100</text:p>
          </table:table-cell>
          <table:table-cell office:value-type="string" calcext:value-type="string">
            <text:p>9(1,8)-9(1,9)</text:p>
          </table:table-cell>
          <table:table-cell office:value-type="float" office:value="-3.6678" calcext:value-type="float">
            <text:p>-3.6678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8.22219200, 218.22219200</text:p>
          </table:table-cell>
          <table:table-cell office:value-type="string" calcext:value-type="string">
            <text:p>3(0,3)-2(0,2)</text:p>
          </table:table-cell>
          <table:table-cell office:value-type="float" office:value="-2.769" calcext:value-type="float">
            <text:p>-2.769</text:p>
          </table:table-cell>
          <table:table-cell/>
          <table:table-cell office:value-type="float" office:value="7.2864" calcext:value-type="float">
            <text:p>7.2864</text:p>
          </table:table-cell>
          <table:table-cell office:value-type="float" office:value="10.4834" calcext:value-type="float">
            <text:p>10.48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8.47563200, 218.47563200</text:p>
          </table:table-cell>
          <table:table-cell office:value-type="string" calcext:value-type="string">
            <text:p>3(2,2)-2(2,1)</text:p>
          </table:table-cell>
          <table:table-cell office:value-type="float" office:value="-3.0914" calcext:value-type="float">
            <text:p>-3.0914</text:p>
          </table:table-cell>
          <table:table-cell/>
          <table:table-cell office:value-type="float" office:value="40.0402" calcext:value-type="float">
            <text:p>40.0402</text:p>
          </table:table-cell>
          <table:table-cell office:value-type="float" office:value="57.6086" calcext:value-type="float">
            <text:p>57.60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8.76006600, 218.76006600</text:p>
          </table:table-cell>
          <table:table-cell office:value-type="string" calcext:value-type="string">
            <text:p>3(2,1)-2(2,0)</text:p>
          </table:table-cell>
          <table:table-cell office:value-type="float" office:value="-3.0903" calcext:value-type="float">
            <text:p>-3.0903</text:p>
          </table:table-cell>
          <table:table-cell/>
          <table:table-cell office:value-type="float" office:value="40.0426" calcext:value-type="float">
            <text:p>40.0426</text:p>
          </table:table-cell>
          <table:table-cell office:value-type="float" office:value="57.612" calcext:value-type="float">
            <text:p>57.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25.69777500, 225.69777500</text:p>
          </table:table-cell>
          <table:table-cell office:value-type="string" calcext:value-type="string">
            <text:p>3(1,2)-2(1,1)</text:p>
          </table:table-cell>
          <table:table-cell office:value-type="float" office:value="-2.3315" calcext:value-type="float">
            <text:p>-2.3315</text:p>
          </table:table-cell>
          <table:table-cell/>
          <table:table-cell office:value-type="float" office:value="15.7202" calcext:value-type="float">
            <text:p>15.7202</text:p>
          </table:table-cell>
          <table:table-cell office:value-type="float" office:value="22.6177" calcext:value-type="float">
            <text:p>22.61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58.29606640, 258.29606640</text:p>
          </table:table-cell>
          <table:table-cell office:value-type="string" calcext:value-type="string">
            <text:p>10(2,8)-11(0,11)</text:p>
          </table:table-cell>
          <table:table-cell office:value-type="float" office:value="-5.4339" calcext:value-type="float">
            <text:p>-5.433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64.27012910, 264.27012910</text:p>
          </table:table-cell>
          <table:table-cell office:value-type="string" calcext:value-type="string">
            <text:p>10(1,9)-10(1,10)</text:p>
          </table:table-cell>
          <table:table-cell office:value-type="float" office:value="-3.5865" calcext:value-type="float">
            <text:p>-3.586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81.52692900, 281.52692900</text:p>
          </table:table-cell>
          <table:table-cell office:value-type="string" calcext:value-type="string">
            <text:p>4(1,4)-3(1,3)</text:p>
          </table:table-cell>
          <table:table-cell office:value-type="float" office:value="-2.0071" calcext:value-type="float">
            <text:p>-2.0071</text:p>
          </table:table-cell>
          <table:table-cell/>
          <table:table-cell office:value-type="float" office:value="22.2822" calcext:value-type="float">
            <text:p>22.2822</text:p>
          </table:table-cell>
          <table:table-cell office:value-type="float" office:value="32.0589" calcext:value-type="float">
            <text:p>32.05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0.62340500, 290.62340500</text:p>
          </table:table-cell>
          <table:table-cell office:value-type="string" calcext:value-type="string">
            <text:p>4(0,4)-3(0,3)</text:p>
          </table:table-cell>
          <table:table-cell office:value-type="float" office:value="-2.4129" calcext:value-type="float">
            <text:p>-2.412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23776640, 291.23776640</text:p>
          </table:table-cell>
          <table:table-cell office:value-type="string" calcext:value-type="string">
            <text:p>4(2,3)-3(2,2)</text:p>
          </table:table-cell>
          <table:table-cell office:value-type="float" office:value="-2.6042" calcext:value-type="float">
            <text:p>-2.6042</text:p>
          </table:table-cell>
          <table:table-cell/>
          <table:table-cell office:value-type="float" office:value="47.3278" calcext:value-type="float">
            <text:p>47.3278</text:p>
          </table:table-cell>
          <table:table-cell office:value-type="float" office:value="68.0938" calcext:value-type="float">
            <text:p>68.09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38044230, 291.38044230</text:p>
          </table:table-cell>
          <table:table-cell office:value-type="string" calcext:value-type="string">
            <text:p>4(3,2)-3(3,1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2" calcext:value-type="float">
            <text:p>88.2382</text:p>
          </table:table-cell>
          <table:table-cell office:value-type="float" office:value="126.9544" calcext:value-type="float">
            <text:p>126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38436150, 291.38436150</text:p>
          </table:table-cell>
          <table:table-cell office:value-type="string" calcext:value-type="string">
            <text:p>4(3,1)-3(3,0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3" calcext:value-type="float">
            <text:p>88.2383</text:p>
          </table:table-cell>
          <table:table-cell office:value-type="float" office:value="126.9545" calcext:value-type="float">
            <text:p>126.95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94806740, 291.94806740</text:p>
          </table:table-cell>
          <table:table-cell office:value-type="string" calcext:value-type="string">
            <text:p>4(2,2)-3(2,1)</text:p>
          </table:table-cell>
          <table:table-cell office:value-type="float" office:value="-2.6021" calcext:value-type="float">
            <text:p>-2.6021</text:p>
          </table:table-cell>
          <table:table-cell/>
          <table:table-cell office:value-type="float" office:value="47.3397" calcext:value-type="float">
            <text:p>47.3397</text:p>
          </table:table-cell>
          <table:table-cell office:value-type="float" office:value="68.1109" calcext:value-type="float">
            <text:p>68.1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00.83663500, 300.83663500</text:p>
          </table:table-cell>
          <table:table-cell office:value-type="string" calcext:value-type="string">
            <text:p>4(1,3)-3(1,2)</text:p>
          </table:table-cell>
          <table:table-cell office:value-type="float" office:value="-1.9522" calcext:value-type="float">
            <text:p>-1.9522</text:p>
          </table:table-cell>
          <table:table-cell/>
          <table:table-cell office:value-type="float" office:value="23.2487" calcext:value-type="float">
            <text:p>23.2487</text:p>
          </table:table-cell>
          <table:table-cell office:value-type="float" office:value="33.4495" calcext:value-type="float">
            <text:p>33.44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07.23834360, 307.23834360</text:p>
          </table:table-cell>
          <table:table-cell office:value-type="string" calcext:value-type="string">
            <text:p>9(2,7)-10(0,10)</text:p>
          </table:table-cell>
          <table:table-cell office:value-type="float" office:value="-5.3254" calcext:value-type="float">
            <text:p>-5.3254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16.45682620, 316.45682620</text:p>
          </table:table-cell>
          <table:table-cell office:value-type="string" calcext:value-type="string">
            <text:p>11(1,10)-11(1,11)</text:p>
          </table:table-cell>
          <table:table-cell office:value-type="float" office:value="-3.5217" calcext:value-type="float">
            <text:p>-3.5217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51.76864500, 351.76864500</text:p>
          </table:table-cell>
          <table:table-cell office:value-type="string" calcext:value-type="string">
            <text:p>5(1,5)-4(1,4)</text:p>
          </table:table-cell>
          <table:table-cell office:value-type="float" office:value="-1.7284" calcext:value-type="float">
            <text:p>-1.7284</text:p>
          </table:table-cell>
          <table:table-cell/>
          <table:table-cell office:value-type="float" office:value="31.6729" calcext:value-type="float">
            <text:p>31.6729</text:p>
          </table:table-cell>
          <table:table-cell office:value-type="float" office:value="45.57" calcext:value-type="float">
            <text:p>45.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1.96756040, 361.96756040</text:p>
          </table:table-cell>
          <table:table-cell office:value-type="string" calcext:value-type="string">
            <text:p>8(2,6)-9(0,9)</text:p>
          </table:table-cell>
          <table:table-cell office:value-type="float" office:value="-5.2548" calcext:value-type="float">
            <text:p>-5.254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2.73604800, 362.73604800</text:p>
          </table:table-cell>
          <table:table-cell office:value-type="string" calcext:value-type="string">
            <text:p>5(0,5)-4(0,4)</text:p>
          </table:table-cell>
          <table:table-cell office:value-type="float" office:value="-2.1463" calcext:value-type="float">
            <text:p>-2.1463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3.94589400, 363.94589400</text:p>
          </table:table-cell>
          <table:table-cell office:value-type="string" calcext:value-type="string">
            <text:p>5(2,4)-4(2,3)</text:p>
          </table:table-cell>
          <table:table-cell office:value-type="float" office:value="-2.2872" calcext:value-type="float">
            <text:p>-2.2872</text:p>
          </table:table-cell>
          <table:table-cell/>
          <table:table-cell office:value-type="float" office:value="57.0425" calcext:value-type="float">
            <text:p>57.0425</text:p>
          </table:table-cell>
          <table:table-cell office:value-type="float" office:value="82.071" calcext:value-type="float">
            <text:p>82.0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10324900, 364.10324900</text:p>
          </table:table-cell>
          <table:table-cell office:value-type="string" calcext:value-type="string">
            <text:p>5(4,1)-4(4,0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10324900, 364.10324900</text:p>
          </table:table-cell>
          <table:table-cell office:value-type="string" calcext:value-type="string">
            <text:p>5(4,2)-4(4,1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27514100, 364.27514100</text:p>
          </table:table-cell>
          <table:table-cell office:value-type="string" calcext:value-type="string">
            <text:p>5(3,3)-4(3,2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7" calcext:value-type="float">
            <text:p>97.9577</text:p>
          </table:table-cell>
          <table:table-cell office:value-type="float" office:value="140.9385" calcext:value-type="float">
            <text:p>140.9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28888400, 364.28888400</text:p>
          </table:table-cell>
          <table:table-cell office:value-type="string" calcext:value-type="string">
            <text:p>5(3,2)-4(3,1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8" calcext:value-type="float">
            <text:p>97.9578</text:p>
          </table:table-cell>
          <table:table-cell office:value-type="float" office:value="140.9386" calcext:value-type="float">
            <text:p>140.93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5.36342800, 365.36342800</text:p>
          </table:table-cell>
          <table:table-cell office:value-type="string" calcext:value-type="string">
            <text:p>5(2,3)-4(2,2)</text:p>
          </table:table-cell>
          <table:table-cell office:value-type="float" office:value="-2.2839" calcext:value-type="float">
            <text:p>-2.2839</text:p>
          </table:table-cell>
          <table:table-cell/>
          <table:table-cell office:value-type="float" office:value="57.078" calcext:value-type="float">
            <text:p>57.078</text:p>
          </table:table-cell>
          <table:table-cell office:value-type="float" office:value="82.122" calcext:value-type="float">
            <text:p>82.1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72.98624300, 372.98624300</text:p>
          </table:table-cell>
          <table:table-cell office:value-type="string" calcext:value-type="string">
            <text:p>12(1,11)-12(1,12)</text:p>
          </table:table-cell>
          <table:table-cell office:value-type="float" office:value="-3.4714" calcext:value-type="float">
            <text:p>-3.471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75.89321600, 375.89321600</text:p>
          </table:table-cell>
          <table:table-cell office:value-type="string" calcext:value-type="string">
            <text:p>5(1,4)-4(1,3)</text:p>
          </table:table-cell>
          <table:table-cell office:value-type="float" office:value="-1.675" calcext:value-type="float">
            <text:p>-1.675</text:p>
          </table:table-cell>
          <table:table-cell/>
          <table:table-cell office:value-type="float" office:value="33.2835" calcext:value-type="float">
            <text:p>33.2835</text:p>
          </table:table-cell>
          <table:table-cell office:value-type="float" office:value="47.8873" calcext:value-type="float">
            <text:p>47.88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21.59563610, 421.59563610</text:p>
          </table:table-cell>
          <table:table-cell office:value-type="string" calcext:value-type="string">
            <text:p>7(2,5)-8(0,8)</text:p>
          </table:table-cell>
          <table:table-cell office:value-type="float" office:value="-5.2273" calcext:value-type="float">
            <text:p>-5.2273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21.92077200, 421.92077200</text:p>
          </table:table-cell>
          <table:table-cell office:value-type="string" calcext:value-type="string">
            <text:p>6(1,6)-5(1,5)</text:p>
          </table:table-cell>
          <table:table-cell office:value-type="float" office:value="-1.5127" calcext:value-type="float">
            <text:p>-1.5127</text:p>
          </table:table-cell>
          <table:table-cell/>
          <table:table-cell office:value-type="float" office:value="43.4067" calcext:value-type="float">
            <text:p>43.4067</text:p>
          </table:table-cell>
          <table:table-cell office:value-type="float" office:value="62.4522" calcext:value-type="float">
            <text:p>62.45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3.67772700, 433.67772700</text:p>
          </table:table-cell>
          <table:table-cell office:value-type="string" calcext:value-type="string">
            <text:p>13(1,12)-13(1,13)</text:p>
          </table:table-cell>
          <table:table-cell office:value-type="float" office:value="-3.434" calcext:value-type="float">
            <text:p>-3.434</text:p>
          </table:table-cell>
          <table:table-cell/>
          <table:table-cell office:value-type="float" office:value="221.181" calcext:value-type="float">
            <text:p>221.181</text:p>
          </table:table-cell>
          <table:table-cell office:value-type="float" office:value="318.2283" calcext:value-type="float">
            <text:p>318.22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4.49299500, 434.49299500</text:p>
          </table:table-cell>
          <table:table-cell office:value-type="string" calcext:value-type="string">
            <text:p>6(0,6)-5(0,5)</text:p>
          </table:table-cell>
          <table:table-cell office:value-type="float" office:value="-1.9381" calcext:value-type="float">
            <text:p>-1.9381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58648600, 436.58648600</text:p>
          </table:table-cell>
          <table:table-cell office:value-type="string" calcext:value-type="string">
            <text:p>6(2,5)-5(2,4)</text:p>
          </table:table-cell>
          <table:table-cell office:value-type="float" office:value="-2.0532" calcext:value-type="float">
            <text:p>-2.0532</text:p>
          </table:table-cell>
          <table:table-cell/>
          <table:table-cell office:value-type="float" office:value="69.1824" calcext:value-type="float">
            <text:p>69.1824</text:p>
          </table:table-cell>
          <table:table-cell office:value-type="float" office:value="99.5375" calcext:value-type="float">
            <text:p>99.53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75104000, 436.75104000</text:p>
          </table:table-cell>
          <table:table-cell office:value-type="string" calcext:value-type="string">
            <text:p>6(5,2)-5(5,1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75104000, 436.75104000</text:p>
          </table:table-cell>
          <table:table-cell office:value-type="string" calcext:value-type="string">
            <text:p>6(5,1)-5(5,0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95740600, 436.95740600</text:p>
          </table:table-cell>
          <table:table-cell office:value-type="string" calcext:value-type="string">
            <text:p>6(4,2)-5(4,1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95740600, 436.95740600</text:p>
          </table:table-cell>
          <table:table-cell office:value-type="string" calcext:value-type="string">
            <text:p>6(4,3)-5(4,2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7.19951900, 437.19951900</text:p>
          </table:table-cell>
          <table:table-cell office:value-type="string" calcext:value-type="string">
            <text:p>6(3,4)-5(3,3)</text:p>
          </table:table-cell>
          <table:table-cell office:value-type="float" office:value="-1.7339" calcext:value-type="float">
            <text:p>-1.7339</text:p>
          </table:table-cell>
          <table:table-cell/>
          <table:table-cell office:value-type="float" office:value="110.1086" calcext:value-type="float">
            <text:p>110.1086</text:p>
          </table:table-cell>
          <table:table-cell office:value-type="float" office:value="158.4208" calcext:value-type="float">
            <text:p>158.42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7.23597600, 437.23597600</text:p>
          </table:table-cell>
          <table:table-cell office:value-type="string" calcext:value-type="string">
            <text:p>6(3,3)-5(3,2)</text:p>
          </table:table-cell>
          <table:table-cell office:value-type="float" office:value="-1.7338" calcext:value-type="float">
            <text:p>-1.7338</text:p>
          </table:table-cell>
          <table:table-cell/>
          <table:table-cell office:value-type="float" office:value="110.1092" calcext:value-type="float">
            <text:p>110.1092</text:p>
          </table:table-cell>
          <table:table-cell office:value-type="float" office:value="158.4217" calcext:value-type="float">
            <text:p>158.4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9.05778600, 439.05778600</text:p>
          </table:table-cell>
          <table:table-cell office:value-type="string" calcext:value-type="string">
            <text:p>6(2,4)-5(2,3)</text:p>
          </table:table-cell>
          <table:table-cell office:value-type="float" office:value="-2.0485" calcext:value-type="float">
            <text:p>-2.0485</text:p>
          </table:table-cell>
          <table:table-cell/>
          <table:table-cell office:value-type="float" office:value="69.2652" calcext:value-type="float">
            <text:p>69.2652</text:p>
          </table:table-cell>
          <table:table-cell office:value-type="float" office:value="99.6566" calcext:value-type="float">
            <text:p>99.6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50.84449580, 450.84449580</text:p>
          </table:table-cell>
          <table:table-cell office:value-type="string" calcext:value-type="string">
            <text:p>6(1,5)-5(1,4)</text:p>
          </table:table-cell>
          <table:table-cell office:value-type="float" office:value="-1.4611" calcext:value-type="float">
            <text:p>-1.4611</text:p>
          </table:table-cell>
          <table:table-cell/>
          <table:table-cell office:value-type="float" office:value="45.822" calcext:value-type="float">
            <text:p>45.822</text:p>
          </table:table-cell>
          <table:table-cell office:value-type="float" office:value="65.9273" calcext:value-type="float">
            <text:p>65.9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85.22759410, 485.22759410</text:p>
          </table:table-cell>
          <table:table-cell office:value-type="string" calcext:value-type="string">
            <text:p>6(2,4)-7(0,7)</text:p>
          </table:table-cell>
          <table:table-cell office:value-type="float" office:value="-5.2484" calcext:value-type="float">
            <text:p>-5.2484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91.96836870, 491.96836870</text:p>
          </table:table-cell>
          <table:table-cell office:value-type="string" calcext:value-type="string">
            <text:p>7(1,7)-6(1,6)</text:p>
          </table:table-cell>
          <table:table-cell office:value-type="float" office:value="-1.3408" calcext:value-type="float">
            <text:p>-1.3408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98.30818240, 498.30818240</text:p>
          </table:table-cell>
          <table:table-cell office:value-type="string" calcext:value-type="string">
            <text:p>14(1,13)-14(1,14)</text:p>
          </table:table-cell>
          <table:table-cell office:value-type="float" office:value="-3.4082" calcext:value-type="float">
            <text:p>-3.4082</text:p>
          </table:table-cell>
          <table:table-cell/>
          <table:table-cell office:value-type="float" office:value="253.8233" calcext:value-type="float">
            <text:p>253.8233</text:p>
          </table:table-cell>
          <table:table-cell office:value-type="float" office:value="365.193" calcext:value-type="float">
            <text:p>365.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5.83371550, 505.83371550</text:p>
          </table:table-cell>
          <table:table-cell office:value-type="string" calcext:value-type="string">
            <text:p>7(0,7)-6(0,6)</text:p>
          </table:table-cell>
          <table:table-cell office:value-type="float" office:value="-1.7719" calcext:value-type="float">
            <text:p>-1.7719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14624290, 509.14624290</text:p>
          </table:table-cell>
          <table:table-cell office:value-type="string" calcext:value-type="string">
            <text:p>7(2,6)-6(2,5)</text:p>
          </table:table-cell>
          <table:table-cell office:value-type="float" office:value="-1.8714" calcext:value-type="float">
            <text:p>-1.8714</text:p>
          </table:table-cell>
          <table:table-cell/>
          <table:table-cell office:value-type="float" office:value="83.7453" calcext:value-type="float">
            <text:p>83.7453</text:p>
          </table:table-cell>
          <table:table-cell office:value-type="float" office:value="120.4901" calcext:value-type="float">
            <text:p>120.4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30602480, 509.30602480</text:p>
          </table:table-cell>
          <table:table-cell office:value-type="string" calcext:value-type="string">
            <text:p>7(6,1)-6(6,0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30602480, 509.30602480</text:p>
          </table:table-cell>
          <table:table-cell office:value-type="string" calcext:value-type="string">
            <text:p>7(6,2)-6(6,1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56211930, 509.56211930</text:p>
          </table:table-cell>
          <table:table-cell office:value-type="string" calcext:value-type="string">
            <text:p>7(5,3)-6(5,2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56212110, 509.56212110</text:p>
          </table:table-cell>
          <table:table-cell office:value-type="string" calcext:value-type="string">
            <text:p>7(5,2)-6(5,1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82955310, 509.82955310</text:p>
          </table:table-cell>
          <table:table-cell office:value-type="string" calcext:value-type="string">
            <text:p>7(4,4)-6(4,3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83014770, 509.83014770</text:p>
          </table:table-cell>
          <table:table-cell office:value-type="string" calcext:value-type="string">
            <text:p>7(4,3)-6(4,2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10.15573820, 510.15573820</text:p>
          </table:table-cell>
          <table:table-cell office:value-type="string" calcext:value-type="string">
            <text:p>7(3,5)-6(3,4)</text:p>
          </table:table-cell>
          <table:table-cell office:value-type="float" office:value="-1.5289" calcext:value-type="float">
            <text:p>-1.5289</text:p>
          </table:table-cell>
          <table:table-cell/>
          <table:table-cell office:value-type="float" office:value="124.692" calcext:value-type="float">
            <text:p>124.692</text:p>
          </table:table-cell>
          <table:table-cell office:value-type="float" office:value="179.4029" calcext:value-type="float">
            <text:p>179.40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10.23784610, 510.23784610</text:p>
          </table:table-cell>
          <table:table-cell office:value-type="string" calcext:value-type="string">
            <text:p>7(3,4)-6(3,3)</text:p>
          </table:table-cell>
          <table:table-cell office:value-type="float" office:value="-1.5288" calcext:value-type="float">
            <text:p>-1.5288</text:p>
          </table:table-cell>
          <table:table-cell/>
          <table:table-cell office:value-type="float" office:value="124.6938" calcext:value-type="float">
            <text:p>124.6938</text:p>
          </table:table-cell>
          <table:table-cell office:value-type="float" office:value="179.4055" calcext:value-type="float">
            <text:p>179.4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13.07635270, 513.07635270</text:p>
          </table:table-cell>
          <table:table-cell office:value-type="string" calcext:value-type="string">
            <text:p>7(2,5)-6(2,4)</text:p>
          </table:table-cell>
          <table:table-cell office:value-type="float" office:value="-1.8651" calcext:value-type="float">
            <text:p>-1.8651</text:p>
          </table:table-cell>
          <table:table-cell/>
          <table:table-cell office:value-type="float" office:value="83.9106" calcext:value-type="float">
            <text:p>83.9106</text:p>
          </table:table-cell>
          <table:table-cell office:value-type="float" office:value="120.7279" calcext:value-type="float">
            <text:p>120.72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25.66583130, 525.66583130</text:p>
          </table:table-cell>
          <table:table-cell office:value-type="string" calcext:value-type="string">
            <text:p>7(1,6)-6(1,5)</text:p>
          </table:table-cell>
          <table:table-cell office:value-type="float" office:value="-1.2914" calcext:value-type="float">
            <text:p>-1.2914</text:p>
          </table:table-cell>
          <table:table-cell/>
          <table:table-cell office:value-type="float" office:value="60.8605" calcext:value-type="float">
            <text:p>60.8605</text:p>
          </table:table-cell>
          <table:table-cell office:value-type="float" office:value="87.5642" calcext:value-type="float">
            <text:p>87.56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52.00352020, 552.00352020</text:p>
          </table:table-cell>
          <table:table-cell office:value-type="string" calcext:value-type="string">
            <text:p>5(2,3)-6(0,6)</text:p>
          </table:table-cell>
          <table:table-cell office:value-type="float" office:value="-5.3268" calcext:value-type="float">
            <text:p>-5.3268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59.26791980, 559.26791980</text:p>
          </table:table-cell>
          <table:table-cell office:value-type="string" calcext:value-type="string">
            <text:p>15(3,12)-16(1,15)</text:p>
          </table:table-cell>
          <table:table-cell office:value-type="float" office:value="-4.7825" calcext:value-type="float">
            <text:p>-4.7825</text:p>
          </table:table-cell>
          <table:table-cell/>
          <table:table-cell office:value-type="float" office:value="347.2922" calcext:value-type="float">
            <text:p>347.2922</text:p>
          </table:table-cell>
          <table:table-cell office:value-type="float" office:value="499.6731" calcext:value-type="float">
            <text:p>499.67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61.89931360, 561.89931360</text:p>
          </table:table-cell>
          <table:table-cell office:value-type="string" calcext:value-type="string">
            <text:p>8(1,8)-7(1,7)</text:p>
          </table:table-cell>
          <table:table-cell office:value-type="float" office:value="-1.2018" calcext:value-type="float">
            <text:p>-1.2018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66.60875870, 566.60875870</text:p>
          </table:table-cell>
          <table:table-cell office:value-type="string" calcext:value-type="string">
            <text:p>15(1,14)-15(1,15)</text:p>
          </table:table-cell>
          <table:table-cell office:value-type="float" office:value="-3.3931" calcext:value-type="float">
            <text:p>-3.3931</text:p>
          </table:table-cell>
          <table:table-cell/>
          <table:table-cell office:value-type="float" office:value="288.7653" calcext:value-type="float">
            <text:p>288.7653</text:p>
          </table:table-cell>
          <table:table-cell office:value-type="float" office:value="415.4665" calcext:value-type="float">
            <text:p>415.46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76.70831070, 576.70831070</text:p>
          </table:table-cell>
          <table:table-cell office:value-type="string" calcext:value-type="string">
            <text:p>8(0,8)-7(0,7)</text:p>
          </table:table-cell>
          <table:table-cell office:value-type="float" office:value="-1.6377" calcext:value-type="float">
            <text:p>-1.6377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1.61184910, 581.61184910</text:p>
          </table:table-cell>
          <table:table-cell office:value-type="string" calcext:value-type="string">
            <text:p>8(2,7)-7(2,6)</text:p>
          </table:table-cell>
          <table:table-cell office:value-type="float" office:value="-1.7267" calcext:value-type="float">
            <text:p>-1.7267</text:p>
          </table:table-cell>
          <table:table-cell/>
          <table:table-cell office:value-type="float" office:value="100.7286" calcext:value-type="float">
            <text:p>100.7286</text:p>
          </table:table-cell>
          <table:table-cell office:value-type="float" office:value="144.9252" calcext:value-type="float">
            <text:p>144.92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38205790, 582.38205790</text:p>
          </table:table-cell>
          <table:table-cell office:value-type="string" calcext:value-type="string">
            <text:p>8(5,4)-7(5,3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38206530, 582.38206530</text:p>
          </table:table-cell>
          <table:table-cell office:value-type="string" calcext:value-type="string">
            <text:p>8(5,3)-7(5,2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72280150, 582.72280150</text:p>
          </table:table-cell>
          <table:table-cell office:value-type="string" calcext:value-type="string">
            <text:p>8(4,5)-7(4,4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72443540, 582.72443540</text:p>
          </table:table-cell>
          <table:table-cell office:value-type="string" calcext:value-type="string">
            <text:p>8(4,4)-7(4,3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3.14460210, 583.14460210</text:p>
          </table:table-cell>
          <table:table-cell office:value-type="string" calcext:value-type="string">
            <text:p>8(3,6)-7(3,5)</text:p>
          </table:table-cell>
          <table:table-cell office:value-type="float" office:value="-1.3704" calcext:value-type="float">
            <text:p>-1.3704</text:p>
          </table:table-cell>
          <table:table-cell/>
          <table:table-cell office:value-type="float" office:value="141.7089" calcext:value-type="float">
            <text:p>141.7089</text:p>
          </table:table-cell>
          <table:table-cell office:value-type="float" office:value="203.8863" calcext:value-type="float">
            <text:p>203.88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3.30854650, 583.30854650</text:p>
          </table:table-cell>
          <table:table-cell office:value-type="string" calcext:value-type="string">
            <text:p>8(3,5)-7(3,4)</text:p>
          </table:table-cell>
          <table:table-cell office:value-type="float" office:value="-1.3702" calcext:value-type="float">
            <text:p>-1.3702</text:p>
          </table:table-cell>
          <table:table-cell/>
          <table:table-cell office:value-type="float" office:value="141.7135" calcext:value-type="float">
            <text:p>141.7135</text:p>
          </table:table-cell>
          <table:table-cell office:value-type="float" office:value="203.8929" calcext:value-type="float">
            <text:p>203.89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7.45366580, 587.45366580</text:p>
          </table:table-cell>
          <table:table-cell office:value-type="string" calcext:value-type="string">
            <text:p>8(2,6)-7(2,5)</text:p>
          </table:table-cell>
          <table:table-cell office:value-type="float" office:value="-1.7188" calcext:value-type="float">
            <text:p>-1.7188</text:p>
          </table:table-cell>
          <table:table-cell/>
          <table:table-cell office:value-type="float" office:value="101.025" calcext:value-type="float">
            <text:p>101.025</text:p>
          </table:table-cell>
          <table:table-cell office:value-type="float" office:value="145.3516" calcext:value-type="float">
            <text:p>145.35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00.33057460, 600.33057460</text:p>
          </table:table-cell>
          <table:table-cell office:value-type="string" calcext:value-type="string">
            <text:p>8(1,7)-7(1,6)</text:p>
          </table:table-cell>
          <table:table-cell office:value-type="float" office:value="-1.1551" calcext:value-type="float">
            <text:p>-1.1551</text:p>
          </table:table-cell>
          <table:table-cell/>
          <table:table-cell office:value-type="float" office:value="78.3948" calcext:value-type="float">
            <text:p>78.3948</text:p>
          </table:table-cell>
          <table:table-cell office:value-type="float" office:value="112.792" calcext:value-type="float">
            <text:p>112.7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21.13306170, 621.13306170</text:p>
          </table:table-cell>
          <table:table-cell office:value-type="string" calcext:value-type="string">
            <text:p>4(2,2)-5(0,5)</text:p>
          </table:table-cell>
          <table:table-cell office:value-type="float" office:value="-5.4785" calcext:value-type="float">
            <text:p>-5.4785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31.70282730, 631.70282730</text:p>
          </table:table-cell>
          <table:table-cell office:value-type="string" calcext:value-type="string">
            <text:p>9(1,9)-8(1,8)</text:p>
          </table:table-cell>
          <table:table-cell office:value-type="float" office:value="-1.089" calcext:value-type="float">
            <text:p>-1.089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38.26326100, 638.26326100</text:p>
          </table:table-cell>
          <table:table-cell office:value-type="string" calcext:value-type="string">
            <text:p>16(1,15)-16(1,16)</text:p>
          </table:table-cell>
          <table:table-cell office:value-type="float" office:value="-3.3878" calcext:value-type="float">
            <text:p>-3.3878</text:p>
          </table:table-cell>
          <table:table-cell/>
          <table:table-cell office:value-type="float" office:value="326.0021" calcext:value-type="float">
            <text:p>326.0021</text:p>
          </table:table-cell>
          <table:table-cell office:value-type="float" office:value="469.0416" calcext:value-type="float">
            <text:p>469.04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47.08173500, 647.08173500</text:p>
          </table:table-cell>
          <table:table-cell office:value-type="string" calcext:value-type="string">
            <text:p>9(0,9)-8(0,8)</text:p>
          </table:table-cell>
          <table:table-cell office:value-type="float" office:value="-1.5291" calcext:value-type="float">
            <text:p>-1.5291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48.80265390, 648.80265390</text:p>
          </table:table-cell>
          <table:table-cell office:value-type="string" calcext:value-type="string">
            <text:p>14(3,11)-15(1,14)</text:p>
          </table:table-cell>
          <table:table-cell office:value-type="float" office:value="-4.6846" calcext:value-type="float">
            <text:p>-4.6846</text:p>
          </table:table-cell>
          <table:table-cell/>
          <table:table-cell office:value-type="float" office:value="307.6653" calcext:value-type="float">
            <text:p>307.6653</text:p>
          </table:table-cell>
          <table:table-cell office:value-type="float" office:value="442.6592" calcext:value-type="float">
            <text:p>442.65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3.97015500, 653.97015500</text:p>
          </table:table-cell>
          <table:table-cell office:value-type="string" calcext:value-type="string">
            <text:p>9(2,8)-8(2,7)</text:p>
          </table:table-cell>
          <table:table-cell office:value-type="float" office:value="-1.6106" calcext:value-type="float">
            <text:p>-1.6106</text:p>
          </table:table-cell>
          <table:table-cell/>
          <table:table-cell office:value-type="float" office:value="120.1291" calcext:value-type="float">
            <text:p>120.1291</text:p>
          </table:table-cell>
          <table:table-cell office:value-type="float" office:value="172.838" calcext:value-type="float">
            <text:p>172.8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21210070, 655.21210070</text:p>
          </table:table-cell>
          <table:table-cell office:value-type="string" calcext:value-type="string">
            <text:p>9(5,5)-8(5,4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21212490, 655.21212490</text:p>
          </table:table-cell>
          <table:table-cell office:value-type="string" calcext:value-type="string">
            <text:p>9(5,4)-8(5,3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63990700, 655.63990700</text:p>
          </table:table-cell>
          <table:table-cell office:value-type="string" calcext:value-type="string">
            <text:p>9(4,6)-8(4,5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64367600, 655.64367600</text:p>
          </table:table-cell>
          <table:table-cell office:value-type="string" calcext:value-type="string">
            <text:p>9(4,5)-8(4,4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6.16470800, 656.16470800</text:p>
          </table:table-cell>
          <table:table-cell office:value-type="string" calcext:value-type="string">
            <text:p>9(3,7)-8(3,6)</text:p>
          </table:table-cell>
          <table:table-cell office:value-type="float" office:value="-1.2451" calcext:value-type="float">
            <text:p>-1.2451</text:p>
          </table:table-cell>
          <table:table-cell/>
          <table:table-cell office:value-type="float" office:value="161.1605" calcext:value-type="float">
            <text:p>161.1605</text:p>
          </table:table-cell>
          <table:table-cell office:value-type="float" office:value="231.8727" calcext:value-type="float">
            <text:p>231.8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6.46457200, 656.46457200</text:p>
          </table:table-cell>
          <table:table-cell office:value-type="string" calcext:value-type="string">
            <text:p>9(3,6)-8(3,5)</text:p>
          </table:table-cell>
          <table:table-cell office:value-type="float" office:value="-1.2448" calcext:value-type="float">
            <text:p>-1.2448</text:p>
          </table:table-cell>
          <table:table-cell/>
          <table:table-cell office:value-type="float" office:value="161.1706" calcext:value-type="float">
            <text:p>161.1706</text:p>
          </table:table-cell>
          <table:table-cell office:value-type="float" office:value="231.8872" calcext:value-type="float">
            <text:p>231.88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62.20915140, 662.20915140</text:p>
          </table:table-cell>
          <table:table-cell office:value-type="string" calcext:value-type="string">
            <text:p>9(2,7)-8(2,6)</text:p>
          </table:table-cell>
          <table:table-cell office:value-type="float" office:value="-1.601" calcext:value-type="float">
            <text:p>-1.601</text:p>
          </table:table-cell>
          <table:table-cell/>
          <table:table-cell office:value-type="float" office:value="120.6203" calcext:value-type="float">
            <text:p>120.6203</text:p>
          </table:table-cell>
          <table:table-cell office:value-type="float" office:value="173.5447" calcext:value-type="float">
            <text:p>173.54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74.80978400, 674.80978400</text:p>
          </table:table-cell>
          <table:table-cell office:value-type="string" calcext:value-type="string">
            <text:p>9(1,8)-8(1,7)</text:p>
          </table:table-cell>
          <table:table-cell office:value-type="float" office:value="-1.0452" calcext:value-type="float">
            <text:p>-1.0452</text:p>
          </table:table-cell>
          <table:table-cell/>
          <table:table-cell office:value-type="float" office:value="98.4197" calcext:value-type="float">
            <text:p>98.4197</text:p>
          </table:table-cell>
          <table:table-cell office:value-type="float" office:value="141.6032" calcext:value-type="float">
            <text:p>141.6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91.92100830, 691.92100830</text:p>
          </table:table-cell>
          <table:table-cell office:value-type="string" calcext:value-type="string">
            <text:p>3(2,1)-4(0,4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01.37047060, 701.37047060</text:p>
          </table:table-cell>
          <table:table-cell office:value-type="string" calcext:value-type="string">
            <text:p>10(1,10)-9(1,9)</text:p>
          </table:table-cell>
          <table:table-cell office:value-type="float" office:value="-0.9976" calcext:value-type="float">
            <text:p>-0.9976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16.93836820, 716.93836820</text:p>
          </table:table-cell>
          <table:table-cell office:value-type="string" calcext:value-type="string">
            <text:p>10(0,10)-9(0,9)</text:p>
          </table:table-cell>
          <table:table-cell office:value-type="float" office:value="-1.4418" calcext:value-type="float">
            <text:p>-1.441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6.20825040, 726.20825040</text:p>
          </table:table-cell>
          <table:table-cell office:value-type="string" calcext:value-type="string">
            <text:p>10(2,9)-9(2,8)</text:p>
          </table:table-cell>
          <table:table-cell office:value-type="float" office:value="-1.5175" calcext:value-type="float">
            <text:p>-1.5175</text:p>
          </table:table-cell>
          <table:table-cell/>
          <table:table-cell office:value-type="float" office:value="141.9432" calcext:value-type="float">
            <text:p>141.9432</text:p>
          </table:table-cell>
          <table:table-cell office:value-type="float" office:value="204.2234" calcext:value-type="float">
            <text:p>204.22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05348970, 728.05348970</text:p>
          </table:table-cell>
          <table:table-cell office:value-type="string" calcext:value-type="string">
            <text:p>10(5,6)-9(5,5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05355740, 728.05355740</text:p>
          </table:table-cell>
          <table:table-cell office:value-type="string" calcext:value-type="string">
            <text:p>10(5,5)-9(5,4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58309170, 728.58309170</text:p>
          </table:table-cell>
          <table:table-cell office:value-type="string" calcext:value-type="string">
            <text:p>10(4,7)-9(4,6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3" calcext:value-type="float">
            <text:p>240.2033</text:p>
          </table:table-cell>
          <table:table-cell office:value-type="float" office:value="345.597" calcext:value-type="float">
            <text:p>345.5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59150270, 728.59150270</text:p>
          </table:table-cell>
          <table:table-cell office:value-type="string" calcext:value-type="string">
            <text:p>10(4,6)-9(4,5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6" calcext:value-type="float">
            <text:p>240.2036</text:p>
          </table:table-cell>
          <table:table-cell office:value-type="float" office:value="345.5974" calcext:value-type="float">
            <text:p>345.59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9.21251990, 729.21251990</text:p>
          </table:table-cell>
          <table:table-cell office:value-type="string" calcext:value-type="string">
            <text:p>10(3,8)-9(3,7)</text:p>
          </table:table-cell>
          <table:table-cell office:value-type="float" office:value="-1.1456" calcext:value-type="float">
            <text:p>-1.1456</text:p>
          </table:table-cell>
          <table:table-cell/>
          <table:table-cell office:value-type="float" office:value="183.0478" calcext:value-type="float">
            <text:p>183.0478</text:p>
          </table:table-cell>
          <table:table-cell office:value-type="float" office:value="263.3634" calcext:value-type="float">
            <text:p>263.36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9.72514340, 729.72514340</text:p>
          </table:table-cell>
          <table:table-cell office:value-type="string" calcext:value-type="string">
            <text:p>10(3,7)-9(3,6)</text:p>
          </table:table-cell>
          <table:table-cell office:value-type="float" office:value="-1.145" calcext:value-type="float">
            <text:p>-1.145</text:p>
          </table:table-cell>
          <table:table-cell/>
          <table:table-cell office:value-type="float" office:value="183.0679" calcext:value-type="float">
            <text:p>183.0679</text:p>
          </table:table-cell>
          <table:table-cell office:value-type="float" office:value="263.3924" calcext:value-type="float">
            <text:p>263.39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37.34266900, 737.34266900</text:p>
          </table:table-cell>
          <table:table-cell office:value-type="string" calcext:value-type="string">
            <text:p>10(2,8)-9(2,7)</text:p>
          </table:table-cell>
          <table:table-cell office:value-type="float" office:value="-1.5062" calcext:value-type="float">
            <text:p>-1.5062</text:p>
          </table:table-cell>
          <table:table-cell/>
          <table:table-cell office:value-type="float" office:value="142.7093" calcext:value-type="float">
            <text:p>142.7093</text:p>
          </table:table-cell>
          <table:table-cell office:value-type="float" office:value="205.3257" calcext:value-type="float">
            <text:p>205.32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40.34697160, 740.34697160</text:p>
          </table:table-cell>
          <table:table-cell office:value-type="string" calcext:value-type="string">
            <text:p>13(3,10)-14(1,13)</text:p>
          </table:table-cell>
          <table:table-cell office:value-type="float" office:value="-4.6151" calcext:value-type="float">
            <text:p>-4.6151</text:p>
          </table:table-cell>
          <table:table-cell/>
          <table:table-cell office:value-type="float" office:value="270.4451" calcext:value-type="float">
            <text:p>270.4451</text:p>
          </table:table-cell>
          <table:table-cell office:value-type="float" office:value="389.1079" calcext:value-type="float">
            <text:p>389.10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49.07208330, 749.07208330</text:p>
          </table:table-cell>
          <table:table-cell office:value-type="string" calcext:value-type="string">
            <text:p>10(1,9)-9(1,8)</text:p>
          </table:table-cell>
          <table:table-cell office:value-type="float" office:value="-0.9572" calcext:value-type="float">
            <text:p>-0.9572</text:p>
          </table:table-cell>
          <table:table-cell/>
          <table:table-cell office:value-type="float" office:value="120.929" calcext:value-type="float">
            <text:p>120.929</text:p>
          </table:table-cell>
          <table:table-cell office:value-type="float" office:value="173.9889" calcext:value-type="float">
            <text:p>173.98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63.78435920, 763.78435920</text:p>
          </table:table-cell>
          <table:table-cell office:value-type="string" calcext:value-type="string">
            <text:p>2(2,0)-3(0,3)</text:p>
          </table:table-cell>
          <table:table-cell office:value-type="float" office:value="-6.2069" calcext:value-type="float">
            <text:p>-6.206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70.89606210, 770.89606210</text:p>
          </table:table-cell>
          <table:table-cell office:value-type="string" calcext:value-type="string">
            <text:p>11(1,11)-10(1,10)</text:p>
          </table:table-cell>
          <table:table-cell office:value-type="float" office:value="-0.9245" calcext:value-type="float">
            <text:p>-0.924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86.28495280, 786.28495280</text:p>
          </table:table-cell>
          <table:table-cell office:value-type="string" calcext:value-type="string">
            <text:p>11(0,11)-10(0,10)</text:p>
          </table:table-cell>
          <table:table-cell office:value-type="float" office:value="-1.3725" calcext:value-type="float">
            <text:p>-1.3725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98.31345360, 798.31345360</text:p>
          </table:table-cell>
          <table:table-cell office:value-type="string" calcext:value-type="string">
            <text:p>11(2,10)-10(2,9)</text:p>
          </table:table-cell>
          <table:table-cell office:value-type="float" office:value="-1.4436" calcext:value-type="float">
            <text:p>-1.4436</text:p>
          </table:table-cell>
          <table:table-cell/>
          <table:table-cell office:value-type="float" office:value="166.1669" calcext:value-type="float">
            <text:p>166.1669</text:p>
          </table:table-cell>
          <table:table-cell office:value-type="float" office:value="239.0757" calcext:value-type="float">
            <text:p>239.07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0.90745850, 800.90745850</text:p>
          </table:table-cell>
          <table:table-cell office:value-type="string" calcext:value-type="string">
            <text:p>11(5,7)-10(5,6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0.90762750, 800.90762750</text:p>
          </table:table-cell>
          <table:table-cell office:value-type="string" calcext:value-type="string">
            <text:p>11(5,6)-10(5,5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1.55496970, 801.55496970</text:p>
          </table:table-cell>
          <table:table-cell office:value-type="string" calcext:value-type="string">
            <text:p>11(4,8)-10(4,7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3" calcext:value-type="float">
            <text:p>264.5063</text:p>
          </table:table-cell>
          <table:table-cell office:value-type="float" office:value="380.5634" calcext:value-type="float">
            <text:p>380.56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1.57189630, 801.57189630</text:p>
          </table:table-cell>
          <table:table-cell office:value-type="string" calcext:value-type="string">
            <text:p>11(4,7)-10(4,6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8" calcext:value-type="float">
            <text:p>264.5068</text:p>
          </table:table-cell>
          <table:table-cell office:value-type="float" office:value="380.5641" calcext:value-type="float">
            <text:p>380.5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2.28236240, 802.28236240</text:p>
          </table:table-cell>
          <table:table-cell office:value-type="string" calcext:value-type="string">
            <text:p>11(3,9)-10(3,8)</text:p>
          </table:table-cell>
          <table:table-cell office:value-type="float" office:value="-1.067" calcext:value-type="float">
            <text:p>-1.067</text:p>
          </table:table-cell>
          <table:table-cell/>
          <table:table-cell office:value-type="float" office:value="207.3718" calcext:value-type="float">
            <text:p>207.3718</text:p>
          </table:table-cell>
          <table:table-cell office:value-type="float" office:value="298.36" calcext:value-type="float">
            <text:p>298.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3.11162410, 803.11162410</text:p>
          </table:table-cell>
          <table:table-cell office:value-type="string" calcext:value-type="string">
            <text:p>11(3,8)-10(3,7)</text:p>
          </table:table-cell>
          <table:table-cell office:value-type="float" office:value="-1.0662" calcext:value-type="float">
            <text:p>-1.0662</text:p>
          </table:table-cell>
          <table:table-cell/>
          <table:table-cell office:value-type="float" office:value="207.4089" calcext:value-type="float">
            <text:p>207.4089</text:p>
          </table:table-cell>
          <table:table-cell office:value-type="float" office:value="298.4134" calcext:value-type="float">
            <text:p>298.41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12.83140240, 812.83140240</text:p>
          </table:table-cell>
          <table:table-cell office:value-type="string" calcext:value-type="string">
            <text:p>11(2,9)-10(2,8)</text:p>
          </table:table-cell>
          <table:table-cell office:value-type="float" office:value="-1.4308" calcext:value-type="float">
            <text:p>-1.4308</text:p>
          </table:table-cell>
          <table:table-cell/>
          <table:table-cell office:value-type="float" office:value="167.3044" calcext:value-type="float">
            <text:p>167.3044</text:p>
          </table:table-cell>
          <table:table-cell office:value-type="float" office:value="240.7123" calcext:value-type="float">
            <text:p>240.71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23.08275920, 823.08275920</text:p>
          </table:table-cell>
          <table:table-cell office:value-type="string" calcext:value-type="string">
            <text:p>11(1,10)-10(1,9)</text:p>
          </table:table-cell>
          <table:table-cell office:value-type="float" office:value="-0.8878" calcext:value-type="float">
            <text:p>-0.8878</text:p>
          </table:table-cell>
          <table:table-cell/>
          <table:table-cell office:value-type="float" office:value="145.9153" calcext:value-type="float">
            <text:p>145.9153</text:p>
          </table:table-cell>
          <table:table-cell office:value-type="float" office:value="209.9384" calcext:value-type="float">
            <text:p>209.93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33.20494650, 833.20494650</text:p>
          </table:table-cell>
          <table:table-cell office:value-type="string" calcext:value-type="string">
            <text:p>12(3,9)-13(1,12)</text:p>
          </table:table-cell>
          <table:table-cell office:value-type="float" office:value="-4.5724" calcext:value-type="float">
            <text:p>-4.5724</text:p>
          </table:table-cell>
          <table:table-cell/>
          <table:table-cell office:value-type="float" office:value="235.6469" calcext:value-type="float">
            <text:p>235.6469</text:p>
          </table:table-cell>
          <table:table-cell office:value-type="float" office:value="339.0414" calcext:value-type="float">
            <text:p>339.04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40.27566600, 840.27566600</text:p>
          </table:table-cell>
          <table:table-cell office:value-type="string" calcext:value-type="string">
            <text:p>12(1,12)-11(1,11)</text:p>
          </table:table-cell>
          <table:table-cell office:value-type="float" office:value="-0.8672" calcext:value-type="float">
            <text:p>-0.8672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55.15128900, 855.15128900</text:p>
          </table:table-cell>
          <table:table-cell office:value-type="string" calcext:value-type="string">
            <text:p>12(0,12)-11(0,11)</text:p>
          </table:table-cell>
          <table:table-cell office:value-type="float" office:value="-1.3189" calcext:value-type="float">
            <text:p>-1.318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0.27348200, 870.27348200</text:p>
          </table:table-cell>
          <table:table-cell office:value-type="string" calcext:value-type="string">
            <text:p>12(2,11)-11(2,10)</text:p>
          </table:table-cell>
          <table:table-cell office:value-type="float" office:value="-1.3865" calcext:value-type="float">
            <text:p>-1.3865</text:p>
          </table:table-cell>
          <table:table-cell/>
          <table:table-cell office:value-type="float" office:value="192.7958" calcext:value-type="float">
            <text:p>192.7958</text:p>
          </table:table-cell>
          <table:table-cell office:value-type="float" office:value="277.3886" calcext:value-type="float">
            <text:p>277.3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4.55738400, 874.55738400</text:p>
          </table:table-cell>
          <table:table-cell office:value-type="string" calcext:value-type="string">
            <text:p>12(4,9)-11(4,8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33" calcext:value-type="float">
            <text:p>291.2433</text:p>
          </table:table-cell>
          <table:table-cell office:value-type="float" office:value="419.0317" calcext:value-type="float">
            <text:p>419.03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4.58903800, 874.58903800</text:p>
          </table:table-cell>
          <table:table-cell office:value-type="string" calcext:value-type="string">
            <text:p>12(4,8)-11(4,7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43" calcext:value-type="float">
            <text:p>291.2443</text:p>
          </table:table-cell>
          <table:table-cell office:value-type="float" office:value="419.0332" calcext:value-type="float">
            <text:p>419.0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5.36616500, 875.36616500</text:p>
          </table:table-cell>
          <table:table-cell office:value-type="string" calcext:value-type="string">
            <text:p>12(3,10)-11(3,9)</text:p>
          </table:table-cell>
          <table:table-cell office:value-type="float" office:value="-1.0062" calcext:value-type="float">
            <text:p>-1.0062</text:p>
          </table:table-cell>
          <table:table-cell/>
          <table:table-cell office:value-type="float" office:value="234.133" calcext:value-type="float">
            <text:p>234.133</text:p>
          </table:table-cell>
          <table:table-cell office:value-type="float" office:value="336.8632" calcext:value-type="float">
            <text:p>336.8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6.64913400, 876.64913400</text:p>
          </table:table-cell>
          <table:table-cell office:value-type="string" calcext:value-type="string">
            <text:p>12(3,9)-11(3,8)</text:p>
          </table:table-cell>
          <table:table-cell office:value-type="float" office:value="-1.0051" calcext:value-type="float">
            <text:p>-1.0051</text:p>
          </table:table-cell>
          <table:table-cell/>
          <table:table-cell office:value-type="float" office:value="234.1978" calcext:value-type="float">
            <text:p>234.1978</text:p>
          </table:table-cell>
          <table:table-cell office:value-type="float" office:value="336.9565" calcext:value-type="float">
            <text:p>336.95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88.62905800, 888.62905800</text:p>
          </table:table-cell>
          <table:table-cell office:value-type="string" calcext:value-type="string">
            <text:p>12(2,10)-11(2,9)</text:p>
          </table:table-cell>
          <table:table-cell office:value-type="float" office:value="-1.3722" calcext:value-type="float">
            <text:p>-1.3722</text:p>
          </table:table-cell>
          <table:table-cell/>
          <table:table-cell office:value-type="float" office:value="194.4175" calcext:value-type="float">
            <text:p>194.4175</text:p>
          </table:table-cell>
          <table:table-cell office:value-type="float" office:value="279.7218" calcext:value-type="float">
            <text:p>279.72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96.80514500, 896.80514500</text:p>
          </table:table-cell>
          <table:table-cell office:value-type="string" calcext:value-type="string">
            <text:p>12(1,11)-11(1,10)</text:p>
          </table:table-cell>
          <table:table-cell office:value-type="float" office:value="-0.8347" calcext:value-type="float">
            <text:p>-0.8347</text:p>
          </table:table-cell>
          <table:table-cell/>
          <table:table-cell office:value-type="float" office:value="173.3704" calcext:value-type="float">
            <text:p>173.3704</text:p>
          </table:table-cell>
          <table:table-cell office:value-type="float" office:value="249.4399" calcext:value-type="float">
            <text:p>249.43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09.50767500, 909.50767500</text:p>
          </table:table-cell>
          <table:table-cell office:value-type="string" calcext:value-type="string">
            <text:p>13(1,13)-12(1,12)</text:p>
          </table:table-cell>
          <table:table-cell office:value-type="float" office:value="-0.824" calcext:value-type="float">
            <text:p>-0.82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23.58782700, 923.58782700</text:p>
          </table:table-cell>
          <table:table-cell office:value-type="string" calcext:value-type="string">
            <text:p>13(0,13)-12(0,12)</text:p>
          </table:table-cell>
          <table:table-cell office:value-type="float" office:value="-1.2791" calcext:value-type="float">
            <text:p>-1.2791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26.75497360, 926.75497360</text:p>
          </table:table-cell>
          <table:table-cell office:value-type="string" calcext:value-type="string">
            <text:p>11(3,8)-12(1,11)</text:p>
          </table:table-cell>
          <table:table-cell office:value-type="float" office:value="-4.5557" calcext:value-type="float">
            <text:p>-4.5557</text:p>
          </table:table-cell>
          <table:table-cell/>
          <table:table-cell office:value-type="float" office:value="203.2846" calcext:value-type="float">
            <text:p>203.2846</text:p>
          </table:table-cell>
          <table:table-cell office:value-type="float" office:value="292.4795" calcext:value-type="float">
            <text:p>292.4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2.07655000, 942.07655000</text:p>
          </table:table-cell>
          <table:table-cell office:value-type="string" calcext:value-type="string">
            <text:p>13(2,12)-12(2,11)</text:p>
          </table:table-cell>
          <table:table-cell office:value-type="float" office:value="-1.3439" calcext:value-type="float">
            <text:p>-1.3439</text:p>
          </table:table-cell>
          <table:table-cell/>
          <table:table-cell office:value-type="float" office:value="221.825" calcext:value-type="float">
            <text:p>221.825</text:p>
          </table:table-cell>
          <table:table-cell office:value-type="float" office:value="319.1549" calcext:value-type="float">
            <text:p>319.15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7.59182400, 947.59182400</text:p>
          </table:table-cell>
          <table:table-cell office:value-type="string" calcext:value-type="string">
            <text:p>13(4,10)-12(4,9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54" calcext:value-type="float">
            <text:p>320.4154</text:p>
          </table:table-cell>
          <table:table-cell office:value-type="float" office:value="461.0036" calcext:value-type="float">
            <text:p>461.00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7.64798700, 947.64798700</text:p>
          </table:table-cell>
          <table:table-cell office:value-type="string" calcext:value-type="string">
            <text:p>13(4,9)-12(4,8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75" calcext:value-type="float">
            <text:p>320.4175</text:p>
          </table:table-cell>
          <table:table-cell office:value-type="float" office:value="461.0067" calcext:value-type="float">
            <text:p>461.00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8.45383300, 948.45383300</text:p>
          </table:table-cell>
          <table:table-cell office:value-type="string" calcext:value-type="string">
            <text:p>13(3,11)-12(3,10)</text:p>
          </table:table-cell>
          <table:table-cell office:value-type="float" office:value="-0.9608" calcext:value-type="float">
            <text:p>-0.9608</text:p>
          </table:table-cell>
          <table:table-cell/>
          <table:table-cell office:value-type="float" office:value="263.3321" calcext:value-type="float">
            <text:p>263.3321</text:p>
          </table:table-cell>
          <table:table-cell office:value-type="float" office:value="378.874" calcext:value-type="float">
            <text:p>378.8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95.10823340, 95.10823340</text:p>
          </table:table-cell>
          <table:table-cell office:value-type="string" calcext:value-type="string">
            <text:p>13(1,12)-13(1,13)</text:p>
          </table:table-cell>
          <table:table-cell office:value-type="float" office:value="-5.1507" calcext:value-type="float">
            <text:p>-5.1507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1.47762000, 101.47762000</text:p>
          </table:table-cell>
          <table:table-cell office:value-type="string" calcext:value-type="string">
            <text:p>3(1,3)-2(1,2)</text:p>
          </table:table-cell>
          <table:table-cell office:value-type="float" office:value="-3.6341" calcext:value-type="float">
            <text:p>-3.6341</text:p>
          </table:table-cell>
          <table:table-cell office:value-type="float" office:value="0.49" calcext:value-type="float">
            <text:p>0.49</text:p>
          </table:table-cell>
          <table:table-cell office:value-type="float" office:value="12.5521" calcext:value-type="float">
            <text:p>12.5521</text:p>
          </table:table-cell>
          <table:table-cell office:value-type="float" office:value="18.0596" calcext:value-type="float">
            <text:p>18.05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3.03999000, 103.03999000</text:p>
          </table:table-cell>
          <table:table-cell office:value-type="string" calcext:value-type="string">
            <text:p>3(2,2)-2(2,1)</text:p>
          </table:table-cell>
          <table:table-cell office:value-type="float" office:value="-4.3594" calcext:value-type="float">
            <text:p>-4.3594</text:p>
          </table:table-cell>
          <table:table-cell office:value-type="float" office:value="0.2" calcext:value-type="float">
            <text:p>0.2</text:p>
          </table:table-cell>
          <table:table-cell office:value-type="float" office:value="40.0668" calcext:value-type="float">
            <text:p>40.0668</text:p>
          </table:table-cell>
          <table:table-cell office:value-type="float" office:value="57.6469" calcext:value-type="float">
            <text:p>57.64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3.04022000, 103.04022000</text:p>
          </table:table-cell>
          <table:table-cell office:value-type="string" calcext:value-type="string">
            <text:p>3(0,3)-2(0,2)</text:p>
          </table:table-cell>
          <table:table-cell office:value-type="float" office:value="-4.0278" calcext:value-type="float">
            <text:p>-4.0278</text:p>
          </table:table-cell>
          <table:table-cell office:value-type="float" office:value="0.2" calcext:value-type="float">
            <text:p>0.2</text:p>
          </table:table-cell>
          <table:table-cell office:value-type="float" office:value="3.4374" calcext:value-type="float">
            <text:p>3.4374</text:p>
          </table:table-cell>
          <table:table-cell office:value-type="float" office:value="4.9456" calcext:value-type="float">
            <text:p>4.94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3.05181000, 103.05181000</text:p>
          </table:table-cell>
          <table:table-cell office:value-type="string" calcext:value-type="string">
            <text:p>3(2,1)-2(2,0)</text:p>
          </table:table-cell>
          <table:table-cell office:value-type="float" office:value="-4.3593" calcext:value-type="float">
            <text:p>-4.3593</text:p>
          </table:table-cell>
          <table:table-cell office:value-type="float" office:value="0.13" calcext:value-type="float">
            <text:p>0.13</text:p>
          </table:table-cell>
          <table:table-cell office:value-type="float" office:value="40.0669" calcext:value-type="float">
            <text:p>40.0669</text:p>
          </table:table-cell>
          <table:table-cell office:value-type="float" office:value="57.647" calcext:value-type="float">
            <text:p>57.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4.61704000, 104.61704000</text:p>
          </table:table-cell>
          <table:table-cell office:value-type="string" calcext:value-type="string">
            <text:p>3(1,2)-2(1,1)</text:p>
          </table:table-cell>
          <table:table-cell office:value-type="float" office:value="-3.6079" calcext:value-type="float">
            <text:p>-3.6079</text:p>
          </table:table-cell>
          <table:table-cell office:value-type="float" office:value="0.77" calcext:value-type="float">
            <text:p>0.77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8.2102" calcext:value-type="float">
            <text:p>18.2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9.70936330, 109.70936330</text:p>
          </table:table-cell>
          <table:table-cell office:value-type="string" calcext:value-type="string">
            <text:p>14(1,13)-14(1,14)</text:p>
          </table:table-cell>
          <table:table-cell office:value-type="float" office:value="-5.0909" calcext:value-type="float">
            <text:p>-5.0909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25.34123390, 125.34123390</text:p>
          </table:table-cell>
          <table:table-cell office:value-type="string" calcext:value-type="string">
            <text:p>15(1,14)-15(1,15)</text:p>
          </table:table-cell>
          <table:table-cell office:value-type="float" office:value="-5.0397" calcext:value-type="float">
            <text:p>-5.039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5.29781100, 135.29781100</text:p>
          </table:table-cell>
          <table:table-cell office:value-type="string" calcext:value-type="string">
            <text:p>4(1,4)-3(1,3)</text:p>
          </table:table-cell>
          <table:table-cell office:value-type="float" office:value="-3.2444" calcext:value-type="float">
            <text:p>-3.2444</text:p>
          </table:table-cell>
          <table:table-cell office:value-type="float" office:value="0.64" calcext:value-type="float">
            <text:p>0.64</text:p>
          </table:table-cell>
          <table:table-cell office:value-type="float" office:value="15.937" calcext:value-type="float">
            <text:p>15.937</text:p>
          </table:table-cell>
          <table:table-cell office:value-type="float" office:value="22.9297" calcext:value-type="float">
            <text:p>22.92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6917000, 137.36917000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6917000, 137.36917000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7105100, 137.37105100</text:p>
          </table:table-cell>
          <table:table-cell office:value-type="string" calcext:value-type="string">
            <text:p>4(0,4)-3(0,3)</text:p>
          </table:table-cell>
          <table:table-cell office:value-type="float" office:value="-3.6615" calcext:value-type="float">
            <text:p>-3.6615</text:p>
          </table:table-cell>
          <table:table-cell office:value-type="float" office:value="0.37" calcext:value-type="float">
            <text:p>0.37</text:p>
          </table:table-cell>
          <table:table-cell office:value-type="float" office:value="6.8745" calcext:value-type="float">
            <text:p>6.8745</text:p>
          </table:table-cell>
          <table:table-cell office:value-type="float" office:value="9.8908" calcext:value-type="float">
            <text:p>9.89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8202900, 137.38202900</text:p>
          </table:table-cell>
          <table:table-cell office:value-type="string" calcext:value-type="string">
            <text:p>4(2,3)-3(2,2)</text:p>
          </table:table-cell>
          <table:table-cell office:value-type="float" office:value="-3.8626" calcext:value-type="float">
            <text:p>-3.8626</text:p>
          </table:table-cell>
          <table:table-cell office:value-type="float" office:value="0.1" calcext:value-type="float">
            <text:p>0.1</text:p>
          </table:table-cell>
          <table:table-cell office:value-type="float" office:value="43.5038" calcext:value-type="float">
            <text:p>43.5038</text:p>
          </table:table-cell>
          <table:table-cell office:value-type="float" office:value="62.5919" calcext:value-type="float">
            <text:p>62.59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41177000, 137.41177000</text:p>
          </table:table-cell>
          <table:table-cell office:value-type="string" calcext:value-type="string">
            <text:p>4(2,2)-3(2,1)</text:p>
          </table:table-cell>
          <table:table-cell office:value-type="float" office:value="-3.8624" calcext:value-type="float">
            <text:p>-3.8624</text:p>
          </table:table-cell>
          <table:table-cell office:value-type="float" office:value="0.09" calcext:value-type="float">
            <text:p>0.09</text:p>
          </table:table-cell>
          <table:table-cell office:value-type="float" office:value="43.5043" calcext:value-type="float">
            <text:p>43.5043</text:p>
          </table:table-cell>
          <table:table-cell office:value-type="float" office:value="62.5926" calcext:value-type="float">
            <text:p>62.59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9.48341000, 139.48341000</text:p>
          </table:table-cell>
          <table:table-cell office:value-type="string" calcext:value-type="string">
            <text:p>4(1,3)-3(1,2)</text:p>
          </table:table-cell>
          <table:table-cell office:value-type="float" office:value="-3.2185" calcext:value-type="float">
            <text:p>-3.2185</text:p>
          </table:table-cell>
          <table:table-cell office:value-type="float" office:value="0.17" calcext:value-type="float">
            <text:p>0.17</text:p>
          </table:table-cell>
          <table:table-cell office:value-type="float" office:value="16.1465" calcext:value-type="float">
            <text:p>16.1465</text:p>
          </table:table-cell>
          <table:table-cell office:value-type="float" office:value="23.2311" calcext:value-type="float">
            <text:p>23.2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42.00002590, 142.00002590</text:p>
          </table:table-cell>
          <table:table-cell office:value-type="string" calcext:value-type="string">
            <text:p>16(1,15)-16(1,16)</text:p>
          </table:table-cell>
          <table:table-cell office:value-type="float" office:value="-4.9962" calcext:value-type="float">
            <text:p>-4.9962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59.68123980, 159.68123980</text:p>
          </table:table-cell>
          <table:table-cell office:value-type="string" calcext:value-type="string">
            <text:p>17(1,16)-17(1,17)</text:p>
          </table:table-cell>
          <table:table-cell office:value-type="float" office:value="-4.9599" calcext:value-type="float">
            <text:p>-4.9599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69.11352900, 169.11352900</text:p>
          </table:table-cell>
          <table:table-cell office:value-type="string" calcext:value-type="string">
            <text:p>5(1,5)-4(1,4)</text:p>
          </table:table-cell>
          <table:table-cell office:value-type="float" office:value="-2.954" calcext:value-type="float">
            <text:p>-2.954</text:p>
          </table:table-cell>
          <table:table-cell office:value-type="float" office:value="0.541" calcext:value-type="float">
            <text:p>0.541</text:p>
          </table:table-cell>
          <table:table-cell office:value-type="float" office:value="20.4501" calcext:value-type="float">
            <text:p>20.4501</text:p>
          </table:table-cell>
          <table:table-cell office:value-type="float" office:value="29.423" calcext:value-type="float">
            <text:p>29.4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67065000, 171.67065000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67065000, 171.67065000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68790000, 171.68790000</text:p>
          </table:table-cell>
          <table:table-cell office:value-type="string" calcext:value-type="string">
            <text:p>5(0,5)-4(0,4)</text:p>
          </table:table-cell>
          <table:table-cell office:value-type="float" office:value="-3.3816" calcext:value-type="float">
            <text:p>-3.3816</text:p>
          </table:table-cell>
          <table:table-cell/>
          <table:table-cell office:value-type="float" office:value="11.4567" calcext:value-type="float">
            <text:p>11.4567</text:p>
          </table:table-cell>
          <table:table-cell office:value-type="float" office:value="16.4835" calcext:value-type="float">
            <text:p>16.48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1097100, 171.71097100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1097100, 171.71097100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2023000, 171.72023000</text:p>
          </table:table-cell>
          <table:table-cell office:value-type="string" calcext:value-type="string">
            <text:p>5(2,4)-4(2,3)</text:p>
          </table:table-cell>
          <table:table-cell office:value-type="float" office:value="-3.5334" calcext:value-type="float">
            <text:p>-3.5334</text:p>
          </table:table-cell>
          <table:table-cell/>
          <table:table-cell office:value-type="float" office:value="48.0864" calcext:value-type="float">
            <text:p>48.0864</text:p>
          </table:table-cell>
          <table:table-cell office:value-type="float" office:value="69.1852" calcext:value-type="float">
            <text:p>69.18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7944900, 171.77944900</text:p>
          </table:table-cell>
          <table:table-cell office:value-type="string" calcext:value-type="string">
            <text:p>5(2,3)-4(2,2)</text:p>
          </table:table-cell>
          <table:table-cell office:value-type="float" office:value="-3.5331" calcext:value-type="float">
            <text:p>-3.5331</text:p>
          </table:table-cell>
          <table:table-cell/>
          <table:table-cell office:value-type="float" office:value="48.0879" calcext:value-type="float">
            <text:p>48.0879</text:p>
          </table:table-cell>
          <table:table-cell office:value-type="float" office:value="69.1874" calcext:value-type="float">
            <text:p>69.18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4.34485000, 174.34485000</text:p>
          </table:table-cell>
          <table:table-cell office:value-type="string" calcext:value-type="string">
            <text:p>5(1,4)-4(1,3)</text:p>
          </table:table-cell>
          <table:table-cell office:value-type="float" office:value="-2.9284" calcext:value-type="float">
            <text:p>-2.9284</text:p>
          </table:table-cell>
          <table:table-cell/>
          <table:table-cell office:value-type="float" office:value="20.7991" calcext:value-type="float">
            <text:p>20.7991</text:p>
          </table:table-cell>
          <table:table-cell office:value-type="float" office:value="29.9251" calcext:value-type="float">
            <text:p>29.92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8.37961700, 178.37961700</text:p>
          </table:table-cell>
          <table:table-cell office:value-type="string" calcext:value-type="string">
            <text:p>18(1,17)-18(1,18)</text:p>
          </table:table-cell>
          <table:table-cell office:value-type="float" office:value="-4.9302" calcext:value-type="float">
            <text:p>-4.9302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98.08905710, 198.08905710</text:p>
          </table:table-cell>
          <table:table-cell office:value-type="string" calcext:value-type="string">
            <text:p>19(1,18)-19(1,19)</text:p>
          </table:table-cell>
          <table:table-cell office:value-type="float" office:value="-4.9067" calcext:value-type="float">
            <text:p>-4.9067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2.92351520, 202.92351520</text:p>
          </table:table-cell>
          <table:table-cell office:value-type="string" calcext:value-type="string">
            <text:p>6(1,6)-5(1,5)</text:p>
          </table:table-cell>
          <table:table-cell office:value-type="float" office:value="-2.7239" calcext:value-type="float">
            <text:p>-2.7239</text:p>
          </table:table-cell>
          <table:table-cell/>
          <table:table-cell office:value-type="float" office:value="26.0911" calcext:value-type="float">
            <text:p>26.0911</text:p>
          </table:table-cell>
          <table:table-cell office:value-type="float" office:value="37.5391" calcext:value-type="float">
            <text:p>37.53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5.94252350, 205.94252350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5.94252350, 205.94252350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5.98739110, 205.98739110</text:p>
          </table:table-cell>
          <table:table-cell office:value-type="string" calcext:value-type="string">
            <text:p>6(0,6)-5(0,5)</text:p>
          </table:table-cell>
          <table:table-cell office:value-type="float" office:value="-3.1573" calcext:value-type="float">
            <text:p>-3.1573</text:p>
          </table:table-cell>
          <table:table-cell office:value-type="float" office:value="0.151" calcext:value-type="float">
            <text:p>0.151</text:p>
          </table:table-cell>
          <table:table-cell office:value-type="float" office:value="17.1836" calcext:value-type="float">
            <text:p>17.1836</text:p>
          </table:table-cell>
          <table:table-cell office:value-type="float" office:value="24.7232" calcext:value-type="float">
            <text:p>24.72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0187970, 206.00187970</text:p>
          </table:table-cell>
          <table:table-cell office:value-type="string" calcext:value-type="string">
            <text:p>6(4,3)-5(4,2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0188000, 206.00188000</text:p>
          </table:table-cell>
          <table:table-cell office:value-type="string" calcext:value-type="string">
            <text:p>6(4,2)-5(4,1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5194260, 206.05194260</text:p>
          </table:table-cell>
          <table:table-cell office:value-type="string" calcext:value-type="string">
            <text:p>6(3,4)-5(3,3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5224030, 206.05224030</text:p>
          </table:table-cell>
          <table:table-cell office:value-type="string" calcext:value-type="string">
            <text:p>6(3,3)-5(3,2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5358350, 206.05358350</text:p>
          </table:table-cell>
          <table:table-cell office:value-type="string" calcext:value-type="string">
            <text:p>6(2,5)-5(2,4)</text:p>
          </table:table-cell>
          <table:table-cell office:value-type="float" office:value="-3.2845" calcext:value-type="float">
            <text:p>-3.2845</text:p>
          </table:table-cell>
          <table:table-cell/>
          <table:table-cell office:value-type="float" office:value="53.8143" calcext:value-type="float">
            <text:p>53.8143</text:p>
          </table:table-cell>
          <table:table-cell office:value-type="float" office:value="77.4263" calcext:value-type="float">
            <text:p>77.42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15801600, 206.15801600</text:p>
          </table:table-cell>
          <table:table-cell office:value-type="string" calcext:value-type="string">
            <text:p>6(2,4)-5(2,3)</text:p>
          </table:table-cell>
          <table:table-cell office:value-type="float" office:value="-3.2841" calcext:value-type="float">
            <text:p>-3.2841</text:p>
          </table:table-cell>
          <table:table-cell/>
          <table:table-cell office:value-type="float" office:value="53.8178" calcext:value-type="float">
            <text:p>53.8178</text:p>
          </table:table-cell>
          <table:table-cell office:value-type="float" office:value="77.4314" calcext:value-type="float">
            <text:p>77.43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9.20010120, 209.20010120</text:p>
          </table:table-cell>
          <table:table-cell office:value-type="string" calcext:value-type="string">
            <text:p>6(1,5)-5(1,4)</text:p>
          </table:table-cell>
          <table:table-cell office:value-type="float" office:value="-2.6987" calcext:value-type="float">
            <text:p>-2.6987</text:p>
          </table:table-cell>
          <table:table-cell/>
          <table:table-cell office:value-type="float" office:value="26.6147" calcext:value-type="float">
            <text:p>26.6147</text:p>
          </table:table-cell>
          <table:table-cell office:value-type="float" office:value="38.2924" calcext:value-type="float">
            <text:p>38.29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18.80253280, 218.80253280</text:p>
          </table:table-cell>
          <table:table-cell office:value-type="string" calcext:value-type="string">
            <text:p>20(1,19)-20(1,20)</text:p>
          </table:table-cell>
          <table:table-cell office:value-type="float" office:value="-4.8889" calcext:value-type="float">
            <text:p>-4.8889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36.72677000, 236.72677000</text:p>
          </table:table-cell>
          <table:table-cell office:value-type="string" calcext:value-type="string">
            <text:p>7(1,7)-6(1,6)</text:p>
          </table:table-cell>
          <table:table-cell office:value-type="float" office:value="-2.5351" calcext:value-type="float">
            <text:p>-2.5351</text:p>
          </table:table-cell>
          <table:table-cell office:value-type="float" office:value="1.1" calcext:value-type="float">
            <text:p>1.1</text:p>
          </table:table-cell>
          <table:table-cell office:value-type="float" office:value="32.8599" calcext:value-type="float">
            <text:p>32.8599</text:p>
          </table:table-cell>
          <table:table-cell office:value-type="float" office:value="47.2778" calcext:value-type="float">
            <text:p>47.27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26138100, 240.26138100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26138100, 240.26138100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26632000, 240.26632000</text:p>
          </table:table-cell>
          <table:table-cell office:value-type="string" calcext:value-type="string">
            <text:p>7(0,7)-6(0,6)</text:p>
          </table:table-cell>
          <table:table-cell office:value-type="float" office:value="-2.9722" calcext:value-type="float">
            <text:p>-2.9722</text:p>
          </table:table-cell>
          <table:table-cell office:value-type="float" office:value="0.55" calcext:value-type="float">
            <text:p>0.55</text:p>
          </table:table-cell>
          <table:table-cell office:value-type="float" office:value="24.0546" calcext:value-type="float">
            <text:p>24.0546</text:p>
          </table:table-cell>
          <table:table-cell office:value-type="float" office:value="34.609" calcext:value-type="float">
            <text:p>34.6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3143000, 240.33143000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3143000, 240.33143000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8175000, 240.38175000</text:p>
          </table:table-cell>
          <table:table-cell office:value-type="string" calcext:value-type="string">
            <text:p>7(2,6)-6(2,5)</text:p>
          </table:table-cell>
          <table:table-cell office:value-type="float" office:value="-3.085" calcext:value-type="float">
            <text:p>-3.085</text:p>
          </table:table-cell>
          <table:table-cell office:value-type="float" office:value="0.16" calcext:value-type="float">
            <text:p>0.16</text:p>
          </table:table-cell>
          <table:table-cell office:value-type="float" office:value="60.6875" calcext:value-type="float">
            <text:p>60.6875</text:p>
          </table:table-cell>
          <table:table-cell office:value-type="float" office:value="87.3153" calcext:value-type="float">
            <text:p>87.31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9236210, 240.39236210</text:p>
          </table:table-cell>
          <table:table-cell office:value-type="string" calcext:value-type="string">
            <text:p>7(3,5)-6(3,4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/>0.38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9303190, 240.39303190</text:p>
          </table:table-cell>
          <table:table-cell office:value-type="string" calcext:value-type="string">
            <text:p>7(3,4)-6(3,3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 text:c="2"/>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51200190, 240.51200190</text:p>
          </table:table-cell>
          <table:table-cell office:value-type="string" calcext:value-type="string">
            <text:p>21(1,20)-21(1,21)</text:p>
          </table:table-cell>
          <table:table-cell office:value-type="float" office:value="-4.8765" calcext:value-type="float">
            <text:p>-4.8765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54822860, 240.54822860</text:p>
          </table:table-cell>
          <table:table-cell office:value-type="string" calcext:value-type="string">
            <text:p>7(2,5)-6(2,4)</text:p>
          </table:table-cell>
          <table:table-cell office:value-type="float" office:value="-3.0845" calcext:value-type="float">
            <text:p>-3.0845</text:p>
          </table:table-cell>
          <table:table-cell office:value-type="float" office:value="0.16" calcext:value-type="float">
            <text:p>0.16</text:p>
          </table:table-cell>
          <table:table-cell office:value-type="float" office:value="60.6945" calcext:value-type="float">
            <text:p>60.6945</text:p>
          </table:table-cell>
          <table:table-cell office:value-type="float" office:value="87.3253" calcext:value-type="float">
            <text:p>87.32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4.04784000, 244.04784000</text:p>
          </table:table-cell>
          <table:table-cell office:value-type="string" calcext:value-type="string">
            <text:p>7(1,6)-6(1,5)</text:p>
          </table:table-cell>
          <table:table-cell office:value-type="float" office:value="-2.5104" calcext:value-type="float">
            <text:p>-2.5104</text:p>
          </table:table-cell>
          <table:table-cell office:value-type="float" office:value="0.91" calcext:value-type="float">
            <text:p>0.91</text:p>
          </table:table-cell>
          <table:table-cell office:value-type="float" office:value="33.5928" calcext:value-type="float">
            <text:p>33.5928</text:p>
          </table:table-cell>
          <table:table-cell office:value-type="float" office:value="48.3323" calcext:value-type="float">
            <text:p>48.33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63.20831740, 263.20831740</text:p>
          </table:table-cell>
          <table:table-cell office:value-type="string" calcext:value-type="string">
            <text:p>22(1,21)-22(1,22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0.52073970, 270.52073970</text:p>
          </table:table-cell>
          <table:table-cell office:value-type="string" calcext:value-type="string">
            <text:p>8(1,8)-7(1,7)</text:p>
          </table:table-cell>
          <table:table-cell office:value-type="float" office:value="-2.3767" calcext:value-type="float">
            <text:p>-2.3767</text:p>
          </table:table-cell>
          <table:table-cell/>
          <table:table-cell office:value-type="float" office:value="40.7563" calcext:value-type="float">
            <text:p>40.7563</text:p>
          </table:table-cell>
          <table:table-cell office:value-type="float" office:value="58.6389" calcext:value-type="float">
            <text:p>58.63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52086980, 274.52086980</text:p>
          </table:table-cell>
          <table:table-cell office:value-type="string" calcext:value-type="string">
            <text:p>8(0,8)-7(0,7)</text:p>
          </table:table-cell>
          <table:table-cell office:value-type="float" office:value="-2.8163" calcext:value-type="float">
            <text:p>-2.8163</text:p>
          </table:table-cell>
          <table:table-cell/>
          <table:table-cell office:value-type="float" office:value="32.069" calcext:value-type="float">
            <text:p>32.069</text:p>
          </table:table-cell>
          <table:table-cell office:value-type="float" office:value="46.1399" calcext:value-type="float">
            <text:p>46.1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57771040, 274.57771040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57771040, 274.57771040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65938900, 274.65938900</text:p>
          </table:table-cell>
          <table:table-cell office:value-type="string" calcext:value-type="string">
            <text:p>8(4,5)-7(4,4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65939150, 274.65939150</text:p>
          </table:table-cell>
          <table:table-cell office:value-type="string" calcext:value-type="string">
            <text:p>8(4,4)-7(4,3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70205480, 274.70205480</text:p>
          </table:table-cell>
          <table:table-cell office:value-type="string" calcext:value-type="string">
            <text:p>8(2,7)-7(2,6)</text:p>
          </table:table-cell>
          <table:table-cell office:value-type="float" office:value="-2.9201" calcext:value-type="float">
            <text:p>-2.9201</text:p>
          </table:table-cell>
          <table:table-cell/>
          <table:table-cell office:value-type="float" office:value="68.7058" calcext:value-type="float">
            <text:p>68.7058</text:p>
          </table:table-cell>
          <table:table-cell office:value-type="float" office:value="98.8518" calcext:value-type="float">
            <text:p>98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73198060, 274.73198060</text:p>
          </table:table-cell>
          <table:table-cell office:value-type="string" calcext:value-type="string">
            <text:p>8(3,6)-7(3,5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6" calcext:value-type="float">
            <text:p>114.3466</text:p>
          </table:table-cell>
          <table:table-cell office:value-type="float" office:value="164.5183" calcext:value-type="float">
            <text:p>164.51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73331980, 274.73331980</text:p>
          </table:table-cell>
          <table:table-cell office:value-type="string" calcext:value-type="string">
            <text:p>8(3,5)-7(3,4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7" calcext:value-type="float">
            <text:p>114.3467</text:p>
          </table:table-cell>
          <table:table-cell office:value-type="float" office:value="164.5184" calcext:value-type="float">
            <text:p>164.51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95247300, 274.95247300</text:p>
          </table:table-cell>
          <table:table-cell office:value-type="string" calcext:value-type="string">
            <text:p>8(2,6)-7(2,5)</text:p>
          </table:table-cell>
          <table:table-cell office:value-type="float" office:value="-2.9193" calcext:value-type="float">
            <text:p>-2.9193</text:p>
          </table:table-cell>
          <table:table-cell/>
          <table:table-cell office:value-type="float" office:value="68.7183" calcext:value-type="float">
            <text:p>68.7183</text:p>
          </table:table-cell>
          <table:table-cell office:value-type="float" office:value="98.8697" calcext:value-type="float">
            <text:p>98.86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8.88640030, 278.88640030</text:p>
          </table:table-cell>
          <table:table-cell office:value-type="string" calcext:value-type="string">
            <text:p>8(1,7)-7(1,6)</text:p>
          </table:table-cell>
          <table:table-cell office:value-type="float" office:value="-2.3526" calcext:value-type="float">
            <text:p>-2.3526</text:p>
          </table:table-cell>
          <table:table-cell/>
          <table:table-cell office:value-type="float" office:value="41.7334" calcext:value-type="float">
            <text:p>41.7334</text:p>
          </table:table-cell>
          <table:table-cell office:value-type="float" office:value="60.0447" calcext:value-type="float">
            <text:p>60.04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86.88113710, 286.88113710</text:p>
          </table:table-cell>
          <table:table-cell office:value-type="string" calcext:value-type="string">
            <text:p>23(1,22)-23(1,23)</text:p>
          </table:table-cell>
          <table:table-cell office:value-type="float" office:value="-4.867" calcext:value-type="float">
            <text:p>-4.867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4.30597480, 304.30597480</text:p>
          </table:table-cell>
          <table:table-cell office:value-type="string" calcext:value-type="string">
            <text:p>9(1,9)-8(1,8)</text:p>
          </table:table-cell>
          <table:table-cell office:value-type="float" office:value="-2.2419" calcext:value-type="float">
            <text:p>-2.2419</text:p>
          </table:table-cell>
          <table:table-cell/>
          <table:table-cell office:value-type="float" office:value="49.7799" calcext:value-type="float">
            <text:p>49.7799</text:p>
          </table:table-cell>
          <table:table-cell office:value-type="float" office:value="71.6218" calcext:value-type="float">
            <text:p>71.62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74803750, 308.74803750</text:p>
          </table:table-cell>
          <table:table-cell office:value-type="string" calcext:value-type="string">
            <text:p>9(0,9)-8(0,8)</text:p>
          </table:table-cell>
          <table:table-cell office:value-type="float" office:value="-2.6834" calcext:value-type="float">
            <text:p>-2.6834</text:p>
          </table:table-cell>
          <table:table-cell/>
          <table:table-cell office:value-type="float" office:value="41.226" calcext:value-type="float">
            <text:p>41.226</text:p>
          </table:table-cell>
          <table:table-cell office:value-type="float" office:value="59.3147" calcext:value-type="float">
            <text:p>59.31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89150690, 308.89150690</text:p>
          </table:table-cell>
          <table:table-cell office:value-type="string" calcext:value-type="string">
            <text:p>9(5,5)-8(5,4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89150700, 308.89150700</text:p>
          </table:table-cell>
          <table:table-cell office:value-type="string" calcext:value-type="string">
            <text:p>9(5,4)-8(5,3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98512640, 308.98512640</text:p>
          </table:table-cell>
          <table:table-cell office:value-type="string" calcext:value-type="string">
            <text:p>9(4,6)-8(4,5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98513260, 308.98513260</text:p>
          </table:table-cell>
          <table:table-cell office:value-type="string" calcext:value-type="string">
            <text:p>9(4,5)-8(4,4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01519080, 309.01519080</text:p>
          </table:table-cell>
          <table:table-cell office:value-type="string" calcext:value-type="string">
            <text:p>9(2,8)-8(2,7)</text:p>
          </table:table-cell>
          <table:table-cell office:value-type="float" office:value="-2.7809" calcext:value-type="float">
            <text:p>-2.7809</text:p>
          </table:table-cell>
          <table:table-cell/>
          <table:table-cell office:value-type="float" office:value="77.8689" calcext:value-type="float">
            <text:p>77.8689</text:p>
          </table:table-cell>
          <table:table-cell office:value-type="float" office:value="112.0353" calcext:value-type="float">
            <text:p>112.03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07062940, 309.07062940</text:p>
          </table:table-cell>
          <table:table-cell office:value-type="string" calcext:value-type="string">
            <text:p>9(3,7)-8(3,6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7" calcext:value-type="float">
            <text:p>123.5107</text:p>
          </table:table-cell>
          <table:table-cell office:value-type="float" office:value="177.7033" calcext:value-type="float">
            <text:p>177.70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07308380, 309.07308380</text:p>
          </table:table-cell>
          <table:table-cell office:value-type="string" calcext:value-type="string">
            <text:p>9(3,6)-8(3,5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8" calcext:value-type="float">
            <text:p>123.5108</text:p>
          </table:table-cell>
          <table:table-cell office:value-type="float" office:value="177.7035" calcext:value-type="float">
            <text:p>177.70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37268550, 309.37268550</text:p>
          </table:table-cell>
          <table:table-cell office:value-type="string" calcext:value-type="string">
            <text:p>9(2,7)-8(2,6)</text:p>
          </table:table-cell>
          <table:table-cell office:value-type="float" office:value="-2.78" calcext:value-type="float">
            <text:p>-2.78</text:p>
          </table:table-cell>
          <table:table-cell/>
          <table:table-cell office:value-type="float" office:value="77.8898" calcext:value-type="float">
            <text:p>77.8898</text:p>
          </table:table-cell>
          <table:table-cell office:value-type="float" office:value="112.0654" calcext:value-type="float">
            <text:p>112.06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11.51883160, 311.51883160</text:p>
          </table:table-cell>
          <table:table-cell office:value-type="string" calcext:value-type="string">
            <text:p>24(1,23)-24(1,24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13.71490720, 313.71490720</text:p>
          </table:table-cell>
          <table:table-cell office:value-type="string" calcext:value-type="string">
            <text:p>9(1,8)-8(1,7)</text:p>
          </table:table-cell>
          <table:table-cell office:value-type="float" office:value="-2.2183" calcext:value-type="float">
            <text:p>-2.2183</text:p>
          </table:table-cell>
          <table:table-cell/>
          <table:table-cell office:value-type="float" office:value="51.036" calcext:value-type="float">
            <text:p>51.036</text:p>
          </table:table-cell>
          <table:table-cell office:value-type="float" office:value="73.429" calcext:value-type="float">
            <text:p>73.4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38.08083060, 338.08083060</text:p>
          </table:table-cell>
          <table:table-cell office:value-type="string" calcext:value-type="string">
            <text:p>10(1,10)-9(1,9)</text:p>
          </table:table-cell>
          <table:table-cell office:value-type="float" office:value="-2.126" calcext:value-type="float">
            <text:p>-2.126</text:p>
          </table:table-cell>
          <table:table-cell/>
          <table:table-cell office:value-type="float" office:value="59.9304" calcext:value-type="float">
            <text:p>59.9304</text:p>
          </table:table-cell>
          <table:table-cell office:value-type="float" office:value="86.226" calcext:value-type="float">
            <text:p>86.2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2.94436890, 342.94436890</text:p>
          </table:table-cell>
          <table:table-cell office:value-type="string" calcext:value-type="string">
            <text:p>10(0,10)-9(0,9)</text:p>
          </table:table-cell>
          <table:table-cell office:value-type="float" office:value="-2.569" calcext:value-type="float">
            <text:p>-2.569</text:p>
          </table:table-cell>
          <table:table-cell/>
          <table:table-cell office:value-type="float" office:value="51.5247" calcext:value-type="float">
            <text:p>51.5247</text:p>
          </table:table-cell>
          <table:table-cell office:value-type="float" office:value="74.1321" calcext:value-type="float">
            <text:p>74.132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20233100, 343.20233100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20233100, 343.20233100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30850030, 343.30850030</text:p>
          </table:table-cell>
          <table:table-cell office:value-type="string" calcext:value-type="string">
            <text:p>10(4,7)-9(4,6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30851370, 343.30851370</text:p>
          </table:table-cell>
          <table:table-cell office:value-type="string" calcext:value-type="string">
            <text:p>10(4,6)-9(4,5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31964450, 343.31964450</text:p>
          </table:table-cell>
          <table:table-cell office:value-type="string" calcext:value-type="string">
            <text:p>10(2,9)-9(2,8)</text:p>
          </table:table-cell>
          <table:table-cell office:value-type="float" office:value="-2.6621" calcext:value-type="float">
            <text:p>-2.6621</text:p>
          </table:table-cell>
          <table:table-cell/>
          <table:table-cell office:value-type="float" office:value="88.1765" calcext:value-type="float">
            <text:p>88.1765</text:p>
          </table:table-cell>
          <table:table-cell office:value-type="float" office:value="126.8656" calcext:value-type="float">
            <text:p>126.86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40811890, 343.40811890</text:p>
          </table:table-cell>
          <table:table-cell office:value-type="string" calcext:value-type="string">
            <text:p>10(3,8)-9(3,7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2" calcext:value-type="float">
            <text:p>133.8202</text:p>
          </table:table-cell>
          <table:table-cell office:value-type="float" office:value="192.5363" calcext:value-type="float">
            <text:p>192.53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41232500, 343.41232500</text:p>
          </table:table-cell>
          <table:table-cell office:value-type="string" calcext:value-type="string">
            <text:p>10(3,7)-9(3,6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4" calcext:value-type="float">
            <text:p>133.8204</text:p>
          </table:table-cell>
          <table:table-cell office:value-type="float" office:value="192.5366" calcext:value-type="float">
            <text:p>192.536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81075530, 343.81075530</text:p>
          </table:table-cell>
          <table:table-cell office:value-type="string" calcext:value-type="string">
            <text:p>10(2,8)-9(2,7)</text:p>
          </table:table-cell>
          <table:table-cell office:value-type="float" office:value="-2.6609" calcext:value-type="float">
            <text:p>-2.6609</text:p>
          </table:table-cell>
          <table:table-cell/>
          <table:table-cell office:value-type="float" office:value="88.2093" calcext:value-type="float">
            <text:p>88.2093</text:p>
          </table:table-cell>
          <table:table-cell office:value-type="float" office:value="126.9128" calcext:value-type="float">
            <text:p>126.91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8.53187330, 348.53187330</text:p>
          </table:table-cell>
          <table:table-cell office:value-type="string" calcext:value-type="string">
            <text:p>10(1,9)-9(1,8)</text:p>
          </table:table-cell>
          <table:table-cell office:value-type="float" office:value="-2.1031" calcext:value-type="float">
            <text:p>-2.1031</text:p>
          </table:table-cell>
          <table:table-cell/>
          <table:table-cell office:value-type="float" office:value="61.5004" calcext:value-type="float">
            <text:p>61.5004</text:p>
          </table:table-cell>
          <table:table-cell office:value-type="float" office:value="88.4848" calcext:value-type="float">
            <text:p>88.48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1.84424110, 371.84424110</text:p>
          </table:table-cell>
          <table:table-cell office:value-type="string" calcext:value-type="string">
            <text:p>11(1,11)-10(1,10)</text:p>
          </table:table-cell>
          <table:table-cell office:value-type="float" office:value="-2.0258" calcext:value-type="float">
            <text:p>-2.0258</text:p>
          </table:table-cell>
          <table:table-cell/>
          <table:table-cell office:value-type="float" office:value="71.2076" calcext:value-type="float">
            <text:p>71.2076</text:p>
          </table:table-cell>
          <table:table-cell office:value-type="float" office:value="102.4513" calcext:value-type="float">
            <text:p>102.45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10660020, 377.10660020</text:p>
          </table:table-cell>
          <table:table-cell office:value-type="string" calcext:value-type="string">
            <text:p>11(0,11)-10(0,10)</text:p>
          </table:table-cell>
          <table:table-cell office:value-type="float" office:value="-2.4701" calcext:value-type="float">
            <text:p>-2.4701</text:p>
          </table:table-cell>
          <table:table-cell/>
          <table:table-cell office:value-type="float" office:value="62.9641" calcext:value-type="float">
            <text:p>62.9641</text:p>
          </table:table-cell>
          <table:table-cell office:value-type="float" office:value="90.5908" calcext:value-type="float">
            <text:p>90.59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50985140, 377.50985140</text:p>
          </table:table-cell>
          <table:table-cell office:value-type="string" calcext:value-type="string">
            <text:p>11(5,7)-10(5,6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50985150, 377.50985150</text:p>
          </table:table-cell>
          <table:table-cell office:value-type="string" calcext:value-type="string">
            <text:p>11(5,6)-10(5,5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61445550, 377.61445550</text:p>
          </table:table-cell>
          <table:table-cell office:value-type="string" calcext:value-type="string">
            <text:p>11(2,10)-10(2,9)</text:p>
          </table:table-cell>
          <table:table-cell office:value-type="float" office:value="-2.5599" calcext:value-type="float">
            <text:p>-2.5599</text:p>
          </table:table-cell>
          <table:table-cell/>
          <table:table-cell office:value-type="float" office:value="99.6284" calcext:value-type="float">
            <text:p>99.6284</text:p>
          </table:table-cell>
          <table:table-cell office:value-type="float" office:value="143.3422" calcext:value-type="float">
            <text:p>143.34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62924570, 377.62924570</text:p>
          </table:table-cell>
          <table:table-cell office:value-type="string" calcext:value-type="string">
            <text:p>11(4,8)-10(4,7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62927260, 377.62927260</text:p>
          </table:table-cell>
          <table:table-cell office:value-type="string" calcext:value-type="string">
            <text:p>11(4,7)-10(4,6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74423570, 377.74423570</text:p>
          </table:table-cell>
          <table:table-cell office:value-type="string" calcext:value-type="string">
            <text:p>11(3,9)-10(3,8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1" calcext:value-type="float">
            <text:p>145.2751</text:p>
          </table:table-cell>
          <table:table-cell office:value-type="float" office:value="209.0173" calcext:value-type="float">
            <text:p>209.01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75106770, 377.75106770</text:p>
          </table:table-cell>
          <table:table-cell office:value-type="string" calcext:value-type="string">
            <text:p>11(3,8)-10(3,7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4" calcext:value-type="float">
            <text:p>145.2754</text:p>
          </table:table-cell>
          <table:table-cell office:value-type="float" office:value="209.0177" calcext:value-type="float">
            <text:p>209.01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8.26850630, 378.26850630</text:p>
          </table:table-cell>
          <table:table-cell office:value-type="string" calcext:value-type="string">
            <text:p>11(2,9)-10(2,8)</text:p>
          </table:table-cell>
          <table:table-cell office:value-type="float" office:value="-2.5585" calcext:value-type="float">
            <text:p>-2.5585</text:p>
          </table:table-cell>
          <table:table-cell/>
          <table:table-cell office:value-type="float" office:value="99.6776" calcext:value-type="float">
            <text:p>99.6776</text:p>
          </table:table-cell>
          <table:table-cell office:value-type="float" office:value="143.413" calcext:value-type="float">
            <text:p>143.4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83.33593620, 383.33593620</text:p>
          </table:table-cell>
          <table:table-cell office:value-type="string" calcext:value-type="string">
            <text:p>11(1,10)-10(1,9)</text:p>
          </table:table-cell>
          <table:table-cell office:value-type="float" office:value="-2.0037" calcext:value-type="float">
            <text:p>-2.0037</text:p>
          </table:table-cell>
          <table:table-cell/>
          <table:table-cell office:value-type="float" office:value="73.1262" calcext:value-type="float">
            <text:p>73.1262</text:p>
          </table:table-cell>
          <table:table-cell office:value-type="float" office:value="105.2117" calcext:value-type="float">
            <text:p>105.21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05.59516690, 405.59516690</text:p>
          </table:table-cell>
          <table:table-cell office:value-type="string" calcext:value-type="string">
            <text:p>12(1,12)-11(1,11)</text:p>
          </table:table-cell>
          <table:table-cell office:value-type="float" office:value="-1.9389" calcext:value-type="float">
            <text:p>-1.9389</text:p>
          </table:table-cell>
          <table:table-cell/>
          <table:table-cell office:value-type="float" office:value="83.611" calcext:value-type="float">
            <text:p>83.611</text:p>
          </table:table-cell>
          <table:table-cell office:value-type="float" office:value="120.2969" calcext:value-type="float">
            <text:p>120.29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23155500, 411.23155500</text:p>
          </table:table-cell>
          <table:table-cell office:value-type="string" calcext:value-type="string">
            <text:p>12(0,12)-11(0,11)</text:p>
          </table:table-cell>
          <table:table-cell office:value-type="float" office:value="-2.3845" calcext:value-type="float">
            <text:p>-2.3845</text:p>
          </table:table-cell>
          <table:table-cell/>
          <table:table-cell office:value-type="float" office:value="75.543" calcext:value-type="float">
            <text:p>75.543</text:p>
          </table:table-cell>
          <table:table-cell office:value-type="float" office:value="108.6889" calcext:value-type="float">
            <text:p>108.68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81373680, 411.81373680</text:p>
          </table:table-cell>
          <table:table-cell office:value-type="string" calcext:value-type="string">
            <text:p>12(5,8)-11(5,7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81373690, 411.81373690</text:p>
          </table:table-cell>
          <table:table-cell office:value-type="string" calcext:value-type="string">
            <text:p>12(5,7)-11(5,6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89866520, 411.89866520</text:p>
          </table:table-cell>
          <table:table-cell office:value-type="string" calcext:value-type="string">
            <text:p>12(2,11)-11(2,10)</text:p>
          </table:table-cell>
          <table:table-cell office:value-type="float" office:value="-2.4717" calcext:value-type="float">
            <text:p>-2.4717</text:p>
          </table:table-cell>
          <table:table-cell/>
          <table:table-cell office:value-type="float" office:value="112.2243" calcext:value-type="float">
            <text:p>112.2243</text:p>
          </table:table-cell>
          <table:table-cell office:value-type="float" office:value="161.4648" calcext:value-type="float">
            <text:p>161.46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94709680, 411.94709680</text:p>
          </table:table-cell>
          <table:table-cell office:value-type="string" calcext:value-type="string">
            <text:p>12(4,9)-11(4,8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94714710, 411.94714710</text:p>
          </table:table-cell>
          <table:table-cell office:value-type="string" calcext:value-type="string">
            <text:p>12(4,8)-11(4,7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2.07874010, 412.07874010</text:p>
          </table:table-cell>
          <table:table-cell office:value-type="string" calcext:value-type="string">
            <text:p>12(3,10)-11(3,9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7.8752" calcext:value-type="float">
            <text:p>157.8752</text:p>
          </table:table-cell>
          <table:table-cell office:value-type="float" office:value="227.1459" calcext:value-type="float">
            <text:p>227.14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2.08936240, 412.08936240</text:p>
          </table:table-cell>
          <table:table-cell office:value-type="string" calcext:value-type="string">
            <text:p>12(3,9)-11(3,8)</text:p>
          </table:table-cell>
          <table:table-cell office:value-type="float" office:value="-2.105" calcext:value-type="float">
            <text:p>-2.105</text:p>
          </table:table-cell>
          <table:table-cell/>
          <table:table-cell office:value-type="float" office:value="157.8758" calcext:value-type="float">
            <text:p>157.8758</text:p>
          </table:table-cell>
          <table:table-cell office:value-type="float" office:value="227.1468" calcext:value-type="float">
            <text:p>227.14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2.74767540, 412.74767540</text:p>
          </table:table-cell>
          <table:table-cell office:value-type="string" calcext:value-type="string">
            <text:p>12(2,10)-11(2,9)</text:p>
          </table:table-cell>
          <table:table-cell office:value-type="float" office:value="-2.47" calcext:value-type="float">
            <text:p>-2.47</text:p>
          </table:table-cell>
          <table:table-cell/>
          <table:table-cell office:value-type="float" office:value="112.2953" calcext:value-type="float">
            <text:p>112.2953</text:p>
          </table:table-cell>
          <table:table-cell office:value-type="float" office:value="161.567" calcext:value-type="float">
            <text:p>161.5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8.12570810, 418.12570810</text:p>
          </table:table-cell>
          <table:table-cell office:value-type="string" calcext:value-type="string">
            <text:p>12(1,11)-11(1,10)</text:p>
          </table:table-cell>
          <table:table-cell office:value-type="float" office:value="-1.9177" calcext:value-type="float">
            <text:p>-1.9177</text:p>
          </table:table-cell>
          <table:table-cell/>
          <table:table-cell office:value-type="float" office:value="85.9129" calcext:value-type="float">
            <text:p>85.9129</text:p>
          </table:table-cell>
          <table:table-cell office:value-type="float" office:value="123.6088" calcext:value-type="float">
            <text:p>123.60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39.33259810, 439.33259810</text:p>
          </table:table-cell>
          <table:table-cell office:value-type="string" calcext:value-type="string">
            <text:p>13(1,13)-12(1,12)</text:p>
          </table:table-cell>
          <table:table-cell office:value-type="float" office:value="-1.8637" calcext:value-type="float">
            <text:p>-1.8637</text:p>
          </table:table-cell>
          <table:table-cell/>
          <table:table-cell office:value-type="float" office:value="97.1402" calcext:value-type="float">
            <text:p>97.1402</text:p>
          </table:table-cell>
          <table:table-cell office:value-type="float" office:value="139.7623" calcext:value-type="float">
            <text:p>139.76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5.31617010, 445.31617010</text:p>
          </table:table-cell>
          <table:table-cell office:value-type="string" calcext:value-type="string">
            <text:p>13(0,13)-12(0,12)</text:p>
          </table:table-cell>
          <table:table-cell office:value-type="float" office:value="-2.3103" calcext:value-type="float">
            <text:p>-2.3103</text:p>
          </table:table-cell>
          <table:table-cell/>
          <table:table-cell office:value-type="float" office:value="89.2602" calcext:value-type="float">
            <text:p>89.2602</text:p>
          </table:table-cell>
          <table:table-cell office:value-type="float" office:value="128.4248" calcext:value-type="float">
            <text:p>128.42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11365530, 446.11365530</text:p>
          </table:table-cell>
          <table:table-cell office:value-type="string" calcext:value-type="string">
            <text:p>13(5,9)-12(5,8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11365550, 446.11365550</text:p>
          </table:table-cell>
          <table:table-cell office:value-type="string" calcext:value-type="string">
            <text:p>13(5,8)-12(5,7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17131680, 446.17131680</text:p>
          </table:table-cell>
          <table:table-cell office:value-type="string" calcext:value-type="string">
            <text:p>13(2,12)-12(2,11)</text:p>
          </table:table-cell>
          <table:table-cell office:value-type="float" office:value="-2.3955" calcext:value-type="float">
            <text:p>-2.3955</text:p>
          </table:table-cell>
          <table:table-cell/>
          <table:table-cell office:value-type="float" office:value="125.9637" calcext:value-type="float">
            <text:p>125.9637</text:p>
          </table:table-cell>
          <table:table-cell office:value-type="float" office:value="181.2326" calcext:value-type="float">
            <text:p>181.23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26178620, 446.26178620</text:p>
          </table:table-cell>
          <table:table-cell office:value-type="string" calcext:value-type="string">
            <text:p>13(4,10)-12(4,9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26187550, 446.26187550</text:p>
          </table:table-cell>
          <table:table-cell office:value-type="string" calcext:value-type="string">
            <text:p>13(4,9)-12(4,8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41136460, 446.41136460</text:p>
          </table:table-cell>
          <table:table-cell office:value-type="string" calcext:value-type="string">
            <text:p>13(3,11)-12(3,10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07" calcext:value-type="float">
            <text:p>171.6207</text:p>
          </table:table-cell>
          <table:table-cell office:value-type="float" office:value="246.9225" calcext:value-type="float">
            <text:p>246.92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42728890, 446.42728890</text:p>
          </table:table-cell>
          <table:table-cell office:value-type="string" calcext:value-type="string">
            <text:p>13(3,10)-12(3,9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16" calcext:value-type="float">
            <text:p>171.6216</text:p>
          </table:table-cell>
          <table:table-cell office:value-type="float" office:value="246.9238" calcext:value-type="float">
            <text:p>246.92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7.24988670, 447.24988670</text:p>
          </table:table-cell>
          <table:table-cell office:value-type="string" calcext:value-type="string">
            <text:p>13(2,11)-12(2,10)</text:p>
          </table:table-cell>
          <table:table-cell office:value-type="float" office:value="-2.3936" calcext:value-type="float">
            <text:p>-2.3936</text:p>
          </table:table-cell>
          <table:table-cell/>
          <table:table-cell office:value-type="float" office:value="126.0631" calcext:value-type="float">
            <text:p>126.0631</text:p>
          </table:table-cell>
          <table:table-cell office:value-type="float" office:value="181.3756" calcext:value-type="float">
            <text:p>181.37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52.89977350, 452.89977350</text:p>
          </table:table-cell>
          <table:table-cell office:value-type="string" calcext:value-type="string">
            <text:p>13(1,12)-12(1,11)</text:p>
          </table:table-cell>
          <table:table-cell office:value-type="float" office:value="-1.8434" calcext:value-type="float">
            <text:p>-1.8434</text:p>
          </table:table-cell>
          <table:table-cell/>
          <table:table-cell office:value-type="float" office:value="99.8601" calcext:value-type="float">
            <text:p>99.8601</text:p>
          </table:table-cell>
          <table:table-cell office:value-type="float" office:value="143.6756" calcext:value-type="float">
            <text:p>143.67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73.05555600, 473.05555600</text:p>
          </table:table-cell>
          <table:table-cell office:value-type="string" calcext:value-type="string">
            <text:p>14(1,14)-13(1,13)</text:p>
          </table:table-cell>
          <table:table-cell office:value-type="float" office:value="-1.7986" calcext:value-type="float">
            <text:p>-1.7986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79.35752430, 479.35752430</text:p>
          </table:table-cell>
          <table:table-cell office:value-type="string" calcext:value-type="string">
            <text:p>14(0,14)-13(0,13)</text:p>
          </table:table-cell>
          <table:table-cell office:value-type="float" office:value="-2.2462" calcext:value-type="float">
            <text:p>-2.2462</text:p>
          </table:table-cell>
          <table:table-cell/>
          <table:table-cell office:value-type="float" office:value="104.1144" calcext:value-type="float">
            <text:p>104.1144</text:p>
          </table:table-cell>
          <table:table-cell office:value-type="float" office:value="149.7965" calcext:value-type="float">
            <text:p>149.79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40927480, 480.40927480</text:p>
          </table:table-cell>
          <table:table-cell office:value-type="string" calcext:value-type="string">
            <text:p>14(5,10)-13(5,9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40927530, 480.40927530</text:p>
          </table:table-cell>
          <table:table-cell office:value-type="string" calcext:value-type="string">
            <text:p>14(5,9)-13(5,8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43145590, 480.43145590</text:p>
          </table:table-cell>
          <table:table-cell office:value-type="string" calcext:value-type="string">
            <text:p>14(2,13)-13(2,12)</text:p>
          </table:table-cell>
          <table:table-cell office:value-type="float" office:value="-2.3297" calcext:value-type="float">
            <text:p>-2.3297</text:p>
          </table:table-cell>
          <table:table-cell/>
          <table:table-cell office:value-type="float" office:value="140.8464" calcext:value-type="float">
            <text:p>140.8464</text:p>
          </table:table-cell>
          <table:table-cell office:value-type="float" office:value="202.6454" calcext:value-type="float">
            <text:p>202.64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57304520, 480.57304520</text:p>
          </table:table-cell>
          <table:table-cell office:value-type="string" calcext:value-type="string">
            <text:p>14(4,11)-13(4,10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57319710, 480.57319710</text:p>
          </table:table-cell>
          <table:table-cell office:value-type="string" calcext:value-type="string">
            <text:p>14(4,10)-13(4,9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74181080, 480.74181080</text:p>
          </table:table-cell>
          <table:table-cell office:value-type="string" calcext:value-type="string">
            <text:p>14(3,12)-13(3,11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14" calcext:value-type="float">
            <text:p>186.5114</text:p>
          </table:table-cell>
          <table:table-cell office:value-type="float" office:value="268.3468" calcext:value-type="float">
            <text:p>268.34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76495810, 480.76495810</text:p>
          </table:table-cell>
          <table:table-cell office:value-type="string" calcext:value-type="string">
            <text:p>14(3,11)-13(3,10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28" calcext:value-type="float">
            <text:p>186.5128</text:p>
          </table:table-cell>
          <table:table-cell office:value-type="float" office:value="268.3488" calcext:value-type="float">
            <text:p>268.34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1.77662180, 481.77662180</text:p>
          </table:table-cell>
          <table:table-cell office:value-type="string" calcext:value-type="string">
            <text:p>14(2,12)-13(2,11)</text:p>
          </table:table-cell>
          <table:table-cell office:value-type="float" office:value="-2.3276" calcext:value-type="float">
            <text:p>-2.3276</text:p>
          </table:table-cell>
          <table:table-cell/>
          <table:table-cell office:value-type="float" office:value="140.9817" calcext:value-type="float">
            <text:p>140.9817</text:p>
          </table:table-cell>
          <table:table-cell office:value-type="float" office:value="202.8401" calcext:value-type="float">
            <text:p>202.840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7.65668600, 487.65668600</text:p>
          </table:table-cell>
          <table:table-cell office:value-type="string" calcext:value-type="string">
            <text:p>14(1,13)-13(1,12)</text:p>
          </table:table-cell>
          <table:table-cell office:value-type="float" office:value="-1.7793" calcext:value-type="float">
            <text:p>-1.7793</text:p>
          </table:table-cell>
          <table:table-cell/>
          <table:table-cell office:value-type="float" office:value="114.9672" calcext:value-type="float">
            <text:p>114.9672</text:p>
          </table:table-cell>
          <table:table-cell office:value-type="float" office:value="165.4112" calcext:value-type="float">
            <text:p>165.41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06.76309540, 506.76309540</text:p>
          </table:table-cell>
          <table:table-cell office:value-type="string" calcext:value-type="string">
            <text:p>15(1,15)-14(1,14)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3.35287180, 513.35287180</text:p>
          </table:table-cell>
          <table:table-cell office:value-type="string" calcext:value-type="string">
            <text:p>15(0,15)-14(0,14)</text:p>
          </table:table-cell>
          <table:table-cell office:value-type="float" office:value="-2.1913" calcext:value-type="float">
            <text:p>-2.1913</text:p>
          </table:table-cell>
          <table:table-cell/>
          <table:table-cell office:value-type="float" office:value="120.104" calcext:value-type="float">
            <text:p>120.104</text:p>
          </table:table-cell>
          <table:table-cell office:value-type="float" office:value="172.8019" calcext:value-type="float">
            <text:p>172.80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67813060, 514.67813060</text:p>
          </table:table-cell>
          <table:table-cell office:value-type="string" calcext:value-type="string">
            <text:p>15(2,14)-14(2,13)</text:p>
          </table:table-cell>
          <table:table-cell office:value-type="float" office:value="-2.2734" calcext:value-type="float">
            <text:p>-2.2734</text:p>
          </table:table-cell>
          <table:table-cell/>
          <table:table-cell office:value-type="float" office:value="156.8719" calcext:value-type="float">
            <text:p>156.8719</text:p>
          </table:table-cell>
          <table:table-cell office:value-type="float" office:value="225.7024" calcext:value-type="float">
            <text:p>225.70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70026280, 514.70026280</text:p>
          </table:table-cell>
          <table:table-cell office:value-type="string" calcext:value-type="string">
            <text:p>15(5,11)-14(5,10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70026380, 514.70026380</text:p>
          </table:table-cell>
          <table:table-cell office:value-type="string" calcext:value-type="string">
            <text:p>15(5,10)-14(5,9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88060340, 514.88060340</text:p>
          </table:table-cell>
          <table:table-cell office:value-type="string" calcext:value-type="string">
            <text:p>15(4,12)-14(4,11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88085180, 514.88085180</text:p>
          </table:table-cell>
          <table:table-cell office:value-type="string" calcext:value-type="string">
            <text:p>15(4,11)-14(4,10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5.06974820, 515.06974820</text:p>
          </table:table-cell>
          <table:table-cell office:value-type="string" calcext:value-type="string">
            <text:p>15(3,13)-14(3,12)</text:p>
          </table:table-cell>
          <table:table-cell office:value-type="float" office:value="-1.9007" calcext:value-type="float">
            <text:p>-1.9007</text:p>
          </table:table-cell>
          <table:table-cell/>
          <table:table-cell office:value-type="float" office:value="202.5472" calcext:value-type="float">
            <text:p>202.5472</text:p>
          </table:table-cell>
          <table:table-cell office:value-type="float" office:value="291.4186" calcext:value-type="float">
            <text:p>291.41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5.10251530, 515.10251530</text:p>
          </table:table-cell>
          <table:table-cell office:value-type="string" calcext:value-type="string">
            <text:p>15(3,12)-14(3,11)</text:p>
          </table:table-cell>
          <table:table-cell office:value-type="float" office:value="-1.9006" calcext:value-type="float">
            <text:p>-1.9006</text:p>
          </table:table-cell>
          <table:table-cell/>
          <table:table-cell office:value-type="float" office:value="202.5494" calcext:value-type="float">
            <text:p>202.5494</text:p>
          </table:table-cell>
          <table:table-cell office:value-type="float" office:value="291.4217" calcext:value-type="float">
            <text:p>291.42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6.32918730, 516.32918730</text:p>
          </table:table-cell>
          <table:table-cell office:value-type="string" calcext:value-type="string">
            <text:p>15(2,13)-14(2,12)</text:p>
          </table:table-cell>
          <table:table-cell office:value-type="float" office:value="-2.271" calcext:value-type="float">
            <text:p>-2.271</text:p>
          </table:table-cell>
          <table:table-cell/>
          <table:table-cell office:value-type="float" office:value="157.052" calcext:value-type="float">
            <text:p>157.052</text:p>
          </table:table-cell>
          <table:table-cell office:value-type="float" office:value="225.9615" calcext:value-type="float">
            <text:p>225.9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22.39496600, 522.39496600</text:p>
          </table:table-cell>
          <table:table-cell office:value-type="string" calcext:value-type="string">
            <text:p>15(1,14)-14(1,13)</text:p>
          </table:table-cell>
          <table:table-cell office:value-type="float" office:value="-1.7243" calcext:value-type="float">
            <text:p>-1.7243</text:p>
          </table:table-cell>
          <table:table-cell/>
          <table:table-cell office:value-type="float" office:value="131.2337" calcext:value-type="float">
            <text:p>131.2337</text:p>
          </table:table-cell>
          <table:table-cell office:value-type="float" office:value="188.8149" calcext:value-type="float">
            <text:p>188.81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0.45430650, 540.45430650</text:p>
          </table:table-cell>
          <table:table-cell office:value-type="string" calcext:value-type="string">
            <text:p>16(1,16)-15(1,15)</text:p>
          </table:table-cell>
          <table:table-cell office:value-type="float" office:value="-1.6947" calcext:value-type="float">
            <text:p>-1.694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7.29967720, 547.29967720</text:p>
          </table:table-cell>
          <table:table-cell office:value-type="string" calcext:value-type="string">
            <text:p>16(0,16)-15(0,15)</text:p>
          </table:table-cell>
          <table:table-cell office:value-type="float" office:value="-2.1445" calcext:value-type="float">
            <text:p>-2.1445</text:p>
          </table:table-cell>
          <table:table-cell/>
          <table:table-cell office:value-type="float" office:value="137.2276" calcext:value-type="float">
            <text:p>137.2276</text:p>
          </table:table-cell>
          <table:table-cell office:value-type="float" office:value="197.4388" calcext:value-type="float">
            <text:p>197.4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8.91039230, 548.91039230</text:p>
          </table:table-cell>
          <table:table-cell office:value-type="string" calcext:value-type="string">
            <text:p>16(2,15)-15(2,14)</text:p>
          </table:table-cell>
          <table:table-cell office:value-type="float" office:value="-2.2254" calcext:value-type="float">
            <text:p>-2.2254</text:p>
          </table:table-cell>
          <table:table-cell/>
          <table:table-cell office:value-type="float" office:value="174.0397" calcext:value-type="float">
            <text:p>174.0397</text:p>
          </table:table-cell>
          <table:table-cell office:value-type="float" office:value="250.4029" calcext:value-type="float">
            <text:p>250.4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18418820, 549.18418820</text:p>
          </table:table-cell>
          <table:table-cell office:value-type="string" calcext:value-type="string">
            <text:p>16(4,13)-15(4,12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4" calcext:value-type="float">
            <text:p>283.3154</text:p>
          </table:table-cell>
          <table:table-cell office:value-type="float" office:value="407.6253" calcext:value-type="float">
            <text:p>407.62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18458120, 549.18458120</text:p>
          </table:table-cell>
          <table:table-cell office:value-type="string" calcext:value-type="string">
            <text:p>16(4,12)-15(4,11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5" calcext:value-type="float">
            <text:p>283.3155</text:p>
          </table:table-cell>
          <table:table-cell office:value-type="float" office:value="407.6255" calcext:value-type="float">
            <text:p>407.6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39481190, 549.39481190</text:p>
          </table:table-cell>
          <table:table-cell office:value-type="string" calcext:value-type="string">
            <text:p>16(3,14)-15(3,13)</text:p>
          </table:table-cell>
          <table:table-cell office:value-type="float" office:value="-1.8514" calcext:value-type="float">
            <text:p>-1.8514</text:p>
          </table:table-cell>
          <table:table-cell/>
          <table:table-cell office:value-type="float" office:value="219.7281" calcext:value-type="float">
            <text:p>219.7281</text:p>
          </table:table-cell>
          <table:table-cell office:value-type="float" office:value="316.1379" calcext:value-type="float">
            <text:p>316.13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44014250, 549.44014250</text:p>
          </table:table-cell>
          <table:table-cell office:value-type="string" calcext:value-type="string">
            <text:p>16(3,13)-15(3,12)</text:p>
          </table:table-cell>
          <table:table-cell office:value-type="float" office:value="-1.8513" calcext:value-type="float">
            <text:p>-1.8513</text:p>
          </table:table-cell>
          <table:table-cell/>
          <table:table-cell office:value-type="float" office:value="219.7314" calcext:value-type="float">
            <text:p>219.7314</text:p>
          </table:table-cell>
          <table:table-cell office:value-type="float" office:value="316.1427" calcext:value-type="float">
            <text:p>316.1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50.90867860, 550.90867860</text:p>
          </table:table-cell>
          <table:table-cell office:value-type="string" calcext:value-type="string">
            <text:p>16(2,14)-15(2,13)</text:p>
          </table:table-cell>
          <table:table-cell office:value-type="float" office:value="-2.2228" calcext:value-type="float">
            <text:p>-2.2228</text:p>
          </table:table-cell>
          <table:table-cell/>
          <table:table-cell office:value-type="float" office:value="174.2749" calcext:value-type="float">
            <text:p>174.2749</text:p>
          </table:table-cell>
          <table:table-cell office:value-type="float" office:value="250.7413" calcext:value-type="float">
            <text:p>250.74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57.11309850, 557.11309850</text:p>
          </table:table-cell>
          <table:table-cell office:value-type="string" calcext:value-type="string">
            <text:p>16(1,15)-15(1,14)</text:p>
          </table:table-cell>
          <table:table-cell office:value-type="float" office:value="-1.6777" calcext:value-type="float">
            <text:p>-1.6777</text:p>
          </table:table-cell>
          <table:table-cell/>
          <table:table-cell office:value-type="float" office:value="148.6589" calcext:value-type="float">
            <text:p>148.6589</text:p>
          </table:table-cell>
          <table:table-cell office:value-type="float" office:value="213.8858" calcext:value-type="float">
            <text:p>213.885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74.12831650, 574.12831650</text:p>
          </table:table-cell>
          <table:table-cell office:value-type="string" calcext:value-type="string">
            <text:p>17(1,17)-16(1,16)</text:p>
          </table:table-cell>
          <table:table-cell office:value-type="float" office:value="-1.6544" calcext:value-type="float">
            <text:p>-1.6544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1.19565340, 581.19565340</text:p>
          </table:table-cell>
          <table:table-cell office:value-type="string" calcext:value-type="string">
            <text:p>17(0,17)-16(0,16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5.4836" calcext:value-type="float">
            <text:p>155.4836</text:p>
          </table:table-cell>
          <table:table-cell office:value-type="float" office:value="223.7049" calcext:value-type="float">
            <text:p>223.70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12729550, 583.12729550</text:p>
          </table:table-cell>
          <table:table-cell office:value-type="string" calcext:value-type="string">
            <text:p>17(2,16)-16(2,15)</text:p>
          </table:table-cell>
          <table:table-cell office:value-type="float" office:value="-2.1851" calcext:value-type="float">
            <text:p>-2.1851</text:p>
          </table:table-cell>
          <table:table-cell/>
          <table:table-cell office:value-type="float" office:value="192.3494" calcext:value-type="float">
            <text:p>192.3494</text:p>
          </table:table-cell>
          <table:table-cell office:value-type="float" office:value="276.7463" calcext:value-type="float">
            <text:p>276.74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48352440, 583.48352440</text:p>
          </table:table-cell>
          <table:table-cell office:value-type="string" calcext:value-type="string">
            <text:p>17(4,14)-16(4,13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48412860, 583.48412860</text:p>
          </table:table-cell>
          <table:table-cell office:value-type="string" calcext:value-type="string">
            <text:p>17(4,13)-16(4,12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71660140, 583.71660140</text:p>
          </table:table-cell>
          <table:table-cell office:value-type="string" calcext:value-type="string">
            <text:p>17(3,15)-16(3,14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39" calcext:value-type="float">
            <text:p>238.0539</text:p>
          </table:table-cell>
          <table:table-cell office:value-type="float" office:value="342.5045" calcext:value-type="float">
            <text:p>342.50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77806070, 583.77806070</text:p>
          </table:table-cell>
          <table:table-cell office:value-type="string" calcext:value-type="string">
            <text:p>17(3,14)-16(3,13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87" calcext:value-type="float">
            <text:p>238.0587</text:p>
          </table:table-cell>
          <table:table-cell office:value-type="float" office:value="342.5114" calcext:value-type="float">
            <text:p>342.51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5.51594210, 585.51594210</text:p>
          </table:table-cell>
          <table:table-cell office:value-type="string" calcext:value-type="string">
            <text:p>17(2,15)-16(2,14)</text:p>
          </table:table-cell>
          <table:table-cell office:value-type="float" office:value="-2.1822" calcext:value-type="float">
            <text:p>-2.1822</text:p>
          </table:table-cell>
          <table:table-cell/>
          <table:table-cell office:value-type="float" office:value="192.6513" calcext:value-type="float">
            <text:p>192.6513</text:p>
          </table:table-cell>
          <table:table-cell office:value-type="float" office:value="277.1807" calcext:value-type="float">
            <text:p>277.18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91.80953040, 591.80953040</text:p>
          </table:table-cell>
          <table:table-cell office:value-type="string" calcext:value-type="string">
            <text:p>17(1,16)-16(1,15)</text:p>
          </table:table-cell>
          <table:table-cell office:value-type="float" office:value="-1.6386" calcext:value-type="float">
            <text:p>-1.6386</text:p>
          </table:table-cell>
          <table:table-cell/>
          <table:table-cell office:value-type="float" office:value="167.2422" calcext:value-type="float">
            <text:p>167.2422</text:p>
          </table:table-cell>
          <table:table-cell office:value-type="float" office:value="240.6229" calcext:value-type="float">
            <text:p>240.62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07.78429120, 607.78429120</text:p>
          </table:table-cell>
          <table:table-cell office:value-type="string" calcext:value-type="string">
            <text:p>18(1,18)-17(1,17)</text:p>
          </table:table-cell>
          <table:table-cell office:value-type="float" office:value="-1.621" calcext:value-type="float">
            <text:p>-1.621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5.03879930, 615.03879930</text:p>
          </table:table-cell>
          <table:table-cell office:value-type="string" calcext:value-type="string">
            <text:p>18(0,18)-17(0,17)</text:p>
          </table:table-cell>
          <table:table-cell office:value-type="float" office:value="-2.0727" calcext:value-type="float">
            <text:p>-2.0727</text:p>
          </table:table-cell>
          <table:table-cell/>
          <table:table-cell office:value-type="float" office:value="174.8702" calcext:value-type="float">
            <text:p>174.8702</text:p>
          </table:table-cell>
          <table:table-cell office:value-type="float" office:value="251.5978" calcext:value-type="float">
            <text:p>251.59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7.32789890, 617.32789890</text:p>
          </table:table-cell>
          <table:table-cell office:value-type="string" calcext:value-type="string">
            <text:p>18(2,17)-17(2,16)</text:p>
          </table:table-cell>
          <table:table-cell office:value-type="float" office:value="-2.1518" calcext:value-type="float">
            <text:p>-2.1518</text:p>
          </table:table-cell>
          <table:table-cell/>
          <table:table-cell office:value-type="float" office:value="211.8004" calcext:value-type="float">
            <text:p>211.8004</text:p>
          </table:table-cell>
          <table:table-cell office:value-type="float" office:value="304.7318" calcext:value-type="float">
            <text:p>304.73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7.77833390, 617.77833390</text:p>
          </table:table-cell>
          <table:table-cell office:value-type="string" calcext:value-type="string">
            <text:p>18(4,15)-17(4,14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7.77923960, 617.77923960</text:p>
          </table:table-cell>
          <table:table-cell office:value-type="string" calcext:value-type="string">
            <text:p>18(4,14)-17(4,13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8.03467840, 618.03467840</text:p>
          </table:table-cell>
          <table:table-cell office:value-type="string" calcext:value-type="string">
            <text:p>18(3,16)-17(3,15)</text:p>
          </table:table-cell>
          <table:table-cell office:value-type="float" office:value="-1.7757" calcext:value-type="float">
            <text:p>-1.7757</text:p>
          </table:table-cell>
          <table:table-cell/>
          <table:table-cell office:value-type="float" office:value="257.5246" calcext:value-type="float">
            <text:p>257.5246</text:p>
          </table:table-cell>
          <table:table-cell office:value-type="float" office:value="370.5183" calcext:value-type="float">
            <text:p>370.51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8.11653240, 618.11653240</text:p>
          </table:table-cell>
          <table:table-cell office:value-type="string" calcext:value-type="string">
            <text:p>18(3,15)-17(3,14)</text:p>
          </table:table-cell>
          <table:table-cell office:value-type="float" office:value="-1.7756" calcext:value-type="float">
            <text:p>-1.7756</text:p>
          </table:table-cell>
          <table:table-cell/>
          <table:table-cell office:value-type="float" office:value="257.5315" calcext:value-type="float">
            <text:p>257.5315</text:p>
          </table:table-cell>
          <table:table-cell office:value-type="float" office:value="370.5283" calcext:value-type="float">
            <text:p>370.52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20.15153680, 620.15153680</text:p>
          </table:table-cell>
          <table:table-cell office:value-type="string" calcext:value-type="string">
            <text:p>18(2,16)-17(2,15)</text:p>
          </table:table-cell>
          <table:table-cell office:value-type="float" office:value="-2.1487" calcext:value-type="float">
            <text:p>-2.1487</text:p>
          </table:table-cell>
          <table:table-cell/>
          <table:table-cell office:value-type="float" office:value="212.182" calcext:value-type="float">
            <text:p>212.182</text:p>
          </table:table-cell>
          <table:table-cell office:value-type="float" office:value="305.2808" calcext:value-type="float">
            <text:p>305.2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26.48266840, 626.48266840</text:p>
          </table:table-cell>
          <table:table-cell office:value-type="string" calcext:value-type="string">
            <text:p>18(1,17)-17(1,16)</text:p>
          </table:table-cell>
          <table:table-cell office:value-type="float" office:value="-1.6064" calcext:value-type="float">
            <text:p>-1.6064</text:p>
          </table:table-cell>
          <table:table-cell/>
          <table:table-cell office:value-type="float" office:value="186.9828" calcext:value-type="float">
            <text:p>186.9828</text:p>
          </table:table-cell>
          <table:table-cell office:value-type="float" office:value="269.025" calcext:value-type="float">
            <text:p>269.0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41.42143640, 641.42143640</text:p>
          </table:table-cell>
          <table:table-cell office:value-type="string" calcext:value-type="string">
            <text:p>19(1,19)-18(1,18)</text:p>
          </table:table-cell>
          <table:table-cell office:value-type="float" office:value="-1.594" calcext:value-type="float">
            <text:p>-1.594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48.82743780, 648.82743780</text:p>
          </table:table-cell>
          <table:table-cell office:value-type="string" calcext:value-type="string">
            <text:p>19(0,19)-18(0,18)</text:p>
          </table:table-cell>
          <table:table-cell office:value-type="float" office:value="-2.0467" calcext:value-type="float">
            <text:p>-2.0467</text:p>
          </table:table-cell>
          <table:table-cell/>
          <table:table-cell office:value-type="float" office:value="195.3857" calcext:value-type="float">
            <text:p>195.3857</text:p>
          </table:table-cell>
          <table:table-cell office:value-type="float" office:value="281.1148" calcext:value-type="float">
            <text:p>281.11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1.51126570, 651.51126570</text:p>
          </table:table-cell>
          <table:table-cell office:value-type="string" calcext:value-type="string">
            <text:p>19(2,18)-18(2,17)</text:p>
          </table:table-cell>
          <table:table-cell office:value-type="float" office:value="-2.125" calcext:value-type="float">
            <text:p>-2.125</text:p>
          </table:table-cell>
          <table:table-cell/>
          <table:table-cell office:value-type="float" office:value="232.3922" calcext:value-type="float">
            <text:p>232.3922</text:p>
          </table:table-cell>
          <table:table-cell office:value-type="float" office:value="334.3586" calcext:value-type="float">
            <text:p>334.35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06833530, 652.06833530</text:p>
          </table:table-cell>
          <table:table-cell office:value-type="string" calcext:value-type="string">
            <text:p>19(4,16)-18(4,15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" calcext:value-type="float">
            <text:p>341.704</text:p>
          </table:table-cell>
          <table:table-cell office:value-type="float" office:value="491.633" calcext:value-type="float">
            <text:p>491.6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06966250, 652.06966250</text:p>
          </table:table-cell>
          <table:table-cell office:value-type="string" calcext:value-type="string">
            <text:p>19(4,15)-18(4,14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1" calcext:value-type="float">
            <text:p>341.7041</text:p>
          </table:table-cell>
          <table:table-cell office:value-type="float" office:value="491.6332" calcext:value-type="float">
            <text:p>491.63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34856650, 652.34856650</text:p>
          </table:table-cell>
          <table:table-cell office:value-type="string" calcext:value-type="string">
            <text:p>19(3,17)-18(3,16)</text:p>
          </table:table-cell>
          <table:table-cell office:value-type="float" office:value="-1.7482" calcext:value-type="float">
            <text:p>-1.7482</text:p>
          </table:table-cell>
          <table:table-cell/>
          <table:table-cell office:value-type="float" office:value="278.14" calcext:value-type="float">
            <text:p>278.14</text:p>
          </table:table-cell>
          <table:table-cell office:value-type="float" office:value="400.1791" calcext:value-type="float">
            <text:p>400.17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45586410, 652.45586410</text:p>
          </table:table-cell>
          <table:table-cell office:value-type="string" calcext:value-type="string">
            <text:p>19(3,16)-18(3,15)</text:p>
          </table:table-cell>
          <table:table-cell office:value-type="float" office:value="-1.748" calcext:value-type="float">
            <text:p>-1.748</text:p>
          </table:table-cell>
          <table:table-cell/>
          <table:table-cell office:value-type="float" office:value="278.1496" calcext:value-type="float">
            <text:p>278.1496</text:p>
          </table:table-cell>
          <table:table-cell office:value-type="float" office:value="400.1929" calcext:value-type="float">
            <text:p>400.19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4.81569620, 654.81569620</text:p>
          </table:table-cell>
          <table:table-cell office:value-type="string" calcext:value-type="string">
            <text:p>19(2,17)-18(2,16)</text:p>
          </table:table-cell>
          <table:table-cell office:value-type="float" office:value="-2.1217" calcext:value-type="float">
            <text:p>-2.1217</text:p>
          </table:table-cell>
          <table:table-cell/>
          <table:table-cell office:value-type="float" office:value="232.868" calcext:value-type="float">
            <text:p>232.868</text:p>
          </table:table-cell>
          <table:table-cell office:value-type="float" office:value="335.0432" calcext:value-type="float">
            <text:p>335.0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61.13087650, 661.13087650</text:p>
          </table:table-cell>
          <table:table-cell office:value-type="string" calcext:value-type="string">
            <text:p>19(1,18)-18(1,17)</text:p>
          </table:table-cell>
          <table:table-cell office:value-type="float" office:value="-1.5808" calcext:value-type="float">
            <text:p>-1.5808</text:p>
          </table:table-cell>
          <table:table-cell/>
          <table:table-cell office:value-type="float" office:value="207.88" calcext:value-type="float">
            <text:p>207.88</text:p>
          </table:table-cell>
          <table:table-cell office:value-type="float" office:value="299.0912" calcext:value-type="float">
            <text:p>299.09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75.03899920, 675.03899920</text:p>
          </table:table-cell>
          <table:table-cell office:value-type="string" calcext:value-type="string">
            <text:p>20(1,20)-19(1,19)</text:p>
          </table:table-cell>
          <table:table-cell office:value-type="float" office:value="-1.5729" calcext:value-type="float">
            <text:p>-1.5729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2.56025040, 682.56025040</text:p>
          </table:table-cell>
          <table:table-cell office:value-type="string" calcext:value-type="string">
            <text:p>20(0,20)-19(0,19)</text:p>
          </table:table-cell>
          <table:table-cell office:value-type="float" office:value="-2.0266" calcext:value-type="float">
            <text:p>-2.0266</text:p>
          </table:table-cell>
          <table:table-cell/>
          <table:table-cell office:value-type="float" office:value="217.0282" calcext:value-type="float">
            <text:p>217.0282</text:p>
          </table:table-cell>
          <table:table-cell office:value-type="float" office:value="312.2534" calcext:value-type="float">
            <text:p>312.25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5.67646420, 685.67646420</text:p>
          </table:table-cell>
          <table:table-cell office:value-type="string" calcext:value-type="string">
            <text:p>20(2,19)-19(2,18)</text:p>
          </table:table-cell>
          <table:table-cell office:value-type="float" office:value="-2.1042" calcext:value-type="float">
            <text:p>-2.1042</text:p>
          </table:table-cell>
          <table:table-cell/>
          <table:table-cell office:value-type="float" office:value="254.1243" calcext:value-type="float">
            <text:p>254.1243</text:p>
          </table:table-cell>
          <table:table-cell office:value-type="float" office:value="365.6261" calcext:value-type="float">
            <text:p>365.62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6.65774920, 686.65774920</text:p>
          </table:table-cell>
          <table:table-cell office:value-type="string" calcext:value-type="string">
            <text:p>20(3,18)-19(3,17)</text:p>
          </table:table-cell>
          <table:table-cell office:value-type="float" office:value="-1.7268" calcext:value-type="float">
            <text:p>-1.7268</text:p>
          </table:table-cell>
          <table:table-cell/>
          <table:table-cell office:value-type="float" office:value="299.9" calcext:value-type="float">
            <text:p>299.9</text:p>
          </table:table-cell>
          <table:table-cell office:value-type="float" office:value="431.4867" calcext:value-type="float">
            <text:p>431.48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6.79640730, 686.79640730</text:p>
          </table:table-cell>
          <table:table-cell office:value-type="string" calcext:value-type="string">
            <text:p>20(3,17)-19(3,16)</text:p>
          </table:table-cell>
          <table:table-cell office:value-type="float" office:value="-1.7266" calcext:value-type="float">
            <text:p>-1.7266</text:p>
          </table:table-cell>
          <table:table-cell/>
          <table:table-cell office:value-type="float" office:value="299.9132" calcext:value-type="float">
            <text:p>299.9132</text:p>
          </table:table-cell>
          <table:table-cell office:value-type="float" office:value="431.5057" calcext:value-type="float">
            <text:p>431.50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9.50829280, 689.50829280</text:p>
          </table:table-cell>
          <table:table-cell office:value-type="string" calcext:value-type="string">
            <text:p>20(2,18)-19(2,17)</text:p>
          </table:table-cell>
          <table:table-cell office:value-type="float" office:value="-2.1008" calcext:value-type="float">
            <text:p>-2.1008</text:p>
          </table:table-cell>
          <table:table-cell/>
          <table:table-cell office:value-type="float" office:value="254.7103" calcext:value-type="float">
            <text:p>254.7103</text:p>
          </table:table-cell>
          <table:table-cell office:value-type="float" office:value="366.4692" calcext:value-type="float">
            <text:p>366.46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95.75247490, 695.75247490</text:p>
          </table:table-cell>
          <table:table-cell office:value-type="string" calcext:value-type="string">
            <text:p>20(1,19)-19(1,18)</text:p>
          </table:table-cell>
          <table:table-cell office:value-type="float" office:value="-1.5612" calcext:value-type="float">
            <text:p>-1.5612</text:p>
          </table:table-cell>
          <table:table-cell/>
          <table:table-cell office:value-type="float" office:value="229.933" calcext:value-type="float">
            <text:p>229.933</text:p>
          </table:table-cell>
          <table:table-cell office:value-type="float" office:value="330.8204" calcext:value-type="float">
            <text:p>330.82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08.63626840, 708.63626840</text:p>
          </table:table-cell>
          <table:table-cell office:value-type="string" calcext:value-type="string">
            <text:p>21(1,21)-20(1,20)</text:p>
          </table:table-cell>
          <table:table-cell office:value-type="float" office:value="-1.5575" calcext:value-type="float">
            <text:p>-1.5575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16.23630760, 716.23630760</text:p>
          </table:table-cell>
          <table:table-cell office:value-type="string" calcext:value-type="string">
            <text:p>21(0,21)-20(0,20)</text:p>
          </table:table-cell>
          <table:table-cell office:value-type="float" office:value="-2.0122" calcext:value-type="float">
            <text:p>-2.0122</text:p>
          </table:table-cell>
          <table:table-cell/>
          <table:table-cell office:value-type="float" office:value="239.796" calcext:value-type="float">
            <text:p>239.796</text:p>
          </table:table-cell>
          <table:table-cell office:value-type="float" office:value="345.011" calcext:value-type="float">
            <text:p>345.0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19.82256830, 719.82256830</text:p>
          </table:table-cell>
          <table:table-cell office:value-type="string" calcext:value-type="string">
            <text:p>21(2,20)-20(2,19)</text:p>
          </table:table-cell>
          <table:table-cell office:value-type="float" office:value="-2.0892" calcext:value-type="float">
            <text:p>-2.0892</text:p>
          </table:table-cell>
          <table:table-cell/>
          <table:table-cell office:value-type="float" office:value="276.996" calcext:value-type="float">
            <text:p>276.996</text:p>
          </table:table-cell>
          <table:table-cell office:value-type="float" office:value="398.5332" calcext:value-type="float">
            <text:p>398.53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20.96166990, 720.96166990</text:p>
          </table:table-cell>
          <table:table-cell office:value-type="string" calcext:value-type="string">
            <text:p>21(3,19)-20(3,18)</text:p>
          </table:table-cell>
          <table:table-cell office:value-type="float" office:value="-1.7112" calcext:value-type="float">
            <text:p>-1.7112</text:p>
          </table:table-cell>
          <table:table-cell/>
          <table:table-cell office:value-type="float" office:value="322.8045" calcext:value-type="float">
            <text:p>322.8045</text:p>
          </table:table-cell>
          <table:table-cell office:value-type="float" office:value="464.441" calcext:value-type="float">
            <text:p>464.4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21.13856120, 721.13856120</text:p>
          </table:table-cell>
          <table:table-cell office:value-type="string" calcext:value-type="string">
            <text:p>21(3,18)-20(3,17)</text:p>
          </table:table-cell>
          <table:table-cell office:value-type="float" office:value="-1.711" calcext:value-type="float">
            <text:p>-1.711</text:p>
          </table:table-cell>
          <table:table-cell/>
          <table:table-cell office:value-type="float" office:value="322.8222" calcext:value-type="float">
            <text:p>322.8222</text:p>
          </table:table-cell>
          <table:table-cell office:value-type="float" office:value="464.4665" calcext:value-type="float">
            <text:p>464.46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24.22880710, 724.22880710</text:p>
          </table:table-cell>
          <table:table-cell office:value-type="string" calcext:value-type="string">
            <text:p>21(2,19)-20(2,18)</text:p>
          </table:table-cell>
          <table:table-cell office:value-type="float" office:value="-2.0856" calcext:value-type="float">
            <text:p>-2.0856</text:p>
          </table:table-cell>
          <table:table-cell/>
          <table:table-cell office:value-type="float" office:value="277.7098" calcext:value-type="float">
            <text:p>277.7098</text:p>
          </table:table-cell>
          <table:table-cell office:value-type="float" office:value="399.5602" calcext:value-type="float">
            <text:p>399.56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30.34573750, 730.34573750</text:p>
          </table:table-cell>
          <table:table-cell office:value-type="string" calcext:value-type="string">
            <text:p>21(1,20)-20(1,19)</text:p>
          </table:table-cell>
          <table:table-cell office:value-type="float" office:value="-1.5472" calcext:value-type="float">
            <text:p>-1.5472</text:p>
          </table:table-cell>
          <table:table-cell/>
          <table:table-cell office:value-type="float" office:value="253.1408" calcext:value-type="float">
            <text:p>253.1408</text:p>
          </table:table-cell>
          <table:table-cell office:value-type="float" office:value="364.2111" calcext:value-type="float">
            <text:p>364.21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42.21257570, 742.21257570</text:p>
          </table:table-cell>
          <table:table-cell office:value-type="string" calcext:value-type="string">
            <text:p>22(1,22)-21(1,21)</text:p>
          </table:table-cell>
          <table:table-cell office:value-type="float" office:value="-1.5474" calcext:value-type="float">
            <text:p>-1.5474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49.85509390, 749.85509390</text:p>
          </table:table-cell>
          <table:table-cell office:value-type="string" calcext:value-type="string">
            <text:p>22(0,22)-21(0,21)</text:p>
          </table:table-cell>
          <table:table-cell office:value-type="float" office:value="-2.003" calcext:value-type="float">
            <text:p>-2.003</text:p>
          </table:table-cell>
          <table:table-cell/>
          <table:table-cell office:value-type="float" office:value="263.687" calcext:value-type="float">
            <text:p>263.687</text:p>
          </table:table-cell>
          <table:table-cell office:value-type="float" office:value="379.3846" calcext:value-type="float">
            <text:p>379.3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3.94865840, 753.94865840</text:p>
          </table:table-cell>
          <table:table-cell office:value-type="string" calcext:value-type="string">
            <text:p>22(2,21)-21(2,20)</text:p>
          </table:table-cell>
          <table:table-cell office:value-type="float" office:value="-2.0796" calcext:value-type="float">
            <text:p>-2.0796</text:p>
          </table:table-cell>
          <table:table-cell/>
          <table:table-cell office:value-type="float" office:value="301.0067" calcext:value-type="float">
            <text:p>301.0067</text:p>
          </table:table-cell>
          <table:table-cell office:value-type="float" office:value="433.079" calcext:value-type="float">
            <text:p>433.0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5.25973090, 755.25973090</text:p>
          </table:table-cell>
          <table:table-cell office:value-type="string" calcext:value-type="string">
            <text:p>22(3,20)-21(3,19)</text:p>
          </table:table-cell>
          <table:table-cell office:value-type="float" office:value="-1.7011" calcext:value-type="float">
            <text:p>-1.7011</text:p>
          </table:table-cell>
          <table:table-cell/>
          <table:table-cell office:value-type="float" office:value="346.8531" calcext:value-type="float">
            <text:p>346.8531</text:p>
          </table:table-cell>
          <table:table-cell office:value-type="float" office:value="499.0414" calcext:value-type="float">
            <text:p>499.04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5.48277330, 755.48277330</text:p>
          </table:table-cell>
          <table:table-cell office:value-type="string" calcext:value-type="string">
            <text:p>22(3,19)-21(3,18)</text:p>
          </table:table-cell>
          <table:table-cell office:value-type="float" office:value="-1.7009" calcext:value-type="float">
            <text:p>-1.7009</text:p>
          </table:table-cell>
          <table:table-cell/>
          <table:table-cell office:value-type="float" office:value="346.8768" calcext:value-type="float">
            <text:p>346.8768</text:p>
          </table:table-cell>
          <table:table-cell office:value-type="float" office:value="499.0755" calcext:value-type="float">
            <text:p>499.07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8.97630210, 758.97630210</text:p>
          </table:table-cell>
          <table:table-cell office:value-type="string" calcext:value-type="string">
            <text:p>22(2,20)-21(2,19)</text:p>
          </table:table-cell>
          <table:table-cell office:value-type="float" office:value="-2.0758" calcext:value-type="float">
            <text:p>-2.0758</text:p>
          </table:table-cell>
          <table:table-cell/>
          <table:table-cell office:value-type="float" office:value="301.8675" calcext:value-type="float">
            <text:p>301.8675</text:p>
          </table:table-cell>
          <table:table-cell office:value-type="float" office:value="434.3175" calcext:value-type="float">
            <text:p>434.31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64.90889120, 764.90889120</text:p>
          </table:table-cell>
          <table:table-cell office:value-type="string" calcext:value-type="string">
            <text:p>22(1,21)-21(1,20)</text:p>
          </table:table-cell>
          <table:table-cell office:value-type="float" office:value="-1.5387" calcext:value-type="float">
            <text:p>-1.5387</text:p>
          </table:table-cell>
          <table:table-cell/>
          <table:table-cell office:value-type="float" office:value="277.5025" calcext:value-type="float">
            <text:p>277.5025</text:p>
          </table:table-cell>
          <table:table-cell office:value-type="float" office:value="399.2619" calcext:value-type="float">
            <text:p>399.26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75.76729550, 775.76729550</text:p>
          </table:table-cell>
          <table:table-cell office:value-type="string" calcext:value-type="string">
            <text:p>23(1,23)-22(1,22)</text:p>
          </table:table-cell>
          <table:table-cell office:value-type="float" office:value="-1.5423" calcext:value-type="float">
            <text:p>-1.542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83.41652300, 783.41652300</text:p>
          </table:table-cell>
          <table:table-cell office:value-type="string" calcext:value-type="string">
            <text:p>23(0,23)-22(0,22)</text:p>
          </table:table-cell>
          <table:table-cell office:value-type="float" office:value="-1.9989" calcext:value-type="float">
            <text:p>-1.9989</text:p>
          </table:table-cell>
          <table:table-cell/>
          <table:table-cell office:value-type="float" office:value="288.6995" calcext:value-type="float">
            <text:p>288.6995</text:p>
          </table:table-cell>
          <table:table-cell office:value-type="float" office:value="415.3718" calcext:value-type="float">
            <text:p>415.37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88.05382230, 788.05382230</text:p>
          </table:table-cell>
          <table:table-cell office:value-type="string" calcext:value-type="string">
            <text:p>23(2,22)-22(2,21)</text:p>
          </table:table-cell>
          <table:table-cell office:value-type="float" office:value="-2.0751" calcext:value-type="float">
            <text:p>-2.0751</text:p>
          </table:table-cell>
          <table:table-cell/>
          <table:table-cell office:value-type="float" office:value="326.1557" calcext:value-type="float">
            <text:p>326.1557</text:p>
          </table:table-cell>
          <table:table-cell office:value-type="float" office:value="469.2626" calcext:value-type="float">
            <text:p>469.26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93.74940720, 793.74940720</text:p>
          </table:table-cell>
          <table:table-cell office:value-type="string" calcext:value-type="string">
            <text:p>23(2,21)-22(2,20)</text:p>
          </table:table-cell>
          <table:table-cell office:value-type="float" office:value="-2.0712" calcext:value-type="float">
            <text:p>-2.0712</text:p>
          </table:table-cell>
          <table:table-cell/>
          <table:table-cell office:value-type="float" office:value="327.1842" calcext:value-type="float">
            <text:p>327.1842</text:p>
          </table:table-cell>
          <table:table-cell office:value-type="float" office:value="470.7424" calcext:value-type="float">
            <text:p>470.74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99.44011510, 799.44011510</text:p>
          </table:table-cell>
          <table:table-cell office:value-type="string" calcext:value-type="string">
            <text:p>23(1,22)-22(1,21)</text:p>
          </table:table-cell>
          <table:table-cell office:value-type="float" office:value="-1.5353" calcext:value-type="float">
            <text:p>-1.5353</text:p>
          </table:table-cell>
          <table:table-cell/>
          <table:table-cell office:value-type="float" office:value="303.0171" calcext:value-type="float">
            <text:p>303.0171</text:p>
          </table:table-cell>
          <table:table-cell office:value-type="float" office:value="435.9715" calcext:value-type="float">
            <text:p>435.97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09.29984550, 809.29984550</text:p>
          </table:table-cell>
          <table:table-cell office:value-type="string" calcext:value-type="string">
            <text:p>24(1,24)-23(1,23)</text:p>
          </table:table-cell>
          <table:table-cell office:value-type="float" office:value="-1.542" calcext:value-type="float">
            <text:p>-1.542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16.92094450, 816.92094450</text:p>
          </table:table-cell>
          <table:table-cell office:value-type="string" calcext:value-type="string">
            <text:p>24(0,24)-23(0,23)</text:p>
          </table:table-cell>
          <table:table-cell office:value-type="float" office:value="-1.9997" calcext:value-type="float">
            <text:p>-1.9997</text:p>
          </table:table-cell>
          <table:table-cell/>
          <table:table-cell office:value-type="float" office:value="314.8315" calcext:value-type="float">
            <text:p>314.8315</text:p>
          </table:table-cell>
          <table:table-cell office:value-type="float" office:value="452.9697" calcext:value-type="float">
            <text:p>452.96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33.93754000, 833.93754000</text:p>
          </table:table-cell>
          <table:table-cell office:value-type="string" calcext:value-type="string">
            <text:p>24(1,23)-23(1,22)</text:p>
          </table:table-cell>
          <table:table-cell office:value-type="float" office:value="-1.5368" calcext:value-type="float">
            <text:p>-1.5368</text:p>
          </table:table-cell>
          <table:table-cell/>
          <table:table-cell office:value-type="float" office:value="329.6835" calcext:value-type="float">
            <text:p>329.6835</text:p>
          </table:table-cell>
          <table:table-cell office:value-type="float" office:value="474.3383" calcext:value-type="float">
            <text:p>474.33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42.80968640, 842.80968640</text:p>
          </table:table-cell>
          <table:table-cell office:value-type="string" calcext:value-type="string">
            <text:p>25(1,25)-24(1,24)</text:p>
          </table:table-cell>
          <table:table-cell office:value-type="float" office:value="-1.5464" calcext:value-type="float">
            <text:p>-1.5464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50.36913880, 850.36913880</text:p>
          </table:table-cell>
          <table:table-cell office:value-type="string" calcext:value-type="string">
            <text:p>25(0,25)-24(0,24)</text:p>
          </table:table-cell>
          <table:table-cell office:value-type="float" office:value="-2.005" calcext:value-type="float">
            <text:p>-2.005</text:p>
          </table:table-cell>
          <table:table-cell/>
          <table:table-cell office:value-type="float" office:value="342.081" calcext:value-type="float">
            <text:p>342.081</text:p>
          </table:table-cell>
          <table:table-cell office:value-type="float" office:value="492.1754" calcext:value-type="float">
            <text:p>492.17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183.31008700, 183.31008700</text:p>
          </table:table-cell>
          <table:table-cell office:value-type="string" calcext:value-type="string">
            <text:p>3(1,3)-2(2,0)</text:p>
          </table:table-cell>
          <table:table-cell office:value-type="float" office:value="-3.6463" calcext:value-type="float">
            <text:p>-3.6463</text:p>
          </table:table-cell>
          <table:table-cell/>
          <table:table-cell office:value-type="float" office:value="136.1639" calcext:value-type="float">
            <text:p>136.1639</text:p>
          </table:table-cell>
          <table:table-cell office:value-type="float" office:value="195.9097" calcext:value-type="float">
            <text:p>195.90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325.15289900, 325.15289900</text:p>
          </table:table-cell>
          <table:table-cell office:value-type="string" calcext:value-type="string">
            <text:p>5(1,5)-4(2,2)</text:p>
          </table:table-cell>
          <table:table-cell office:value-type="float" office:value="-3.5711" calcext:value-type="float">
            <text:p>-3.5711</text:p>
          </table:table-cell>
          <table:table-cell/>
          <table:table-cell office:value-type="float" office:value="315.7795" calcext:value-type="float">
            <text:p>315.7795</text:p>
          </table:table-cell>
          <table:table-cell office:value-type="float" office:value="454.3369" calcext:value-type="float">
            <text:p>454.33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380.19735980, 380.19735980</text:p>
          </table:table-cell>
          <table:table-cell office:value-type="string" calcext:value-type="string">
            <text:p>4(1,4)-3(2,1)</text:p>
          </table:table-cell>
          <table:table-cell office:value-type="float" office:value="-2.6152" calcext:value-type="float">
            <text:p>-2.6152</text:p>
          </table:table-cell>
          <table:table-cell/>
          <table:table-cell office:value-type="float" office:value="212.1564" calcext:value-type="float">
            <text:p>212.1564</text:p>
          </table:table-cell>
          <table:table-cell office:value-type="float" office:value="305.2461" calcext:value-type="float">
            <text:p>305.2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48.00107750, 448.00107750</text:p>
          </table:table-cell>
          <table:table-cell office:value-type="string" calcext:value-type="string">
            <text:p>4(2,3)-3(3,0)</text:p>
          </table:table-cell>
          <table:table-cell office:value-type="float" office:value="-2.5935" calcext:value-type="float">
            <text:p>-2.5935</text:p>
          </table:table-cell>
          <table:table-cell/>
          <table:table-cell office:value-type="float" office:value="285.4186" calcext:value-type="float">
            <text:p>285.4186</text:p>
          </table:table-cell>
          <table:table-cell office:value-type="float" office:value="410.6542" calcext:value-type="float">
            <text:p>410.654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556.93598770, 556.93598770</text:p>
          </table:table-cell>
          <table:table-cell office:value-type="string" calcext:value-type="string">
            <text:p>1(1,0)-1(0,1)</text:p>
          </table:table-cell>
          <table:table-cell office:value-type="float" office:value="-0.8189" calcext:value-type="float">
            <text:p>-0.8189</text:p>
          </table:table-cell>
          <table:table-cell/>
          <table:table-cell office:value-type="float" office:value="23.7944" calcext:value-type="float">
            <text:p>23.7944</text:p>
          </table:table-cell>
          <table:table-cell office:value-type="float" office:value="34.2349" calcext:value-type="float">
            <text:p>34.23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752.03314300, 752.03314300</text:p>
          </table:table-cell>
          <table:table-cell office:value-type="string" calcext:value-type="string">
            <text:p>2(1,1)-2(0,2)</text:p>
          </table:table-cell>
          <table:table-cell office:value-type="float" office:value="-0.9985" calcext:value-type="float">
            <text:p>-0.9985</text:p>
          </table:table-cell>
          <table:table-cell/>
          <table:table-cell office:value-type="float" office:value="70.0908" calcext:value-type="float">
            <text:p>70.0908</text:p>
          </table:table-cell>
          <table:table-cell office:value-type="float" office:value="100.8452" calcext:value-type="float">
            <text:p>100.84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916.17158000, 916.17158000</text:p>
          </table:table-cell>
          <table:table-cell office:value-type="string" calcext:value-type="string">
            <text:p>4(2,2)-3(3,1)</text:p>
          </table:table-cell>
          <table:table-cell office:value-type="float" office:value="-2.3755" calcext:value-type="float">
            <text:p>-2.3755</text:p>
          </table:table-cell>
          <table:table-cell/>
          <table:table-cell office:value-type="float" office:value="285.2193" calcext:value-type="float">
            <text:p>285.2193</text:p>
          </table:table-cell>
          <table:table-cell office:value-type="float" office:value="410.3675" calcext:value-type="float">
            <text:p>410.36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119.66442000, 119.66442000</text:p>
          </table:table-cell>
          <table:table-cell office:value-type="string" calcext:value-type="string">
            <text:p>4(2,2)-5(1,5)</text:p>
          </table:table-cell>
          <table:table-cell office:value-type="float" office:value="-6.9748" calcext:value-type="float">
            <text:p>-6.9748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168.76276240, 168.76276240</text:p>
          </table:table-cell>
          <table:table-cell office:value-type="string" calcext:value-type="string">
            <text:p>1(1,0)-1(0,1)</text:p>
          </table:table-cell>
          <table:table-cell office:value-type="float" office:value="-2.8337" calcext:value-type="float">
            <text:p>-2.8337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204.14017000, 204.14017000</text:p>
          </table:table-cell>
          <table:table-cell office:value-type="string" calcext:value-type="string">
            <text:p>4(1,4)-3(2,1)</text:p>
          </table:table-cell>
          <table:table-cell office:value-type="float" office:value="-5.5744" calcext:value-type="float">
            <text:p>-5.5744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216.71043650, 216.71043650</text:p>
          </table:table-cell>
          <table:table-cell office:value-type="string" calcext:value-type="string">
            <text:p>2(2,0)-2(1,1)</text:p>
          </table:table-cell>
          <table:table-cell office:value-type="float" office:value="-3.0171" calcext:value-type="float">
            <text:p>-3.0171</text:p>
          </table:table-cell>
          <table:table-cell/>
          <table:table-cell office:value-type="float" office:value="51.1402" calcext:value-type="float">
            <text:p>51.1402</text:p>
          </table:table-cell>
          <table:table-cell office:value-type="float" office:value="73.5798" calcext:value-type="float">
            <text:p>73.57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228.55627000, 228.55627000</text:p>
          </table:table-cell>
          <table:table-cell office:value-type="string" calcext:value-type="string">
            <text:p>4(3,2)-5(0,5)</text:p>
          </table:table-cell>
          <table:table-cell office:value-type="float" office:value="-6.0139" calcext:value-type="float">
            <text:p>-6.0139</text:p>
          </table:table-cell>
          <table:table-cell/>
          <table:table-cell office:value-type="float" office:value="166.3435" calcext:value-type="float">
            <text:p>166.3435</text:p>
          </table:table-cell>
          <table:table-cell office:value-type="float" office:value="239.3327" calcext:value-type="float">
            <text:p>239.33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00.50556000, 300.50556000</text:p>
          </table:table-cell>
          <table:table-cell office:value-type="string" calcext:value-type="string">
            <text:p>3(3,0)-3(2,1)</text:p>
          </table:table-cell>
          <table:table-cell office:value-type="float" office:value="-2.3325" calcext:value-type="float">
            <text:p>-2.3325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14.43779000, 314.43779000</text:p>
          </table:table-cell>
          <table:table-cell office:value-type="string" calcext:value-type="string">
            <text:p>6(1,5)-5(4,2)</text:p>
          </table:table-cell>
          <table:table-cell office:value-type="float" office:value="-5.8738" calcext:value-type="float">
            <text:p>-5.8738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69.10145000, 369.10145000</text:p>
          </table:table-cell>
          <table:table-cell office:value-type="string" calcext:value-type="string">
            <text:p>3(2,1)-3(1,2)</text:p>
          </table:table-cell>
          <table:table-cell office:value-type="float" office:value="-2.1266" calcext:value-type="float">
            <text:p>-2.1266</text:p>
          </table:table-cell>
          <table:table-cell/>
          <table:table-cell office:value-type="float" office:value="95.0563" calcext:value-type="float">
            <text:p>95.0563</text:p>
          </table:table-cell>
          <table:table-cell office:value-type="float" office:value="136.7657" calcext:value-type="float">
            <text:p>136.76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69.12691200, 369.12691200</text:p>
          </table:table-cell>
          <table:table-cell office:value-type="string" calcext:value-type="string">
            <text:p>4(3,1)-4(2,2)</text:p>
          </table:table-cell>
          <table:table-cell office:value-type="float" office:value="-2.5882" calcext:value-type="float">
            <text:p>-2.5882</text:p>
          </table:table-cell>
          <table:table-cell/>
          <table:table-cell office:value-type="float" office:value="170.3358" calcext:value-type="float">
            <text:p>170.3358</text:p>
          </table:table-cell>
          <table:table-cell office:value-type="float" office:value="245.0768" calcext:value-type="float">
            <text:p>245.0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92.61784000, 392.61784000</text:p>
          </table:table-cell>
          <table:table-cell office:value-type="string" calcext:value-type="string">
            <text:p>3(1,3)-2(2,0)</text:p>
          </table:table-cell>
          <table:table-cell office:value-type="float" office:value="-4.8861" calcext:value-type="float">
            <text:p>-4.8861</text:p>
          </table:table-cell>
          <table:table-cell/>
          <table:table-cell office:value-type="float" office:value="58.3689" calcext:value-type="float">
            <text:p>58.3689</text:p>
          </table:table-cell>
          <table:table-cell office:value-type="float" office:value="83.9804" calcext:value-type="float">
            <text:p>83.98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93.45049000, 393.45049000</text:p>
          </table:table-cell>
          <table:table-cell office:value-type="string" calcext:value-type="string">
            <text:p>2(1,1)-2(0,2)</text:p>
          </table:table-cell>
          <table:table-cell office:value-type="float" office:value="-2.7364" calcext:value-type="float">
            <text:p>-2.7364</text:p>
          </table:table-cell>
          <table:table-cell/>
          <table:table-cell office:value-type="float" office:value="38.0161" calcext:value-type="float">
            <text:p>38.0161</text:p>
          </table:table-cell>
          <table:table-cell office:value-type="float" office:value="54.697" calcext:value-type="float">
            <text:p>54.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07.67673000, 407.67673000</text:p>
          </table:table-cell>
          <table:table-cell office:value-type="string" calcext:value-type="string">
            <text:p>5(4,1)-5(3,2)</text:p>
          </table:table-cell>
          <table:table-cell office:value-type="float" office:value="-2.1342" calcext:value-type="float">
            <text:p>-2.1342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24.31482000, 424.31482000</text:p>
          </table:table-cell>
          <table:table-cell office:value-type="string" calcext:value-type="string">
            <text:p>4(4,0)-4(3,1)</text:p>
          </table:table-cell>
          <table:table-cell office:value-type="float" office:value="-2.6847" calcext:value-type="float">
            <text:p>-2.6847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36.37336000, 436.37336000</text:p>
          </table:table-cell>
          <table:table-cell office:value-type="string" calcext:value-type="string">
            <text:p>5(1,4)-4(4,1)</text:p>
          </table:table-cell>
          <table:table-cell office:value-type="float" office:value="-4.9968" calcext:value-type="float">
            <text:p>-4.9968</text:p>
          </table:table-cell>
          <table:table-cell/>
          <table:table-cell office:value-type="float" office:value="195.6614" calcext:value-type="float">
            <text:p>195.6614</text:p>
          </table:table-cell>
          <table:table-cell office:value-type="float" office:value="281.5149" calcext:value-type="float">
            <text:p>281.51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51.94697000, 451.94697000</text:p>
          </table:table-cell>
          <table:table-cell office:value-type="string" calcext:value-type="string">
            <text:p>5(5,0)-6(2,5)</text:p>
          </table:table-cell>
          <table:table-cell office:value-type="float" office:value="-6.6774" calcext:value-type="float">
            <text:p>-6.6774</text:p>
          </table:table-cell>
          <table:table-cell/>
          <table:table-cell office:value-type="float" office:value="281.6023" calcext:value-type="float">
            <text:p>281.6023</text:p>
          </table:table-cell>
          <table:table-cell office:value-type="float" office:value="405.1655" calcext:value-type="float">
            <text:p>405.16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52.39033000, 452.39033000</text:p>
          </table:table-cell>
          <table:table-cell office:value-type="string" calcext:value-type="string">
            <text:p>1(1,1)-0(0,0)</text:p>
          </table:table-cell>
          <table:table-cell office:value-type="float" office:value="-2.6116" calcext:value-type="float">
            <text:p>-2.6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61.63241960, 461.63241960</text:p>
          </table:table-cell>
          <table:table-cell office:value-type="string" calcext:value-type="string">
            <text:p>5(2,3)-6(1,6)</text:p>
          </table:table-cell>
          <table:table-cell office:value-type="float" office:value="-5.6384" calcext:value-type="float">
            <text:p>-5.6384</text:p>
          </table:table-cell>
          <table:table-cell/>
          <table:table-cell office:value-type="float" office:value="227.945" calcext:value-type="float">
            <text:p>227.945</text:p>
          </table:table-cell>
          <table:table-cell office:value-type="float" office:value="327.9641" calcext:value-type="float">
            <text:p>327.9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93.08490840, 493.08490840</text:p>
          </table:table-cell>
          <table:table-cell office:value-type="string" calcext:value-type="string">
            <text:p>5(3,3)-6(0,6)</text:p>
          </table:table-cell>
          <table:table-cell office:value-type="float" office:value="-6.0718" calcext:value-type="float">
            <text:p>-6.0718</text:p>
          </table:table-cell>
          <table:table-cell/>
          <table:table-cell office:value-type="float" office:value="227.9449" calcext:value-type="float">
            <text:p>227.9449</text:p>
          </table:table-cell>
          <table:table-cell office:value-type="float" office:value="327.964" calcext:value-type="float">
            <text:p>327.9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05.56523000, 505.56523000</text:p>
          </table:table-cell>
          <table:table-cell office:value-type="string" calcext:value-type="string">
            <text:p>2(2,1)-2(1,2)</text:p>
          </table:table-cell>
          <table:table-cell office:value-type="float" office:value="-2.1987" calcext:value-type="float">
            <text:p>-2.1987</text:p>
          </table:table-cell>
          <table:table-cell/>
          <table:table-cell office:value-type="float" office:value="38.2978" calcext:value-type="float">
            <text:p>38.2978</text:p>
          </table:table-cell>
          <table:table-cell office:value-type="float" office:value="55.1023" calcext:value-type="float">
            <text:p>55.1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35.52881800, 535.52881800</text:p>
          </table:table-cell>
          <table:table-cell office:value-type="string" calcext:value-type="string">
            <text:p>6(2,5)-5(3,2)</text:p>
          </table:table-cell>
          <table:table-cell office:value-type="float" office:value="-4.7534" calcext:value-type="float">
            <text:p>-4.7534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68.05055700, 568.05055700</text:p>
          </table:table-cell>
          <table:table-cell office:value-type="string" calcext:value-type="string">
            <text:p>3(3,1)-3(2,2)</text:p>
          </table:table-cell>
          <table:table-cell office:value-type="float" office:value="-2.4965" calcext:value-type="float">
            <text:p>-2.4965</text:p>
          </table:table-cell>
          <table:table-cell/>
          <table:table-cell office:value-type="float" office:value="96.3925" calcext:value-type="float">
            <text:p>96.3925</text:p>
          </table:table-cell>
          <table:table-cell office:value-type="float" office:value="138.6882" calcext:value-type="float">
            <text:p>138.6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79.79904200, 579.79904200</text:p>
          </table:table-cell>
          <table:table-cell office:value-type="string" calcext:value-type="string">
            <text:p>5(5,0)-5(4,1)</text:p>
          </table:table-cell>
          <table:table-cell office:value-type="float" office:value="-2.1653" calcext:value-type="float">
            <text:p>-2.1653</text:p>
          </table:table-cell>
          <table:table-cell/>
          <table:table-cell office:value-type="float" office:value="277.3376" calcext:value-type="float">
            <text:p>277.3376</text:p>
          </table:table-cell>
          <table:table-cell office:value-type="float" office:value="399.0295" calcext:value-type="float">
            <text:p>399.0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11.44162900, 611.44162900</text:p>
          </table:table-cell>
          <table:table-cell office:value-type="string" calcext:value-type="string">
            <text:p>5(3,2)-5(2,3)</text:p>
          </table:table-cell>
          <table:table-cell office:value-type="float" office:value="-1.8825" calcext:value-type="float">
            <text:p>-1.8825</text:p>
          </table:table-cell>
          <table:table-cell/>
          <table:table-cell office:value-type="float" office:value="243.3434" calcext:value-type="float">
            <text:p>243.3434</text:p>
          </table:table-cell>
          <table:table-cell office:value-type="float" office:value="350.1192" calcext:value-type="float">
            <text:p>350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50.37418600, 650.37418600</text:p>
          </table:table-cell>
          <table:table-cell office:value-type="string" calcext:value-type="string">
            <text:p>4(4,1)-4(3,2)</text:p>
          </table:table-cell>
          <table:table-cell office:value-type="float" office:value="-1.9741" calcext:value-type="float">
            <text:p>-1.9741</text:p>
          </table:table-cell>
          <table:table-cell/>
          <table:table-cell office:value-type="float" office:value="173.9673" calcext:value-type="float">
            <text:p>173.9673</text:p>
          </table:table-cell>
          <table:table-cell office:value-type="float" office:value="250.3018" calcext:value-type="float">
            <text:p>250.30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65.39373800, 665.39373800</text:p>
          </table:table-cell>
          <table:table-cell office:value-type="string" calcext:value-type="string">
            <text:p>4(2,2)-4(1,3)</text:p>
          </table:table-cell>
          <table:table-cell office:value-type="float" office:value="-2.2833" calcext:value-type="float">
            <text:p>-2.2833</text:p>
          </table:table-cell>
          <table:table-cell/>
          <table:table-cell office:value-type="float" office:value="148.1406" calcext:value-type="float">
            <text:p>148.1406</text:p>
          </table:table-cell>
          <table:table-cell office:value-type="float" office:value="213.1427" calcext:value-type="float">
            <text:p>213.14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87.30346800, 687.30346800</text:p>
          </table:table-cell>
          <table:table-cell office:value-type="string" calcext:value-type="string">
            <text:p>2(0,2)-1(1,1)</text:p>
          </table:table-cell>
          <table:table-cell office:value-type="float" office:value="-2.1775" calcext:value-type="float">
            <text:p>-2.1775</text:p>
          </table:table-cell>
          <table:table-cell/>
          <table:table-cell office:value-type="float" office:value="15.0901" calcext:value-type="float">
            <text:p>15.0901</text:p>
          </table:table-cell>
          <table:table-cell office:value-type="float" office:value="21.7114" calcext:value-type="float">
            <text:p>21.7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08.47074040, 708.47074040</text:p>
          </table:table-cell>
          <table:table-cell office:value-type="string" calcext:value-type="string">
            <text:p>3(1,2)-3(0,3)</text:p>
          </table:table-cell>
          <table:table-cell office:value-type="float" office:value="-1.8818" calcext:value-type="float">
            <text:p>-1.8818</text:p>
          </table:table-cell>
          <table:table-cell/>
          <table:table-cell office:value-type="float" office:value="71.4243" calcext:value-type="float">
            <text:p>71.4243</text:p>
          </table:table-cell>
          <table:table-cell office:value-type="float" office:value="102.7643" calcext:value-type="float">
            <text:p>102.76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36.03409600, 736.03409600</text:p>
          </table:table-cell>
          <table:table-cell office:value-type="string" calcext:value-type="string">
            <text:p>2(1,2)-1(0,1)</text:p>
          </table:table-cell>
          <table:table-cell office:value-type="float" office:value="-1.5739" calcext:value-type="float">
            <text:p>-1.5739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47.30189000, 747.30189000</text:p>
          </table:table-cell>
          <table:table-cell office:value-type="string" calcext:value-type="string">
            <text:p>3(2,2)-3(1,3)</text:p>
          </table:table-cell>
          <table:table-cell office:value-type="float" office:value="-2.3307" calcext:value-type="float">
            <text:p>-2.3307</text:p>
          </table:table-cell>
          <table:table-cell/>
          <table:table-cell office:value-type="float" office:value="71.4652" calcext:value-type="float">
            <text:p>71.4652</text:p>
          </table:table-cell>
          <table:table-cell office:value-type="float" office:value="102.8232" calcext:value-type="float">
            <text:p>102.82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49.43228000, 749.43228000</text:p>
          </table:table-cell>
          <table:table-cell office:value-type="string" calcext:value-type="string">
            <text:p>5(5,1)-5(4,2)</text:p>
          </table:table-cell>
          <table:table-cell office:value-type="float" office:value="-2.4854" calcext:value-type="float">
            <text:p>-2.4854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65.93791000, 765.93791000</text:p>
          </table:table-cell>
          <table:table-cell office:value-type="string" calcext:value-type="string">
            <text:p>4(3,2)-4(2,3)</text:p>
          </table:table-cell>
          <table:table-cell office:value-type="float" office:value="-1.7385" calcext:value-type="float">
            <text:p>-1.7385</text:p>
          </table:table-cell>
          <table:table-cell/>
          <table:table-cell office:value-type="float" office:value="148.4184" calcext:value-type="float">
            <text:p>148.4184</text:p>
          </table:table-cell>
          <table:table-cell office:value-type="float" office:value="213.5424" calcext:value-type="float">
            <text:p>213.54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77.90797000, 777.90797000</text:p>
          </table:table-cell>
          <table:table-cell office:value-type="string" calcext:value-type="string">
            <text:p>6(2,4)-7(1,7)</text:p>
          </table:table-cell>
          <table:table-cell office:value-type="float" office:value="-5.932" calcext:value-type="float">
            <text:p>-5.932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84.75824800, 784.75824800</text:p>
          </table:table-cell>
          <table:table-cell office:value-type="string" calcext:value-type="string">
            <text:p>6(3,4)-7(0,7)</text:p>
          </table:table-cell>
          <table:table-cell office:value-type="float" office:value="-5.4497" calcext:value-type="float">
            <text:p>-5.4497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800.85207000, 800.85207000</text:p>
          </table:table-cell>
          <table:table-cell office:value-type="string" calcext:value-type="string">
            <text:p>5(4,2)-5(3,3)</text:p>
          </table:table-cell>
          <table:table-cell office:value-type="float" office:value="-2.2425" calcext:value-type="float">
            <text:p>-2.2425</text:p>
          </table:table-cell>
          <table:table-cell/>
          <table:table-cell office:value-type="float" office:value="244.3925" calcext:value-type="float">
            <text:p>244.3925</text:p>
          </table:table-cell>
          <table:table-cell office:value-type="float" office:value="351.6286" calcext:value-type="float">
            <text:p>351.62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827.91504600, 827.91504600</text:p>
          </table:table-cell>
          <table:table-cell office:value-type="string" calcext:value-type="string">
            <text:p>5(2,4)-4(3,1)</text:p>
          </table:table-cell>
          <table:table-cell office:value-type="float" office:value="-4.291" calcext:value-type="float">
            <text:p>-4.291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863.80583700, 863.80583700</text:p>
          </table:table-cell>
          <table:table-cell office:value-type="string" calcext:value-type="string">
            <text:p>6(2,4)-5(5,1)</text:p>
          </table:table-cell>
          <table:table-cell office:value-type="float" office:value="-4.86" calcext:value-type="float">
            <text:p>-4.86</text:p>
          </table:table-cell>
          <table:table-cell/>
          <table:table-cell office:value-type="float" office:value="296.1044" calcext:value-type="float">
            <text:p>296.1044</text:p>
          </table:table-cell>
          <table:table-cell office:value-type="float" office:value="426.031" calcext:value-type="float">
            <text:p>426.0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913.10617600, 913.10617600</text:p>
          </table:table-cell>
          <table:table-cell office:value-type="string" calcext:value-type="string">
            <text:p>4(4,0)-5(1,5)</text:p>
          </table:table-cell>
          <table:table-cell office:value-type="float" office:value="-7.0007" calcext:value-type="float">
            <text:p>-7.0007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930.14583200, 930.14583200</text:p>
          </table:table-cell>
          <table:table-cell office:value-type="string" calcext:value-type="string">
            <text:p>4(2,3)-3(3,0)</text:p>
          </table:table-cell>
          <table:table-cell office:value-type="float" office:value="-3.175" calcext:value-type="float">
            <text:p>-3.175</text:p>
          </table:table-cell>
          <table:table-cell/>
          <table:table-cell office:value-type="float" office:value="117.392" calcext:value-type="float">
            <text:p>117.392</text:p>
          </table:table-cell>
          <table:table-cell office:value-type="float" office:value="168.902" calcext:value-type="float">
            <text:p>168.9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947.26047000, 947.26047000</text:p>
          </table:table-cell>
          <table:table-cell office:value-type="string" calcext:value-type="string">
            <text:p>6(3,3)-6(2,4)</text:p>
          </table:table-cell>
          <table:table-cell office:value-type="float" office:value="-2.1977" calcext:value-type="float">
            <text:p>-2.1977</text:p>
          </table:table-cell>
          <table:table-cell/>
          <table:table-cell office:value-type="float" office:value="324.9179" calcext:value-type="float">
            <text:p>324.9179</text:p>
          </table:table-cell>
          <table:table-cell office:value-type="float" office:value="467.4874" calcext:value-type="float">
            <text:p>467.48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C3Nv=0</text:p>
          </table:table-cell>
          <table:table-cell table:style-name="ce2" office:value-type="string" calcext:value-type="string">
            <text:p>Cyanoacetylene</text:p>
          </table:table-cell>
          <table:table-cell table:style-name="ce2" office:value-type="string" calcext:value-type="string">
            <text:p>100.07639200, 100.07639200</text:p>
          </table:table-cell>
          <table:table-cell table:style-name="ce2" office:value-type="string" calcext:value-type="string">
            <text:p>J=11-10</text:p>
          </table:table-cell>
          <table:table-cell table:style-name="ce2" office:value-type="float" office:value="-2.1673" calcext:value-type="float">
            <text:p>-2.1673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6.6912" calcext:value-type="float">
            <text:p>16.6912</text:p>
          </table:table-cell>
          <table:table-cell table:style-name="ce2" office:value-type="float" office:value="24.0148" calcext:value-type="float">
            <text:p>24.0148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C3Nv=0</text:p>
          </table:table-cell>
          <table:table-cell table:style-name="ce2" office:value-type="string" calcext:value-type="string">
            <text:p>Cyanoacetylene</text:p>
          </table:table-cell>
          <table:table-cell table:style-name="ce2" office:value-type="string" calcext:value-type="string">
            <text:p>263.79230800, 263.79230800</text:p>
          </table:table-cell>
          <table:table-cell table:style-name="ce2" office:value-type="string" calcext:value-type="string">
            <text:p>J=29-28</text:p>
          </table:table-cell>
          <table:table-cell table:style-name="ce2" office:value-type="float" office:value="-1.1319" calcext:value-type="float">
            <text:p>-1.1319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23.2011" calcext:value-type="float">
            <text:p>123.2011</text:p>
          </table:table-cell>
          <table:table-cell table:style-name="ce2" office:value-type="float" office:value="177.2579" calcext:value-type="float">
            <text:p>177.2579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44.82799130, 144.82799130</text:p>
          </table:table-cell>
          <table:table-cell office:value-type="string" calcext:value-type="string">
            <text:p>J=2-1,F=1-2</text:p>
          </table:table-cell>
          <table:table-cell office:value-type="float" office:value="-2.1833" calcext:value-type="float">
            <text:p>-2.1833</text:p>
          </table:table-cell>
          <table:table-cell office:value-type="string" calcext:value-type="string">
            <text:p><text:s text:c="2"/>b</text:p>
          </table:table-cell>
          <table:table-cell office:value-type="float" office:value="2.4155" calcext:value-type="float">
            <text:p>2.4155</text:p>
          </table:table-cell>
          <table:table-cell office:value-type="float" office:value="3.4753" calcext:value-type="float">
            <text:p>3.47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72.10795600, 172.10795600</text:p>
          </table:table-cell>
          <table:table-cell office:value-type="string" calcext:value-type="string">
            <text:p>2-1</text:p>
          </table:table-cell>
          <table:table-cell office:value-type="float" office:value="-1.6295" calcext:value-type="float">
            <text:p>-1.6295</text:p>
          </table:table-cell>
          <table:table-cell office:value-type="float" office:value="0.45" calcext:value-type="float">
            <text:p>0.45</text:p>
          </table:table-cell>
          <table:table-cell office:value-type="float" office:value="2.8705" calcext:value-type="float">
            <text:p>2.8705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72.67785120, 172.67785120</text:p>
          </table:table-cell>
          <table:table-cell office:value-type="string" calcext:value-type="string">
            <text:p>J=2-1</text:p>
          </table:table-cell>
          <table:table-cell office:value-type="float" office:value="-1.6548" calcext:value-type="float">
            <text:p>-1.6548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4.1437" calcext:value-type="float">
            <text:p>4.14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77.26111150, 177.26111150</text:p>
          </table:table-cell>
          <table:table-cell office:value-type="string" calcext:value-type="string">
            <text:p>J=2-1</text:p>
          </table:table-cell>
          <table:table-cell office:value-type="float" office:value="-1.6188" calcext:value-type="float">
            <text:p>-1.6188</text:p>
          </table:table-cell>
          <table:table-cell/>
          <table:table-cell office:value-type="float" office:value="2.9564" calcext:value-type="float">
            <text:p>2.9564</text:p>
          </table:table-cell>
          <table:table-cell office:value-type="float" office:value="4.2536" calcext:value-type="float">
            <text:p>4.25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17.23863070, 217.23863070</text:p>
          </table:table-cell>
          <table:table-cell office:value-type="string" calcext:value-type="string">
            <text:p>J=3-2,F=2-2</text:p>
          </table:table-cell>
          <table:table-cell office:value-type="float" office:value="-1.7046" calcext:value-type="float">
            <text:p>-1.7046</text:p>
          </table:table-cell>
          <table:table-cell office:value-type="float" office:value="0.7" calcext:value-type="float">
            <text:p>0.7</text:p>
          </table:table-cell>
          <table:table-cell office:value-type="float" office:value="7.2464" calcext:value-type="float">
            <text:p>7.2464</text:p>
          </table:table-cell>
          <table:table-cell office:value-type="float" office:value="10.4259" calcext:value-type="float">
            <text:p>10.42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58.15710000, 258.15710000</text:p>
          </table:table-cell>
          <table:table-cell office:value-type="string" calcext:value-type="string">
            <text:p>3-2</text:p>
          </table:table-cell>
          <table:table-cell office:value-type="float" office:value="-1.1161" calcext:value-type="float">
            <text:p>-1.1161</text:p>
          </table:table-cell>
          <table:table-cell office:value-type="float" office:value="5.2" calcext:value-type="float">
            <text:p>5.2</text:p>
          </table:table-cell>
          <table:table-cell office:value-type="float" office:value="8.6114" calcext:value-type="float">
            <text:p>8.6114</text:p>
          </table:table-cell>
          <table:table-cell office:value-type="float" office:value="12.3898" calcext:value-type="float">
            <text:p>12.38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59.01179760, 259.01179760</text:p>
          </table:table-cell>
          <table:table-cell office:value-type="string" calcext:value-type="string">
            <text:p>J=3-2</text:p>
          </table:table-cell>
          <table:table-cell office:value-type="float" office:value="-1.1415" calcext:value-type="float">
            <text:p>-1.1415</text:p>
          </table:table-cell>
          <table:table-cell/>
          <table:table-cell office:value-type="float" office:value="8.6399" calcext:value-type="float">
            <text:p>8.6399</text:p>
          </table:table-cell>
          <table:table-cell office:value-type="float" office:value="12.431" calcext:value-type="float">
            <text:p>12.4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65.88643430, 265.88643430</text:p>
          </table:table-cell>
          <table:table-cell office:value-type="string" calcext:value-type="string">
            <text:p>J=3-2</text:p>
          </table:table-cell>
          <table:table-cell office:value-type="float" office:value="-1.1059" calcext:value-type="float">
            <text:p>-1.1059</text:p>
          </table:table-cell>
          <table:table-cell/>
          <table:table-cell office:value-type="float" office:value="8.8692" calcext:value-type="float">
            <text:p>8.8692</text:p>
          </table:table-cell>
          <table:table-cell office:value-type="float" office:value="12.7607" calcext:value-type="float">
            <text:p>12.76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89.64524250, 289.64524250</text:p>
          </table:table-cell>
          <table:table-cell office:value-type="string" calcext:value-type="string">
            <text:p>J=4-3,F=4-3</text:p>
          </table:table-cell>
          <table:table-cell office:value-type="float" office:value="-1.3693" calcext:value-type="float">
            <text:p>-1.3693</text:p>
          </table:table-cell>
          <table:table-cell office:value-type="float" office:value="1.65" calcext:value-type="float">
            <text:p>1.65</text:p>
          </table:table-cell>
          <table:table-cell office:value-type="float" office:value="14.4927" calcext:value-type="float">
            <text:p>14.4927</text:p>
          </table:table-cell>
          <table:table-cell office:value-type="float" office:value="20.8516" calcext:value-type="float">
            <text:p>20.85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44.20031990, 344.20031990</text:p>
          </table:table-cell>
          <table:table-cell office:value-type="string" calcext:value-type="string">
            <text:p>4-3</text:p>
          </table:table-cell>
          <table:table-cell office:value-type="float" office:value="-0.7623" calcext:value-type="float">
            <text:p>-0.7623</text:p>
          </table:table-cell>
          <table:table-cell office:value-type="string" calcext:value-type="string">
            <text:p>37.2f</text:p>
          </table:table-cell>
          <table:table-cell office:value-type="float" office:value="17.2226" calcext:value-type="float">
            <text:p>17.2226</text:p>
          </table:table-cell>
          <table:table-cell office:value-type="float" office:value="24.7793" calcext:value-type="float">
            <text:p>24.77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45.33976930, 345.33976930</text:p>
          </table:table-cell>
          <table:table-cell office:value-type="string" calcext:value-type="string">
            <text:p>J=4-3</text:p>
          </table:table-cell>
          <table:table-cell office:value-type="float" office:value="-0.7877" calcext:value-type="float">
            <text:p>-0.7877</text:p>
          </table:table-cell>
          <table:table-cell/>
          <table:table-cell office:value-type="float" office:value="17.2796" calcext:value-type="float">
            <text:p>17.2796</text:p>
          </table:table-cell>
          <table:table-cell office:value-type="float" office:value="24.8617" calcext:value-type="float">
            <text:p>24.86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54.50547790, 354.50547790</text:p>
          </table:table-cell>
          <table:table-cell office:value-type="string" calcext:value-type="string">
            <text:p>J=4-3</text:p>
          </table:table-cell>
          <table:table-cell office:value-type="float" office:value="-0.7526" calcext:value-type="float">
            <text:p>-0.7526</text:p>
          </table:table-cell>
          <table:table-cell/>
          <table:table-cell office:value-type="float" office:value="17.7382" calcext:value-type="float">
            <text:p>17.7382</text:p>
          </table:table-cell>
          <table:table-cell office:value-type="float" office:value="25.5212" calcext:value-type="float">
            <text:p>25.52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62.04648420, 362.04648420</text:p>
          </table:table-cell>
          <table:table-cell office:value-type="string" calcext:value-type="string">
            <text:p>J=5-4</text:p>
          </table:table-cell>
          <table:table-cell office:value-type="float" office:value="-0.7113" calcext:value-type="float">
            <text:p>-0.7113</text:p>
          </table:table-cell>
          <table:table-cell office:value-type="float" office:value="10" calcext:value-type="float">
            <text:p>10</text:p>
          </table:table-cell>
          <table:table-cell office:value-type="float" office:value="24.1543" calcext:value-type="float">
            <text:p>24.1543</text:p>
          </table:table-cell>
          <table:table-cell office:value-type="float" office:value="34.7524" calcext:value-type="float">
            <text:p>34.75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30.23576750, 430.23576750</text:p>
          </table:table-cell>
          <table:table-cell office:value-type="string" calcext:value-type="string">
            <text:p>5-4</text:p>
          </table:table-cell>
          <table:table-cell office:value-type="float" office:value="-0.4984" calcext:value-type="float">
            <text:p>-0.4984</text:p>
          </table:table-cell>
          <table:table-cell/>
          <table:table-cell office:value-type="float" office:value="28.7039" calcext:value-type="float">
            <text:p>28.7039</text:p>
          </table:table-cell>
          <table:table-cell office:value-type="float" office:value="41.2983" calcext:value-type="float">
            <text:p>41.29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31.65977480, 431.65977480</text:p>
          </table:table-cell>
          <table:table-cell office:value-type="string" calcext:value-type="string">
            <text:p>J=5-4</text:p>
          </table:table-cell>
          <table:table-cell office:value-type="float" office:value="-0.524" calcext:value-type="float">
            <text:p>-0.524</text:p>
          </table:table-cell>
          <table:table-cell/>
          <table:table-cell office:value-type="float" office:value="28.7989" calcext:value-type="float">
            <text:p>28.7989</text:p>
          </table:table-cell>
          <table:table-cell office:value-type="float" office:value="41.4355" calcext:value-type="float">
            <text:p>41.43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34.44101330, 434.44101330</text:p>
          </table:table-cell>
          <table:table-cell office:value-type="string" calcext:value-type="string">
            <text:p>J=6-5</text:p>
          </table:table-cell>
          <table:table-cell office:value-type="float" office:value="-0.5014" calcext:value-type="float">
            <text:p>-0.5014</text:p>
          </table:table-cell>
          <table:table-cell/>
          <table:table-cell office:value-type="float" office:value="36.2308" calcext:value-type="float">
            <text:p>36.2308</text:p>
          </table:table-cell>
          <table:table-cell office:value-type="float" office:value="52.1277" calcext:value-type="float">
            <text:p>52.12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43.11614930, 443.11614930</text:p>
          </table:table-cell>
          <table:table-cell office:value-type="string" calcext:value-type="string">
            <text:p>J=5-4</text:p>
          </table:table-cell>
          <table:table-cell office:value-type="float" office:value="-0.4896" calcext:value-type="float">
            <text:p>-0.4896</text:p>
          </table:table-cell>
          <table:table-cell/>
          <table:table-cell office:value-type="float" office:value="29.5633" calcext:value-type="float">
            <text:p>29.5633</text:p>
          </table:table-cell>
          <table:table-cell office:value-type="float" office:value="42.5347" calcext:value-type="float">
            <text:p>42.53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06.82748730, 506.82748730</text:p>
          </table:table-cell>
          <table:table-cell office:value-type="string" calcext:value-type="string">
            <text:p>J=7-6</text:p>
          </table:table-cell>
          <table:table-cell office:value-type="float" office:value="-0.3333" calcext:value-type="float">
            <text:p>-0.3333</text:p>
          </table:table-cell>
          <table:table-cell/>
          <table:table-cell office:value-type="float" office:value="50.7222" calcext:value-type="float">
            <text:p>50.7222</text:p>
          </table:table-cell>
          <table:table-cell office:value-type="float" office:value="72.9775" calcext:value-type="float">
            <text:p>72.97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16.26146020, 516.26146020</text:p>
          </table:table-cell>
          <table:table-cell office:value-type="string" calcext:value-type="string">
            <text:p>6-5</text:p>
          </table:table-cell>
          <table:table-cell office:value-type="float" office:value="-0.2938" calcext:value-type="float">
            <text:p>-0.2938</text:p>
          </table:table-cell>
          <table:table-cell/>
          <table:table-cell office:value-type="float" office:value="43.055" calcext:value-type="float">
            <text:p>43.055</text:p>
          </table:table-cell>
          <table:table-cell office:value-type="float" office:value="61.9462" calcext:value-type="float">
            <text:p>61.946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17.96982100, 517.96982100</text:p>
          </table:table-cell>
          <table:table-cell office:value-type="string" calcext:value-type="string">
            <text:p>J=6-5</text:p>
          </table:table-cell>
          <table:table-cell office:value-type="float" office:value="-0.3194" calcext:value-type="float">
            <text:p>-0.3194</text:p>
          </table:table-cell>
          <table:table-cell/>
          <table:table-cell office:value-type="float" office:value="43.1975" calcext:value-type="float">
            <text:p>43.1975</text:p>
          </table:table-cell>
          <table:table-cell office:value-type="float" office:value="62.152" calcext:value-type="float">
            <text:p>62.1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31.71634790, 531.71634790</text:p>
          </table:table-cell>
          <table:table-cell office:value-type="string" calcext:value-type="string">
            <text:p>J=6-5</text:p>
          </table:table-cell>
          <table:table-cell office:value-type="float" office:value="-0.2859" calcext:value-type="float">
            <text:p>-0.2859</text:p>
          </table:table-cell>
          <table:table-cell/>
          <table:table-cell office:value-type="float" office:value="44.344" calcext:value-type="float">
            <text:p>44.344</text:p>
          </table:table-cell>
          <table:table-cell office:value-type="float" office:value="63.8008" calcext:value-type="float">
            <text:p>63.80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79.20456360, 579.20456360</text:p>
          </table:table-cell>
          <table:table-cell office:value-type="string" calcext:value-type="string">
            <text:p>J=8-7</text:p>
          </table:table-cell>
          <table:table-cell office:value-type="float" office:value="-0.197" calcext:value-type="float">
            <text:p>-0.197</text:p>
          </table:table-cell>
          <table:table-cell/>
          <table:table-cell office:value-type="float" office:value="67.6282" calcext:value-type="float">
            <text:p>67.6282</text:p>
          </table:table-cell>
          <table:table-cell office:value-type="float" office:value="97.3013" calcext:value-type="float">
            <text:p>97.30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02.27544690, 602.27544690</text:p>
          </table:table-cell>
          <table:table-cell office:value-type="string" calcext:value-type="string">
            <text:p>7-6</text:p>
          </table:table-cell>
          <table:table-cell office:value-type="float" office:value="-0.1318" calcext:value-type="float">
            <text:p>-0.1318</text:p>
          </table:table-cell>
          <table:table-cell/>
          <table:table-cell office:value-type="float" office:value="60.2756" calcext:value-type="float">
            <text:p>60.2756</text:p>
          </table:table-cell>
          <table:table-cell office:value-type="float" office:value="86.7226" calcext:value-type="float">
            <text:p>86.72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04.26791400, 604.26791400</text:p>
          </table:table-cell>
          <table:table-cell office:value-type="string" calcext:value-type="string">
            <text:p>J=7-6</text:p>
          </table:table-cell>
          <table:table-cell office:value-type="float" office:value="-0.1576" calcext:value-type="float">
            <text:p>-0.1576</text:p>
          </table:table-cell>
          <table:table-cell/>
          <table:table-cell office:value-type="float" office:value="60.4751" calcext:value-type="float">
            <text:p>60.4751</text:p>
          </table:table-cell>
          <table:table-cell office:value-type="float" office:value="87.0107" calcext:value-type="float">
            <text:p>87.01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20.30400220, 620.30400220</text:p>
          </table:table-cell>
          <table:table-cell office:value-type="string" calcext:value-type="string">
            <text:p>J=7-6</text:p>
          </table:table-cell>
          <table:table-cell office:value-type="float" office:value="-0.1251" calcext:value-type="float">
            <text:p>-0.1251</text:p>
          </table:table-cell>
          <table:table-cell/>
          <table:table-cell office:value-type="float" office:value="62.0802" calcext:value-type="float">
            <text:p>62.0802</text:p>
          </table:table-cell>
          <table:table-cell office:value-type="float" office:value="89.319" calcext:value-type="float">
            <text:p>89.3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51.57089980, 651.57089980</text:p>
          </table:table-cell>
          <table:table-cell office:value-type="string" calcext:value-type="string">
            <text:p>J=9-8</text:p>
          </table:table-cell>
          <table:table-cell office:value-type="float" office:value="-0.0863" calcext:value-type="float">
            <text:p>-0.0863</text:p>
          </table:table-cell>
          <table:table-cell/>
          <table:table-cell office:value-type="float" office:value="86.9483" calcext:value-type="float">
            <text:p>86.9483</text:p>
          </table:table-cell>
          <table:table-cell office:value-type="float" office:value="125.0985" calcext:value-type="float">
            <text:p>125.098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88.27577680, 688.27577680</text:p>
          </table:table-cell>
          <table:table-cell office:value-type="string" calcext:value-type="string">
            <text:p>8-7</text:p>
          </table:table-cell>
          <table:table-cell office:value-type="float" office:value="-0.0026" calcext:value-type="float">
            <text:p>-0.0026</text:p>
          </table:table-cell>
          <table:table-cell/>
          <table:table-cell office:value-type="float" office:value="80.3653" calcext:value-type="float">
            <text:p>80.3653</text:p>
          </table:table-cell>
          <table:table-cell office:value-type="float" office:value="115.6271" calcext:value-type="float">
            <text:p>115.62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90.55207900, 690.55207900</text:p>
          </table:table-cell>
          <table:table-cell office:value-type="string" calcext:value-type="string">
            <text:p>J=8-7</text:p>
          </table:table-cell>
          <table:table-cell office:value-type="float" office:value="-0.0286" calcext:value-type="float">
            <text:p>-0.0286</text:p>
          </table:table-cell>
          <table:table-cell/>
          <table:table-cell office:value-type="float" office:value="80.6313" calcext:value-type="float">
            <text:p>80.6313</text:p>
          </table:table-cell>
          <table:table-cell office:value-type="float" office:value="116.0112" calcext:value-type="float">
            <text:p>116.01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08.87700510, 708.87700510</text:p>
          </table:table-cell>
          <table:table-cell office:value-type="string" calcext:value-type="string">
            <text:p>J=8-7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82.7713" calcext:value-type="float">
            <text:p>82.7713</text:p>
          </table:table-cell>
          <table:table-cell office:value-type="float" office:value="119.0888" calcext:value-type="float">
            <text:p>119.0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23.92515320, 723.92515320</text:p>
          </table:table-cell>
          <table:table-cell office:value-type="string" calcext:value-type="string">
            <text:p>J=10-9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108.6824" calcext:value-type="float">
            <text:p>108.6824</text:p>
          </table:table-cell>
          <table:table-cell office:value-type="float" office:value="156.3688" calcext:value-type="float">
            <text:p>156.36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74.26049880, 774.26049880</text:p>
          </table:table-cell>
          <table:table-cell office:value-type="string" calcext:value-type="string">
            <text:p>9-8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3.3237" calcext:value-type="float">
            <text:p>103.3237</text:p>
          </table:table-cell>
          <table:table-cell office:value-type="float" office:value="148.6589" calcext:value-type="float">
            <text:p>148.65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76.82031970, 776.82031970</text:p>
          </table:table-cell>
          <table:table-cell office:value-type="string" calcext:value-type="string">
            <text:p>J=9-8</text:p>
          </table:table-cell>
          <table:table-cell office:value-type="float" office:value="0.0739" calcext:value-type="float">
            <text:p>0.0739</text:p>
          </table:table-cell>
          <table:table-cell/>
          <table:table-cell office:value-type="float" office:value="103.6657" calcext:value-type="float">
            <text:p>103.6657</text:p>
          </table:table-cell>
          <table:table-cell office:value-type="float" office:value="149.1528" calcext:value-type="float">
            <text:p>149.15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96.26598150, 796.26598150</text:p>
          </table:table-cell>
          <table:table-cell office:value-type="string" calcext:value-type="string">
            <text:p>J=11-10</text:p>
          </table:table-cell>
          <table:table-cell office:value-type="float" office:value="0.0745" calcext:value-type="float">
            <text:p>0.0745</text:p>
          </table:table-cell>
          <table:table-cell/>
          <table:table-cell office:value-type="float" office:value="132.8299" calcext:value-type="float">
            <text:p>132.8299</text:p>
          </table:table-cell>
          <table:table-cell office:value-type="float" office:value="191.1115" calcext:value-type="float">
            <text:p>191.11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97.43326230, 797.43326230</text:p>
          </table:table-cell>
          <table:table-cell office:value-type="string" calcext:value-type="string">
            <text:p>J=9-8</text:p>
          </table:table-cell>
          <table:table-cell office:value-type="float" office:value="0.1038" calcext:value-type="float">
            <text:p>0.1038</text:p>
          </table:table-cell>
          <table:table-cell/>
          <table:table-cell office:value-type="float" office:value="106.4169" calcext:value-type="float">
            <text:p>106.4169</text:p>
          </table:table-cell>
          <table:table-cell office:value-type="float" office:value="153.1093" calcext:value-type="float">
            <text:p>153.10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60.22766190, 860.22766190</text:p>
          </table:table-cell>
          <table:table-cell office:value-type="string" calcext:value-type="string">
            <text:p>10-9</text:p>
          </table:table-cell>
          <table:table-cell office:value-type="float" office:value="0.1805" calcext:value-type="float">
            <text:p>0.1805</text:p>
          </table:table-cell>
          <table:table-cell/>
          <table:table-cell office:value-type="float" office:value="129.1503" calcext:value-type="float">
            <text:p>129.1503</text:p>
          </table:table-cell>
          <table:table-cell office:value-type="float" office:value="185.8174" calcext:value-type="float">
            <text:p>185.81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63.07063400, 863.07063400</text:p>
          </table:table-cell>
          <table:table-cell office:value-type="string" calcext:value-type="string">
            <text:p>J=10-9</text:p>
          </table:table-cell>
          <table:table-cell office:value-type="float" office:value="0.1542" calcext:value-type="float">
            <text:p>0.1542</text:p>
          </table:table-cell>
          <table:table-cell/>
          <table:table-cell office:value-type="float" office:value="129.5776" calcext:value-type="float">
            <text:p>129.5776</text:p>
          </table:table-cell>
          <table:table-cell office:value-type="float" office:value="186.4345" calcext:value-type="float">
            <text:p>186.43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68.59204200, 868.59204200</text:p>
          </table:table-cell>
          <table:table-cell office:value-type="string" calcext:value-type="string">
            <text:p>J=12-11</text:p>
          </table:table-cell>
          <table:table-cell office:value-type="float" office:value="0.1301" calcext:value-type="float">
            <text:p>0.1301</text:p>
          </table:table-cell>
          <table:table-cell/>
          <table:table-cell office:value-type="float" office:value="159.3905" calcext:value-type="float">
            <text:p>159.3905</text:p>
          </table:table-cell>
          <table:table-cell office:value-type="float" office:value="229.3261" calcext:value-type="float">
            <text:p>229.32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85.97069490, 885.97069490</text:p>
          </table:table-cell>
          <table:table-cell office:value-type="string" calcext:value-type="string">
            <text:p>J=10-9</text:p>
          </table:table-cell>
          <table:table-cell office:value-type="float" office:value="0.1826" calcext:value-type="float">
            <text:p>0.1826</text:p>
          </table:table-cell>
          <table:table-cell/>
          <table:table-cell office:value-type="float" office:value="133.0164" calcext:value-type="float">
            <text:p>133.0164</text:p>
          </table:table-cell>
          <table:table-cell office:value-type="float" office:value="191.3798" calcext:value-type="float">
            <text:p>191.37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940.90199230, 940.90199230</text:p>
          </table:table-cell>
          <table:table-cell office:value-type="string" calcext:value-type="string">
            <text:p>J=13-12</text:p>
          </table:table-cell>
          <table:table-cell office:value-type="float" office:value="0.1715" calcext:value-type="float">
            <text:p>0.1715</text:p>
          </table:table-cell>
          <table:table-cell/>
          <table:table-cell office:value-type="float" office:value="188.3636" calcext:value-type="float">
            <text:p>188.3636</text:p>
          </table:table-cell>
          <table:table-cell office:value-type="float" office:value="271.0116" calcext:value-type="float">
            <text:p>271.01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946.17531510, 946.17531510</text:p>
          </table:table-cell>
          <table:table-cell office:value-type="string" calcext:value-type="string">
            <text:p>11-10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157.8444" calcext:value-type="float">
            <text:p>157.8444</text:p>
          </table:table-cell>
          <table:table-cell office:value-type="float" office:value="227.1016" calcext:value-type="float">
            <text:p>227.1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949.30103900, 949.30103900</text:p>
          </table:table-cell>
          <table:table-cell office:value-type="string" calcext:value-type="string">
            <text:p>J=11-10</text:p>
          </table:table-cell>
          <table:table-cell office:value-type="float" office:value="0.2154" calcext:value-type="float">
            <text:p>0.2154</text:p>
          </table:table-cell>
          <table:table-cell/>
          <table:table-cell office:value-type="float" office:value="158.3666" calcext:value-type="float">
            <text:p>158.3666</text:p>
          </table:table-cell>
          <table:table-cell office:value-type="float" office:value="227.8557" calcext:value-type="float">
            <text:p>227.85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144.07728900, 144.07728900</text:p>
          </table:table-cell>
          <table:table-cell office:value-type="string" calcext:value-type="string">
            <text:p>J=2-1</text:p>
          </table:table-cell>
          <table:table-cell office:value-type="float" office:value="-1.6267" calcext:value-type="float">
            <text:p>-1.6267</text:p>
          </table:table-cell>
          <table:table-cell office:value-type="float" office:value="0.3" calcext:value-type="float">
            <text:p>0.3</text:p>
          </table:table-cell>
          <table:table-cell office:value-type="float" office:value="2.403" calcext:value-type="float">
            <text:p>2.403</text:p>
          </table:table-cell>
          <table:table-cell office:value-type="float" office:value="3.4574" calcext:value-type="float">
            <text:p>3.45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173.50670030, 173.50670030</text:p>
          </table:table-cell>
          <table:table-cell office:value-type="string" calcext:value-type="string">
            <text:p>2-1</text:p>
          </table:table-cell>
          <table:table-cell office:value-type="float" office:value="-1.3868" calcext:value-type="float">
            <text:p>-1.3868</text:p>
          </table:table-cell>
          <table:table-cell office:value-type="float" office:value="0.28" calcext:value-type="float">
            <text:p>0.28</text:p>
          </table:table-cell>
          <table:table-cell office:value-type="float" office:value="2.8938" calcext:value-type="float">
            <text:p>2.8938</text:p>
          </table:table-cell>
          <table:table-cell office:value-type="float" office:value="4.1635" calcext:value-type="float">
            <text:p>4.16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178.37505630, 178.37505630</text:p>
          </table:table-cell>
          <table:table-cell office:value-type="string" calcext:value-type="string">
            <text:p>2-1</text:p>
          </table:table-cell>
          <table:table-cell office:value-type="float" office:value="-1.367" calcext:value-type="float">
            <text:p>-1.367</text:p>
          </table:table-cell>
          <table:table-cell/>
          <table:table-cell office:value-type="float" office:value="2.975" calcext:value-type="float">
            <text:p>2.975</text:p>
          </table:table-cell>
          <table:table-cell office:value-type="float" office:value="4.2803" calcext:value-type="float">
            <text:p>4.28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16.11258220, 216.11258220</text:p>
          </table:table-cell>
          <table:table-cell office:value-type="string" calcext:value-type="string">
            <text:p>J=3-2</text:p>
          </table:table-cell>
          <table:table-cell office:value-type="float" office:value="-1.111" calcext:value-type="float">
            <text:p>-1.111</text:p>
          </table:table-cell>
          <table:table-cell office:value-type="float" office:value="2.5" calcext:value-type="float">
            <text:p>2.5</text:p>
          </table:table-cell>
          <table:table-cell office:value-type="float" office:value="7.2089" calcext:value-type="float">
            <text:p>7.2089</text:p>
          </table:table-cell>
          <table:table-cell office:value-type="float" office:value="10.3719" calcext:value-type="float">
            <text:p>10.37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60.25533900, 260.25533900</text:p>
          </table:table-cell>
          <table:table-cell office:value-type="string" calcext:value-type="string">
            <text:p>3-2</text:p>
          </table:table-cell>
          <table:table-cell office:value-type="float" office:value="-0.8736" calcext:value-type="float">
            <text:p>-0.8736</text:p>
          </table:table-cell>
          <table:table-cell office:value-type="float" office:value="0.95" calcext:value-type="float">
            <text:p>0.95</text:p>
          </table:table-cell>
          <table:table-cell office:value-type="float" office:value="8.6814" calcext:value-type="float">
            <text:p>8.6814</text:p>
          </table:table-cell>
          <table:table-cell office:value-type="float" office:value="12.4905" calcext:value-type="float">
            <text:p>12.49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67.55762590, 267.55762590</text:p>
          </table:table-cell>
          <table:table-cell office:value-type="string" calcext:value-type="string">
            <text:p>3-2</text:p>
          </table:table-cell>
          <table:table-cell office:value-type="float" office:value="-0.8542" calcext:value-type="float">
            <text:p>-0.8542</text:p>
          </table:table-cell>
          <table:table-cell office:value-type="float" office:value="12" calcext:value-type="float">
            <text:p>12</text:p>
          </table:table-cell>
          <table:table-cell office:value-type="float" office:value="8.925" calcext:value-type="float">
            <text:p>8.925</text:p>
          </table:table-cell>
          <table:table-cell office:value-type="float" office:value="12.841" calcext:value-type="float">
            <text:p>12.8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88.14385830, 288.14385830</text:p>
          </table:table-cell>
          <table:table-cell office:value-type="string" calcext:value-type="string">
            <text:p>J=4-3</text:p>
          </table:table-cell>
          <table:table-cell office:value-type="float" office:value="-0.7537" calcext:value-type="float">
            <text:p>-0.7537</text:p>
          </table:table-cell>
          <table:table-cell office:value-type="string" calcext:value-type="string">
            <text:p>&lt;1.3</text:p>
          </table:table-cell>
          <table:table-cell office:value-type="float" office:value="14.4176" calcext:value-type="float">
            <text:p>14.4176</text:p>
          </table:table-cell>
          <table:table-cell office:value-type="float" office:value="20.7436" calcext:value-type="float">
            <text:p>20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346.99834400, 346.99834400</text:p>
          </table:table-cell>
          <table:table-cell office:value-type="string" calcext:value-type="string">
            <text:p>4-3</text:p>
          </table:table-cell>
          <table:table-cell office:value-type="float" office:value="-0.5198" calcext:value-type="float">
            <text:p>-0.5198</text:p>
          </table:table-cell>
          <table:table-cell office:value-type="float" office:value="1.03" calcext:value-type="float">
            <text:p>1.03</text:p>
          </table:table-cell>
          <table:table-cell office:value-type="float" office:value="17.3626" calcext:value-type="float">
            <text:p>17.3626</text:p>
          </table:table-cell>
          <table:table-cell office:value-type="float" office:value="24.9808" calcext:value-type="float">
            <text:p>24.98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356.73422300, 356.73422300</text:p>
          </table:table-cell>
          <table:table-cell office:value-type="string" calcext:value-type="string">
            <text:p>4-3</text:p>
          </table:table-cell>
          <table:table-cell office:value-type="float" office:value="-0.5011" calcext:value-type="float">
            <text:p>-0.5011</text:p>
          </table:table-cell>
          <table:table-cell office:value-type="float" office:value="17.4" calcext:value-type="float">
            <text:p>17.4</text:p>
          </table:table-cell>
          <table:table-cell office:value-type="float" office:value="17.8497" calcext:value-type="float">
            <text:p>17.8497</text:p>
          </table:table-cell>
          <table:table-cell office:value-type="float" office:value="25.6816" calcext:value-type="float">
            <text:p>25.68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360.16977830, 360.16977830</text:p>
          </table:table-cell>
          <table:table-cell office:value-type="string" calcext:value-type="string">
            <text:p>J=5-4</text:p>
          </table:table-cell>
          <table:table-cell office:value-type="float" office:value="-0.4855" calcext:value-type="float">
            <text:p>-0.4855</text:p>
          </table:table-cell>
          <table:table-cell office:value-type="float" office:value="0.22" calcext:value-type="float">
            <text:p>0.22</text:p>
          </table:table-cell>
          <table:table-cell office:value-type="float" office:value="24.0291" calcext:value-type="float">
            <text:p>24.0291</text:p>
          </table:table-cell>
          <table:table-cell office:value-type="float" office:value="34.5723" calcext:value-type="float">
            <text:p>34.57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432.18900520, 432.18900520</text:p>
          </table:table-cell>
          <table:table-cell office:value-type="string" calcext:value-type="string">
            <text:p>J=6-5</text:p>
          </table:table-cell>
          <table:table-cell office:value-type="float" office:value="-0.2755" calcext:value-type="float">
            <text:p>-0.2755</text:p>
          </table:table-cell>
          <table:table-cell/>
          <table:table-cell office:value-type="float" office:value="36.043" calcext:value-type="float">
            <text:p>36.043</text:p>
          </table:table-cell>
          <table:table-cell office:value-type="float" office:value="51.8575" calcext:value-type="float">
            <text:p>51.85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433.73383270, 433.73383270</text:p>
          </table:table-cell>
          <table:table-cell office:value-type="string" calcext:value-type="string">
            <text:p>5-4</text:p>
          </table:table-cell>
          <table:table-cell office:value-type="float" office:value="-0.2562" calcext:value-type="float">
            <text:p>-0.2562</text:p>
          </table:table-cell>
          <table:table-cell/>
          <table:table-cell office:value-type="float" office:value="28.9372" calcext:value-type="float">
            <text:p>28.9372</text:p>
          </table:table-cell>
          <table:table-cell office:value-type="float" office:value="41.6339" calcext:value-type="float">
            <text:p>41.6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445.90287210, 445.90287210</text:p>
          </table:table-cell>
          <table:table-cell office:value-type="string" calcext:value-type="string">
            <text:p>5-4</text:p>
          </table:table-cell>
          <table:table-cell office:value-type="float" office:value="-0.2382" calcext:value-type="float">
            <text:p>-0.2382</text:p>
          </table:table-cell>
          <table:table-cell/>
          <table:table-cell office:value-type="float" office:value="29.7491" calcext:value-type="float">
            <text:p>29.7491</text:p>
          </table:table-cell>
          <table:table-cell office:value-type="float" office:value="42.8021" calcext:value-type="float">
            <text:p>42.80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04.20019990, 504.20019990</text:p>
          </table:table-cell>
          <table:table-cell office:value-type="string" calcext:value-type="string">
            <text:p>J=7-6</text:p>
          </table:table-cell>
          <table:table-cell office:value-type="float" office:value="-0.1072" calcext:value-type="float">
            <text:p>-0.1072</text:p>
          </table:table-cell>
          <table:table-cell/>
          <table:table-cell office:value-type="float" office:value="50.4593" calcext:value-type="float">
            <text:p>50.4593</text:p>
          </table:table-cell>
          <table:table-cell office:value-type="float" office:value="72.5993" calcext:value-type="float">
            <text:p>72.59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20.45988430, 520.45988430</text:p>
          </table:table-cell>
          <table:table-cell office:value-type="string" calcext:value-type="string">
            <text:p>6-5</text:p>
          </table:table-cell>
          <table:table-cell office:value-type="float" office:value="-0.0518" calcext:value-type="float">
            <text:p>-0.0518</text:p>
          </table:table-cell>
          <table:table-cell/>
          <table:table-cell office:value-type="float" office:value="43.405" calcext:value-type="float">
            <text:p>43.405</text:p>
          </table:table-cell>
          <table:table-cell office:value-type="float" office:value="62.4498" calcext:value-type="float">
            <text:p>62.44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35.06158100, 535.06158100</text:p>
          </table:table-cell>
          <table:table-cell office:value-type="string" calcext:value-type="string">
            <text:p>6-5</text:p>
          </table:table-cell>
          <table:table-cell office:value-type="float" office:value="-0.0348" calcext:value-type="float">
            <text:p>-0.0348</text:p>
          </table:table-cell>
          <table:table-cell/>
          <table:table-cell office:value-type="float" office:value="44.6228" calcext:value-type="float">
            <text:p>44.6228</text:p>
          </table:table-cell>
          <table:table-cell office:value-type="float" office:value="64.2019" calcext:value-type="float">
            <text:p>64.20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76.20202390, 576.20202390</text:p>
          </table:table-cell>
          <table:table-cell office:value-type="string" calcext:value-type="string">
            <text:p>J=8-7</text:p>
          </table:table-cell>
          <table:table-cell office:value-type="float" office:value="0.0293" calcext:value-type="float">
            <text:p>0.0293</text:p>
          </table:table-cell>
          <table:table-cell/>
          <table:table-cell office:value-type="float" office:value="67.2776" calcext:value-type="float">
            <text:p>67.2776</text:p>
          </table:table-cell>
          <table:table-cell office:value-type="float" office:value="96.7969" calcext:value-type="float">
            <text:p>96.7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07.17464560, 607.17464560</text:p>
          </table:table-cell>
          <table:table-cell office:value-type="string" calcext:value-type="string">
            <text:p>7-6</text:p>
          </table:table-cell>
          <table:table-cell office:value-type="float" office:value="0.1098" calcext:value-type="float">
            <text:p>0.1098</text:p>
          </table:table-cell>
          <table:table-cell office:value-type="float" office:value="2.9" calcext:value-type="float">
            <text:p>2.9</text:p>
          </table:table-cell>
          <table:table-cell office:value-type="float" office:value="60.7657" calcext:value-type="float">
            <text:p>60.7657</text:p>
          </table:table-cell>
          <table:table-cell office:value-type="float" office:value="87.4278" calcext:value-type="float">
            <text:p>87.42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24.20836060, 624.20836060</text:p>
          </table:table-cell>
          <table:table-cell office:value-type="string" calcext:value-type="string">
            <text:p>7-6</text:p>
          </table:table-cell>
          <table:table-cell office:value-type="float" office:value="0.1258" calcext:value-type="float">
            <text:p>0.1258</text:p>
          </table:table-cell>
          <table:table-cell office:value-type="float" office:value="14.3" calcext:value-type="float">
            <text:p>14.3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9.8806" calcext:value-type="float">
            <text:p>89.8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48.19313570, 648.19313570</text:p>
          </table:table-cell>
          <table:table-cell office:value-type="string" calcext:value-type="string">
            <text:p>J=9-8</text:p>
          </table:table-cell>
          <table:table-cell office:value-type="float" office:value="0.1402" calcext:value-type="float">
            <text:p>0.1402</text:p>
          </table:table-cell>
          <table:table-cell/>
          <table:table-cell office:value-type="float" office:value="86.4976" calcext:value-type="float">
            <text:p>86.4976</text:p>
          </table:table-cell>
          <table:table-cell office:value-type="float" office:value="124.45" calcext:value-type="float">
            <text:p>124.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93.87626120, 693.87626120</text:p>
          </table:table-cell>
          <table:table-cell office:value-type="string" calcext:value-type="string">
            <text:p>8-7</text:p>
          </table:table-cell>
          <table:table-cell office:value-type="float" office:value="0.2386" calcext:value-type="float">
            <text:p>0.2386</text:p>
          </table:table-cell>
          <table:table-cell office:value-type="float" office:value="14" calcext:value-type="float">
            <text:p>14</text:p>
          </table:table-cell>
          <table:table-cell office:value-type="float" office:value="81.0188" calcext:value-type="float">
            <text:p>81.0188</text:p>
          </table:table-cell>
          <table:table-cell office:value-type="float" office:value="116.5673" calcext:value-type="float">
            <text:p>116.56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13.34122780, 713.34122780</text:p>
          </table:table-cell>
          <table:table-cell office:value-type="string" calcext:value-type="string">
            <text:p>8-7</text:p>
          </table:table-cell>
          <table:table-cell office:value-type="float" office:value="0.2533" calcext:value-type="float">
            <text:p>0.2533</text:p>
          </table:table-cell>
          <table:table-cell office:value-type="float" office:value="24.7" calcext:value-type="float">
            <text:p>24.7</text:p>
          </table:table-cell>
          <table:table-cell office:value-type="float" office:value="83.2919" calcext:value-type="float">
            <text:p>83.2919</text:p>
          </table:table-cell>
          <table:table-cell office:value-type="float" office:value="119.8378" calcext:value-type="float">
            <text:p>119.83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20.17220240, 720.17220240</text:p>
          </table:table-cell>
          <table:table-cell office:value-type="string" calcext:value-type="string">
            <text:p>J=10-9</text:p>
          </table:table-cell>
          <table:table-cell office:value-type="float" office:value="0.2299" calcext:value-type="float">
            <text:p>0.2299</text:p>
          </table:table-cell>
          <table:table-cell/>
          <table:table-cell office:value-type="float" office:value="108.119" calcext:value-type="float">
            <text:p>108.119</text:p>
          </table:table-cell>
          <table:table-cell office:value-type="float" office:value="155.5582" calcext:value-type="float">
            <text:p>155.55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80.56281200, 780.56281200</text:p>
          </table:table-cell>
          <table:table-cell office:value-type="string" calcext:value-type="string">
            <text:p>9-8</text:p>
          </table:table-cell>
          <table:table-cell office:value-type="float" office:value="0.3409" calcext:value-type="float">
            <text:p>0.3409</text:p>
          </table:table-cell>
          <table:table-cell/>
          <table:table-cell office:value-type="float" office:value="104.164" calcext:value-type="float">
            <text:p>104.164</text:p>
          </table:table-cell>
          <table:table-cell office:value-type="float" office:value="149.8679" calcext:value-type="float">
            <text:p>149.86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92.13788110, 792.13788110</text:p>
          </table:table-cell>
          <table:table-cell office:value-type="string" calcext:value-type="string">
            <text:p>J=11-10</text:p>
          </table:table-cell>
          <table:table-cell office:value-type="float" office:value="0.3016" calcext:value-type="float">
            <text:p>0.3016</text:p>
          </table:table-cell>
          <table:table-cell/>
          <table:table-cell office:value-type="float" office:value="132.1414" calcext:value-type="float">
            <text:p>132.1414</text:p>
          </table:table-cell>
          <table:table-cell office:value-type="float" office:value="190.1209" calcext:value-type="float">
            <text:p>190.1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02.45819950, 802.45819950</text:p>
          </table:table-cell>
          <table:table-cell office:value-type="string" calcext:value-type="string">
            <text:p>9-8</text:p>
          </table:table-cell>
          <table:table-cell office:value-type="float" office:value="0.3541" calcext:value-type="float">
            <text:p>0.3541</text:p>
          </table:table-cell>
          <table:table-cell office:value-type="float" office:value="13.2" calcext:value-type="float">
            <text:p>13.2</text:p>
          </table:table-cell>
          <table:table-cell office:value-type="float" office:value="107.0864" calcext:value-type="float">
            <text:p>107.0864</text:p>
          </table:table-cell>
          <table:table-cell office:value-type="float" office:value="154.0726" calcext:value-type="float">
            <text:p>154.07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64.08884110, 864.08884110</text:p>
          </table:table-cell>
          <table:table-cell office:value-type="string" calcext:value-type="string">
            <text:p>J=12-11</text:p>
          </table:table-cell>
          <table:table-cell office:value-type="float" office:value="0.3574" calcext:value-type="float">
            <text:p>0.3574</text:p>
          </table:table-cell>
          <table:table-cell/>
          <table:table-cell office:value-type="float" office:value="158.5643" calcext:value-type="float">
            <text:p>158.5643</text:p>
          </table:table-cell>
          <table:table-cell office:value-type="float" office:value="228.1373" calcext:value-type="float">
            <text:p>228.13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67.23242630, 867.23242630</text:p>
          </table:table-cell>
          <table:table-cell office:value-type="string" calcext:value-type="string">
            <text:p>10-9</text:p>
          </table:table-cell>
          <table:table-cell office:value-type="float" office:value="0.4209" calcext:value-type="float">
            <text:p>0.4209</text:p>
          </table:table-cell>
          <table:table-cell/>
          <table:table-cell office:value-type="float" office:value="130.2008" calcext:value-type="float">
            <text:p>130.2008</text:p>
          </table:table-cell>
          <table:table-cell office:value-type="float" office:value="187.3288" calcext:value-type="float">
            <text:p>187.32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91.55729030, 891.55729030</text:p>
          </table:table-cell>
          <table:table-cell office:value-type="string" calcext:value-type="string">
            <text:p>10-9</text:p>
          </table:table-cell>
          <table:table-cell office:value-type="float" office:value="0.4326" calcext:value-type="float">
            <text:p>0.4326</text:p>
          </table:table-cell>
          <table:table-cell office:value-type="float" office:value="30.1" calcext:value-type="float">
            <text:p>30.1</text:p>
          </table:table-cell>
          <table:table-cell office:value-type="float" office:value="133.8535" calcext:value-type="float">
            <text:p>133.8535</text:p>
          </table:table-cell>
          <table:table-cell office:value-type="float" office:value="192.5842" calcext:value-type="float">
            <text:p>192.58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936.02375320, 936.02375320</text:p>
          </table:table-cell>
          <table:table-cell office:value-type="string" calcext:value-type="string">
            <text:p>J=13-12</text:p>
          </table:table-cell>
          <table:table-cell office:value-type="float" office:value="0.3992" calcext:value-type="float">
            <text:p>0.3992</text:p>
          </table:table-cell>
          <table:table-cell/>
          <table:table-cell office:value-type="float" office:value="187.3872" calcext:value-type="float">
            <text:p>187.3872</text:p>
          </table:table-cell>
          <table:table-cell office:value-type="float" office:value="269.6068" calcext:value-type="float">
            <text:p>269.60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-HCOOH</text:p>
          </table:table-cell>
          <table:table-cell table:style-name="ce2" office:value-type="string" calcext:value-type="string">
            <text:p>Formic Acid</text:p>
          </table:table-cell>
          <table:table-cell table:style-name="ce2" office:value-type="string" calcext:value-type="string">
            <text:p>129.67181630, 129.67181630</text:p>
          </table:table-cell>
          <table:table-cell table:style-name="ce2" office:value-type="string" calcext:value-type="string">
            <text:p>6(1,6)-5(1,5)</text:p>
          </table:table-cell>
          <table:table-cell table:style-name="ce2" office:value-type="float" office:value="-3.8608" calcext:value-type="float">
            <text:p>-3.8608</text:p>
          </table:table-cell>
          <table:table-cell table:style-name="ce2"/>
          <table:table-cell table:style-name="ce2" office:value-type="float" office:value="13.037" calcext:value-type="float">
            <text:p>13.037</text:p>
          </table:table-cell>
          <table:table-cell table:style-name="ce2" office:value-type="float" office:value="18.7572" calcext:value-type="float">
            <text:p>18.7572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154.21701120, 154.21701120</text:p>
          </table:table-cell>
          <table:table-cell office:value-type="string" calcext:value-type="string">
            <text:p>J=2-1</text:p>
          </table:table-cell>
          <table:table-cell office:value-type="float" office:value="-1.8756" calcext:value-type="float">
            <text:p>-1.8756</text:p>
          </table:table-cell>
          <table:table-cell office:value-type="string" calcext:value-type="string">
            <text:p><text:s text:c="2"/>b</text:p>
          </table:table-cell>
          <table:table-cell office:value-type="float" office:value="2.5721" calcext:value-type="float">
            <text:p>2.5721</text:p>
          </table:table-cell>
          <table:table-cell office:value-type="float" office:value="3.7007" calcext:value-type="float">
            <text:p>3.70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231.32182830, 231.32182830</text:p>
          </table:table-cell>
          <table:table-cell office:value-type="string" calcext:value-type="string">
            <text:p>J=3-2</text:p>
          </table:table-cell>
          <table:table-cell office:value-type="float" office:value="-1.3554" calcext:value-type="float">
            <text:p>-1.3554</text:p>
          </table:table-cell>
          <table:table-cell office:value-type="float" office:value="0.17" calcext:value-type="float">
            <text:p>0.17</text:p>
          </table:table-cell>
          <table:table-cell office:value-type="float" office:value="7.7162" calcext:value-type="float">
            <text:p>7.7162</text:p>
          </table:table-cell>
          <table:table-cell office:value-type="float" office:value="11.1018" calcext:value-type="float">
            <text:p>11.10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308.42226700, 308.42226700</text:p>
          </table:table-cell>
          <table:table-cell office:value-type="string" calcext:value-type="string">
            <text:p>J=4-3</text:p>
          </table:table-cell>
          <table:table-cell office:value-type="float" office:value="-0.9918" calcext:value-type="float">
            <text:p>-0.9918</text:p>
          </table:table-cell>
          <table:table-cell/>
          <table:table-cell office:value-type="float" office:value="15.4323" calcext:value-type="float">
            <text:p>15.4323</text:p>
          </table:table-cell>
          <table:table-cell office:value-type="float" office:value="22.2035" calcext:value-type="float">
            <text:p>22.20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385.51672100, 385.51672100</text:p>
          </table:table-cell>
          <table:table-cell office:value-type="string" calcext:value-type="string">
            <text:p>J=5-4</text:p>
          </table:table-cell>
          <table:table-cell office:value-type="float" office:value="-0.7156" calcext:value-type="float">
            <text:p>-0.7156</text:p>
          </table:table-cell>
          <table:table-cell/>
          <table:table-cell office:value-type="float" office:value="25.7201" calcext:value-type="float">
            <text:p>25.7201</text:p>
          </table:table-cell>
          <table:table-cell office:value-type="float" office:value="37.0053" calcext:value-type="float">
            <text:p>37.00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462.60385200, 462.60385200</text:p>
          </table:table-cell>
          <table:table-cell office:value-type="string" calcext:value-type="string">
            <text:p>J=6-5</text:p>
          </table:table-cell>
          <table:table-cell office:value-type="float" office:value="-0.4957" calcext:value-type="float">
            <text:p>-0.4957</text:p>
          </table:table-cell>
          <table:table-cell/>
          <table:table-cell office:value-type="float" office:value="38.5796" calcext:value-type="float">
            <text:p>38.5796</text:p>
          </table:table-cell>
          <table:table-cell office:value-type="float" office:value="55.5071" calcext:value-type="float">
            <text:p>55.50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539.68210100, 539.68210100</text:p>
          </table:table-cell>
          <table:table-cell office:value-type="string" calcext:value-type="string">
            <text:p>J=7-6</text:p>
          </table:table-cell>
          <table:table-cell office:value-type="float" office:value="-0.3158" calcext:value-type="float">
            <text:p>-0.3158</text:p>
          </table:table-cell>
          <table:table-cell/>
          <table:table-cell office:value-type="float" office:value="54.0104" calcext:value-type="float">
            <text:p>54.0104</text:p>
          </table:table-cell>
          <table:table-cell office:value-type="float" office:value="77.7085" calcext:value-type="float">
            <text:p>77.70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616.75001600, 616.75001600</text:p>
          </table:table-cell>
          <table:table-cell office:value-type="string" calcext:value-type="string">
            <text:p>J=8-7</text:p>
          </table:table-cell>
          <table:table-cell office:value-type="float" office:value="-0.166" calcext:value-type="float">
            <text:p>-0.166</text:p>
          </table:table-cell>
          <table:table-cell/>
          <table:table-cell office:value-type="float" office:value="72.0122" calcext:value-type="float">
            <text:p>72.0122</text:p>
          </table:table-cell>
          <table:table-cell office:value-type="float" office:value="103.6089" calcext:value-type="float">
            <text:p>103.60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693.80615600, 693.80615600</text:p>
          </table:table-cell>
          <table:table-cell office:value-type="string" calcext:value-type="string">
            <text:p>J=9-8</text:p>
          </table:table-cell>
          <table:table-cell office:value-type="float" office:value="-0.0399" calcext:value-type="float">
            <text:p>-0.0399</text:p>
          </table:table-cell>
          <table:table-cell/>
          <table:table-cell office:value-type="float" office:value="92.5848" calcext:value-type="float">
            <text:p>92.5848</text:p>
          </table:table-cell>
          <table:table-cell office:value-type="float" office:value="133.2081" calcext:value-type="float">
            <text:p>133.20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770.84903420, 770.84903420</text:p>
          </table:table-cell>
          <table:table-cell office:value-type="string" calcext:value-type="string">
            <text:p>J=10-9</text:p>
          </table:table-cell>
          <table:table-cell office:value-type="float" office:value="0.0669" calcext:value-type="float">
            <text:p>0.0669</text:p>
          </table:table-cell>
          <table:table-cell/>
          <table:table-cell office:value-type="float" office:value="115.7277" calcext:value-type="float">
            <text:p>115.7277</text:p>
          </table:table-cell>
          <table:table-cell office:value-type="float" office:value="166.5054" calcext:value-type="float">
            <text:p>166.50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847.87715790, 847.87715790</text:p>
          </table:table-cell>
          <table:table-cell office:value-type="string" calcext:value-type="string">
            <text:p>J=11-10</text:p>
          </table:table-cell>
          <table:table-cell office:value-type="float" office:value="0.1573" calcext:value-type="float">
            <text:p>0.1573</text:p>
          </table:table-cell>
          <table:table-cell/>
          <table:table-cell office:value-type="float" office:value="141.4405" calcext:value-type="float">
            <text:p>141.4405</text:p>
          </table:table-cell>
          <table:table-cell office:value-type="float" office:value="203.5002" calcext:value-type="float">
            <text:p>203.50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924.88906470, 924.88906470</text:p>
          </table:table-cell>
          <table:table-cell office:value-type="string" calcext:value-type="string">
            <text:p>J=12-11</text:p>
          </table:table-cell>
          <table:table-cell office:value-type="float" office:value="0.2336" calcext:value-type="float">
            <text:p>0.2336</text:p>
          </table:table-cell>
          <table:table-cell/>
          <table:table-cell office:value-type="float" office:value="169.7226" calcext:value-type="float">
            <text:p>169.7226</text:p>
          </table:table-cell>
          <table:table-cell office:value-type="float" office:value="244.1916" calcext:value-type="float">
            <text:p>244.19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186.34477100, 186.34477100</text:p>
          </table:table-cell>
          <table:table-cell office:value-type="string" calcext:value-type="string">
            <text:p>J=2-1</text:p>
          </table:table-cell>
          <table:table-cell office:value-type="float" office:value="-1.4139" calcext:value-type="float">
            <text:p>-1.4139</text:p>
          </table:table-cell>
          <table:table-cell/>
          <table:table-cell office:value-type="float" office:value="3.1079" calcext:value-type="float">
            <text:p>3.1079</text:p>
          </table:table-cell>
          <table:table-cell office:value-type="float" office:value="4.4715" calcext:value-type="float">
            <text:p>4.47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279.51170100, 279.51170100</text:p>
          </table:table-cell>
          <table:table-cell office:value-type="string" calcext:value-type="string">
            <text:p>J=3-2</text:p>
          </table:table-cell>
          <table:table-cell office:value-type="float" office:value="-0.9019" calcext:value-type="float">
            <text:p>-0.9019</text:p>
          </table:table-cell>
          <table:table-cell office:value-type="float" office:value="0.9" calcext:value-type="float">
            <text:p>0.9</text:p>
          </table:table-cell>
          <table:table-cell office:value-type="float" office:value="9.3237" calcext:value-type="float">
            <text:p>9.3237</text:p>
          </table:table-cell>
          <table:table-cell office:value-type="float" office:value="13.4146" calcext:value-type="float">
            <text:p>13.41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372.67250900, 372.67250900</text:p>
          </table:table-cell>
          <table:table-cell office:value-type="string" calcext:value-type="string">
            <text:p>J=4-3</text:p>
          </table:table-cell>
          <table:table-cell office:value-type="float" office:value="-0.5499" calcext:value-type="float">
            <text:p>-0.5499</text:p>
          </table:table-cell>
          <table:table-cell/>
          <table:table-cell office:value-type="float" office:value="18.6472" calcext:value-type="float">
            <text:p>18.6472</text:p>
          </table:table-cell>
          <table:table-cell office:value-type="float" office:value="26.829" calcext:value-type="float">
            <text:p>26.8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465.82494700, 465.82494700</text:p>
          </table:table-cell>
          <table:table-cell office:value-type="string" calcext:value-type="string">
            <text:p>J=5-4</text:p>
          </table:table-cell>
          <table:table-cell office:value-type="float" office:value="-0.2884" calcext:value-type="float">
            <text:p>-0.2884</text:p>
          </table:table-cell>
          <table:table-cell/>
          <table:table-cell office:value-type="float" office:value="31.0782" calcext:value-type="float">
            <text:p>31.0782</text:p>
          </table:table-cell>
          <table:table-cell office:value-type="float" office:value="44.7143" calcext:value-type="float">
            <text:p>44.71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558.96666560, 558.96666560</text:p>
          </table:table-cell>
          <table:table-cell office:value-type="string" calcext:value-type="string">
            <text:p>J=6-5</text:p>
          </table:table-cell>
          <table:table-cell office:value-type="float" office:value="-0.0867" calcext:value-type="float">
            <text:p>-0.0867</text:p>
          </table:table-cell>
          <table:table-cell/>
          <table:table-cell office:value-type="float" office:value="46.6165" calcext:value-type="float">
            <text:p>46.6165</text:p>
          </table:table-cell>
          <table:table-cell office:value-type="float" office:value="67.0704" calcext:value-type="float">
            <text:p>67.07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652.09586510, 652.09586510</text:p>
          </table:table-cell>
          <table:table-cell office:value-type="string" calcext:value-type="string">
            <text:p>J=7-6</text:p>
          </table:table-cell>
          <table:table-cell office:value-type="float" office:value="0.0719" calcext:value-type="float">
            <text:p>0.0719</text:p>
          </table:table-cell>
          <table:table-cell/>
          <table:table-cell office:value-type="float" office:value="65.2616" calcext:value-type="float">
            <text:p>65.2616</text:p>
          </table:table-cell>
          <table:table-cell office:value-type="float" office:value="93.8963" calcext:value-type="float">
            <text:p>93.89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745.21033610, 745.21033610</text:p>
          </table:table-cell>
          <table:table-cell office:value-type="string" calcext:value-type="string">
            <text:p>J=8-7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float" office:value="87.0132" calcext:value-type="float">
            <text:p>87.0132</text:p>
          </table:table-cell>
          <table:table-cell office:value-type="float" office:value="125.1919" calcext:value-type="float">
            <text:p>125.19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838.30797480, 838.30797480</text:p>
          </table:table-cell>
          <table:table-cell office:value-type="string" calcext:value-type="string">
            <text:p>J=9-8</text:p>
          </table:table-cell>
          <table:table-cell office:value-type="float" office:value="0.2952" calcext:value-type="float">
            <text:p>0.2952</text:p>
          </table:table-cell>
          <table:table-cell/>
          <table:table-cell office:value-type="float" office:value="111.8707" calcext:value-type="float">
            <text:p>111.8707</text:p>
          </table:table-cell>
          <table:table-cell office:value-type="float" office:value="160.9561" calcext:value-type="float">
            <text:p>160.95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931.38667690, 931.38667690</text:p>
          </table:table-cell>
          <table:table-cell office:value-type="string" calcext:value-type="string">
            <text:p>J=10-9</text:p>
          </table:table-cell>
          <table:table-cell office:value-type="float" office:value="0.3707" calcext:value-type="float">
            <text:p>0.3707</text:p>
          </table:table-cell>
          <table:table-cell/>
          <table:table-cell office:value-type="float" office:value="139.8337" calcext:value-type="float">
            <text:p>139.8337</text:p>
          </table:table-cell>
          <table:table-cell office:value-type="float" office:value="201.1883" calcext:value-type="float">
            <text:p>201.18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0.17146500, 330.17146500</text:p>
          </table:table-cell>
          <table:table-cell office:value-type="string" calcext:value-type="string">
            <text:p>5(1)0a-5(2)0a</text:p>
          </table:table-cell>
          <table:table-cell office:value-type="float" office:value="-8.5289" calcext:value-type="float">
            <text:p>-8.5289</text:p>
          </table:table-cell>
          <table:table-cell/>
          <table:table-cell office:value-type="float" office:value="282.8233" calcext:value-type="float">
            <text:p>282.8233</text:p>
          </table:table-cell>
          <table:table-cell office:value-type="float" office:value="406.9173" calcext:value-type="float">
            <text:p>406.91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0.70467600, 330.70467600</text:p>
          </table:table-cell>
          <table:table-cell office:value-type="string" calcext:value-type="string">
            <text:p>5(1)0s-5(2)0s</text:p>
          </table:table-cell>
          <table:table-cell office:value-type="float" office:value="-8.2051" calcext:value-type="float">
            <text:p>-8.2051</text:p>
          </table:table-cell>
          <table:table-cell/>
          <table:table-cell office:value-type="float" office:value="282.1438" calcext:value-type="float">
            <text:p>282.1438</text:p>
          </table:table-cell>
          <table:table-cell office:value-type="float" office:value="405.9397" calcext:value-type="float">
            <text:p>405.93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1.51857900, 331.51857900</text:p>
          </table:table-cell>
          <table:table-cell office:value-type="string" calcext:value-type="string">
            <text:p>4(1)0a-4(2)0a</text:p>
          </table:table-cell>
          <table:table-cell office:value-type="float" office:value="-8.7848" calcext:value-type="float">
            <text:p>-8.7848</text:p>
          </table:table-cell>
          <table:table-cell/>
          <table:table-cell office:value-type="float" office:value="183.7596" calcext:value-type="float">
            <text:p>183.7596</text:p>
          </table:table-cell>
          <table:table-cell office:value-type="float" office:value="264.3876" calcext:value-type="float">
            <text:p>264.38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2.08747400, 332.08747400</text:p>
          </table:table-cell>
          <table:table-cell office:value-type="string" calcext:value-type="string">
            <text:p>4(1)0s-4(2)0s</text:p>
          </table:table-cell>
          <table:table-cell office:value-type="float" office:value="-8.4407" calcext:value-type="float">
            <text:p>-8.4407</text:p>
          </table:table-cell>
          <table:table-cell/>
          <table:table-cell office:value-type="float" office:value="183.0357" calcext:value-type="float">
            <text:p>183.0357</text:p>
          </table:table-cell>
          <table:table-cell office:value-type="float" office:value="263.346" calcext:value-type="float">
            <text:p>263.3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572.49815990, 572.49815990</text:p>
          </table:table-cell>
          <table:table-cell office:value-type="string" calcext:value-type="string">
            <text:p>1(0)0s-0(0)0a</text:p>
          </table:table-cell>
          <table:table-cell office:value-type="float" office:value="-1.5128" calcext:value-type="float">
            <text:p>-1.51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Hv=0</text:p>
          </table:table-cell>
          <table:table-cell office:value-type="string" calcext:value-type="string">
            <text:p>Hydroxyl</text:p>
          </table:table-cell>
          <table:table-cell office:value-type="string" calcext:value-type="string">
            <text:p>425.03629870, 425.03629870</text:p>
          </table:table-cell>
          <table:table-cell office:value-type="string" calcext:value-type="string">
            <text:p>J=7/2-3/2, &amp;Omega;=3/2-1/2, F=3--2+</text:p>
          </table:table-cell>
          <table:table-cell office:value-type="float" office:value="-15.7838" calcext:value-type="float">
            <text:p>-15.7838</text:p>
          </table:table-cell>
          <table:table-cell/>
          <table:table-cell office:value-type="float" office:value="187.755" calcext:value-type="float">
            <text:p>187.755</text:p>
          </table:table-cell>
          <table:table-cell office:value-type="float" office:value="270.1393" calcext:value-type="float">
            <text:p>270.13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Hv=0</text:p>
          </table:table-cell>
          <table:table-cell office:value-type="string" calcext:value-type="string">
            <text:p>Hydroxyl</text:p>
          </table:table-cell>
          <table:table-cell office:value-type="string" calcext:value-type="string">
            <text:p>446.29106110, 446.29106110</text:p>
          </table:table-cell>
          <table:table-cell office:value-type="string" calcext:value-type="string">
            <text:p>J=7/2-3/2, &amp;Omega;=3/2-1/2, F=3+-2-</text:p>
          </table:table-cell>
          <table:table-cell office:value-type="float" office:value="-12.7303" calcext:value-type="float">
            <text:p>-12.7303</text:p>
          </table:table-cell>
          <table:table-cell/>
          <table:table-cell office:value-type="float" office:value="187.4941" calcext:value-type="float">
            <text:p>187.4941</text:p>
          </table:table-cell>
          <table:table-cell office:value-type="float" office:value="269.7639" calcext:value-type="float">
            <text:p>269.76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9.29987000, 99.29987000</text:p>
          </table:table-cell>
          <table:table-cell office:value-type="string" calcext:value-type="string">
            <text:p>3(2)-2(1)</text:p>
          </table:table-cell>
          <table:table-cell office:value-type="float" office:value="-3.274" calcext:value-type="float">
            <text:p>-3.274</text:p>
          </table:table-cell>
          <table:table-cell office:value-type="string" calcext:value-type="string">
            <text:p><text:s/>1.59m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00.02964000, 100.02964000</text:p>
          </table:table-cell>
          <table:table-cell office:value-type="string" calcext:value-type="string">
            <text:p>4(5)-4(4)</text:p>
          </table:table-cell>
          <table:table-cell office:value-type="float" office:value="-4.2274" calcext:value-type="float">
            <text:p>-4.2274</text:p>
          </table:table-cell>
          <table:table-cell office:value-type="string" calcext:value-type="string">
            <text:p><text:s/>0.38m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09.25222000, 109.25222000</text:p>
          </table:table-cell>
          <table:table-cell office:value-type="string" calcext:value-type="string">
            <text:p>2(3)-1(2)</text:p>
          </table:table-cell>
          <table:table-cell office:value-type="float" office:value="-3.4962" calcext:value-type="float">
            <text:p>-3.4962</text:p>
          </table:table-cell>
          <table:table-cell office:value-type="string" calcext:value-type="string">
            <text:p><text:s/>2.42m</text:p>
          </table:table-cell>
          <table:table-cell office:value-type="float" office:value="10.9871" calcext:value-type="float">
            <text:p>10.9871</text:p>
          </table:table-cell>
          <table:table-cell office:value-type="float" office:value="15.8079" calcext:value-type="float">
            <text:p>15.80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29.13892300, 129.13892300</text:p>
          </table:table-cell>
          <table:table-cell office:value-type="string" calcext:value-type="string">
            <text:p>3(3)-2(2)</text:p>
          </table:table-cell>
          <table:table-cell office:value-type="float" office:value="-3.1098" calcext:value-type="float">
            <text:p>-3.1098</text:p>
          </table:table-cell>
          <table:table-cell office:value-type="float" office:value="1.5" calcext:value-type="float">
            <text:p>1.5</text:p>
          </table:table-cell>
          <table:table-cell office:value-type="float" office:value="13.4238" calcext:value-type="float">
            <text:p>13.4238</text:p>
          </table:table-cell>
          <table:table-cell office:value-type="float" office:value="19.3137" calcext:value-type="float">
            <text:p>19.31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36.63479900, 136.63479900</text:p>
          </table:table-cell>
          <table:table-cell office:value-type="string" calcext:value-type="string">
            <text:p>5(6)-5(5)</text:p>
          </table:table-cell>
          <table:table-cell office:value-type="float" office:value="-4.0835" calcext:value-type="float">
            <text:p>-4.0835</text:p>
          </table:table-cell>
          <table:table-cell office:value-type="float" office:value="0.4" calcext:value-type="float">
            <text:p>0.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38.17860000, 138.17860000</text:p>
          </table:table-cell>
          <table:table-cell office:value-type="string" calcext:value-type="string">
            <text:p>4(3)-3(2)</text:p>
          </table:table-cell>
          <table:table-cell office:value-type="float" office:value="-2.8674" calcext:value-type="float">
            <text:p>-2.8674</text:p>
          </table:table-cell>
          <table:table-cell office:value-type="float" office:value="2" calcext:value-type="float">
            <text:p>2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58.97180000, 158.97180000</text:p>
          </table:table-cell>
          <table:table-cell office:value-type="string" calcext:value-type="string">
            <text:p>3(4)-2(3)</text:p>
          </table:table-cell>
          <table:table-cell office:value-type="float" office:value="-2.9291" calcext:value-type="float">
            <text:p>-2.9291</text:p>
          </table:table-cell>
          <table:table-cell office:value-type="float" office:value="3.5" calcext:value-type="float">
            <text:p>3.5</text:p>
          </table:table-cell>
          <table:table-cell office:value-type="float" office:value="14.6314" calcext:value-type="float">
            <text:p>14.6314</text:p>
          </table:table-cell>
          <table:table-cell office:value-type="float" office:value="21.0512" calcext:value-type="float">
            <text:p>21.0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2.18146000, 172.18146000</text:p>
          </table:table-cell>
          <table:table-cell office:value-type="string" calcext:value-type="string">
            <text:p>4(4)-3(3)</text:p>
          </table:table-cell>
          <table:table-cell office:value-type="float" office:value="-2.7223" calcext:value-type="float">
            <text:p>-2.7223</text:p>
          </table:table-cell>
          <table:table-cell/>
          <table:table-cell office:value-type="float" office:value="17.7314" calcext:value-type="float">
            <text:p>17.7314</text:p>
          </table:table-cell>
          <table:table-cell office:value-type="float" office:value="25.5114" calcext:value-type="float">
            <text:p>25.51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3.17440500, 173.17440500</text:p>
          </table:table-cell>
          <table:table-cell office:value-type="string" calcext:value-type="string">
            <text:p>16(16)-17(16)</text:p>
          </table:table-cell>
          <table:table-cell office:value-type="float" office:value="-5.9981" calcext:value-type="float">
            <text:p>-5.9981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3.70581090, 173.70581090</text:p>
          </table:table-cell>
          <table:table-cell office:value-type="string" calcext:value-type="string">
            <text:p>15(15)-16(15)</text:p>
          </table:table-cell>
          <table:table-cell office:value-type="float" office:value="-5.9755" calcext:value-type="float">
            <text:p>-5.9755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4.32709430, 174.32709430</text:p>
          </table:table-cell>
          <table:table-cell office:value-type="string" calcext:value-type="string">
            <text:p>14(14)-15(14)</text:p>
          </table:table-cell>
          <table:table-cell office:value-type="float" office:value="-5.9573" calcext:value-type="float">
            <text:p>-5.957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4.92886000, 174.92886000</text:p>
          </table:table-cell>
          <table:table-cell office:value-type="string" calcext:value-type="string">
            <text:p>6(7)-6(6)</text:p>
          </table:table-cell>
          <table:table-cell office:value-type="float" office:value="-3.9799" calcext:value-type="float">
            <text:p>-3.9799</text:p>
          </table:table-cell>
          <table:table-cell/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5.05597400, 175.05597400</text:p>
          </table:table-cell>
          <table:table-cell office:value-type="string" calcext:value-type="string">
            <text:p>13(13)-14(13)</text:p>
          </table:table-cell>
          <table:table-cell office:value-type="float" office:value="-5.9438" calcext:value-type="float">
            <text:p>-5.9438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5.91512550, 175.91512550</text:p>
          </table:table-cell>
          <table:table-cell office:value-type="string" calcext:value-type="string">
            <text:p>12(12)-13(12)</text:p>
          </table:table-cell>
          <table:table-cell office:value-type="float" office:value="-5.9353" calcext:value-type="float">
            <text:p>-5.9353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6.93401400, 176.93401400</text:p>
          </table:table-cell>
          <table:table-cell office:value-type="string" calcext:value-type="string">
            <text:p>11(11)-12(11)</text:p>
          </table:table-cell>
          <table:table-cell office:value-type="float" office:value="-5.9321" calcext:value-type="float">
            <text:p>-5.9321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8.15159120, 178.15159120</text:p>
          </table:table-cell>
          <table:table-cell office:value-type="string" calcext:value-type="string">
            <text:p>10(10)-11(10)</text:p>
          </table:table-cell>
          <table:table-cell office:value-type="float" office:value="-5.9346" calcext:value-type="float">
            <text:p>-5.9346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8.60540300, 178.60540300</text:p>
          </table:table-cell>
          <table:table-cell office:value-type="string" calcext:value-type="string">
            <text:p>5(4)-4(3)</text:p>
          </table:table-cell>
          <table:table-cell office:value-type="float" office:value="-2.5568" calcext:value-type="float">
            <text:p>-2.5568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9.62035400, 179.62035400</text:p>
          </table:table-cell>
          <table:table-cell office:value-type="string" calcext:value-type="string">
            <text:p>9(9)-10(9)</text:p>
          </table:table-cell>
          <table:table-cell office:value-type="float" office:value="-5.9434" calcext:value-type="float">
            <text:p>-5.9434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81.41261870, 181.41261870</text:p>
          </table:table-cell>
          <table:table-cell office:value-type="string" calcext:value-type="string">
            <text:p>8(8)-9(8)</text:p>
          </table:table-cell>
          <table:table-cell office:value-type="float" office:value="-5.9593" calcext:value-type="float">
            <text:p>-5.959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83.63049890, 183.63049890</text:p>
          </table:table-cell>
          <table:table-cell office:value-type="string" calcext:value-type="string">
            <text:p>7(7)-8(7)</text:p>
          </table:table-cell>
          <table:table-cell office:value-type="float" office:value="-5.9835" calcext:value-type="float">
            <text:p>-5.983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06.17600500, 206.17600500</text:p>
          </table:table-cell>
          <table:table-cell office:value-type="string" calcext:value-type="string">
            <text:p>4(5)-3(4)</text:p>
          </table:table-cell>
          <table:table-cell office:value-type="float" office:value="-2.568" calcext:value-type="float">
            <text:p>-2.568</text:p>
          </table:table-cell>
          <table:table-cell office:value-type="float" office:value="9" calcext:value-type="float">
            <text:p>9</text:p>
          </table:table-cell>
          <table:table-cell office:value-type="float" office:value="19.9341" calcext:value-type="float">
            <text:p>19.9341</text:p>
          </table:table-cell>
          <table:table-cell office:value-type="float" office:value="28.6806" calcext:value-type="float">
            <text:p>28.680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14.35703900, 214.35703900</text:p>
          </table:table-cell>
          <table:table-cell office:value-type="string" calcext:value-type="string">
            <text:p>7(8)-7(7)</text:p>
          </table:table-cell>
          <table:table-cell office:value-type="float" office:value="-3.9036" calcext:value-type="float">
            <text:p>-3.9036</text:p>
          </table:table-cell>
          <table:table-cell office:value-type="float" office:value="0.24" calcext:value-type="float">
            <text:p>0.24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15.22065300, 215.22065300</text:p>
          </table:table-cell>
          <table:table-cell office:value-type="string" calcext:value-type="string">
            <text:p>5(5)-4(4)</text:p>
          </table:table-cell>
          <table:table-cell office:value-type="float" office:value="-2.4348" calcext:value-type="float">
            <text:p>-2.4348</text:p>
          </table:table-cell>
          <table:table-cell office:value-type="float" office:value="3" calcext:value-type="float">
            <text:p>3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19.94944200, 219.94944200</text:p>
          </table:table-cell>
          <table:table-cell office:value-type="string" calcext:value-type="string">
            <text:p>6(5)-5(4)</text:p>
          </table:table-cell>
          <table:table-cell office:value-type="float" office:value="-2.3094" calcext:value-type="float">
            <text:p>-2.3094</text:p>
          </table:table-cell>
          <table:table-cell office:value-type="float" office:value="4.3" calcext:value-type="float">
            <text:p>4.3</text:p>
          </table:table-cell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36.45232540, 236.45232540</text:p>
          </table:table-cell>
          <table:table-cell office:value-type="string" calcext:value-type="string">
            <text:p>1(2)-2(1)</text:p>
          </table:table-cell>
          <table:table-cell office:value-type="float" office:value="-4.9233" calcext:value-type="float">
            <text:p>-4.9233</text:p>
          </table:table-cell>
          <table:table-cell office:value-type="float" office:value="0.4" calcext:value-type="float">
            <text:p>0.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46.40468670, 246.40468670</text:p>
          </table:table-cell>
          <table:table-cell office:value-type="string" calcext:value-type="string">
            <text:p>2(3)-3(2)</text:p>
          </table:table-cell>
          <table:table-cell office:value-type="float" office:value="-4.8749" calcext:value-type="float">
            <text:p>-4.8749</text:p>
          </table:table-cell>
          <table:table-cell office:value-type="string" calcext:value-type="string">
            <text:p><text:s/>9.0f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51.82577000, 251.82577000</text:p>
          </table:table-cell>
          <table:table-cell office:value-type="string" calcext:value-type="string">
            <text:p>5(6)-4(5)</text:p>
          </table:table-cell>
          <table:table-cell office:value-type="float" office:value="-2.3033" calcext:value-type="float">
            <text:p>-2.3033</text:p>
          </table:table-cell>
          <table:table-cell office:value-type="float" office:value="3.3" calcext:value-type="float">
            <text:p>3.3</text:p>
          </table:table-cell>
          <table:table-cell office:value-type="float" office:value="26.8114" calcext:value-type="float">
            <text:p>26.8114</text:p>
          </table:table-cell>
          <table:table-cell office:value-type="float" office:value="38.5754" calcext:value-type="float">
            <text:p>38.57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54.57350040, 254.57350040</text:p>
          </table:table-cell>
          <table:table-cell office:value-type="string" calcext:value-type="string">
            <text:p>8(9)-8(8)</text:p>
          </table:table-cell>
          <table:table-cell office:value-type="float" office:value="-3.847" calcext:value-type="float">
            <text:p>-3.847</text:p>
          </table:table-cell>
          <table:table-cell office:value-type="float" office:value="0.39" calcext:value-type="float">
            <text:p>0.39</text:p>
          </table:table-cell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58.25581300, 258.25581300</text:p>
          </table:table-cell>
          <table:table-cell office:value-type="string" calcext:value-type="string">
            <text:p>6(6)-5(5)</text:p>
          </table:table-cell>
          <table:table-cell office:value-type="float" office:value="-2.2082" calcext:value-type="float">
            <text:p>-2.2082</text:p>
          </table:table-cell>
          <table:table-cell office:value-type="float" office:value="4" calcext:value-type="float">
            <text:p>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61.84368400, 261.84368400</text:p>
          </table:table-cell>
          <table:table-cell office:value-type="string" calcext:value-type="string">
            <text:p>7(6)-6(5)</text:p>
          </table:table-cell>
          <table:table-cell office:value-type="float" office:value="-2.1069" calcext:value-type="float">
            <text:p>-2.1069</text:p>
          </table:table-cell>
          <table:table-cell office:value-type="float" office:value="4.2" calcext:value-type="float">
            <text:p>4.2</text:p>
          </table:table-cell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67.19789680, 267.19789680</text:p>
          </table:table-cell>
          <table:table-cell office:value-type="string" calcext:value-type="string">
            <text:p>3(4)-4(3)</text:p>
          </table:table-cell>
          <table:table-cell office:value-type="float" office:value="-4.9252" calcext:value-type="float">
            <text:p>-4.9252</text:p>
          </table:table-cell>
          <table:table-cell office:value-type="float" office:value="6.3" calcext:value-type="float">
            <text:p>6.3</text:p>
          </table:table-cell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86.34020700, 286.34020700</text:p>
          </table:table-cell>
          <table:table-cell office:value-type="string" calcext:value-type="string">
            <text:p>1(1)-1(0)</text:p>
          </table:table-cell>
          <table:table-cell office:value-type="float" office:value="-4.0084" calcext:value-type="float">
            <text:p>-4.0084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94.76856940, 294.76856940</text:p>
          </table:table-cell>
          <table:table-cell office:value-type="string" calcext:value-type="string">
            <text:p>4(5)-5(4)</text:p>
          </table:table-cell>
          <table:table-cell office:value-type="float" office:value="-4.998" calcext:value-type="float">
            <text:p>-4.998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95.35530530, 295.35530530</text:p>
          </table:table-cell>
          <table:table-cell office:value-type="string" calcext:value-type="string">
            <text:p>9(10)-9(9)</text:p>
          </table:table-cell>
          <table:table-cell office:value-type="float" office:value="-3.8056" calcext:value-type="float">
            <text:p>-3.805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96.55004500, 296.55004500</text:p>
          </table:table-cell>
          <table:table-cell office:value-type="string" calcext:value-type="string">
            <text:p>6(7)-5(6)</text:p>
          </table:table-cell>
          <table:table-cell office:value-type="float" office:value="-2.0962" calcext:value-type="float">
            <text:p>-2.0962</text:p>
          </table:table-cell>
          <table:table-cell office:value-type="string" calcext:value-type="string">
            <text:p><text:s/>3.7f</text:p>
          </table:table-cell>
          <table:table-cell office:value-type="float" office:value="35.2114" calcext:value-type="float">
            <text:p>35.2114</text:p>
          </table:table-cell>
          <table:table-cell office:value-type="float" office:value="50.6611" calcext:value-type="float">
            <text:p>50.66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01.28612400, 301.28612400</text:p>
          </table:table-cell>
          <table:table-cell office:value-type="string" calcext:value-type="string">
            <text:p>7(7)-6(6)</text:p>
          </table:table-cell>
          <table:table-cell office:value-type="float" office:value="-2.0235" calcext:value-type="float">
            <text:p>-2.0235</text:p>
          </table:table-cell>
          <table:table-cell office:value-type="float" office:value="2.7" calcext:value-type="float">
            <text:p>2.7</text:p>
          </table:table-cell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04.07784400, 304.07784400</text:p>
          </table:table-cell>
          <table:table-cell office:value-type="string" calcext:value-type="string">
            <text:p>8(7)-7(6)</text:p>
          </table:table-cell>
          <table:table-cell office:value-type="float" office:value="-1.9381" calcext:value-type="float">
            <text:p>-1.9381</text:p>
          </table:table-cell>
          <table:table-cell office:value-type="float" office:value="13" calcext:value-type="float">
            <text:p>13</text:p>
          </table:table-cell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09.50244400, 309.50244400</text:p>
          </table:table-cell>
          <table:table-cell office:value-type="string" calcext:value-type="string">
            <text:p>2(2)-2(1)</text:p>
          </table:table-cell>
          <table:table-cell office:value-type="float" office:value="-3.8204" calcext:value-type="float">
            <text:p>-3.8204</text:p>
          </table:table-cell>
          <table:table-cell office:value-type="float" office:value="0.24" calcext:value-type="float">
            <text:p>0.2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26.64492660, 326.64492660</text:p>
          </table:table-cell>
          <table:table-cell office:value-type="string" calcext:value-type="string">
            <text:p>5(6)-6(5)</text:p>
          </table:table-cell>
          <table:table-cell office:value-type="float" office:value="-5.075" calcext:value-type="float">
            <text:p>-5.07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29.38547700, 329.38547700</text:p>
          </table:table-cell>
          <table:table-cell office:value-type="string" calcext:value-type="string">
            <text:p>1(2)-0(1)</text:p>
          </table:table-cell>
          <table:table-cell office:value-type="float" office:value="-4.0622" calcext:value-type="float">
            <text:p>-4.0622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36.55334590, 336.55334590</text:p>
          </table:table-cell>
          <table:table-cell office:value-type="string" calcext:value-type="string">
            <text:p>10(11)-10(10)</text:p>
          </table:table-cell>
          <table:table-cell office:value-type="float" office:value="-3.7764" calcext:value-type="float">
            <text:p>-3.7764</text:p>
          </table:table-cell>
          <table:table-cell office:value-type="string" calcext:value-type="string">
            <text:p>16.2f</text:p>
          </table:table-cell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39.34145900, 339.34145900</text:p>
          </table:table-cell>
          <table:table-cell office:value-type="string" calcext:value-type="string">
            <text:p>3(3)-3(2)</text:p>
          </table:table-cell>
          <table:table-cell office:value-type="float" office:value="-3.7114" calcext:value-type="float">
            <text:p>-3.7114</text:p>
          </table:table-cell>
          <table:table-cell office:value-type="float" office:value="1.9" calcext:value-type="float">
            <text:p>1.9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0.71415500, 340.71415500</text:p>
          </table:table-cell>
          <table:table-cell office:value-type="string" calcext:value-type="string">
            <text:p>7(8)-6(7)</text:p>
          </table:table-cell>
          <table:table-cell office:value-type="float" office:value="-1.9279" calcext:value-type="float">
            <text:p>-1.9279</text:p>
          </table:table-cell>
          <table:table-cell office:value-type="float" office:value="2.7" calcext:value-type="float">
            <text:p>2.7</text:p>
          </table:table-cell>
          <table:table-cell office:value-type="float" office:value="45.1032" calcext:value-type="float">
            <text:p>45.1032</text:p>
          </table:table-cell>
          <table:table-cell office:value-type="float" office:value="64.8931" calcext:value-type="float">
            <text:p>64.89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4.31061200, 344.31061200</text:p>
          </table:table-cell>
          <table:table-cell office:value-type="string" calcext:value-type="string">
            <text:p>8(8)-7(7)</text:p>
          </table:table-cell>
          <table:table-cell office:value-type="float" office:value="-1.8699" calcext:value-type="float">
            <text:p>-1.8699</text:p>
          </table:table-cell>
          <table:table-cell office:value-type="float" office:value="10.93" calcext:value-type="float">
            <text:p>10.93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5.70455530, 345.70455530</text:p>
          </table:table-cell>
          <table:table-cell office:value-type="string" calcext:value-type="string">
            <text:p>2(3)-2(1)</text:p>
          </table:table-cell>
          <table:table-cell office:value-type="float" office:value="-5.8873" calcext:value-type="float">
            <text:p>-5.8873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6.52848100, 346.52848100</text:p>
          </table:table-cell>
          <table:table-cell office:value-type="string" calcext:value-type="string">
            <text:p>9(8)-8(7)</text:p>
          </table:table-cell>
          <table:table-cell office:value-type="float" office:value="-1.7956" calcext:value-type="float">
            <text:p>-1.7956</text:p>
          </table:table-cell>
          <table:table-cell office:value-type="string" calcext:value-type="string">
            <text:p><text:s text:c="2"/>b</text:p>
          </table:table-cell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61.35121550, 361.35121550</text:p>
          </table:table-cell>
          <table:table-cell office:value-type="string" calcext:value-type="string">
            <text:p>6(7)-7(6)</text:p>
          </table:table-cell>
          <table:table-cell office:value-type="float" office:value="-5.1511" calcext:value-type="float">
            <text:p>-5.151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73.34428920, 373.34428920</text:p>
          </table:table-cell>
          <table:table-cell office:value-type="string" calcext:value-type="string">
            <text:p>4(4)-4(3)</text:p>
          </table:table-cell>
          <table:table-cell office:value-type="float" office:value="-3.6389" calcext:value-type="float">
            <text:p>-3.638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78.06469260, 378.06469260</text:p>
          </table:table-cell>
          <table:table-cell office:value-type="string" calcext:value-type="string">
            <text:p>11(12)-11(11)</text:p>
          </table:table-cell>
          <table:table-cell office:value-type="float" office:value="-3.7573" calcext:value-type="float">
            <text:p>-3.7573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84.52709560, 384.52709560</text:p>
          </table:table-cell>
          <table:table-cell office:value-type="string" calcext:value-type="string">
            <text:p>8(9)-7(8)</text:p>
          </table:table-cell>
          <table:table-cell office:value-type="float" office:value="-1.7883" calcext:value-type="float">
            <text:p>-1.7883</text:p>
          </table:table-cell>
          <table:table-cell/>
          <table:table-cell office:value-type="float" office:value="56.4682" calcext:value-type="float">
            <text:p>56.4682</text:p>
          </table:table-cell>
          <table:table-cell office:value-type="float" office:value="81.2447" calcext:value-type="float">
            <text:p>81.24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87.32865400, 387.32865400</text:p>
          </table:table-cell>
          <table:table-cell office:value-type="string" calcext:value-type="string">
            <text:p>9(9)-8(8)</text:p>
          </table:table-cell>
          <table:table-cell office:value-type="float" office:value="-1.7404" calcext:value-type="float">
            <text:p>-1.7404</text:p>
          </table:table-cell>
          <table:table-cell/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89.12091860, 389.12091860</text:p>
          </table:table-cell>
          <table:table-cell office:value-type="string" calcext:value-type="string">
            <text:p>10(9)-9(8)</text:p>
          </table:table-cell>
          <table:table-cell office:value-type="float" office:value="-1.6743" calcext:value-type="float">
            <text:p>-1.674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97.98753180, 397.98753180</text:p>
          </table:table-cell>
          <table:table-cell office:value-type="string" calcext:value-type="string">
            <text:p>7(8)-8(7)</text:p>
          </table:table-cell>
          <table:table-cell office:value-type="float" office:value="-5.2255" calcext:value-type="float">
            <text:p>-5.225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05.37654360, 405.37654360</text:p>
          </table:table-cell>
          <table:table-cell office:value-type="string" calcext:value-type="string">
            <text:p>3(4)-3(2)</text:p>
          </table:table-cell>
          <table:table-cell office:value-type="float" office:value="-5.7501" calcext:value-type="float">
            <text:p>-5.7501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08.63619500, 408.63619500</text:p>
          </table:table-cell>
          <table:table-cell office:value-type="string" calcext:value-type="string">
            <text:p>2(3)-1(0)</text:p>
          </table:table-cell>
          <table:table-cell office:value-type="float" office:value="-3.8926" calcext:value-type="float">
            <text:p>-3.8926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09.95957750, 409.95957750</text:p>
          </table:table-cell>
          <table:table-cell office:value-type="string" calcext:value-type="string">
            <text:p>5(5)-5(4)</text:p>
          </table:table-cell>
          <table:table-cell office:value-type="float" office:value="-3.5873" calcext:value-type="float">
            <text:p>-3.58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19.81621340, 419.81621340</text:p>
          </table:table-cell>
          <table:table-cell office:value-type="string" calcext:value-type="string">
            <text:p>12(13)-12(12)</text:p>
          </table:table-cell>
          <table:table-cell office:value-type="float" office:value="-3.7468" calcext:value-type="float">
            <text:p>-3.7468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28.11045890, 428.11045890</text:p>
          </table:table-cell>
          <table:table-cell office:value-type="string" calcext:value-type="string">
            <text:p>9(10)-8(9)</text:p>
          </table:table-cell>
          <table:table-cell office:value-type="float" office:value="-1.6709" calcext:value-type="float">
            <text:p>-1.6709</text:p>
          </table:table-cell>
          <table:table-cell/>
          <table:table-cell office:value-type="float" office:value="69.2947" calcext:value-type="float">
            <text:p>69.2947</text:p>
          </table:table-cell>
          <table:table-cell office:value-type="float" office:value="99.699" calcext:value-type="float">
            <text:p>99.6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30.33933800, 430.33933800</text:p>
          </table:table-cell>
          <table:table-cell office:value-type="string" calcext:value-type="string">
            <text:p>10(10)-9(9)</text:p>
          </table:table-cell>
          <table:table-cell office:value-type="float" office:value="-1.6306" calcext:value-type="float">
            <text:p>-1.630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31.80810080, 431.80810080</text:p>
          </table:table-cell>
          <table:table-cell office:value-type="string" calcext:value-type="string">
            <text:p>11(10)-10(9)</text:p>
          </table:table-cell>
          <table:table-cell office:value-type="float" office:value="-1.5708" calcext:value-type="float">
            <text:p>-1.5708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35.98611910, 435.98611910</text:p>
          </table:table-cell>
          <table:table-cell office:value-type="string" calcext:value-type="string">
            <text:p>8(9)-9(8)</text:p>
          </table:table-cell>
          <table:table-cell office:value-type="float" office:value="-5.2982" calcext:value-type="float">
            <text:p>-5.2982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48.26599320, 448.26599320</text:p>
          </table:table-cell>
          <table:table-cell office:value-type="string" calcext:value-type="string">
            <text:p>6(6)-6(5)</text:p>
          </table:table-cell>
          <table:table-cell office:value-type="float" office:value="-3.5495" calcext:value-type="float">
            <text:p>-3.549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61.75459570, 461.75459570</text:p>
          </table:table-cell>
          <table:table-cell office:value-type="string" calcext:value-type="string">
            <text:p>13(14)-13(13)</text:p>
          </table:table-cell>
          <table:table-cell office:value-type="float" office:value="-3.744" calcext:value-type="float">
            <text:p>-3.744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1.53737860, 471.53737860</text:p>
          </table:table-cell>
          <table:table-cell office:value-type="string" calcext:value-type="string">
            <text:p>10(11)-9(10)</text:p>
          </table:table-cell>
          <table:table-cell office:value-type="float" office:value="-1.5717" calcext:value-type="float">
            <text:p>-1.5717</text:p>
          </table:table-cell>
          <table:table-cell/>
          <table:table-cell office:value-type="float" office:value="83.5749" calcext:value-type="float">
            <text:p>83.5749</text:p>
          </table:table-cell>
          <table:table-cell office:value-type="float" office:value="120.2449" calcext:value-type="float">
            <text:p>120.24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3.34186410, 473.34186410</text:p>
          </table:table-cell>
          <table:table-cell office:value-type="string" calcext:value-type="string">
            <text:p>11(11)-10(10)</text:p>
          </table:table-cell>
          <table:table-cell office:value-type="float" office:value="-1.5371" calcext:value-type="float">
            <text:p>-1.5371</text:p>
          </table:table-cell>
          <table:table-cell/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3.37393660, 473.37393660</text:p>
          </table:table-cell>
          <table:table-cell office:value-type="string" calcext:value-type="string">
            <text:p>4(5)-4(3)</text:p>
          </table:table-cell>
          <table:table-cell office:value-type="float" office:value="-5.6529" calcext:value-type="float">
            <text:p>-5.652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4.55944120, 474.55944120</text:p>
          </table:table-cell>
          <table:table-cell office:value-type="string" calcext:value-type="string">
            <text:p>12(11)-11(10)</text:p>
          </table:table-cell>
          <table:table-cell office:value-type="float" office:value="-1.4823" calcext:value-type="float">
            <text:p>-1.4823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4.97565930, 474.97565930</text:p>
          </table:table-cell>
          <table:table-cell office:value-type="string" calcext:value-type="string">
            <text:p>9(10)-10(9)</text:p>
          </table:table-cell>
          <table:table-cell office:value-type="float" office:value="-5.3699" calcext:value-type="float">
            <text:p>-5.369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87.70835640, 487.70835640</text:p>
          </table:table-cell>
          <table:table-cell office:value-type="string" calcext:value-type="string">
            <text:p>7(7)-7(6)</text:p>
          </table:table-cell>
          <table:table-cell office:value-type="float" office:value="-3.5221" calcext:value-type="float">
            <text:p>-3.522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03.84007190, 503.84007190</text:p>
          </table:table-cell>
          <table:table-cell office:value-type="string" calcext:value-type="string">
            <text:p>14(15)-14(14)</text:p>
          </table:table-cell>
          <table:table-cell office:value-type="float" office:value="-3.748" calcext:value-type="float">
            <text:p>-3.748</text:p>
          </table:table-cell>
          <table:table-cell/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04.67641220, 504.67641220</text:p>
          </table:table-cell>
          <table:table-cell office:value-type="string" calcext:value-type="string">
            <text:p>3(4)-2(1)</text:p>
          </table:table-cell>
          <table:table-cell office:value-type="float" office:value="-3.8426" calcext:value-type="float">
            <text:p>-3.8426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1.52293610, 511.52293610</text:p>
          </table:table-cell>
          <table:table-cell office:value-type="string" calcext:value-type="string">
            <text:p>4(4)-3(2)</text:p>
          </table:table-cell>
          <table:table-cell office:value-type="float" office:value="-5.9782" calcext:value-type="float">
            <text:p>-5.9782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4.70493710, 514.70493710</text:p>
          </table:table-cell>
          <table:table-cell office:value-type="string" calcext:value-type="string">
            <text:p>10(11)-11(10)</text:p>
          </table:table-cell>
          <table:table-cell office:value-type="float" office:value="-5.441" calcext:value-type="float">
            <text:p>-5.441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4.85321070, 514.85321070</text:p>
          </table:table-cell>
          <table:table-cell office:value-type="string" calcext:value-type="string">
            <text:p>11(12)-10(11)</text:p>
          </table:table-cell>
          <table:table-cell office:value-type="float" office:value="-1.4876" calcext:value-type="float">
            <text:p>-1.4876</text:p>
          </table:table-cell>
          <table:table-cell/>
          <table:table-cell office:value-type="float" office:value="99.3037" calcext:value-type="float">
            <text:p>99.3037</text:p>
          </table:table-cell>
          <table:table-cell office:value-type="float" office:value="142.8751" calcext:value-type="float">
            <text:p>142.87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6.33541660, 516.33541660</text:p>
          </table:table-cell>
          <table:table-cell office:value-type="string" calcext:value-type="string">
            <text:p>12(12)-11(11)</text:p>
          </table:table-cell>
          <table:table-cell office:value-type="float" office:value="-1.4576" calcext:value-type="float">
            <text:p>-1.4576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7.35430510, 517.35430510</text:p>
          </table:table-cell>
          <table:table-cell office:value-type="string" calcext:value-type="string">
            <text:p>13(12)-12(11)</text:p>
          </table:table-cell>
          <table:table-cell office:value-type="float" office:value="-1.4068" calcext:value-type="float">
            <text:p>-1.4068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27.94112690, 527.94112690</text:p>
          </table:table-cell>
          <table:table-cell office:value-type="string" calcext:value-type="string">
            <text:p>8(8)-8(7)</text:p>
          </table:table-cell>
          <table:table-cell office:value-type="float" office:value="-3.503" calcext:value-type="float">
            <text:p>-3.503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46.04236090, 546.04236090</text:p>
          </table:table-cell>
          <table:table-cell office:value-type="string" calcext:value-type="string">
            <text:p>15(16)-15(15)</text:p>
          </table:table-cell>
          <table:table-cell office:value-type="float" office:value="-3.7581" calcext:value-type="float">
            <text:p>-3.7581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46.59432380, 546.59432380</text:p>
          </table:table-cell>
          <table:table-cell office:value-type="string" calcext:value-type="string">
            <text:p>5(6)-5(4)</text:p>
          </table:table-cell>
          <table:table-cell office:value-type="float" office:value="-5.5806" calcext:value-type="float">
            <text:p>-5.5806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54.99870660, 554.99870660</text:p>
          </table:table-cell>
          <table:table-cell office:value-type="string" calcext:value-type="string">
            <text:p>11(12)-12(11)</text:p>
          </table:table-cell>
          <table:table-cell office:value-type="float" office:value="-5.512" calcext:value-type="float">
            <text:p>-5.512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58.08693740, 558.08693740</text:p>
          </table:table-cell>
          <table:table-cell office:value-type="string" calcext:value-type="string">
            <text:p>12(13)-11(12)</text:p>
          </table:table-cell>
          <table:table-cell office:value-type="float" office:value="-1.4166" calcext:value-type="float">
            <text:p>-1.4166</text:p>
          </table:table-cell>
          <table:table-cell/>
          <table:table-cell office:value-type="float" office:value="116.4774" calcext:value-type="float">
            <text:p>116.4774</text:p>
          </table:table-cell>
          <table:table-cell office:value-type="float" office:value="167.584" calcext:value-type="float">
            <text:p>167.5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59.31917960, 559.31917960</text:p>
          </table:table-cell>
          <table:table-cell office:value-type="string" calcext:value-type="string">
            <text:p>13(13)-12(12)</text:p>
          </table:table-cell>
          <table:table-cell office:value-type="float" office:value="-1.3902" calcext:value-type="float">
            <text:p>-1.3902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60.17833110, 560.17833110</text:p>
          </table:table-cell>
          <table:table-cell office:value-type="string" calcext:value-type="string">
            <text:p>14(13)-13(12)</text:p>
          </table:table-cell>
          <table:table-cell office:value-type="float" office:value="-1.3428" calcext:value-type="float">
            <text:p>-1.3428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68.74127270, 568.74127270</text:p>
          </table:table-cell>
          <table:table-cell office:value-type="string" calcext:value-type="string">
            <text:p>9(9)-9(8)</text:p>
          </table:table-cell>
          <table:table-cell office:value-type="float" office:value="-3.4909" calcext:value-type="float">
            <text:p>-3.4909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88.33797180, 588.33797180</text:p>
          </table:table-cell>
          <table:table-cell office:value-type="string" calcext:value-type="string">
            <text:p>16(17)-16(16)</text:p>
          </table:table-cell>
          <table:table-cell office:value-type="float" office:value="-3.7741" calcext:value-type="float">
            <text:p>-3.7741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88.56494470, 588.56494470</text:p>
          </table:table-cell>
          <table:table-cell office:value-type="string" calcext:value-type="string">
            <text:p>5(5)-4(3)</text:p>
          </table:table-cell>
          <table:table-cell office:value-type="float" office:value="-5.9372" calcext:value-type="float">
            <text:p>-5.9372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95.73133890, 595.73133890</text:p>
          </table:table-cell>
          <table:table-cell office:value-type="string" calcext:value-type="string">
            <text:p>12(13)-13(12)</text:p>
          </table:table-cell>
          <table:table-cell office:value-type="float" office:value="-5.5834" calcext:value-type="float">
            <text:p>-5.5834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1.25756190, 601.25756190</text:p>
          </table:table-cell>
          <table:table-cell office:value-type="string" calcext:value-type="string">
            <text:p>13(14)-12(13)</text:p>
          </table:table-cell>
          <table:table-cell office:value-type="float" office:value="-1.3571" calcext:value-type="float">
            <text:p>-1.3571</text:p>
          </table:table-cell>
          <table:table-cell/>
          <table:table-cell office:value-type="float" office:value="135.0931" calcext:value-type="float">
            <text:p>135.0931</text:p>
          </table:table-cell>
          <table:table-cell office:value-type="float" office:value="194.3677" calcext:value-type="float">
            <text:p>194.36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2.29233750, 602.29233750</text:p>
          </table:table-cell>
          <table:table-cell office:value-type="string" calcext:value-type="string">
            <text:p>14(14)-13(13)</text:p>
          </table:table-cell>
          <table:table-cell office:value-type="float" office:value="-1.3337" calcext:value-type="float">
            <text:p>-1.3337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3.02121730, 603.02121730</text:p>
          </table:table-cell>
          <table:table-cell office:value-type="string" calcext:value-type="string">
            <text:p>15(14)-14(13)</text:p>
          </table:table-cell>
          <table:table-cell office:value-type="float" office:value="-1.2891" calcext:value-type="float">
            <text:p>-1.2891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9.95969200, 609.95969200</text:p>
          </table:table-cell>
          <table:table-cell office:value-type="string" calcext:value-type="string">
            <text:p>10(10)-10(9)</text:p>
          </table:table-cell>
          <table:table-cell office:value-type="float" office:value="-3.4851" calcext:value-type="float">
            <text:p>-3.4851</text:p>
          </table:table-cell>
          <table:table-cell office:value-type="float" office:value="17.2" calcext:value-type="float">
            <text:p>17.2</text:p>
          </table:table-cell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11.55258340, 611.55258340</text:p>
          </table:table-cell>
          <table:table-cell office:value-type="string" calcext:value-type="string">
            <text:p>4(5)-3(2)</text:p>
          </table:table-cell>
          <table:table-cell office:value-type="float" office:value="-3.852" calcext:value-type="float">
            <text:p>-3.852</text:p>
          </table:table-cell>
          <table:table-cell office:value-type="float" office:value="3.7" calcext:value-type="float">
            <text:p>3.7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23.19492800, 623.19492800</text:p>
          </table:table-cell>
          <table:table-cell office:value-type="string" calcext:value-type="string">
            <text:p>6(7)-6(5)</text:p>
          </table:table-cell>
          <table:table-cell office:value-type="float" office:value="-5.5259" calcext:value-type="float">
            <text:p>-5.5259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30.70836960, 630.70836960</text:p>
          </table:table-cell>
          <table:table-cell office:value-type="string" calcext:value-type="string">
            <text:p>17(18)-17(17)</text:p>
          </table:table-cell>
          <table:table-cell office:value-type="float" office:value="-3.7953" calcext:value-type="float">
            <text:p>-3.7953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36.81056970, 636.81056970</text:p>
          </table:table-cell>
          <table:table-cell office:value-type="string" calcext:value-type="string">
            <text:p>13(14)-14(13)</text:p>
          </table:table-cell>
          <table:table-cell office:value-type="float" office:value="-5.6553" calcext:value-type="float">
            <text:p>-5.6553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44.37781370, 644.37781370</text:p>
          </table:table-cell>
          <table:table-cell office:value-type="string" calcext:value-type="string">
            <text:p>14(15)-13(14)</text:p>
          </table:table-cell>
          <table:table-cell office:value-type="float" office:value="-1.3077" calcext:value-type="float">
            <text:p>-1.3077</text:p>
          </table:table-cell>
          <table:table-cell/>
          <table:table-cell office:value-type="float" office:value="155.1489" calcext:value-type="float">
            <text:p>155.1489</text:p>
          </table:table-cell>
          <table:table-cell office:value-type="float" office:value="223.2234" calcext:value-type="float">
            <text:p>223.22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45.25407440, 645.25407440</text:p>
          </table:table-cell>
          <table:table-cell office:value-type="string" calcext:value-type="string">
            <text:p>15(15)-14(14)</text:p>
          </table:table-cell>
          <table:table-cell office:value-type="float" office:value="-1.2869" calcext:value-type="float">
            <text:p>-1.2869</text:p>
          </table:table-cell>
          <table:table-cell office:value-type="float" office:value="39.6" calcext:value-type="float">
            <text:p>39.6</text:p>
          </table:table-cell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45.87535780, 645.87535780</text:p>
          </table:table-cell>
          <table:table-cell office:value-type="string" calcext:value-type="string">
            <text:p>16(15)-15(14)</text:p>
          </table:table-cell>
          <table:table-cell office:value-type="float" office:value="-1.2447" calcext:value-type="float">
            <text:p>-1.2447</text:p>
          </table:table-cell>
          <table:table-cell office:value-type="float" office:value="39" calcext:value-type="float">
            <text:p>39</text:p>
          </table:table-cell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51.49345530, 651.49345530</text:p>
          </table:table-cell>
          <table:table-cell office:value-type="string" calcext:value-type="string">
            <text:p>11(11)-11(10)</text:p>
          </table:table-cell>
          <table:table-cell office:value-type="float" office:value="-3.485" calcext:value-type="float">
            <text:p>-3.485</text:p>
          </table:table-cell>
          <table:table-cell office:value-type="float" office:value="4.7" calcext:value-type="float">
            <text:p>4.7</text:p>
          </table:table-cell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68.21539050, 668.21539050</text:p>
          </table:table-cell>
          <table:table-cell office:value-type="string" calcext:value-type="string">
            <text:p>6(6)-5(4)</text:p>
          </table:table-cell>
          <table:table-cell office:value-type="float" office:value="-5.9073" calcext:value-type="float">
            <text:p>-5.90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73.13870150, 673.13870150</text:p>
          </table:table-cell>
          <table:table-cell office:value-type="string" calcext:value-type="string">
            <text:p>18(19)-18(18)</text:p>
          </table:table-cell>
          <table:table-cell office:value-type="float" office:value="-3.8216" calcext:value-type="float">
            <text:p>-3.8216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78.16716610, 678.16716610</text:p>
          </table:table-cell>
          <table:table-cell office:value-type="string" calcext:value-type="string">
            <text:p>14(15)-15(14)</text:p>
          </table:table-cell>
          <table:table-cell office:value-type="float" office:value="-5.7283" calcext:value-type="float">
            <text:p>-5.728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87.45636350, 687.45636350</text:p>
          </table:table-cell>
          <table:table-cell office:value-type="string" calcext:value-type="string">
            <text:p>15(16)-14(15)</text:p>
          </table:table-cell>
          <table:table-cell office:value-type="float" office:value="-1.2676" calcext:value-type="float">
            <text:p>-1.2676</text:p>
          </table:table-cell>
          <table:table-cell/>
          <table:table-cell office:value-type="float" office:value="176.6431" calcext:value-type="float">
            <text:p>176.6431</text:p>
          </table:table-cell>
          <table:table-cell office:value-type="float" office:value="254.1486" calcext:value-type="float">
            <text:p>254.14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88.20357460, 688.20357460</text:p>
          </table:table-cell>
          <table:table-cell office:value-type="string" calcext:value-type="string">
            <text:p>16(16)-15(15)</text:p>
          </table:table-cell>
          <table:table-cell office:value-type="float" office:value="-1.249" calcext:value-type="float">
            <text:p>-1.249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88.73498050, 688.73498050</text:p>
          </table:table-cell>
          <table:table-cell office:value-type="string" calcext:value-type="string">
            <text:p>17(16)-16(15)</text:p>
          </table:table-cell>
          <table:table-cell office:value-type="float" office:value="-1.2089" calcext:value-type="float">
            <text:p>-1.2089</text:p>
          </table:table-cell>
          <table:table-cell office:value-type="float" office:value="54.1" calcext:value-type="float">
            <text:p>54.1</text:p>
          </table:table-cell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93.26943060, 693.26943060</text:p>
          </table:table-cell>
          <table:table-cell office:value-type="string" calcext:value-type="string">
            <text:p>12(12)-12(11)</text:p>
          </table:table-cell>
          <table:table-cell office:value-type="float" office:value="-3.4902" calcext:value-type="float">
            <text:p>-3.4902</text:p>
          </table:table-cell>
          <table:table-cell office:value-type="float" office:value="3.2" calcext:value-type="float">
            <text:p>3.2</text:p>
          </table:table-cell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02.06538920, 702.06538920</text:p>
          </table:table-cell>
          <table:table-cell office:value-type="string" calcext:value-type="string">
            <text:p>7(8)-7(6)</text:p>
          </table:table-cell>
          <table:table-cell office:value-type="float" office:value="-5.4846" calcext:value-type="float">
            <text:p>-5.4846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15.61689330, 715.61689330</text:p>
          </table:table-cell>
          <table:table-cell office:value-type="string" calcext:value-type="string">
            <text:p>19(20)-19(19)</text:p>
          </table:table-cell>
          <table:table-cell office:value-type="float" office:value="-3.8527" calcext:value-type="float">
            <text:p>-3.8527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19.74817180, 719.74817180</text:p>
          </table:table-cell>
          <table:table-cell office:value-type="string" calcext:value-type="string">
            <text:p>15(16)-16(15)</text:p>
          </table:table-cell>
          <table:table-cell office:value-type="float" office:value="-5.8024" calcext:value-type="float">
            <text:p>-5.8024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25.19969100, 725.19969100</text:p>
          </table:table-cell>
          <table:table-cell office:value-type="string" calcext:value-type="string">
            <text:p>5(6)-4(3)</text:p>
          </table:table-cell>
          <table:table-cell office:value-type="float" office:value="-3.8894" calcext:value-type="float">
            <text:p>-3.8894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0.49918540, 730.49918540</text:p>
          </table:table-cell>
          <table:table-cell office:value-type="string" calcext:value-type="string">
            <text:p>16(17)-15(16)</text:p>
          </table:table-cell>
          <table:table-cell office:value-type="float" office:value="-1.2359" calcext:value-type="float">
            <text:p>-1.2359</text:p>
          </table:table-cell>
          <table:table-cell/>
          <table:table-cell office:value-type="float" office:value="199.5741" calcext:value-type="float">
            <text:p>199.5741</text:p>
          </table:table-cell>
          <table:table-cell office:value-type="float" office:value="287.141" calcext:value-type="float">
            <text:p>287.1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1.14002220, 731.14002220</text:p>
          </table:table-cell>
          <table:table-cell office:value-type="string" calcext:value-type="string">
            <text:p>17(17)-16(16)</text:p>
          </table:table-cell>
          <table:table-cell office:value-type="float" office:value="-1.2192" calcext:value-type="float">
            <text:p>-1.2192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1.59558790, 731.59558790</text:p>
          </table:table-cell>
          <table:table-cell office:value-type="string" calcext:value-type="string">
            <text:p>18(17)-17(16)</text:p>
          </table:table-cell>
          <table:table-cell office:value-type="float" office:value="-1.1809" calcext:value-type="float">
            <text:p>-1.180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5.23430510, 735.23430510</text:p>
          </table:table-cell>
          <table:table-cell office:value-type="string" calcext:value-type="string">
            <text:p>13(13)-13(12)</text:p>
          </table:table-cell>
          <table:table-cell office:value-type="float" office:value="-3.5002" calcext:value-type="float">
            <text:p>-3.5002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49.55206900, 749.55206900</text:p>
          </table:table-cell>
          <table:table-cell office:value-type="string" calcext:value-type="string">
            <text:p>7(7)-6(5)</text:p>
          </table:table-cell>
          <table:table-cell office:value-type="float" office:value="-5.8856" calcext:value-type="float">
            <text:p>-5.8856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58.13299860, 758.13299860</text:p>
          </table:table-cell>
          <table:table-cell office:value-type="string" calcext:value-type="string">
            <text:p>20(21)-20(20)</text:p>
          </table:table-cell>
          <table:table-cell office:value-type="float" office:value="-3.8884" calcext:value-type="float">
            <text:p>-3.8884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61.51237670, 761.51237670</text:p>
          </table:table-cell>
          <table:table-cell office:value-type="string" calcext:value-type="string">
            <text:p>16(17)-17(16)</text:p>
          </table:table-cell>
          <table:table-cell office:value-type="float" office:value="-5.8779" calcext:value-type="float">
            <text:p>-5.877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3.51042000, 773.51042000</text:p>
          </table:table-cell>
          <table:table-cell office:value-type="string" calcext:value-type="string">
            <text:p>17(18)-16(17)</text:p>
          </table:table-cell>
          <table:table-cell office:value-type="float" office:value="-1.212" calcext:value-type="float">
            <text:p>-1.212</text:p>
          </table:table-cell>
          <table:table-cell/>
          <table:table-cell office:value-type="float" office:value="223.941" calcext:value-type="float">
            <text:p>223.941</text:p>
          </table:table-cell>
          <table:table-cell office:value-type="float" office:value="322.1993" calcext:value-type="float">
            <text:p>322.19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4.06260150, 774.06260150</text:p>
          </table:table-cell>
          <table:table-cell office:value-type="string" calcext:value-type="string">
            <text:p>18(18)-17(17)</text:p>
          </table:table-cell>
          <table:table-cell office:value-type="float" office:value="-1.1969" calcext:value-type="float">
            <text:p>-1.1969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4.45358520, 774.45358520</text:p>
          </table:table-cell>
          <table:table-cell office:value-type="string" calcext:value-type="string">
            <text:p>19(18)-18(17)</text:p>
          </table:table-cell>
          <table:table-cell office:value-type="float" office:value="-1.1602" calcext:value-type="float">
            <text:p>-1.1602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7.34831160, 777.34831160</text:p>
          </table:table-cell>
          <table:table-cell office:value-type="string" calcext:value-type="string">
            <text:p>14(14)-14(13)</text:p>
          </table:table-cell>
          <table:table-cell office:value-type="float" office:value="-3.5149" calcext:value-type="float">
            <text:p>-3.5149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82.51462740, 782.51462740</text:p>
          </table:table-cell>
          <table:table-cell office:value-type="string" calcext:value-type="string">
            <text:p>8(9)-8(7)</text:p>
          </table:table-cell>
          <table:table-cell office:value-type="float" office:value="-5.4541" calcext:value-type="float">
            <text:p>-5.4541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00.67872120, 800.67872120</text:p>
          </table:table-cell>
          <table:table-cell office:value-type="string" calcext:value-type="string">
            <text:p>21(22)-21(21)</text:p>
          </table:table-cell>
          <table:table-cell office:value-type="float" office:value="-3.9284" calcext:value-type="float">
            <text:p>-3.9284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03.42720890, 803.42720890</text:p>
          </table:table-cell>
          <table:table-cell office:value-type="string" calcext:value-type="string">
            <text:p>17(18)-18(17)</text:p>
          </table:table-cell>
          <table:table-cell office:value-type="float" office:value="-5.9549" calcext:value-type="float">
            <text:p>-5.954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6.49293340, 816.49293340</text:p>
          </table:table-cell>
          <table:table-cell office:value-type="string" calcext:value-type="string">
            <text:p>18(19)-17(18)</text:p>
          </table:table-cell>
          <table:table-cell office:value-type="float" office:value="-1.1953" calcext:value-type="float">
            <text:p>-1.1953</text:p>
          </table:table-cell>
          <table:table-cell/>
          <table:table-cell office:value-type="float" office:value="249.7425" calcext:value-type="float">
            <text:p>249.7425</text:p>
          </table:table-cell>
          <table:table-cell office:value-type="float" office:value="359.3217" calcext:value-type="float">
            <text:p>359.32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6.97049660, 816.97049660</text:p>
          </table:table-cell>
          <table:table-cell office:value-type="string" calcext:value-type="string">
            <text:p>19(19)-18(18)</text:p>
          </table:table-cell>
          <table:table-cell office:value-type="float" office:value="-1.1817" calcext:value-type="float">
            <text:p>-1.1817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7.30602920, 817.30602920</text:p>
          </table:table-cell>
          <table:table-cell office:value-type="string" calcext:value-type="string">
            <text:p>20(19)-19(18)</text:p>
          </table:table-cell>
          <table:table-cell office:value-type="float" office:value="-1.1463" calcext:value-type="float">
            <text:p>-1.1463</text:p>
          </table:table-cell>
          <table:table-cell/>
          <table:table-cell office:value-type="float" office:value="248.776" calcext:value-type="float">
            <text:p>248.776</text:p>
          </table:table-cell>
          <table:table-cell office:value-type="float" office:value="357.9311" calcext:value-type="float">
            <text:p>357.9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9.58116870, 819.58116870</text:p>
          </table:table-cell>
          <table:table-cell office:value-type="string" calcext:value-type="string">
            <text:p>15(15)-15(14)</text:p>
          </table:table-cell>
          <table:table-cell office:value-type="float" office:value="-3.5341" calcext:value-type="float">
            <text:p>-3.5341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32.01898440, 832.01898440</text:p>
          </table:table-cell>
          <table:table-cell office:value-type="string" calcext:value-type="string">
            <text:p>8(8)-7(6)</text:p>
          </table:table-cell>
          <table:table-cell office:value-type="float" office:value="-5.8705" calcext:value-type="float">
            <text:p>-5.8705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43.14432530, 843.14432530</text:p>
          </table:table-cell>
          <table:table-cell office:value-type="string" calcext:value-type="string">
            <text:p>6(7)-5(4)</text:p>
          </table:table-cell>
          <table:table-cell office:value-type="float" office:value="-3.9399" calcext:value-type="float">
            <text:p>-3.9399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59.44868850, 859.44868850</text:p>
          </table:table-cell>
          <table:table-cell office:value-type="string" calcext:value-type="string">
            <text:p>19(20)-18(19)</text:p>
          </table:table-cell>
          <table:table-cell office:value-type="float" office:value="-1.1854" calcext:value-type="float">
            <text:p>-1.1854</text:p>
          </table:table-cell>
          <table:table-cell/>
          <table:table-cell office:value-type="float" office:value="276.9778" calcext:value-type="float">
            <text:p>276.9778</text:p>
          </table:table-cell>
          <table:table-cell office:value-type="float" office:value="398.507" calcext:value-type="float">
            <text:p>398.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59.86289190, 859.86289190</text:p>
          </table:table-cell>
          <table:table-cell office:value-type="string" calcext:value-type="string">
            <text:p>20(20)-19(19)</text:p>
          </table:table-cell>
          <table:table-cell office:value-type="float" office:value="-1.173" calcext:value-type="float">
            <text:p>-1.173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60.15045370, 860.15045370</text:p>
          </table:table-cell>
          <table:table-cell office:value-type="string" calcext:value-type="string">
            <text:p>21(20)-20(19)</text:p>
          </table:table-cell>
          <table:table-cell office:value-type="float" office:value="-1.139" calcext:value-type="float">
            <text:p>-1.139</text:p>
          </table:table-cell>
          <table:table-cell/>
          <table:table-cell office:value-type="float" office:value="276.0384" calcext:value-type="float">
            <text:p>276.0384</text:p>
          </table:table-cell>
          <table:table-cell office:value-type="float" office:value="397.1554" calcext:value-type="float">
            <text:p>397.15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61.90938550, 861.90938550</text:p>
          </table:table-cell>
          <table:table-cell office:value-type="string" calcext:value-type="string">
            <text:p>16(16)-16(15)</text:p>
          </table:table-cell>
          <table:table-cell office:value-type="float" office:value="-3.5576" calcext:value-type="float">
            <text:p>-3.5576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64.09657800, 864.09657800</text:p>
          </table:table-cell>
          <table:table-cell office:value-type="string" calcext:value-type="string">
            <text:p>9(10)-9(8)</text:p>
          </table:table-cell>
          <table:table-cell office:value-type="float" office:value="-5.4326" calcext:value-type="float">
            <text:p>-5.4326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2.37899720, 902.37899720</text:p>
          </table:table-cell>
          <table:table-cell office:value-type="string" calcext:value-type="string">
            <text:p>20(21)-19(20)</text:p>
          </table:table-cell>
          <table:table-cell office:value-type="float" office:value="-1.1818" calcext:value-type="float">
            <text:p>-1.1818</text:p>
          </table:table-cell>
          <table:table-cell/>
          <table:table-cell office:value-type="float" office:value="305.6459" calcext:value-type="float">
            <text:p>305.6459</text:p>
          </table:table-cell>
          <table:table-cell office:value-type="float" office:value="439.7537" calcext:value-type="float">
            <text:p>439.75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2.73897150, 902.73897150</text:p>
          </table:table-cell>
          <table:table-cell office:value-type="string" calcext:value-type="string">
            <text:p>21(21)-20(20)</text:p>
          </table:table-cell>
          <table:table-cell office:value-type="float" office:value="-1.1707" calcext:value-type="float">
            <text:p>-1.1707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2.98474750, 902.98474750</text:p>
          </table:table-cell>
          <table:table-cell office:value-type="string" calcext:value-type="string">
            <text:p>22(21)-21(20)</text:p>
          </table:table-cell>
          <table:table-cell office:value-type="float" office:value="-1.1377" calcext:value-type="float">
            <text:p>-1.1377</text:p>
          </table:table-cell>
          <table:table-cell/>
          <table:table-cell office:value-type="float" office:value="304.73" calcext:value-type="float">
            <text:p>304.73</text:p>
          </table:table-cell>
          <table:table-cell office:value-type="float" office:value="438.436" calcext:value-type="float">
            <text:p>438.4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4.31442720, 904.31442720</text:p>
          </table:table-cell>
          <table:table-cell office:value-type="string" calcext:value-type="string">
            <text:p>17(17)-17(16)</text:p>
          </table:table-cell>
          <table:table-cell office:value-type="float" office:value="-3.5853" calcext:value-type="float">
            <text:p>-3.5853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15.26978100, 915.26978100</text:p>
          </table:table-cell>
          <table:table-cell office:value-type="string" calcext:value-type="string">
            <text:p>9(9)-8(7)</text:p>
          </table:table-cell>
          <table:table-cell office:value-type="float" office:value="-5.8614" calcext:value-type="float">
            <text:p>-5.8614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5.28469410, 945.28469410</text:p>
          </table:table-cell>
          <table:table-cell office:value-type="string" calcext:value-type="string">
            <text:p>21(22)-20(21)</text:p>
          </table:table-cell>
          <table:table-cell office:value-type="float" office:value="-1.1844" calcext:value-type="float">
            <text:p>-1.1844</text:p>
          </table:table-cell>
          <table:table-cell/>
          <table:table-cell office:value-type="float" office:value="335.746" calcext:value-type="float">
            <text:p>335.746</text:p>
          </table:table-cell>
          <table:table-cell office:value-type="float" office:value="483.0608" calcext:value-type="float">
            <text:p>483.06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5.59791960, 945.59791960</text:p>
          </table:table-cell>
          <table:table-cell office:value-type="string" calcext:value-type="string">
            <text:p>22(22)-21(21)</text:p>
          </table:table-cell>
          <table:table-cell office:value-type="float" office:value="-1.1743" calcext:value-type="float">
            <text:p>-1.1743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5.80706720, 945.80706720</text:p>
          </table:table-cell>
          <table:table-cell office:value-type="string" calcext:value-type="string">
            <text:p>23(22)-22(21)</text:p>
          </table:table-cell>
          <table:table-cell office:value-type="float" office:value="-1.1423" calcext:value-type="float">
            <text:p>-1.1423</text:p>
          </table:table-cell>
          <table:table-cell/>
          <table:table-cell office:value-type="float" office:value="334.8503" calcext:value-type="float">
            <text:p>334.8503</text:p>
          </table:table-cell>
          <table:table-cell office:value-type="float" office:value="481.7721" calcext:value-type="float">
            <text:p>481.772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6.51303790, 946.51303790</text:p>
          </table:table-cell>
          <table:table-cell office:value-type="string" calcext:value-type="string">
            <text:p>10(11)-10(9)</text:p>
          </table:table-cell>
          <table:table-cell office:value-type="float" office:value="-5.419" calcext:value-type="float">
            <text:p>-5.41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6.78144070, 946.78144070</text:p>
          </table:table-cell>
          <table:table-cell office:value-type="string" calcext:value-type="string">
            <text:p>18(18)-18(17)</text:p>
          </table:table-cell>
          <table:table-cell office:value-type="float" office:value="-3.6169" calcext:value-type="float">
            <text:p>-3.616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629:Sheet1.I62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1:05:54.589920012</meta:creation-date>
    <dc:date>2021-11-16T14:32:55.251594860</dc:date>
    <meta:editing-duration>PT2H55M40S</meta:editing-duration>
    <meta:editing-cycles>17</meta:editing-cycles>
    <meta:generator>LibreOffice/5.3.6.1$Linux_X86_64 LibreOffice_project/30$Build-1</meta:generator>
    <meta:document-statistic meta:table-count="1" meta:cell-count="6451" meta:object-count="0"/>
  </office:meta>
</office:document-meta>
</file>